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Verdana-Italic" svg:font-family="Verdana-Italic" style:font-family-generic="roman" style:font-pitch="variable"/>
    <style:font-face style:name="Verdana-Bold" svg:font-family="Verdana-Bold" style:font-family-generic="system" style:font-pitch="variable"/>
    <style:font-face style:name="Verdana" svg:font-family="Verdana" style:font-family-generic="swiss" style:font-pitch="variable" svg:panose-1="2 11 6 4 3 5 4 4 2 4"/>
    <style:font-face style:name="Verdana-BoldItalic" svg:font-family="Verdana-BoldItalic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2826in" style:use-optimal-column-width="false"/>
    </style:style>
    <style:style style:name="TableColumn3" style:family="table-column">
      <style:table-column-properties style:column-width="2.0506in" style:use-optimal-column-width="false"/>
    </style:style>
    <style:style style:name="Table1" style:family="table" style:master-page-name="MPF0">
      <style:table-properties style:width="7.3333in" fo:margin-left="-0.15in" table:align="left"/>
    </style:style>
    <style:style style:name="TableRow4" style:family="table-row">
      <style:table-row-properties style:min-row-height="2.1229in" style:use-optimal-row-height="false"/>
    </style:style>
    <style:style style:name="TableCell5" style:family="table-cell">
      <style:table-cell-properties fo:border-top="none" fo:border-left="none" fo:border-bottom="0.0312in solid #808080" fo:border-right="0.0312in solid #808080" style:writing-mode="lr-tb" style:vertical-align="middle" fo:padding-top="0.15in" fo:padding-left="0.15in" fo:padding-bottom="0.15in" fo:padding-right="0.15in"/>
    </style:style>
    <style:style style:name="P6" style:parent-style-name="NoSpacing" style:family="paragraph">
      <style:paragraph-properties fo:break-before="page"/>
    </style:style>
    <style:style style:name="T9" style:parent-style-name="DefaultParagraphFont" style:family="text">
      <style:text-properties style:font-name="Cambria" style:font-name-complex="Calibri" fo:font-weight="bold" style:font-weight-asian="bold" style:font-weight-complex="bold" fo:font-size="26pt" style:font-size-asian="26pt" style:font-size-complex="26pt"/>
    </style:style>
    <style:style style:name="TableCell10" style:family="table-cell">
      <style:table-cell-properties fo:border-top="none" fo:border-left="0.0312in solid #808080" fo:border-bottom="0.0312in solid #808080" fo:border-right="none" style:writing-mode="lr-tb" style:vertical-align="middle" fo:padding-top="0.15in" fo:padding-left="0.15in" fo:padding-bottom="0.15in" fo:padding-right="0.15in"/>
    </style:style>
    <style:style style:name="T11" style:parent-style-name="DefaultParagraphFont" style:family="text">
      <style:text-properties style:font-name="Cambria" fo:font-size="18pt" style:font-size-asian="18pt" style:font-size-complex="18pt"/>
    </style:style>
    <style:style style:name="T12" style:parent-style-name="DefaultParagraphFont" style:family="text">
      <style:text-properties fo:color="#5F497A" fo:font-size="100pt" style:font-size-asian="100pt" style:font-size-complex="100pt"/>
    </style:style>
    <style:style style:name="TableRow13" style:family="table-row">
      <style:table-row-properties style:min-row-height="2.1229in" style:use-optimal-row-height="false"/>
    </style:style>
    <style:style style:name="TableCell14" style:family="table-cell">
      <style:table-cell-properties fo:border-top="0.0312in solid #808080" fo:border-left="none" fo:border-bottom="none" fo:border-right="none" style:writing-mode="lr-tb" style:vertical-align="middle" fo:padding-top="0.15in" fo:padding-left="0.15in" fo:padding-bottom="0.15in" fo:padding-right="0.15in"/>
    </style:style>
    <style:style style:name="T15" style:parent-style-name="DefaultParagraphFont" style:family="text">
      <style:text-properties style:font-name="Cambria" style:font-name-complex="Calibri" fo:font-size="12pt" style:font-size-asian="12pt" style:font-size-complex="12pt"/>
    </style:style>
    <style:style style:name="T16" style:parent-style-name="DefaultParagraphFont" style:family="text">
      <style:text-properties style:font-name="Cambria" style:font-name-complex="Calibri" fo:font-size="12pt" style:font-size-asian="12pt" style:font-size-complex="12pt"/>
    </style:style>
    <style:style style:name="TableCell17" style:family="table-cell">
      <style:table-cell-properties fo:border-top="0.0312in solid #808080" fo:border-left="none" fo:border-bottom="none" fo:border-right="none" style:writing-mode="lr-tb" style:vertical-align="middle" fo:padding-top="0.15in" fo:padding-left="0.15in" fo:padding-bottom="0.15in" fo:padding-right="0.15in"/>
    </style:style>
    <style:style style:name="T18" style:parent-style-name="DefaultParagraphFont" style:family="text">
      <style:text-properties style:font-name="Cambria" style:font-name-complex="Calibri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style:font-name="Verdana-Italic" style:font-name-complex="Verdana-Italic" fo:font-style="italic" style:font-style-asian="italic" style:font-style-complex="italic" fo:font-size="12pt" style:font-size-asian="12pt" style:font-size-complex="12pt"/>
    </style:style>
    <style:style style:name="P20" style:parent-style-name="Standard" style:family="paragraph">
      <style:paragraph-properties fo:break-before="page" fo:margin-bottom="0in" fo:line-height="100%"/>
    </style:style>
    <style:style style:name="T2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3" style:parent-style-name="Standard" style:family="paragraph">
      <style:paragraph-properties fo:margin-bottom="0in" fo:line-height="150%"/>
    </style:style>
    <style:style style:name="T2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5" style:parent-style-name="Standard" style:family="paragraph">
      <style:paragraph-properties fo:margin-bottom="0in" fo:line-height="150%"/>
    </style:style>
    <style:style style:name="T2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7" style:parent-style-name="Standard" style:family="paragraph">
      <style:paragraph-properties fo:margin-bottom="0in" fo:line-height="150%"/>
    </style:style>
    <style:style style:name="T2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9" style:parent-style-name="Standard" style:family="paragraph">
      <style:paragraph-properties fo:margin-bottom="0in" fo:line-height="150%"/>
    </style:style>
    <style:style style:name="T3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3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32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33" style:parent-style-name="Standard" style:family="paragraph">
      <style:paragraph-properties fo:margin-bottom="0in" fo:line-height="150%"/>
    </style:style>
    <style:style style:name="T3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35" style:parent-style-name="Standard" style:family="paragraph">
      <style:paragraph-properties fo:margin-bottom="0in" fo:line-height="150%"/>
    </style:style>
    <style:style style:name="T3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37" style:parent-style-name="Standard" style:family="paragraph">
      <style:paragraph-properties fo:margin-bottom="0in" fo:line-height="150%"/>
    </style:style>
    <style:style style:name="T3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39" style:parent-style-name="Standard" style:family="paragraph">
      <style:paragraph-properties fo:margin-bottom="0in" fo:line-height="150%"/>
    </style:style>
    <style:style style:name="T4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4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2" style:parent-style-name="Standard" style:family="paragraph">
      <style:paragraph-properties fo:margin-bottom="0in" fo:line-height="150%"/>
    </style:style>
    <style:style style:name="T4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4" style:parent-style-name="Standard" style:family="paragraph">
      <style:paragraph-properties fo:margin-bottom="0in" fo:line-height="150%"/>
    </style:style>
    <style:style style:name="T4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6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47" style:parent-style-name="Standard" style:family="paragraph">
      <style:paragraph-properties fo:margin-bottom="0in" fo:line-height="150%"/>
    </style:style>
    <style:style style:name="T4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4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0" style:parent-style-name="Standard" style:family="paragraph">
      <style:paragraph-properties fo:margin-bottom="0in" fo:line-height="150%"/>
    </style:style>
    <style:style style:name="T5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2" style:parent-style-name="Standard" style:family="paragraph">
      <style:paragraph-properties fo:margin-bottom="0in" fo:line-height="150%"/>
    </style:style>
    <style:style style:name="T5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4" style:parent-style-name="Standard" style:family="paragraph">
      <style:paragraph-properties fo:margin-bottom="0in" fo:line-height="150%"/>
    </style:style>
    <style:style style:name="T5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" style:parent-style-name="Standard" style:family="paragraph">
      <style:paragraph-properties fo:margin-bottom="0in" fo:line-height="150%"/>
    </style:style>
    <style:style style:name="T5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" style:parent-style-name="Standard" style:family="paragraph">
      <style:paragraph-properties fo:margin-bottom="0in" fo:line-height="150%"/>
    </style:style>
    <style:style style:name="T5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0" style:parent-style-name="Standard" style:family="paragraph">
      <style:paragraph-properties fo:margin-bottom="0in" fo:line-height="150%"/>
    </style:style>
    <style:style style:name="T6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2" style:parent-style-name="Standard" style:family="paragraph">
      <style:paragraph-properties fo:margin-bottom="0in" fo:line-height="150%"/>
    </style:style>
    <style:style style:name="T6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4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65" style:parent-style-name="Standard" style:family="paragraph">
      <style:paragraph-properties fo:margin-bottom="0in" fo:line-height="150%"/>
    </style:style>
    <style:style style:name="T66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T67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68" style:parent-style-name="Standard" style:family="paragraph">
      <style:paragraph-properties fo:margin-bottom="0in" fo:line-height="150%"/>
    </style:style>
    <style:style style:name="T69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70" style:parent-style-name="Standard" style:family="paragraph">
      <style:paragraph-properties fo:margin-bottom="0in" fo:line-height="150%"/>
    </style:style>
    <style:style style:name="T71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72" style:parent-style-name="Standard" style:family="paragraph">
      <style:paragraph-properties fo:margin-bottom="0in" fo:line-height="150%"/>
    </style:style>
    <style:style style:name="T73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T74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75" style:parent-style-name="Standard" style:family="paragraph">
      <style:paragraph-properties fo:margin-bottom="0in" fo:line-height="150%"/>
    </style:style>
    <style:style style:name="T76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77" style:parent-style-name="Standard" style:family="paragraph">
      <style:paragraph-properties fo:margin-bottom="0in" fo:line-height="150%"/>
    </style:style>
    <style:style style:name="T78" style:parent-style-name="DefaultParagraphFont" style:family="text"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79" style:parent-style-name="Standard" style:family="paragraph">
      <style:paragraph-properties fo:margin-bottom="0in" fo:line-height="150%"/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80" style:parent-style-name="Standard" style:family="paragraph">
      <style:paragraph-properties fo:margin-bottom="0in" fo:line-height="150%"/>
      <style:text-properties style:font-name="Cambria" style:font-name-complex="Verdana-Italic" fo:font-style="italic" style:font-style-asian="italic" style:font-style-complex="italic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line-height="100%"/>
    </style:style>
    <style:style style:name="T82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/>
      <style:text-properties style:font-name="Cambria" style:font-name-complex="Verdana" fo:font-size="12pt" style:font-size-asian="12pt" style:font-size-complex="12pt"/>
    </style:style>
    <style:style style:name="P86" style:parent-style-name="Standard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8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8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2" style:parent-style-name="Standard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3" style:parent-style-name="Standard" style:family="paragraph">
      <style:paragraph-properties fo:text-align="center" fo:margin-bottom="0in" fo:line-height="100%"/>
    </style:style>
    <style:style style:name="T10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6" style:parent-style-name="Standard" style:family="paragraph">
      <style:paragraph-properties fo:margin-bottom="0in" fo:line-height="100%"/>
    </style:style>
    <style:style style:name="T10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0" style:parent-style-name="Standard" style:family="paragraph">
      <style:paragraph-properties fo:text-align="center" fo:margin-bottom="0in" fo:line-height="100%"/>
    </style:style>
    <style:style style:name="T11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1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1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1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5" style:parent-style-name="Standard" style:family="paragraph">
      <style:paragraph-properties fo:text-align="center" fo:margin-bottom="0in" fo:line-height="100%"/>
      <style:text-properties style:font-name="Cambria" style:font-name-complex="Verdana" fo:font-size="12pt" style:font-size-asian="12pt" style:font-size-complex="12pt"/>
    </style:style>
    <style:style style:name="P116" style:parent-style-name="Standard" style:family="paragraph">
      <style:paragraph-properties fo:margin-bottom="0in" fo:line-height="150%"/>
    </style:style>
    <style:style style:name="T11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8" style:parent-style-name="Standard" style:family="paragraph">
      <style:paragraph-properties fo:margin-bottom="0in" fo:line-height="150%"/>
    </style:style>
    <style:style style:name="T11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0" style:parent-style-name="Standard" style:family="paragraph">
      <style:paragraph-properties fo:margin-bottom="0in" fo:line-height="150%"/>
    </style:style>
    <style:style style:name="T12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2" style:parent-style-name="Standard" style:family="paragraph">
      <style:paragraph-properties fo:margin-bottom="0in" fo:line-height="150%"/>
    </style:style>
    <style:style style:name="T12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4" style:parent-style-name="Standard" style:family="paragraph">
      <style:paragraph-properties fo:margin-bottom="0in" fo:line-height="150%"/>
    </style:style>
    <style:style style:name="T12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2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7" style:parent-style-name="Standard" style:family="paragraph">
      <style:paragraph-properties fo:margin-bottom="0in" fo:line-height="150%"/>
    </style:style>
    <style:style style:name="T12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9" style:parent-style-name="Standard" style:family="paragraph">
      <style:paragraph-properties fo:margin-bottom="0in" fo:line-height="150%"/>
    </style:style>
    <style:style style:name="T13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31" style:parent-style-name="Standard" style:family="paragraph">
      <style:paragraph-properties fo:margin-bottom="0in" fo:line-height="150%"/>
    </style:style>
    <style:style style:name="T13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3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34" style:parent-style-name="Standard" style:family="paragraph">
      <style:paragraph-properties fo:margin-bottom="0in" fo:line-height="150%"/>
    </style:style>
    <style:style style:name="T13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36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137" style:parent-style-name="Standard" style:family="paragraph">
      <style:paragraph-properties fo:margin-bottom="0in" fo:line-height="100%"/>
    </style:style>
    <style:style style:name="T13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3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40" style:parent-style-name="Standard" style:family="paragraph">
      <style:paragraph-properties fo:margin-bottom="0in" fo:line-height="150%"/>
    </style:style>
    <style:style style:name="T14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42" style:parent-style-name="Standard" style:family="paragraph">
      <style:paragraph-properties fo:margin-bottom="0in" fo:line-height="150%"/>
    </style:style>
    <style:style style:name="T14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44" style:parent-style-name="Standard" style:family="paragraph">
      <style:paragraph-properties fo:margin-bottom="0in" fo:line-height="150%"/>
    </style:style>
    <style:style style:name="T14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4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47" style:parent-style-name="Standard" style:family="paragraph">
      <style:paragraph-properties fo:margin-bottom="0in" fo:line-height="150%"/>
    </style:style>
    <style:style style:name="T14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49" style:parent-style-name="Standard" style:family="paragraph">
      <style:paragraph-properties fo:margin-bottom="0in" fo:line-height="150%"/>
    </style:style>
    <style:style style:name="T15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51" style:parent-style-name="Standard" style:family="paragraph">
      <style:paragraph-properties fo:margin-bottom="0in" fo:line-height="150%"/>
    </style:style>
    <style:style style:name="T15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5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54" style:parent-style-name="Standard" style:family="paragraph">
      <style:paragraph-properties fo:margin-bottom="0in" fo:line-height="150%"/>
    </style:style>
    <style:style style:name="T15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56" style:parent-style-name="Standard" style:family="paragraph">
      <style:paragraph-properties fo:margin-bottom="0in" fo:line-height="150%"/>
    </style:style>
    <style:style style:name="T15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58" style:parent-style-name="Standard" style:family="paragraph">
      <style:paragraph-properties fo:margin-bottom="0in" fo:line-height="150%"/>
    </style:style>
    <style:style style:name="T15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60" style:parent-style-name="Standard" style:family="paragraph">
      <style:paragraph-properties fo:margin-bottom="0in" fo:line-height="100%"/>
    </style:style>
    <style:style style:name="T161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T162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63" style:parent-style-name="Standard" style:family="paragraph">
      <style:paragraph-properties fo:margin-bottom="0in" fo:line-height="100%"/>
    </style:style>
    <style:style style:name="T164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65" style:parent-style-name="Standard" style:family="paragraph">
      <style:paragraph-properties fo:margin-bottom="0in" fo:line-height="100%"/>
    </style:style>
    <style:style style:name="T166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67" style:parent-style-name="Standard" style:family="paragraph">
      <style:paragraph-properties fo:margin-bottom="0in" fo:line-height="150%"/>
    </style:style>
    <style:style style:name="T168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T169" style:parent-style-name="DefaultParagraphFont" style:family="text"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70" style:parent-style-name="Standard" style:family="paragraph">
      <style:paragraph-properties fo:margin-bottom="0in" fo:line-height="150%"/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71" style:parent-style-name="Standard" style:family="paragraph">
      <style:paragraph-properties fo:margin-bottom="0in" fo:line-height="150%"/>
      <style:text-properties style:font-name="Cambria" style:font-name-complex="Verdana-Italic" fo:font-style="italic" style:font-style-asian="italic" style:font-style-complex="italic" fo:font-size="8pt" style:font-size-asian="8pt" style:font-size-complex="8pt"/>
    </style:style>
    <style:style style:name="P172" style:parent-style-name="Standard" style:family="paragraph">
      <style:paragraph-properties fo:text-align="center" fo:margin-bottom="0in" fo:line-height="100%"/>
    </style:style>
    <style:style style:name="T17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24pt" style:font-size-asian="24pt" style:font-size-complex="24pt"/>
    </style:style>
    <style:style style:name="P17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76" style:parent-style-name="Standard" style:family="paragraph">
      <style:paragraph-properties fo:margin-bottom="0in" fo:line-height="100%"/>
    </style:style>
    <style:style style:name="T177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78" style:parent-style-name="Standard" style:family="paragraph">
      <style:paragraph-properties fo:margin-bottom="0in" fo:line-height="100%"/>
    </style:style>
    <style:style style:name="T17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80" style:parent-style-name="Standard" style:family="paragraph">
      <style:paragraph-properties fo:margin-bottom="0in" fo:line-height="100%"/>
    </style:style>
    <style:style style:name="T18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82" style:parent-style-name="Standard" style:family="paragraph">
      <style:paragraph-properties fo:margin-bottom="0in" fo:line-height="100%"/>
    </style:style>
    <style:style style:name="T18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84" style:parent-style-name="Standard" style:family="paragraph">
      <style:paragraph-properties fo:margin-bottom="0in" fo:line-height="100%"/>
    </style:style>
    <style:style style:name="T18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86" style:parent-style-name="Standard" style:family="paragraph">
      <style:paragraph-properties fo:margin-bottom="0in" fo:line-height="100%"/>
    </style:style>
    <style:style style:name="T18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88" style:parent-style-name="Standard" style:family="paragraph">
      <style:paragraph-properties fo:margin-bottom="0in" fo:line-height="100%"/>
    </style:style>
    <style:style style:name="T18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9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91" style:parent-style-name="Standard" style:family="paragraph">
      <style:paragraph-properties fo:margin-bottom="0in" fo:line-height="100%"/>
    </style:style>
    <style:style style:name="T19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93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194" style:parent-style-name="Standard" style:family="paragraph">
      <style:paragraph-properties fo:margin-bottom="0in" fo:line-height="100%"/>
    </style:style>
    <style:style style:name="T195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96" style:parent-style-name="Standard" style:family="paragraph">
      <style:paragraph-properties fo:margin-bottom="0in" fo:line-height="100%"/>
    </style:style>
    <style:style style:name="T197" style:parent-style-name="DefaultParagraphFont" style:family="text">
      <style:text-properties style:font-name="Cambria" style:font-name-complex="Arial" fo:color="#020202" fo:font-size="12pt" style:font-size-asian="12pt" style:font-size-complex="12pt"/>
    </style:style>
    <style:style style:name="P198" style:parent-style-name="Standard" style:family="paragraph">
      <style:paragraph-properties fo:margin-bottom="0in" fo:line-height="100%"/>
    </style:style>
    <style:style style:name="T199" style:parent-style-name="DefaultParagraphFont" style:family="text">
      <style:text-properties style:font-name="Cambria" fo:color="#000000" fo:font-size="12pt" style:font-size-asian="12pt" style:font-size-complex="12pt"/>
    </style:style>
    <style:style style:name="T200" style:parent-style-name="DefaultParagraphFont" style:family="text">
      <style:text-properties style:font-name="Cambria" style:font-name-complex="Arial" fo:color="#020202" fo:font-size="12pt" style:font-size-asian="12pt" style:font-size-complex="12pt"/>
    </style:style>
    <style:style style:name="P201" style:parent-style-name="Standard" style:family="paragraph">
      <style:paragraph-properties fo:margin-bottom="0in" fo:line-height="100%"/>
    </style:style>
    <style:style style:name="T202" style:parent-style-name="DefaultParagraphFont" style:family="text">
      <style:text-properties style:font-name="Cambria" fo:color="#000000" fo:font-size="12pt" style:font-size-asian="12pt" style:font-size-complex="12pt"/>
    </style:style>
    <style:style style:name="T203" style:parent-style-name="DefaultParagraphFont" style:family="text">
      <style:text-properties style:font-name="Cambria" fo:color="#000000" fo:font-size="12pt" style:font-size-asian="12pt" style:font-size-complex="12pt"/>
    </style:style>
    <style:style style:name="P204" style:parent-style-name="Standard" style:family="paragraph">
      <style:paragraph-properties fo:margin-bottom="0in" fo:line-height="100%"/>
    </style:style>
    <style:style style:name="T205" style:parent-style-name="DefaultParagraphFont" style:family="text">
      <style:text-properties style:font-name="Cambria" fo:color="#000000" fo:font-size="12pt" style:font-size-asian="12pt" style:font-size-complex="12pt"/>
    </style:style>
    <style:style style:name="P206" style:parent-style-name="Standard" style:family="paragraph">
      <style:paragraph-properties fo:margin-bottom="0in" fo:line-height="100%"/>
      <style:text-properties style:font-name="Cambria" fo:font-weight="bold" style:font-weight-asian="bold" fo:color="#000000" fo:font-size="12pt" style:font-size-asian="12pt" style:font-size-complex="12pt"/>
    </style:style>
    <style:style style:name="P207" style:parent-style-name="Standard" style:family="paragraph">
      <style:paragraph-properties fo:margin-bottom="0in" fo:line-height="100%"/>
    </style:style>
    <style:style style:name="T208" style:parent-style-name="DefaultParagraphFont" style:family="text">
      <style:text-properties style:font-name="Cambria" fo:font-weight="bold" style:font-weight-asian="bold" fo:color="#000000" fo:font-size="12pt" style:font-size-asian="12pt" style:font-size-complex="12pt"/>
    </style:style>
    <style:style style:name="P209" style:parent-style-name="Standard" style:family="paragraph">
      <style:paragraph-properties fo:margin-bottom="0in" fo:line-height="100%"/>
    </style:style>
    <style:style style:name="T210" style:parent-style-name="DefaultParagraphFont" style:family="text">
      <style:text-properties style:font-name="Cambria" fo:color="#000000" fo:font-size="12pt" style:font-size-asian="12pt" style:font-size-complex="12pt"/>
    </style:style>
    <style:style style:name="T211" style:parent-style-name="DefaultParagraphFont" style:family="text">
      <style:text-properties style:font-name="Cambria" fo:color="#000000" fo:font-size="12pt" style:font-size-asian="12pt" style:font-size-complex="12pt"/>
    </style:style>
    <style:style style:name="P212" style:parent-style-name="Standard" style:family="paragraph">
      <style:paragraph-properties fo:margin-bottom="0in" fo:line-height="100%"/>
    </style:style>
    <style:style style:name="T213" style:parent-style-name="apple-converted-space" style:family="text">
      <style:text-properties style:font-name="Cambria" style:font-name-complex="Arial" fo:color="#000000" fo:font-size="12pt" style:font-size-asian="12pt" style:font-size-complex="12pt"/>
    </style:style>
    <style:style style:name="T214" style:parent-style-name="apple-converted-space" style:family="text">
      <style:text-properties style:font-name="Cambria" style:font-name-complex="Arial" fo:color="#555555" fo:font-size="12pt" style:font-size-asian="12pt" style:font-size-complex="12pt"/>
    </style:style>
    <style:style style:name="T215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T216" style:parent-style-name="apple-converted-space" style:family="text">
      <style:text-properties style:font-name="Cambria" style:font-name-complex="Arial" fo:color="#000000" fo:font-size="12pt" style:font-size-asian="12pt" style:font-size-complex="12pt"/>
    </style:style>
    <style:style style:name="T217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T218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P21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20" style:parent-style-name="Standard" style:family="paragraph">
      <style:paragraph-properties fo:margin-bottom="0in" fo:line-height="100%"/>
    </style:style>
    <style:style style:name="T22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22" style:parent-style-name="Standard" style:family="paragraph">
      <style:paragraph-properties fo:margin-bottom="0in" fo:line-height="100%"/>
    </style:style>
    <style:style style:name="T22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224" style:parent-style-name="Standard" style:family="paragraph">
      <style:paragraph-properties fo:margin-bottom="0in" fo:line-height="100%"/>
    </style:style>
    <style:style style:name="T22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226" style:parent-style-name="DefaultParagraphFont" style:family="text">
      <style:text-properties style:font-name="Cambria" fo:color="#000000" fo:font-size="12pt" style:font-size-asian="12pt" style:font-size-complex="12pt"/>
    </style:style>
    <style:style style:name="T227" style:parent-style-name="DefaultParagraphFont" style:family="text">
      <style:text-properties style:font-name="Cambria" fo:color="#000000" fo:font-size="12pt" style:font-size-asian="12pt" style:font-size-complex="12pt"/>
    </style:style>
    <style:style style:name="T228" style:parent-style-name="DefaultParagraphFont" style:family="text">
      <style:text-properties style:font-name="Cambria" fo:color="#000000" fo:font-size="12pt" style:font-size-asian="12pt" style:font-size-complex="12pt"/>
    </style:style>
    <style:style style:name="P229" style:parent-style-name="Standard" style:family="paragraph">
      <style:paragraph-properties fo:margin-bottom="0in" fo:line-height="100%"/>
    </style:style>
    <style:style style:name="T230" style:parent-style-name="DefaultParagraphFont" style:family="text">
      <style:text-properties style:font-name="Cambria" fo:color="#000000" fo:font-size="12pt" style:font-size-asian="12pt" style:font-size-complex="12pt"/>
    </style:style>
    <style:style style:name="P231" style:parent-style-name="Standard" style:family="paragraph">
      <style:paragraph-properties fo:margin-bottom="0in" fo:line-height="100%"/>
    </style:style>
    <style:style style:name="T232" style:parent-style-name="DefaultParagraphFont" style:family="text">
      <style:text-properties style:font-name="Cambria" fo:color="#000000" fo:font-size="12pt" style:font-size-asian="12pt" style:font-size-complex="12pt"/>
    </style:style>
    <style:style style:name="T233" style:parent-style-name="DefaultParagraphFont" style:family="text">
      <style:text-properties style:font-name="Cambria" fo:color="#000000" fo:font-size="12pt" style:font-size-asian="12pt" style:font-size-complex="12pt"/>
    </style:style>
    <style:style style:name="P23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35" style:parent-style-name="Standard" style:family="paragraph">
      <style:paragraph-properties fo:margin-bottom="0in" fo:line-height="100%"/>
    </style:style>
    <style:style style:name="T236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37" style:parent-style-name="Standard" style:family="paragraph">
      <style:paragraph-properties fo:margin-bottom="0in" fo:line-height="100%"/>
    </style:style>
    <style:style style:name="T23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39" style:parent-style-name="Standard" style:family="paragraph">
      <style:paragraph-properties fo:margin-bottom="0in" fo:line-height="100%"/>
    </style:style>
    <style:style style:name="T24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41" style:parent-style-name="Standard" style:family="paragraph">
      <style:paragraph-properties fo:margin-bottom="0in" fo:line-height="100%"/>
    </style:style>
    <style:style style:name="T24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43" style:parent-style-name="Standard" style:family="paragraph">
      <style:paragraph-properties fo:margin-bottom="0in" fo:line-height="100%"/>
    </style:style>
    <style:style style:name="T24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45" style:parent-style-name="Standard" style:family="paragraph">
      <style:paragraph-properties fo:margin-bottom="0in" fo:line-height="100%"/>
    </style:style>
    <style:style style:name="T24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24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48" style:parent-style-name="Standard" style:family="paragraph">
      <style:paragraph-properties fo:margin-bottom="0in" fo:line-height="100%"/>
    </style:style>
    <style:style style:name="T24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50" style:parent-style-name="Standard" style:family="paragraph">
      <style:paragraph-properties fo:margin-bottom="0in" fo:line-height="100%"/>
    </style:style>
    <style:style style:name="T25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52" style:parent-style-name="Standard" style:family="paragraph">
      <style:paragraph-properties fo:margin-bottom="0in" fo:line-height="100%"/>
    </style:style>
    <style:style style:name="T25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54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255" style:parent-style-name="Standard" style:family="paragraph">
      <style:paragraph-properties fo:margin-bottom="0in" fo:line-height="100%"/>
    </style:style>
    <style:style style:name="T256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57" style:parent-style-name="Standard" style:family="paragraph">
      <style:paragraph-properties fo:margin-bottom="0in" fo:line-height="100%"/>
    </style:style>
    <style:style style:name="T25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25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60" style:parent-style-name="Standard" style:family="paragraph">
      <style:paragraph-properties fo:margin-bottom="0in" fo:line-height="100%"/>
    </style:style>
    <style:style style:name="T26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62" style:parent-style-name="Standard" style:family="paragraph">
      <style:paragraph-properties fo:margin-bottom="0in" fo:line-height="100%"/>
    </style:style>
    <style:style style:name="T26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64" style:parent-style-name="Standard" style:family="paragraph">
      <style:paragraph-properties fo:margin-bottom="0in" fo:line-height="100%"/>
    </style:style>
    <style:style style:name="T26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66" style:parent-style-name="Standard" style:family="paragraph">
      <style:paragraph-properties fo:margin-bottom="0in" fo:line-height="100%"/>
    </style:style>
    <style:style style:name="T26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68" style:parent-style-name="Standard" style:family="paragraph">
      <style:paragraph-properties fo:margin-bottom="0in" fo:line-height="100%"/>
    </style:style>
    <style:style style:name="T2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70" style:parent-style-name="Standard" style:family="paragraph">
      <style:paragraph-properties fo:margin-bottom="0in" fo:line-height="150%"/>
    </style:style>
    <style:style style:name="T27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272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273" style:parent-style-name="Standard" style:family="paragraph">
      <style:paragraph-properties fo:text-align="center" fo:margin-bottom="0in" fo:line-height="150%"/>
    </style:style>
    <style:style style:name="T274" style:parent-style-name="DefaultParagraphFont" style:family="text">
      <style:text-properties style:font-name="Cambria" style:font-name-complex="Verdana" fo:font-weight="bold" style:font-weight-asian="bold" fo:font-size="24pt" style:font-size-asian="24pt" style:font-size-complex="24pt"/>
    </style:style>
    <style:style style:name="P275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76" style:parent-style-name="Standard" style:family="paragraph">
      <style:paragraph-properties fo:margin-bottom="0in" fo:line-height="100%"/>
    </style:style>
    <style:style style:name="T277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78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4pt" style:font-size-asian="14pt" style:font-size-complex="14pt"/>
    </style:style>
    <style:style style:name="P279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4pt" style:font-size-asian="14pt" style:font-size-complex="14pt"/>
    </style:style>
    <style:style style:name="P280" style:parent-style-name="Standard" style:family="paragraph">
      <style:paragraph-properties fo:margin-bottom="0in" fo:line-height="100%"/>
    </style:style>
    <style:style style:name="T28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82" style:parent-style-name="Standard" style:family="paragraph">
      <style:paragraph-properties fo:margin-bottom="0in" fo:line-height="100%"/>
    </style:style>
    <style:style style:name="T2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84" style:parent-style-name="Standard" style:family="paragraph">
      <style:paragraph-properties fo:margin-bottom="0in" fo:line-height="100%"/>
    </style:style>
    <style:style style:name="T28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86" style:parent-style-name="Standard" style:family="paragraph">
      <style:paragraph-properties fo:margin-bottom="0in" fo:line-height="100%"/>
    </style:style>
    <style:style style:name="T28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88" style:parent-style-name="Standard" style:family="paragraph">
      <style:paragraph-properties fo:margin-bottom="0in" fo:line-height="100%"/>
    </style:style>
    <style:style style:name="T28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9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91" style:parent-style-name="Standard" style:family="paragraph">
      <style:paragraph-properties fo:margin-bottom="0in" fo:line-height="100%"/>
    </style:style>
    <style:style style:name="T29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9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9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95" style:parent-style-name="Standard" style:family="paragraph">
      <style:paragraph-properties fo:margin-bottom="0in" fo:line-height="100%"/>
    </style:style>
    <style:style style:name="T29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97" style:parent-style-name="Standard" style:family="paragraph">
      <style:paragraph-properties fo:margin-bottom="0in" fo:line-height="100%"/>
    </style:style>
    <style:style style:name="T29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99" style:parent-style-name="Standard" style:family="paragraph">
      <style:paragraph-properties fo:margin-bottom="0in" fo:line-height="100%"/>
    </style:style>
    <style:style style:name="T30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01" style:parent-style-name="Standard" style:family="paragraph">
      <style:paragraph-properties fo:margin-bottom="0in" fo:line-height="100%"/>
    </style:style>
    <style:style style:name="T30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03" style:parent-style-name="Standard" style:family="paragraph">
      <style:paragraph-properties fo:margin-bottom="0in" fo:line-height="100%"/>
    </style:style>
    <style:style style:name="T30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05" style:parent-style-name="Standard" style:family="paragraph">
      <style:paragraph-properties fo:margin-bottom="0in" fo:line-height="100%"/>
    </style:style>
    <style:style style:name="T30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07" style:parent-style-name="Standard" style:family="paragraph">
      <style:paragraph-properties fo:margin-bottom="0in" fo:line-height="100%"/>
    </style:style>
    <style:style style:name="T30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309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31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31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31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31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314" style:parent-style-name="Standard" style:family="paragraph">
      <style:paragraph-properties fo:margin-bottom="0in" fo:line-height="100%"/>
    </style:style>
    <style:style style:name="T31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31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17" style:parent-style-name="Standard" style:family="paragraph">
      <style:paragraph-properties fo:margin-bottom="0in" fo:line-height="100%"/>
    </style:style>
    <style:style style:name="T31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19" style:parent-style-name="Standard" style:family="paragraph">
      <style:paragraph-properties fo:margin-bottom="0in" fo:line-height="100%"/>
    </style:style>
    <style:style style:name="T32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21" style:parent-style-name="Standard" style:family="paragraph">
      <style:paragraph-properties fo:margin-bottom="0in" fo:line-height="100%"/>
    </style:style>
    <style:style style:name="T32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23" style:parent-style-name="Standard" style:family="paragraph">
      <style:paragraph-properties fo:margin-bottom="0in" fo:line-height="100%"/>
    </style:style>
    <style:style style:name="T32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25" style:parent-style-name="Standard" style:family="paragraph">
      <style:paragraph-properties fo:margin-bottom="0in" fo:line-height="100%"/>
    </style:style>
    <style:style style:name="T32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27" style:parent-style-name="Standard" style:family="paragraph">
      <style:paragraph-properties fo:margin-bottom="0in" fo:line-height="100%"/>
    </style:style>
    <style:style style:name="T32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29" style:parent-style-name="Standard" style:family="paragraph">
      <style:paragraph-properties fo:margin-bottom="0in" fo:line-height="100%"/>
    </style:style>
    <style:style style:name="T33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31" style:parent-style-name="Standard" style:family="paragraph">
      <style:paragraph-properties fo:margin-bottom="0in" fo:line-height="100%"/>
    </style:style>
    <style:style style:name="T33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3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3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335" style:parent-style-name="Standard" style:family="paragraph">
      <style:paragraph-properties fo:margin-bottom="0in" fo:line-height="100%"/>
    </style:style>
    <style:style style:name="T33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37" style:parent-style-name="Standard" style:family="paragraph">
      <style:paragraph-properties fo:margin-bottom="0in" fo:line-height="100%"/>
    </style:style>
    <style:style style:name="T33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39" style:parent-style-name="Standard" style:family="paragraph">
      <style:paragraph-properties fo:margin-bottom="0in" fo:line-height="100%"/>
    </style:style>
    <style:style style:name="T34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41" style:parent-style-name="Standard" style:family="paragraph">
      <style:paragraph-properties fo:margin-bottom="0in" fo:line-height="100%"/>
    </style:style>
    <style:style style:name="T34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43" style:parent-style-name="Standard" style:family="paragraph">
      <style:paragraph-properties fo:margin-bottom="0in" fo:line-height="100%"/>
    </style:style>
    <style:style style:name="T34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45" style:parent-style-name="Standard" style:family="paragraph">
      <style:paragraph-properties fo:margin-bottom="0in" fo:line-height="100%"/>
    </style:style>
    <style:style style:name="T34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34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48" style:parent-style-name="Standard" style:family="paragraph">
      <style:paragraph-properties fo:margin-bottom="0in" fo:line-height="100%"/>
    </style:style>
    <style:style style:name="T34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50" style:parent-style-name="Standard" style:family="paragraph">
      <style:paragraph-properties fo:margin-bottom="0in" fo:line-height="100%"/>
    </style:style>
    <style:style style:name="T35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5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53" style:parent-style-name="Standard" style:family="paragraph">
      <style:paragraph-properties fo:margin-bottom="0in" fo:line-height="100%"/>
    </style:style>
    <style:style style:name="T35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55" style:parent-style-name="Standard" style:family="paragraph">
      <style:paragraph-properties fo:margin-bottom="0in" fo:line-height="100%"/>
    </style:style>
    <style:style style:name="T35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57" style:parent-style-name="Standard" style:family="paragraph">
      <style:paragraph-properties fo:margin-bottom="0in" fo:line-height="100%"/>
    </style:style>
    <style:style style:name="T35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59" style:parent-style-name="Standard" style:family="paragraph">
      <style:paragraph-properties fo:margin-bottom="0in" fo:line-height="100%"/>
    </style:style>
    <style:style style:name="T36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36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62" style:parent-style-name="Standard" style:family="paragraph">
      <style:paragraph-properties fo:margin-bottom="0in" fo:line-height="100%"/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63" style:parent-style-name="Standard" style:family="paragraph">
      <style:paragraph-properties fo:margin-bottom="0in" fo:line-height="100%"/>
    </style:style>
    <style:style style:name="T36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65" style:parent-style-name="Standard" style:family="paragraph">
      <style:paragraph-properties fo:margin-bottom="0in" fo:line-height="100%"/>
    </style:style>
    <style:style style:name="T36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67" style:parent-style-name="Standard" style:family="paragraph">
      <style:paragraph-properties fo:margin-bottom="0in" fo:line-height="100%"/>
    </style:style>
    <style:style style:name="T36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69" style:parent-style-name="Standard" style:family="paragraph">
      <style:paragraph-properties fo:margin-bottom="0in" fo:line-height="100%"/>
    </style:style>
    <style:style style:name="T37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7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72" style:parent-style-name="Standard" style:family="paragraph">
      <style:paragraph-properties fo:margin-bottom="0in" fo:line-height="100%"/>
    </style:style>
    <style:style style:name="T37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374" style:parent-style-name="Standard" style:family="paragraph">
      <style:paragraph-properties fo:margin-bottom="0in" fo:line-height="100%"/>
    </style:style>
    <style:style style:name="T37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76" style:parent-style-name="Standard" style:family="paragraph">
      <style:paragraph-properties fo:margin-bottom="0in" fo:line-height="100%"/>
    </style:style>
    <style:style style:name="T37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78" style:parent-style-name="Standard" style:family="paragraph">
      <style:paragraph-properties fo:margin-bottom="0in" fo:line-height="100%"/>
    </style:style>
    <style:style style:name="T37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80" style:parent-style-name="Standard" style:family="paragraph">
      <style:paragraph-properties fo:margin-bottom="0in" fo:line-height="100%"/>
    </style:style>
    <style:style style:name="T38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82" style:parent-style-name="Standard" style:family="paragraph">
      <style:paragraph-properties fo:margin-bottom="0in" fo:line-height="100%"/>
    </style:style>
    <style:style style:name="T3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38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85" style:parent-style-name="Standard" style:family="paragraph">
      <style:paragraph-properties fo:margin-bottom="0in" fo:line-height="100%"/>
    </style:style>
    <style:style style:name="T38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87" style:parent-style-name="Standard" style:family="paragraph">
      <style:paragraph-properties fo:margin-bottom="0in" fo:line-height="100%"/>
    </style:style>
    <style:style style:name="T38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38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390" style:parent-style-name="Standard" style:family="paragraph">
      <style:paragraph-properties fo:margin-bottom="0in" fo:line-height="100%"/>
    </style:style>
    <style:style style:name="T39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392" style:parent-style-name="Standard" style:family="paragraph">
      <style:paragraph-properties fo:margin-bottom="0in" fo:line-height="100%"/>
    </style:style>
    <style:style style:name="T39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394" style:parent-style-name="Standard" style:family="paragraph">
      <style:paragraph-properties fo:margin-bottom="0in" fo:line-height="100%"/>
    </style:style>
    <style:style style:name="T39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396" style:parent-style-name="Standard" style:family="paragraph">
      <style:paragraph-properties fo:margin-bottom="0in" fo:line-height="100%"/>
    </style:style>
    <style:style style:name="T397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398" style:parent-style-name="Standard" style:family="paragraph">
      <style:paragraph-properties fo:margin-bottom="0in" fo:line-height="100%"/>
    </style:style>
    <style:style style:name="T399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00" style:parent-style-name="Standard" style:family="paragraph">
      <style:paragraph-properties fo:margin-bottom="0in" fo:line-height="100%"/>
    </style:style>
    <style:style style:name="T40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40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03" style:parent-style-name="Standard" style:family="paragraph">
      <style:paragraph-properties fo:margin-bottom="0in" fo:line-height="100%"/>
    </style:style>
    <style:style style:name="T40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05" style:parent-style-name="Standard" style:family="paragraph">
      <style:paragraph-properties fo:margin-bottom="0in" fo:line-height="100%"/>
    </style:style>
    <style:style style:name="T406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07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08" style:parent-style-name="Standard" style:family="paragraph">
      <style:paragraph-properties fo:margin-bottom="0in" fo:line-height="100%"/>
    </style:style>
    <style:style style:name="T409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10" style:parent-style-name="Standard" style:family="paragraph">
      <style:paragraph-properties fo:margin-bottom="0in" fo:line-height="100%"/>
    </style:style>
    <style:style style:name="T41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12" style:parent-style-name="Standard" style:family="paragraph">
      <style:paragraph-properties fo:margin-bottom="0in" fo:line-height="100%"/>
    </style:style>
    <style:style style:name="T41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14" style:parent-style-name="Standard" style:family="paragraph">
      <style:paragraph-properties fo:margin-bottom="0in" fo:line-height="100%"/>
    </style:style>
    <style:style style:name="T41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16" style:parent-style-name="Standard" style:family="paragraph">
      <style:paragraph-properties fo:margin-bottom="0in" fo:line-height="100%"/>
    </style:style>
    <style:style style:name="T417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41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19" style:parent-style-name="Standard" style:family="paragraph">
      <style:paragraph-properties fo:margin-bottom="0in" fo:line-height="100%"/>
    </style:style>
    <style:style style:name="T42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21" style:parent-style-name="Standard" style:family="paragraph">
      <style:paragraph-properties fo:margin-bottom="0in" fo:line-height="100%"/>
    </style:style>
    <style:style style:name="T42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23" style:parent-style-name="Standard" style:family="paragraph">
      <style:paragraph-properties fo:margin-bottom="0in" fo:line-height="100%"/>
    </style:style>
    <style:style style:name="T42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25" style:parent-style-name="Standard" style:family="paragraph">
      <style:paragraph-properties fo:margin-bottom="0in" fo:line-height="100%"/>
    </style:style>
    <style:style style:name="T426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27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428" style:parent-style-name="Standard" style:family="paragraph">
      <style:paragraph-properties fo:margin-bottom="0in" fo:line-height="100%"/>
    </style:style>
    <style:style style:name="T429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430" style:parent-style-name="Standard" style:family="paragraph">
      <style:paragraph-properties fo:margin-bottom="0in" fo:line-height="100%"/>
    </style:style>
    <style:style style:name="T43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43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33" style:parent-style-name="Standard" style:family="paragraph">
      <style:paragraph-properties fo:margin-bottom="0in" fo:line-height="100%"/>
    </style:style>
    <style:style style:name="T43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35" style:parent-style-name="Standard" style:family="paragraph">
      <style:paragraph-properties fo:margin-bottom="0in" fo:line-height="100%"/>
    </style:style>
    <style:style style:name="T43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37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38" style:parent-style-name="Standard" style:family="paragraph">
      <style:paragraph-properties fo:margin-bottom="0in" fo:line-height="100%"/>
    </style:style>
    <style:style style:name="T439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40" style:parent-style-name="Standard" style:family="paragraph">
      <style:paragraph-properties fo:margin-bottom="0in" fo:line-height="100%"/>
    </style:style>
    <style:style style:name="T44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42" style:parent-style-name="Standard" style:family="paragraph">
      <style:paragraph-properties fo:margin-bottom="0in" fo:line-height="100%"/>
    </style:style>
    <style:style style:name="T44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44" style:parent-style-name="Standard" style:family="paragraph">
      <style:paragraph-properties fo:margin-bottom="0in" fo:line-height="100%"/>
    </style:style>
    <style:style style:name="T44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46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47" style:parent-style-name="Standard" style:family="paragraph">
      <style:paragraph-properties fo:margin-bottom="0in" fo:line-height="100%"/>
    </style:style>
    <style:style style:name="T44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49" style:parent-style-name="Standard" style:family="paragraph">
      <style:paragraph-properties fo:margin-bottom="0in" fo:line-height="100%"/>
    </style:style>
    <style:style style:name="T45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45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52" style:parent-style-name="Standard" style:family="paragraph">
      <style:paragraph-properties fo:margin-bottom="0in" fo:line-height="100%"/>
    </style:style>
    <style:style style:name="T45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54" style:parent-style-name="Standard" style:family="paragraph">
      <style:paragraph-properties fo:margin-bottom="0in" fo:line-height="100%"/>
    </style:style>
    <style:style style:name="T45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56" style:parent-style-name="Standard" style:family="paragraph">
      <style:paragraph-properties fo:margin-bottom="0in" fo:line-height="100%"/>
    </style:style>
    <style:style style:name="T457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58" style:parent-style-name="Standard" style:family="paragraph">
      <style:paragraph-properties fo:margin-bottom="0in" fo:line-height="100%"/>
    </style:style>
    <style:style style:name="T459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60" style:parent-style-name="Standard" style:family="paragraph">
      <style:paragraph-properties fo:margin-bottom="0in" fo:line-height="100%"/>
    </style:style>
    <style:style style:name="T46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62" style:parent-style-name="Standard" style:family="paragraph">
      <style:paragraph-properties fo:margin-bottom="0in" fo:line-height="100%"/>
    </style:style>
    <style:style style:name="T46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46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46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66" style:parent-style-name="Standard" style:family="paragraph">
      <style:paragraph-properties fo:margin-bottom="0in" fo:line-height="100%"/>
    </style:style>
    <style:style style:name="T467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468" style:parent-style-name="Standard" style:family="paragraph">
      <style:paragraph-properties fo:margin-bottom="0in" fo:line-height="100%"/>
    </style:style>
    <style:style style:name="T4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70" style:parent-style-name="Standard" style:family="paragraph">
      <style:paragraph-properties fo:margin-bottom="0in" fo:line-height="100%"/>
    </style:style>
    <style:style style:name="T47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72" style:parent-style-name="Standard" style:family="paragraph">
      <style:paragraph-properties fo:margin-bottom="0in" fo:line-height="100%"/>
    </style:style>
    <style:style style:name="T47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74" style:parent-style-name="Standard" style:family="paragraph">
      <style:paragraph-properties fo:margin-bottom="0in" fo:line-height="100%"/>
    </style:style>
    <style:style style:name="T47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76" style:parent-style-name="Standard" style:family="paragraph">
      <style:paragraph-properties fo:margin-bottom="0in" fo:line-height="100%"/>
    </style:style>
    <style:style style:name="T47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78" style:parent-style-name="Standard" style:family="paragraph">
      <style:paragraph-properties fo:margin-bottom="0in" fo:line-height="100%"/>
    </style:style>
    <style:style style:name="T47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80" style:parent-style-name="Standard" style:family="paragraph">
      <style:paragraph-properties fo:margin-bottom="0in" fo:line-height="100%"/>
    </style:style>
    <style:style style:name="T48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48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83" style:parent-style-name="Standard" style:family="paragraph">
      <style:paragraph-properties fo:margin-bottom="0in" fo:line-height="100%"/>
    </style:style>
    <style:style style:name="T48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485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486" style:parent-style-name="Standard" style:family="paragraph">
      <style:paragraph-properties fo:margin-bottom="0in" fo:line-height="100%"/>
    </style:style>
    <style:style style:name="T487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488" style:parent-style-name="Standard" style:family="paragraph">
      <style:paragraph-properties fo:margin-bottom="0in" fo:line-height="100%"/>
    </style:style>
    <style:style style:name="T48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490" style:parent-style-name="Standard" style:family="paragraph">
      <style:paragraph-properties fo:margin-bottom="0in" fo:line-height="100%"/>
    </style:style>
    <style:style style:name="T49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492" style:parent-style-name="Standard" style:family="paragraph">
      <style:paragraph-properties fo:margin-bottom="0in" fo:line-height="100%"/>
    </style:style>
    <style:style style:name="T49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494" style:parent-style-name="Standard" style:family="paragraph">
      <style:paragraph-properties fo:margin-bottom="0in" fo:line-height="100%"/>
    </style:style>
    <style:style style:name="T49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496" style:parent-style-name="DefaultParagraphFont" style:family="text">
      <style:text-properties style:font-name="Cambria" fo:color="#000000" fo:font-size="12pt" style:font-size-asian="12pt" style:font-size-complex="12pt"/>
    </style:style>
    <style:style style:name="P497" style:parent-style-name="Standard" style:family="paragraph">
      <style:paragraph-properties fo:margin-bottom="0in" fo:line-height="100%"/>
    </style:style>
    <style:style style:name="T49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499" style:parent-style-name="Standard" style:family="paragraph">
      <style:paragraph-properties fo:margin-bottom="0in" fo:line-height="100%"/>
    </style:style>
    <style:style style:name="T50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50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02" style:parent-style-name="Standard" style:family="paragraph">
      <style:paragraph-properties fo:margin-bottom="0in" fo:line-height="100%"/>
    </style:style>
    <style:style style:name="T503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04" style:parent-style-name="Standard" style:family="paragraph">
      <style:paragraph-properties fo:margin-bottom="0in" fo:line-height="100%"/>
    </style:style>
    <style:style style:name="T50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06" style:parent-style-name="Standard" style:family="paragraph">
      <style:paragraph-properties fo:margin-bottom="0in" fo:line-height="100%"/>
    </style:style>
    <style:style style:name="T507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50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09" style:parent-style-name="Standard" style:family="paragraph">
      <style:paragraph-properties fo:margin-bottom="0in" fo:line-height="100%"/>
    </style:style>
    <style:style style:name="T51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11" style:parent-style-name="Standard" style:family="paragraph">
      <style:paragraph-properties fo:margin-bottom="0in" fo:line-height="100%"/>
      <style:text-properties style:font-name="Cambria" style:font-name-complex="Verdana-Bold" style:font-weight-complex="bold" fo:font-size="12pt" style:font-size-asian="12pt" style:font-size-complex="12pt"/>
    </style:style>
    <style:style style:name="P512" style:parent-style-name="Standard" style:family="paragraph">
      <style:paragraph-properties fo:margin-bottom="0in" fo:line-height="100%"/>
    </style:style>
    <style:style style:name="T513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14" style:parent-style-name="Standard" style:family="paragraph">
      <style:paragraph-properties fo:margin-bottom="0in" fo:line-height="100%"/>
    </style:style>
    <style:style style:name="T51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51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517" style:parent-style-name="Standard" style:family="paragraph">
      <style:paragraph-properties fo:margin-bottom="0in" fo:line-height="100%"/>
    </style:style>
    <style:style style:name="T51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51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520" style:parent-style-name="Standard" style:family="paragraph">
      <style:paragraph-properties fo:margin-bottom="0in" fo:line-height="100%"/>
    </style:style>
    <style:style style:name="T52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52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52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2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25" style:parent-style-name="Standard" style:family="paragraph">
      <style:paragraph-properties fo:margin-bottom="0in" fo:line-height="100%"/>
    </style:style>
    <style:style style:name="T526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27" style:parent-style-name="Standard" style:family="paragraph">
      <style:paragraph-properties fo:margin-bottom="0in" fo:line-height="100%"/>
    </style:style>
    <style:style style:name="T52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29" style:parent-style-name="Standard" style:family="paragraph">
      <style:paragraph-properties fo:margin-bottom="0in" fo:line-height="100%"/>
    </style:style>
    <style:style style:name="T53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31" style:parent-style-name="Standard" style:family="paragraph">
      <style:paragraph-properties fo:margin-bottom="0in" fo:line-height="100%"/>
    </style:style>
    <style:style style:name="T53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33" style:parent-style-name="Standard" style:family="paragraph">
      <style:paragraph-properties fo:margin-bottom="0in" fo:line-height="100%"/>
    </style:style>
    <style:style style:name="T53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35" style:parent-style-name="Standard" style:family="paragraph">
      <style:paragraph-properties fo:margin-bottom="0in" fo:line-height="100%"/>
    </style:style>
    <style:style style:name="T536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37" style:parent-style-name="Standard" style:family="paragraph">
      <style:paragraph-properties fo:margin-bottom="0in" fo:line-height="100%"/>
    </style:style>
    <style:style style:name="T53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39" style:parent-style-name="Standard" style:family="paragraph">
      <style:paragraph-properties fo:margin-bottom="0in" fo:line-height="100%"/>
    </style:style>
    <style:style style:name="T54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41" style:parent-style-name="Standard" style:family="paragraph">
      <style:paragraph-properties fo:margin-bottom="0in" fo:line-height="100%"/>
    </style:style>
    <style:style style:name="T54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54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44" style:parent-style-name="Standard" style:family="paragraph">
      <style:paragraph-properties fo:margin-bottom="0in" fo:line-height="100%"/>
    </style:style>
    <style:style style:name="T54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46" style:parent-style-name="Standard" style:family="paragraph">
      <style:paragraph-properties fo:margin-bottom="0in" fo:line-height="100%"/>
      <style:text-properties style:font-name="Cambria" style:font-name-complex="Verdana-Bold" style:font-weight-complex="bold" fo:font-size="12pt" style:font-size-asian="12pt" style:font-size-complex="12pt"/>
    </style:style>
    <style:style style:name="P547" style:parent-style-name="Standard" style:family="paragraph">
      <style:paragraph-properties fo:margin-bottom="0in" fo:line-height="100%"/>
    </style:style>
    <style:style style:name="T54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49" style:parent-style-name="Standard" style:family="paragraph">
      <style:paragraph-properties fo:margin-bottom="0in" fo:line-height="100%"/>
    </style:style>
    <style:style style:name="T550" style:parent-style-name="DefaultParagraphFont" style:family="text">
      <style:text-properties style:font-name="Cambria" style:font-name-complex="Arial" fo:color="#222222" fo:font-size="12pt" style:font-size-asian="12pt" style:font-size-complex="12pt"/>
    </style:style>
    <style:style style:name="P551" style:parent-style-name="Standard" style:family="paragraph">
      <style:paragraph-properties fo:margin-bottom="0in" fo:line-height="100%"/>
    </style:style>
    <style:style style:name="T55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53" style:parent-style-name="Standard" style:family="paragraph">
      <style:paragraph-properties fo:margin-bottom="0in" fo:line-height="100%"/>
    </style:style>
    <style:style style:name="T55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T55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556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57" style:parent-style-name="Standard" style:family="paragraph">
      <style:paragraph-properties fo:margin-bottom="0in" fo:line-height="100%"/>
    </style:style>
    <style:style style:name="T55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559" style:parent-style-name="Standard" style:family="paragraph">
      <style:paragraph-properties fo:margin-bottom="0in" fo:line-height="100%"/>
    </style:style>
    <style:style style:name="T56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1" style:parent-style-name="Standard" style:family="paragraph">
      <style:paragraph-properties fo:margin-bottom="0in" fo:line-height="100%"/>
    </style:style>
    <style:style style:name="T56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3" style:parent-style-name="Standard" style:family="paragraph">
      <style:paragraph-properties fo:margin-bottom="0in" fo:line-height="100%"/>
    </style:style>
    <style:style style:name="T56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5" style:parent-style-name="Standard" style:family="paragraph">
      <style:paragraph-properties fo:margin-bottom="0in" fo:line-height="100%"/>
    </style:style>
    <style:style style:name="T56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7" style:parent-style-name="Standard" style:family="paragraph">
      <style:paragraph-properties fo:margin-bottom="0in" fo:line-height="100%"/>
    </style:style>
    <style:style style:name="T56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69" style:parent-style-name="Standard" style:family="paragraph">
      <style:paragraph-properties fo:margin-bottom="0in" fo:line-height="150%"/>
    </style:style>
    <style:style style:name="T57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71" style:parent-style-name="Standard" style:family="paragraph">
      <style:paragraph-properties fo:margin-bottom="0in" fo:line-height="100%"/>
    </style:style>
    <style:style style:name="T572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T573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574" style:parent-style-name="Standard" style:family="paragraph">
      <style:paragraph-properties fo:margin-bottom="0in" fo:line-height="100%"/>
    </style:style>
    <style:style style:name="T57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76" style:parent-style-name="Standard" style:family="paragraph">
      <style:paragraph-properties fo:margin-bottom="0in" fo:line-height="100%"/>
    </style:style>
    <style:style style:name="T57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78" style:parent-style-name="Standard" style:family="paragraph">
      <style:paragraph-properties fo:margin-bottom="0in" fo:line-height="100%"/>
    </style:style>
    <style:style style:name="T57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0" style:parent-style-name="Standard" style:family="paragraph">
      <style:paragraph-properties fo:margin-bottom="0in" fo:line-height="100%"/>
    </style:style>
    <style:style style:name="T58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2" style:parent-style-name="Standard" style:family="paragraph">
      <style:paragraph-properties fo:margin-bottom="0in" fo:line-height="100%"/>
    </style:style>
    <style:style style:name="T58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4" style:parent-style-name="Standard" style:family="paragraph">
      <style:paragraph-properties fo:margin-bottom="0in" fo:line-height="100%"/>
    </style:style>
    <style:style style:name="T58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6" style:parent-style-name="Standard" style:family="paragraph">
      <style:paragraph-properties fo:margin-bottom="0in" fo:line-height="100%"/>
    </style:style>
    <style:style style:name="T58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58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89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590" style:parent-style-name="Standard" style:family="paragraph">
      <style:paragraph-properties fo:margin-bottom="0in" fo:line-height="100%"/>
    </style:style>
    <style:style style:name="T591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592" style:parent-style-name="Standard" style:family="paragraph">
      <style:paragraph-properties fo:margin-bottom="0in" fo:line-height="100%"/>
    </style:style>
    <style:style style:name="T59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94" style:parent-style-name="Standard" style:family="paragraph">
      <style:paragraph-properties fo:margin-bottom="0in" fo:line-height="100%"/>
    </style:style>
    <style:style style:name="T59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96" style:parent-style-name="Standard" style:family="paragraph">
      <style:paragraph-properties fo:margin-bottom="0in" fo:line-height="100%"/>
    </style:style>
    <style:style style:name="T59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598" style:parent-style-name="Standard" style:family="paragraph">
      <style:paragraph-properties fo:margin-bottom="0in" fo:line-height="100%"/>
    </style:style>
    <style:style style:name="T59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0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01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602" style:parent-style-name="Standard" style:family="paragraph">
      <style:paragraph-properties fo:margin-bottom="0in" fo:line-height="100%"/>
    </style:style>
    <style:style style:name="T603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04" style:parent-style-name="Standard" style:family="paragraph">
      <style:paragraph-properties fo:margin-bottom="0in" fo:line-height="100%"/>
    </style:style>
    <style:style style:name="T60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06" style:parent-style-name="Standard" style:family="paragraph">
      <style:paragraph-properties fo:margin-bottom="0in" fo:line-height="100%"/>
    </style:style>
    <style:style style:name="T60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08" style:parent-style-name="Standard" style:family="paragraph">
      <style:paragraph-properties fo:margin-bottom="0in" fo:line-height="100%"/>
    </style:style>
    <style:style style:name="T60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10" style:parent-style-name="Standard" style:family="paragraph">
      <style:paragraph-properties fo:margin-bottom="0in" fo:line-height="100%"/>
    </style:style>
    <style:style style:name="T61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12" style:parent-style-name="Standard" style:family="paragraph">
      <style:paragraph-properties fo:margin-bottom="0in" fo:line-height="100%"/>
    </style:style>
    <style:style style:name="T61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14" style:parent-style-name="Standard" style:family="paragraph">
      <style:paragraph-properties fo:margin-bottom="0in" fo:line-height="100%"/>
    </style:style>
    <style:style style:name="T61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1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17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618" style:parent-style-name="Standard" style:family="paragraph">
      <style:paragraph-properties fo:margin-bottom="0in" fo:line-height="100%"/>
    </style:style>
    <style:style style:name="T619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20" style:parent-style-name="Standard" style:family="paragraph">
      <style:paragraph-properties fo:margin-bottom="0in" fo:line-height="100%"/>
    </style:style>
    <style:style style:name="T62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2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623" style:parent-style-name="Standard" style:family="paragraph">
      <style:paragraph-properties fo:margin-bottom="0in" fo:line-height="100%"/>
    </style:style>
    <style:style style:name="T62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25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626" style:parent-style-name="Standard" style:family="paragraph">
      <style:paragraph-properties fo:margin-bottom="0in" fo:line-height="100%"/>
    </style:style>
    <style:style style:name="T627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28" style:parent-style-name="Standard" style:family="paragraph">
      <style:paragraph-properties fo:margin-bottom="0in" fo:line-height="100%"/>
    </style:style>
    <style:style style:name="T62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3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31" style:parent-style-name="Standard" style:family="paragraph">
      <style:paragraph-properties fo:margin-bottom="0in" fo:line-height="100%"/>
    </style:style>
    <style:style style:name="T63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33" style:parent-style-name="Standard" style:family="paragraph">
      <style:paragraph-properties fo:margin-bottom="0in" fo:line-height="100%"/>
    </style:style>
    <style:style style:name="T63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3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63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637" style:parent-style-name="Standard" style:family="paragraph">
      <style:paragraph-properties fo:margin-bottom="0in" fo:line-height="100%"/>
    </style:style>
    <style:style style:name="T63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39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640" style:parent-style-name="Standard" style:family="paragraph">
      <style:paragraph-properties fo:margin-bottom="0in" fo:line-height="100%"/>
    </style:style>
    <style:style style:name="T641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42" style:parent-style-name="Standard" style:family="paragraph">
      <style:paragraph-properties fo:margin-bottom="0in" fo:line-height="100%"/>
    </style:style>
    <style:style style:name="T64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4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45" style:parent-style-name="Standard" style:family="paragraph">
      <style:paragraph-properties fo:margin-bottom="0in" fo:line-height="100%"/>
    </style:style>
    <style:style style:name="T64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47" style:parent-style-name="Standard" style:family="paragraph">
      <style:paragraph-properties fo:margin-bottom="0in" fo:line-height="100%"/>
    </style:style>
    <style:style style:name="T64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49" style:parent-style-name="Standard" style:family="paragraph">
      <style:paragraph-properties fo:margin-bottom="0in" fo:line-height="100%"/>
    </style:style>
    <style:style style:name="T65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51" style:parent-style-name="Standard" style:family="paragraph">
      <style:paragraph-properties fo:margin-bottom="0in" fo:line-height="100%"/>
    </style:style>
    <style:style style:name="T65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53" style:parent-style-name="Standard" style:family="paragraph">
      <style:paragraph-properties fo:margin-bottom="0in" fo:line-height="100%"/>
    </style:style>
    <style:style style:name="T65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55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656" style:parent-style-name="Standard" style:family="paragraph">
      <style:paragraph-properties fo:margin-bottom="0in" fo:line-height="100%"/>
    </style:style>
    <style:style style:name="T657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58" style:parent-style-name="Standard" style:family="paragraph">
      <style:paragraph-properties fo:margin-bottom="0in" fo:line-height="100%"/>
    </style:style>
    <style:style style:name="T65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60" style:parent-style-name="Standard" style:family="paragraph">
      <style:paragraph-properties fo:margin-bottom="0in" fo:line-height="100%"/>
    </style:style>
    <style:style style:name="T66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66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63" style:parent-style-name="Standard" style:family="paragraph">
      <style:paragraph-properties fo:margin-bottom="0in" fo:line-height="100%"/>
    </style:style>
    <style:style style:name="T66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65" style:parent-style-name="Standard" style:family="paragraph">
      <style:paragraph-properties fo:margin-bottom="0in" fo:line-height="100%"/>
    </style:style>
    <style:style style:name="T66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67" style:parent-style-name="Standard" style:family="paragraph">
      <style:paragraph-properties fo:margin-bottom="0in" fo:line-height="100%"/>
    </style:style>
    <style:style style:name="T66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69" style:parent-style-name="Standard" style:family="paragraph">
      <style:paragraph-properties fo:margin-bottom="0in" fo:line-height="100%"/>
    </style:style>
    <style:style style:name="T67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71" style:parent-style-name="Standard" style:family="paragraph">
      <style:paragraph-properties fo:margin-bottom="0in" fo:line-height="100%"/>
    </style:style>
    <style:style style:name="T67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73" style:parent-style-name="Standard" style:family="paragraph">
      <style:paragraph-properties fo:margin-bottom="0in" fo:line-height="100%"/>
    </style:style>
    <style:style style:name="T67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75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676" style:parent-style-name="Standard" style:family="paragraph">
      <style:paragraph-properties fo:margin-bottom="0in" fo:line-height="100%"/>
    </style:style>
    <style:style style:name="T677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67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679" style:parent-style-name="Standard" style:family="paragraph">
      <style:paragraph-properties fo:margin-bottom="0in" fo:line-height="100%"/>
    </style:style>
    <style:style style:name="T68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81" style:parent-style-name="Standard" style:family="paragraph">
      <style:paragraph-properties fo:margin-bottom="0in" fo:line-height="100%"/>
    </style:style>
    <style:style style:name="T682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83" style:parent-style-name="Standard" style:family="paragraph">
      <style:paragraph-properties fo:margin-bottom="0in" fo:line-height="100%"/>
    </style:style>
    <style:style style:name="T684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85" style:parent-style-name="Standard" style:family="paragraph">
      <style:paragraph-properties fo:margin-bottom="0in" fo:line-height="100%"/>
    </style:style>
    <style:style style:name="T686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87" style:parent-style-name="Standard" style:family="paragraph">
      <style:paragraph-properties fo:margin-bottom="0in" fo:line-height="100%"/>
    </style:style>
    <style:style style:name="T68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89" style:parent-style-name="Standard" style:family="paragraph">
      <style:paragraph-properties fo:margin-bottom="0in" fo:line-height="100%"/>
    </style:style>
    <style:style style:name="T690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691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692" style:parent-style-name="Standard" style:family="paragraph">
      <style:paragraph-properties fo:margin-bottom="0in" fo:line-height="100%"/>
    </style:style>
    <style:style style:name="T693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T694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695" style:parent-style-name="Standard" style:family="paragraph">
      <style:paragraph-properties fo:margin-bottom="0in" fo:line-height="100%"/>
    </style:style>
    <style:style style:name="T69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97" style:parent-style-name="Standard" style:family="paragraph">
      <style:paragraph-properties fo:margin-bottom="0in" fo:line-height="100%"/>
    </style:style>
    <style:style style:name="T69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699" style:parent-style-name="Standard" style:family="paragraph">
      <style:paragraph-properties fo:margin-bottom="0in" fo:line-height="100%"/>
    </style:style>
    <style:style style:name="T70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01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702" style:parent-style-name="Standard" style:family="paragraph">
      <style:paragraph-properties fo:margin-bottom="0in" fo:line-height="100%"/>
    </style:style>
    <style:style style:name="T703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704" style:parent-style-name="Standard" style:family="paragraph">
      <style:paragraph-properties fo:margin-bottom="0in" fo:line-height="100%"/>
    </style:style>
    <style:style style:name="T70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06" style:parent-style-name="Standard" style:family="paragraph">
      <style:paragraph-properties fo:margin-bottom="0in" fo:line-height="100%"/>
    </style:style>
    <style:style style:name="T70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08" style:parent-style-name="Standard" style:family="paragraph">
      <style:paragraph-properties fo:margin-bottom="0in" fo:line-height="100%"/>
    </style:style>
    <style:style style:name="T70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10" style:parent-style-name="Standard" style:family="paragraph">
      <style:paragraph-properties fo:margin-bottom="0in" fo:line-height="100%"/>
    </style:style>
    <style:style style:name="T71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12" style:parent-style-name="Standard" style:family="paragraph">
      <style:paragraph-properties fo:margin-bottom="0in" fo:line-height="100%"/>
    </style:style>
    <style:style style:name="T71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14" style:parent-style-name="Standard" style:family="paragraph">
      <style:paragraph-properties fo:margin-bottom="0in" fo:line-height="100%"/>
    </style:style>
    <style:style style:name="T71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16" style:parent-style-name="Standard" style:family="paragraph">
      <style:paragraph-properties fo:margin-bottom="0in" fo:line-height="100%"/>
    </style:style>
    <style:style style:name="T71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18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719" style:parent-style-name="Standard" style:family="paragraph">
      <style:paragraph-properties fo:margin-bottom="0in" fo:line-height="100%"/>
    </style:style>
    <style:style style:name="T720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721" style:parent-style-name="Standard" style:family="paragraph">
      <style:paragraph-properties fo:margin-bottom="0in" fo:line-height="100%"/>
    </style:style>
    <style:style style:name="T72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23" style:parent-style-name="Standard" style:family="paragraph">
      <style:paragraph-properties fo:margin-bottom="0in" fo:line-height="100%"/>
    </style:style>
    <style:style style:name="T72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25" style:parent-style-name="Standard" style:family="paragraph">
      <style:paragraph-properties fo:margin-bottom="0in" fo:line-height="100%"/>
    </style:style>
    <style:style style:name="T72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27" style:parent-style-name="Standard" style:family="paragraph">
      <style:paragraph-properties fo:margin-bottom="0in" fo:line-height="100%"/>
    </style:style>
    <style:style style:name="T72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29" style:parent-style-name="Standard" style:family="paragraph">
      <style:paragraph-properties fo:margin-bottom="0in" fo:line-height="100%"/>
    </style:style>
    <style:style style:name="T73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73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32" style:parent-style-name="Standard" style:family="paragraph">
      <style:paragraph-properties fo:margin-bottom="0in" fo:line-height="100%"/>
    </style:style>
    <style:style style:name="T73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34" style:parent-style-name="Standard" style:family="paragraph">
      <style:paragraph-properties fo:margin-bottom="0in" fo:line-height="100%"/>
    </style:style>
    <style:style style:name="T73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36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737" style:parent-style-name="Standard" style:family="paragraph">
      <style:paragraph-properties fo:margin-bottom="0in" fo:line-height="100%"/>
    </style:style>
    <style:style style:name="T738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739" style:parent-style-name="Standard" style:family="paragraph">
      <style:paragraph-properties fo:margin-bottom="0in" fo:line-height="100%"/>
    </style:style>
    <style:style style:name="T74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41" style:parent-style-name="Standard" style:family="paragraph">
      <style:paragraph-properties fo:margin-bottom="0in" fo:line-height="100%"/>
    </style:style>
    <style:style style:name="T74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43" style:parent-style-name="Standard" style:family="paragraph">
      <style:paragraph-properties fo:margin-bottom="0in" fo:line-height="100%"/>
    </style:style>
    <style:style style:name="T74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45" style:parent-style-name="Standard" style:family="paragraph">
      <style:paragraph-properties fo:margin-bottom="0in" fo:line-height="100%"/>
    </style:style>
    <style:style style:name="T74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74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74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749" style:parent-style-name="Standard" style:family="paragraph">
      <style:paragraph-properties fo:margin-bottom="0in" fo:line-height="100%"/>
    </style:style>
    <style:style style:name="T75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51" style:parent-style-name="Standard" style:family="paragraph">
      <style:paragraph-properties fo:margin-bottom="0in" fo:line-height="100%"/>
    </style:style>
    <style:style style:name="T75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53" style:parent-style-name="Standard" style:family="paragraph">
      <style:paragraph-properties fo:margin-bottom="0in" fo:line-height="100%"/>
    </style:style>
    <style:style style:name="T75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7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75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7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758" style:parent-style-name="Standard" style:family="paragraph">
      <style:paragraph-properties fo:margin-bottom="0in" fo:line-height="100%"/>
    </style:style>
    <style:style style:name="T75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60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761" style:parent-style-name="Standard" style:family="paragraph">
      <style:paragraph-properties fo:margin-bottom="0in" fo:line-height="100%"/>
    </style:style>
    <style:style style:name="T762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763" style:parent-style-name="Standard" style:family="paragraph">
      <style:paragraph-properties fo:margin-bottom="0in" fo:line-height="100%"/>
    </style:style>
    <style:style style:name="T76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65" style:parent-style-name="Standard" style:family="paragraph">
      <style:paragraph-properties fo:margin-bottom="0in" fo:line-height="100%"/>
    </style:style>
    <style:style style:name="T76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76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768" style:parent-style-name="Standard" style:family="paragraph">
      <style:paragraph-properties fo:margin-bottom="0in" fo:line-height="100%"/>
    </style:style>
    <style:style style:name="T7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770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771" style:parent-style-name="Standard" style:family="paragraph">
      <style:paragraph-properties fo:margin-bottom="0in" fo:line-height="100%"/>
    </style:style>
    <style:style style:name="T772" style:parent-style-name="DefaultParagraphFont" style:family="text">
      <style:text-properties style:font-name="Cambria" fo:font-weight="bold" style:font-weight-asian="bold" style:font-weight-complex="bold" fo:color="#222222" fo:font-size="12pt" style:font-size-asian="12pt" style:font-size-complex="12pt"/>
    </style:style>
    <style:style style:name="T773" style:parent-style-name="DefaultParagraphFont" style:family="text">
      <style:text-properties style:font-name="Cambria" fo:font-weight="bold" style:font-weight-asian="bold" style:font-weight-complex="bold" fo:color="#222222" fo:font-size="12pt" style:font-size-asian="12pt" style:font-size-complex="12pt"/>
    </style:style>
    <style:style style:name="P774" style:parent-style-name="Standard" style:family="paragraph">
      <style:paragraph-properties fo:margin-bottom="0in" fo:line-height="100%"/>
    </style:style>
    <style:style style:name="T775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76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77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78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79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80" style:parent-style-name="apple-converted-space" style:family="text">
      <style:text-properties style:font-name="Cambria" style:font-weight-complex="bold" fo:color="#222222" fo:font-size="12pt" style:font-size-asian="12pt" style:font-size-complex="12pt"/>
    </style:style>
    <style:style style:name="T781" style:parent-style-name="DefaultParagraphFont" style:family="text">
      <style:text-properties style:font-name="Cambria" style:font-weight-complex="bold" fo:color="#000000" fo:font-size="12pt" style:font-size-asian="12pt" style:font-size-complex="12pt"/>
    </style:style>
    <style:style style:name="T782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83" style:parent-style-name="DefaultParagraphFont" style:family="text">
      <style:text-properties style:font-name="Cambria" style:font-weight-complex="bold" fo:color="#222222" fo:font-size="12pt" style:font-size-asian="12pt" style:font-size-complex="12pt"/>
    </style:style>
    <style:style style:name="T784" style:parent-style-name="apple-converted-space" style:family="text">
      <style:text-properties style:font-name="Cambria" style:font-weight-complex="bold" fo:color="#222222" fo:font-size="12pt" style:font-size-asian="12pt" style:font-size-complex="12pt"/>
    </style:style>
    <style:style style:name="T785" style:parent-style-name="DefaultParagraphFont" style:family="text">
      <style:text-properties style:font-name="Cambria" style:font-weight-complex="bold" fo:color="#000000" fo:font-size="12pt" style:font-size-asian="12pt" style:font-size-complex="12pt"/>
    </style:style>
    <style:style style:name="P786" style:parent-style-name="Standard" style:family="paragraph">
      <style:paragraph-properties fo:margin-bottom="0in" fo:line-height="100%"/>
      <style:text-properties style:font-name="Cambria" fo:font-weight="bold" style:font-weight-asian="bold" fo:color="#000000"/>
    </style:style>
    <style:style style:name="P787" style:parent-style-name="Standard" style:family="paragraph">
      <style:paragraph-properties fo:margin-bottom="0in" fo:line-height="100%"/>
    </style:style>
    <style:style style:name="T788" style:parent-style-name="DefaultParagraphFont" style:family="text">
      <style:text-properties style:font-name="Cambria" fo:font-weight="bold" style:font-weight-asian="bold" fo:color="#000000"/>
    </style:style>
    <style:style style:name="P789" style:parent-style-name="Standard" style:family="paragraph">
      <style:paragraph-properties fo:margin-bottom="0in" fo:line-height="100%"/>
    </style:style>
    <style:style style:name="T790" style:parent-style-name="DefaultParagraphFont" style:family="text">
      <style:text-properties style:font-name="Cambria" fo:color="#000000"/>
    </style:style>
    <style:style style:name="P791" style:parent-style-name="Standard" style:family="paragraph">
      <style:paragraph-properties fo:margin-bottom="0in" fo:line-height="100%"/>
    </style:style>
    <style:style style:name="T792" style:parent-style-name="DefaultParagraphFont" style:family="text">
      <style:text-properties style:font-name="Cambria" fo:color="#000000"/>
    </style:style>
    <style:style style:name="P793" style:parent-style-name="Standard" style:family="paragraph">
      <style:paragraph-properties fo:margin-bottom="0in" fo:line-height="100%"/>
    </style:style>
    <style:style style:name="T794" style:parent-style-name="DefaultParagraphFont" style:family="text">
      <style:text-properties style:font-name="Cambria" fo:color="#000000"/>
    </style:style>
    <style:style style:name="P795" style:parent-style-name="Standard" style:family="paragraph">
      <style:paragraph-properties fo:margin-bottom="0in" fo:line-height="100%"/>
    </style:style>
    <style:style style:name="T79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797" style:parent-style-name="Standard" style:family="paragraph">
      <style:paragraph-properties fo:margin-bottom="0in" fo:line-height="100%"/>
    </style:style>
    <style:style style:name="T798" style:parent-style-name="DefaultParagraphFont" style:family="text">
      <style:text-properties style:font-name="Cambria" fo:color="#000000"/>
    </style:style>
    <style:style style:name="T799" style:parent-style-name="DefaultParagraphFont" style:family="text">
      <style:text-properties style:font-name="Cambria" fo:color="#000000"/>
    </style:style>
    <style:style style:name="T800" style:parent-style-name="DefaultParagraphFont" style:family="text">
      <style:text-properties style:font-name="Cambria" fo:color="#000000" fo:font-size="12pt" style:font-size-asian="12pt" style:font-size-complex="12pt"/>
    </style:style>
    <style:style style:name="T801" style:parent-style-name="DefaultParagraphFont" style:family="text">
      <style:text-properties style:font-name="Cambria" fo:color="#000000"/>
    </style:style>
    <style:style style:name="P802" style:parent-style-name="Standard" style:family="paragraph">
      <style:paragraph-properties fo:margin-bottom="0in" fo:line-height="100%"/>
    </style:style>
    <style:style style:name="T80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804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805" style:parent-style-name="Standard" style:family="paragraph">
      <style:paragraph-properties fo:margin-bottom="0in" fo:line-height="100%"/>
    </style:style>
    <style:style style:name="T806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T807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808" style:parent-style-name="Standard" style:family="paragraph">
      <style:paragraph-properties fo:margin-bottom="0in" fo:line-height="100%"/>
    </style:style>
    <style:style style:name="T80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10" style:parent-style-name="Standard" style:family="paragraph">
      <style:paragraph-properties fo:margin-bottom="0in" fo:line-height="100%"/>
    </style:style>
    <style:style style:name="T81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12" style:parent-style-name="Standard" style:family="paragraph">
      <style:paragraph-properties fo:margin-bottom="0in" fo:line-height="100%"/>
    </style:style>
    <style:style style:name="T81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14" style:parent-style-name="Standard" style:family="paragraph">
      <style:paragraph-properties fo:margin-bottom="0in" fo:line-height="100%"/>
    </style:style>
    <style:style style:name="T81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16" style:parent-style-name="Standard" style:family="paragraph">
      <style:paragraph-properties fo:margin-bottom="0in" fo:line-height="100%"/>
    </style:style>
    <style:style style:name="T81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18" style:parent-style-name="Standard" style:family="paragraph">
      <style:paragraph-properties fo:margin-bottom="0in" fo:line-height="100%"/>
    </style:style>
    <style:style style:name="T81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20" style:parent-style-name="Standard" style:family="paragraph">
      <style:paragraph-properties fo:margin-bottom="0in" fo:line-height="100%"/>
    </style:style>
    <style:style style:name="T82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22" style:parent-style-name="Standard" style:family="paragraph">
      <style:paragraph-properties fo:margin-bottom="0in" fo:line-height="100%"/>
    </style:style>
    <style:style style:name="T82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24" style:parent-style-name="Standard" style:family="paragraph">
      <style:paragraph-properties fo:margin-bottom="0in" fo:line-height="100%"/>
    </style:style>
    <style:style style:name="T82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2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2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28" style:parent-style-name="Standard" style:family="paragraph">
      <style:paragraph-properties fo:margin-bottom="0in" fo:line-height="100%"/>
    </style:style>
    <style:style style:name="T82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3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31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832" style:parent-style-name="Standard" style:family="paragraph">
      <style:paragraph-properties fo:margin-bottom="0in" fo:line-height="100%"/>
    </style:style>
    <style:style style:name="T833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34" style:parent-style-name="Standard" style:family="paragraph">
      <style:paragraph-properties fo:margin-bottom="0in" fo:line-height="100%"/>
    </style:style>
    <style:style style:name="T83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36" style:parent-style-name="Standard" style:family="paragraph">
      <style:paragraph-properties fo:margin-bottom="0in" fo:line-height="100%"/>
    </style:style>
    <style:style style:name="T83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38" style:parent-style-name="Standard" style:family="paragraph">
      <style:paragraph-properties fo:margin-bottom="0in" fo:line-height="100%"/>
    </style:style>
    <style:style style:name="T83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40" style:parent-style-name="Standard" style:family="paragraph">
      <style:paragraph-properties fo:margin-bottom="0in" fo:line-height="100%"/>
    </style:style>
    <style:style style:name="T84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84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43" style:parent-style-name="Standard" style:family="paragraph">
      <style:paragraph-properties fo:margin-bottom="0in" fo:line-height="100%"/>
    </style:style>
    <style:style style:name="T84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45" style:parent-style-name="Standard" style:family="paragraph">
      <style:paragraph-properties fo:margin-bottom="0in" fo:line-height="100%"/>
    </style:style>
    <style:style style:name="T84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47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848" style:parent-style-name="Standard" style:family="paragraph">
      <style:paragraph-properties fo:margin-bottom="0in" fo:line-height="100%"/>
    </style:style>
    <style:style style:name="T849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50" style:parent-style-name="Standard" style:family="paragraph">
      <style:paragraph-properties fo:margin-bottom="0in" fo:line-height="100%"/>
    </style:style>
    <style:style style:name="T85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52" style:parent-style-name="Standard" style:family="paragraph">
      <style:paragraph-properties fo:margin-bottom="0in" fo:line-height="100%"/>
    </style:style>
    <style:style style:name="T85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54" style:parent-style-name="Standard" style:family="paragraph">
      <style:paragraph-properties fo:margin-bottom="0in" fo:line-height="100%"/>
    </style:style>
    <style:style style:name="T85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56" style:parent-style-name="Standard" style:family="paragraph">
      <style:paragraph-properties fo:margin-bottom="0in" fo:line-height="100%"/>
    </style:style>
    <style:style style:name="T85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85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59" style:parent-style-name="Standard" style:family="paragraph">
      <style:paragraph-properties fo:margin-bottom="0in" fo:line-height="100%"/>
    </style:style>
    <style:style style:name="T86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61" style:parent-style-name="Standard" style:family="paragraph">
      <style:paragraph-properties fo:margin-bottom="0in" fo:line-height="100%"/>
    </style:style>
    <style:style style:name="T86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63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864" style:parent-style-name="Standard" style:family="paragraph">
      <style:paragraph-properties fo:margin-bottom="0in" fo:line-height="100%"/>
    </style:style>
    <style:style style:name="T865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66" style:parent-style-name="Standard" style:family="paragraph">
      <style:paragraph-properties fo:margin-bottom="0in" fo:line-height="100%"/>
    </style:style>
    <style:style style:name="T86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68" style:parent-style-name="Standard" style:family="paragraph">
      <style:paragraph-properties fo:margin-bottom="0in" fo:line-height="100%"/>
    </style:style>
    <style:style style:name="T8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70" style:parent-style-name="Standard" style:family="paragraph">
      <style:paragraph-properties fo:margin-bottom="0in" fo:line-height="100%"/>
    </style:style>
    <style:style style:name="T87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72" style:parent-style-name="Standard" style:family="paragraph">
      <style:paragraph-properties fo:margin-bottom="0in" fo:line-height="100%"/>
    </style:style>
    <style:style style:name="T87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74" style:parent-style-name="Standard" style:family="paragraph">
      <style:paragraph-properties fo:margin-bottom="0in" fo:line-height="100%"/>
    </style:style>
    <style:style style:name="T87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76" style:parent-style-name="Standard" style:family="paragraph">
      <style:paragraph-properties fo:margin-bottom="0in" fo:line-height="150%"/>
    </style:style>
    <style:style style:name="T87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78" style:parent-style-name="Standard" style:family="paragraph">
      <style:paragraph-properties fo:margin-bottom="0in" fo:line-height="150%"/>
      <style:text-properties style:font-name="Cambria" style:font-name-complex="Verdana" fo:font-size="12pt" style:font-size-asian="12pt" style:font-size-complex="12pt"/>
    </style:style>
    <style:style style:name="P879" style:parent-style-name="Standard" style:family="paragraph">
      <style:paragraph-properties fo:margin-bottom="0in" fo:line-height="100%"/>
    </style:style>
    <style:style style:name="T880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8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88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83" style:parent-style-name="Standard" style:family="paragraph">
      <style:paragraph-properties fo:margin-bottom="0in" fo:line-height="100%"/>
    </style:style>
    <style:style style:name="T884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85" style:parent-style-name="Standard" style:family="paragraph">
      <style:paragraph-properties fo:margin-bottom="0in" fo:line-height="100%"/>
    </style:style>
    <style:style style:name="T886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887" style:parent-style-name="Standard" style:family="paragraph">
      <style:paragraph-properties fo:margin-bottom="0in" fo:line-height="100%"/>
    </style:style>
    <style:style style:name="T888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88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90" style:parent-style-name="Standard" style:family="paragraph">
      <style:paragraph-properties fo:margin-bottom="0in" fo:line-height="100%"/>
    </style:style>
    <style:style style:name="T89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892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893" style:parent-style-name="Standard" style:family="paragraph">
      <style:paragraph-properties fo:margin-bottom="0in" fo:line-height="100%"/>
    </style:style>
    <style:style style:name="T89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95" style:parent-style-name="Standard" style:family="paragraph">
      <style:paragraph-properties fo:margin-bottom="0in" fo:line-height="100%"/>
    </style:style>
    <style:style style:name="T89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97" style:parent-style-name="Standard" style:family="paragraph">
      <style:paragraph-properties fo:margin-bottom="0in" fo:line-height="100%"/>
    </style:style>
    <style:style style:name="T89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899" style:parent-style-name="Standard" style:family="paragraph">
      <style:paragraph-properties fo:margin-bottom="0in" fo:line-height="100%"/>
    </style:style>
    <style:style style:name="T90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01" style:parent-style-name="Standard" style:family="paragraph">
      <style:paragraph-properties fo:margin-bottom="0in" fo:line-height="100%"/>
    </style:style>
    <style:style style:name="T90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03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904" style:parent-style-name="Standard" style:family="paragraph">
      <style:paragraph-properties fo:margin-bottom="0in" fo:line-height="100%"/>
    </style:style>
    <style:style style:name="T905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T906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907" style:parent-style-name="Standard" style:family="paragraph">
      <style:paragraph-properties fo:margin-bottom="0in" fo:line-height="100%"/>
    </style:style>
    <style:style style:name="T90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09" style:parent-style-name="Standard" style:family="paragraph">
      <style:paragraph-properties fo:margin-bottom="0in" fo:line-height="100%"/>
    </style:style>
    <style:style style:name="T91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11" style:parent-style-name="Standard" style:family="paragraph">
      <style:paragraph-properties fo:margin-bottom="0in" fo:line-height="100%"/>
    </style:style>
    <style:style style:name="T91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13" style:parent-style-name="DefaultParagraphFont" style:family="text">
      <style:text-properties style:font-name="Cambria" style:font-name-complex="Verdana" fo:color="#00000A" fo:font-size="12pt" style:font-size-asian="12pt" style:font-size-complex="12pt"/>
    </style:style>
    <style:style style:name="P914" style:parent-style-name="Standard" style:family="paragraph">
      <style:paragraph-properties fo:margin-bottom="0in" fo:line-height="100%"/>
    </style:style>
    <style:style style:name="T91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1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17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918" style:parent-style-name="Standard" style:family="paragraph">
      <style:paragraph-properties fo:margin-bottom="0in" fo:line-height="100%"/>
    </style:style>
    <style:style style:name="T919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920" style:parent-style-name="Standard" style:family="paragraph">
      <style:paragraph-properties fo:margin-bottom="0in" fo:line-height="100%"/>
    </style:style>
    <style:style style:name="T92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22" style:parent-style-name="Standard" style:family="paragraph">
      <style:paragraph-properties fo:margin-bottom="0in" fo:line-height="100%"/>
    </style:style>
    <style:style style:name="T923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24" style:parent-style-name="Standard" style:family="paragraph">
      <style:paragraph-properties fo:margin-bottom="0in" fo:line-height="100%"/>
    </style:style>
    <style:style style:name="T925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26" style:parent-style-name="Standard" style:family="paragraph">
      <style:paragraph-properties fo:margin-bottom="0in" fo:line-height="100%"/>
    </style:style>
    <style:style style:name="T927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28" style:parent-style-name="Standard" style:family="paragraph">
      <style:paragraph-properties fo:margin-bottom="0in" fo:line-height="100%"/>
    </style:style>
    <style:style style:name="T929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30" style:parent-style-name="Standard" style:family="paragraph">
      <style:paragraph-properties fo:margin-bottom="0in" fo:line-height="100%"/>
    </style:style>
    <style:style style:name="T931" style:parent-style-name="DefaultParagraphFont" style:family="text">
      <style:text-properties style:font-name="Cambria" style:font-name-complex="Verdana-Bold" style:font-weight-complex="bold" fo:font-size="12pt" style:font-size-asian="12pt" style:font-size-complex="12pt"/>
    </style:style>
    <style:style style:name="P932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933" style:parent-style-name="Standard" style:family="paragraph">
      <style:paragraph-properties fo:margin-bottom="0in" fo:line-height="100%"/>
    </style:style>
    <style:style style:name="T934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935" style:parent-style-name="Standard" style:family="paragraph">
      <style:paragraph-properties fo:margin-bottom="0in" fo:line-height="100%"/>
    </style:style>
    <style:style style:name="T93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37" style:parent-style-name="Standard" style:family="paragraph">
      <style:paragraph-properties fo:margin-bottom="0in" fo:line-height="100%"/>
    </style:style>
    <style:style style:name="T93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39" style:parent-style-name="DefaultParagraphFont" style:family="text">
      <style:text-properties style:font-name="Tahoma" style:font-name-complex="Tahoma" fo:color="#808080" fo:font-size="8.5pt" style:font-size-asian="8.5pt" style:font-size-complex="8.5pt"/>
    </style:style>
    <style:style style:name="T940" style:parent-style-name="DefaultParagraphFont" style:family="text">
      <style:text-properties style:font-name="Tahoma" style:font-name-asian="Times New Roman" style:font-name-complex="Tahoma" fo:color="#808080" fo:font-size="8.5pt" style:font-size-asian="8.5pt" style:font-size-complex="8.5pt"/>
    </style:style>
    <style:style style:name="T941" style:parent-style-name="DefaultParagraphFont" style:family="text">
      <style:text-properties style:font-name="Cambria" style:font-name-asian="Times New Roman" style:font-name-complex="Tahoma" fo:font-size="12pt" style:font-size-asian="12pt" style:font-size-complex="12pt"/>
    </style:style>
    <style:style style:name="P942" style:parent-style-name="Standard" style:family="paragraph">
      <style:paragraph-properties fo:margin-bottom="0in" fo:line-height="100%"/>
    </style:style>
    <style:style style:name="T943" style:parent-style-name="DefaultParagraphFont" style:family="text">
      <style:text-properties style:font-name="Cambria" style:font-name-asian="Times New Roman" style:font-name-complex="Tahoma" fo:font-size="12pt" style:font-size-asian="12pt" style:font-size-complex="12pt"/>
    </style:style>
    <style:style style:name="P944" style:parent-style-name="Standard" style:family="paragraph">
      <style:paragraph-properties fo:margin-bottom="0in" fo:line-height="100%"/>
    </style:style>
    <style:style style:name="T945" style:parent-style-name="DefaultParagraphFont" style:family="text">
      <style:text-properties style:font-name="Cambria" style:font-name-asian="Times New Roman" style:font-name-complex="Tahoma" fo:font-size="12pt" style:font-size-asian="12pt" style:font-size-complex="12pt"/>
    </style:style>
    <style:style style:name="T946" style:parent-style-name="DefaultParagraphFont" style:family="text">
      <style:text-properties style:font-name="Cambria" style:font-name-asian="Times New Roman" style:font-name-complex="Tahoma" fo:font-size="12pt" style:font-size-asian="12pt" style:font-size-complex="12pt"/>
    </style:style>
    <style:style style:name="P947" style:parent-style-name="Standard" style:family="paragraph">
      <style:paragraph-properties fo:margin-bottom="0in" fo:line-height="100%"/>
    </style:style>
    <style:style style:name="T94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49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font-size="12pt" style:font-size-asian="12pt" style:font-size-complex="12pt"/>
    </style:style>
    <style:style style:name="P950" style:parent-style-name="Standard" style:family="paragraph">
      <style:paragraph-properties fo:margin-bottom="0in" fo:line-height="100%"/>
    </style:style>
    <style:style style:name="T951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952" style:parent-style-name="Standard" style:family="paragraph">
      <style:paragraph-properties fo:margin-bottom="0in" fo:line-height="100%"/>
    </style:style>
    <style:style style:name="T95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54" style:parent-style-name="Standard" style:family="paragraph">
      <style:paragraph-properties fo:margin-bottom="0in" fo:line-height="100%"/>
    </style:style>
    <style:style style:name="T95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56" style:parent-style-name="Standard" style:family="paragraph">
      <style:paragraph-properties fo:margin-bottom="0in" fo:line-height="100%"/>
    </style:style>
    <style:style style:name="T95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58" style:parent-style-name="DefaultParagraphFont" style:family="text">
      <style:text-properties style:font-name="Cambria" style:font-name-complex="Verdana" fo:color="#00000A" fo:font-size="12pt" style:font-size-asian="12pt" style:font-size-complex="12pt"/>
    </style:style>
    <style:style style:name="P95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960" style:parent-style-name="Standard" style:family="paragraph">
      <style:paragraph-properties fo:margin-bottom="0in" fo:line-height="100%"/>
    </style:style>
    <style:style style:name="T961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962" style:parent-style-name="Standard" style:family="paragraph">
      <style:paragraph-properties fo:margin-bottom="0in" fo:line-height="100%"/>
    </style:style>
    <style:style style:name="T96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64" style:parent-style-name="Standard" style:family="paragraph">
      <style:paragraph-properties fo:margin-bottom="0in" fo:line-height="100%"/>
    </style:style>
    <style:style style:name="T96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66" style:parent-style-name="Standard" style:family="paragraph">
      <style:paragraph-properties fo:margin-bottom="0in" fo:line-height="100%"/>
    </style:style>
    <style:style style:name="T96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68" style:parent-style-name="Standard" style:family="paragraph">
      <style:paragraph-properties fo:margin-bottom="0in" fo:line-height="100%"/>
    </style:style>
    <style:style style:name="T9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70" style:parent-style-name="Standard" style:family="paragraph">
      <style:paragraph-properties fo:margin-bottom="0in" fo:line-height="100%"/>
    </style:style>
    <style:style style:name="T97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7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73" style:parent-style-name="Standard" style:family="paragraph">
      <style:paragraph-properties fo:margin-bottom="0in" fo:line-height="100%"/>
    </style:style>
    <style:style style:name="T97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75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976" style:parent-style-name="Standard" style:family="paragraph">
      <style:paragraph-properties fo:margin-bottom="0in" fo:line-height="100%"/>
    </style:style>
    <style:style style:name="T977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978" style:parent-style-name="Standard" style:family="paragraph">
      <style:paragraph-properties fo:margin-bottom="0in" fo:line-height="100%"/>
    </style:style>
    <style:style style:name="T97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80" style:parent-style-name="Standard" style:family="paragraph">
      <style:paragraph-properties fo:margin-bottom="0in" fo:line-height="100%"/>
    </style:style>
    <style:style style:name="T98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82" style:parent-style-name="Standard" style:family="paragraph">
      <style:paragraph-properties fo:margin-bottom="0in" fo:line-height="100%"/>
    </style:style>
    <style:style style:name="T98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84" style:parent-style-name="Standard" style:family="paragraph">
      <style:paragraph-properties fo:margin-bottom="0in" fo:line-height="100%"/>
    </style:style>
    <style:style style:name="T98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986" style:parent-style-name="DefaultParagraphFont" style:family="text">
      <style:text-properties style:font-name="Cambria" style:font-name-complex="Verdana" fo:font-size="8pt" style:font-size-asian="8pt" style:font-size-complex="8pt"/>
    </style:style>
    <style:style style:name="T98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88" style:parent-style-name="Standard" style:family="paragraph">
      <style:paragraph-properties fo:margin-bottom="0in" fo:line-height="100%"/>
    </style:style>
    <style:style style:name="T98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90" style:parent-style-name="Standard" style:family="paragraph">
      <style:paragraph-properties fo:margin-bottom="0in" fo:line-height="100%"/>
    </style:style>
    <style:style style:name="T99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992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993" style:parent-style-name="Standard" style:family="paragraph">
      <style:paragraph-properties fo:margin-bottom="0in" fo:line-height="100%"/>
    </style:style>
    <style:style style:name="T994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995" style:parent-style-name="Standard" style:family="paragraph">
      <style:paragraph-properties fo:margin-bottom="0in" style:line-height-at-least="0.2131in" fo:background-color="#FFFFFF"/>
    </style:style>
    <style:style style:name="T996" style:parent-style-name="DefaultParagraphFont" style:family="text">
      <style:text-properties style:font-name="Cambria" fo:font-size="12pt" style:font-size-asian="12pt" style:font-size-complex="12pt"/>
    </style:style>
    <style:style style:name="T997" style:parent-style-name="DefaultParagraphFont" style:family="text">
      <style:text-properties style:font-name="Cambria" fo:font-size="12pt" style:font-size-asian="12pt" style:font-size-complex="12pt"/>
    </style:style>
    <style:style style:name="T998" style:parent-style-name="DefaultParagraphFont" style:family="text">
      <style:text-properties style:font-name="Cambria" fo:font-size="12pt" style:font-size-asian="12pt" style:font-size-complex="12pt"/>
    </style:style>
    <style:style style:name="T999" style:parent-style-name="DefaultParagraphFont" style:family="text">
      <style:text-properties style:font-name="Cambria" fo:font-size="12pt" style:font-size-asian="12pt" style:font-size-complex="12pt"/>
    </style:style>
    <style:style style:name="T1000" style:parent-style-name="DefaultParagraphFont" style:family="text">
      <style:text-properties style:font-name="Cambria" style:font-name-complex="Arial" style:font-weight-complex="bold" fo:color="#000000" fo:font-size="12pt" style:font-size-asian="12pt" style:font-size-complex="12pt"/>
    </style:style>
    <style:style style:name="T1001" style:parent-style-name="DefaultParagraphFont" style:family="text">
      <style:text-properties style:font-name="Cambria" style:font-name-complex="Arial" style:font-weight-complex="bold" fo:color="#000000" fo:font-size="12pt" style:font-size-asian="12pt" style:font-size-complex="12pt"/>
    </style:style>
    <style:style style:name="T1002" style:parent-style-name="DefaultParagraphFont" style:family="text">
      <style:text-properties style:font-name="Cambria" style:font-name-complex="Arial" fo:color="#333333" fo:font-size="12pt" style:font-size-asian="12pt" style:font-size-complex="12pt"/>
    </style:style>
    <style:style style:name="P1003" style:parent-style-name="Standard" style:family="paragraph">
      <style:paragraph-properties fo:line-height="100%"/>
    </style:style>
    <style:style style:name="T1004" style:parent-style-name="DefaultParagraphFont" style:family="text">
      <style:text-properties style:font-name="Cambria" fo:font-size="12pt" style:font-size-asian="12pt" style:font-size-complex="12pt"/>
    </style:style>
    <style:style style:name="T1005" style:parent-style-name="DefaultParagraphFont" style:family="text">
      <style:text-properties style:font-name="Cambria" fo:font-size="12pt" style:font-size-asian="12pt" style:font-size-complex="12pt"/>
    </style:style>
    <style:style style:name="T1006" style:parent-style-name="DefaultParagraphFont" style:family="text">
      <style:text-properties style:font-name="Cambria" fo:font-size="12pt" style:font-size-asian="12pt" style:font-size-complex="12pt"/>
    </style:style>
    <style:style style:name="P100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008" style:parent-style-name="Standard" style:family="paragraph">
      <style:paragraph-properties fo:margin-bottom="0in" fo:line-height="100%"/>
    </style:style>
    <style:style style:name="T100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01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01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012" style:parent-style-name="Standard" style:family="paragraph">
      <style:paragraph-properties fo:margin-bottom="0in" fo:line-height="100%"/>
    </style:style>
    <style:style style:name="T101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014" style:parent-style-name="Standard" style:family="paragraph">
      <style:paragraph-properties fo:margin-bottom="0in" fo:line-height="100%"/>
    </style:style>
    <style:style style:name="T101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16" style:parent-style-name="Standard" style:family="paragraph">
      <style:paragraph-properties fo:margin-bottom="0in" fo:line-height="100%"/>
    </style:style>
    <style:style style:name="T10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18" style:parent-style-name="Standard" style:family="paragraph">
      <style:paragraph-properties fo:margin-bottom="0in" fo:line-height="150%"/>
    </style:style>
    <style:style style:name="T10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02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21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1022" style:parent-style-name="Standard" style:family="paragraph">
      <style:paragraph-properties fo:margin-bottom="0in" fo:line-height="100%"/>
    </style:style>
    <style:style style:name="T102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024" style:parent-style-name="Standard" style:family="paragraph">
      <style:paragraph-properties fo:margin-bottom="0in" fo:line-height="100%"/>
    </style:style>
    <style:style style:name="T102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26" style:parent-style-name="Standard" style:family="paragraph">
      <style:paragraph-properties fo:margin-bottom="0in" fo:line-height="100%"/>
    </style:style>
    <style:style style:name="T102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28" style:parent-style-name="Standard" style:family="paragraph">
      <style:paragraph-properties fo:margin-bottom="0in" fo:line-height="100%"/>
    </style:style>
    <style:style style:name="T10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03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31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1032" style:parent-style-name="Standard" style:family="paragraph">
      <style:paragraph-properties fo:margin-bottom="0in" fo:line-height="100%"/>
    </style:style>
    <style:style style:name="T103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03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035" style:parent-style-name="Standard" style:family="paragraph">
      <style:paragraph-properties fo:margin-bottom="0in" fo:line-height="100%"/>
    </style:style>
    <style:style style:name="T103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37" style:parent-style-name="Standard" style:family="paragraph">
      <style:paragraph-properties fo:margin-bottom="0in" fo:line-height="100%"/>
    </style:style>
    <style:style style:name="T103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39" style:parent-style-name="Standard" style:family="paragraph">
      <style:paragraph-properties fo:margin-bottom="0in" fo:line-height="150%"/>
    </style:style>
    <style:style style:name="T104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04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42" style:parent-style-name="Standard" style:family="paragraph">
      <style:paragraph-properties fo:margin-bottom="0in" fo:line-height="100%"/>
    </style:style>
    <style:style style:name="T1043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044" style:parent-style-name="Standard" style:family="paragraph">
      <style:paragraph-properties fo:margin-bottom="0in" fo:line-height="100%"/>
    </style:style>
    <style:style style:name="T104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046" style:parent-style-name="Standard" style:family="paragraph">
      <style:paragraph-properties fo:margin-bottom="0in" fo:line-height="100%"/>
    </style:style>
    <style:style style:name="T1047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T1048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T1049" style:parent-style-name="DefaultParagraphFont" style:family="text">
      <style:text-properties style:font-name="Cambria" fo:color="#000000" fo:font-size="12pt" style:font-size-asian="12pt" style:font-size-complex="12pt"/>
    </style:style>
    <style:style style:name="T1050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P1051" style:parent-style-name="Standard" style:family="paragraph">
      <style:paragraph-properties fo:margin-bottom="0in" fo:line-height="100%"/>
    </style:style>
    <style:style style:name="T1052" style:parent-style-name="DefaultParagraphFont" style:family="text">
      <style:text-properties style:font-name="Cambria" fo:color="#000000" fo:font-size="12pt" style:font-size-asian="12pt" style:font-size-complex="12pt"/>
    </style:style>
    <style:style style:name="T1053" style:parent-style-name="apple-converted-space" style:family="text">
      <style:text-properties style:font-name="Cambria" style:font-name-complex="Arial" fo:color="#000000" fo:font-size="12pt" style:font-size-asian="12pt" style:font-size-complex="12pt"/>
    </style:style>
    <style:style style:name="T1054" style:parent-style-name="DefaultParagraphFont" style:family="text">
      <style:text-properties style:font-name="Cambria" style:font-name-complex="Arial" fo:color="#000000" fo:font-size="12pt" style:font-size-asian="12pt" style:font-size-complex="12pt"/>
    </style:style>
    <style:style style:name="P1055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1056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1057" style:parent-style-name="Standard" style:family="paragraph">
      <style:paragraph-properties fo:text-align="center" fo:margin-bottom="0in" fo:line-height="150%"/>
    </style:style>
    <style:style style:name="T1058" style:parent-style-name="DefaultParagraphFont" style:family="text">
      <style:text-properties style:font-name="Cambria" style:font-name-complex="Verdana" fo:font-weight="bold" style:font-weight-asian="bold" fo:font-size="24pt" style:font-size-asian="24pt" style:font-size-complex="24pt"/>
    </style:style>
    <style:style style:name="P1059" style:parent-style-name="Standard" style:family="paragraph">
      <style:paragraph-properties fo:margin-bottom="0in" fo:line-height="100%"/>
    </style:style>
    <style:style style:name="T1060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6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6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63" style:parent-style-name="Standard" style:family="paragraph">
      <style:paragraph-properties fo:margin-bottom="0in" fo:line-height="100%"/>
    </style:style>
    <style:style style:name="T1064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065" style:parent-style-name="Standard" style:family="paragraph">
      <style:paragraph-properties fo:margin-bottom="0in" fo:line-height="100%"/>
    </style:style>
    <style:style style:name="T106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67" style:parent-style-name="Standard" style:family="paragraph">
      <style:paragraph-properties fo:margin-bottom="0in" fo:line-height="100%"/>
    </style:style>
    <style:style style:name="T106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6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70" style:parent-style-name="Standard" style:family="paragraph">
      <style:paragraph-properties fo:margin-bottom="0in" fo:line-height="100%"/>
    </style:style>
    <style:style style:name="T1071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72" style:parent-style-name="Standard" style:family="paragraph">
      <style:paragraph-properties fo:margin-bottom="0in" fo:line-height="100%"/>
    </style:style>
    <style:style style:name="T1073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74" style:parent-style-name="Standard" style:family="paragraph">
      <style:paragraph-properties fo:margin-bottom="0in" fo:line-height="100%"/>
    </style:style>
    <style:style style:name="T107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76" style:parent-style-name="Standard" style:family="paragraph">
      <style:paragraph-properties fo:margin-bottom="0in" fo:line-height="100%"/>
    </style:style>
    <style:style style:name="T107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78" style:parent-style-name="Standard" style:family="paragraph">
      <style:paragraph-properties fo:margin-bottom="0in" fo:line-height="100%"/>
    </style:style>
    <style:style style:name="T107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080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1081" style:parent-style-name="Standard" style:family="paragraph">
      <style:paragraph-properties fo:margin-bottom="0in" fo:line-height="100%"/>
    </style:style>
    <style:style style:name="T1082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T1083" style:parent-style-name="DefaultParagraphFont" style:family="text">
      <style:text-properties style:font-name="Cambria" style:font-name-complex="Verdana" fo:font-weight="bold" style:font-weight-asian="bold" fo:font-size="12pt" style:font-size-asian="12pt" style:font-size-complex="12pt"/>
    </style:style>
    <style:style style:name="P1084" style:parent-style-name="Standard" style:family="paragraph">
      <style:paragraph-properties fo:margin-bottom="0in" fo:line-height="100%"/>
    </style:style>
    <style:style style:name="T108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086" style:parent-style-name="DefaultParagraphFont" style:family="text">
      <style:text-properties style:font-name="Cambria" style:font-name-complex="Tahoma" style:font-weight-complex="bold" fo:color="#000000" fo:font-size="12pt" style:font-size-asian="12pt" style:font-size-complex="12pt"/>
    </style:style>
    <style:style style:name="P1087" style:parent-style-name="Standard" style:family="paragraph">
      <style:paragraph-properties fo:margin-bottom="0in" fo:line-height="100%"/>
    </style:style>
    <style:style style:name="T1088" style:parent-style-name="DefaultParagraphFont" style:family="text">
      <style:text-properties style:font-name="Cambria" style:font-name-complex="Tahoma" style:font-weight-complex="bold" fo:color="#000000" fo:font-size="12pt" style:font-size-asian="12pt" style:font-size-complex="12pt"/>
    </style:style>
    <style:style style:name="T1089" style:parent-style-name="DefaultParagraphFont" style:family="text">
      <style:text-properties style:font-name="Cambria" style:font-name-complex="Tahoma" fo:color="#000000" fo:font-size="12pt" style:font-size-asian="12pt" style:font-size-complex="12pt"/>
    </style:style>
    <style:style style:name="P1090" style:parent-style-name="Standard" style:family="paragraph">
      <style:paragraph-properties fo:margin-bottom="0in" fo:line-height="100%"/>
    </style:style>
    <style:style style:name="T1091" style:parent-style-name="DefaultParagraphFont" style:family="text">
      <style:text-properties style:font-name="Cambria" style:font-name-complex="Tahoma" fo:color="#000000" fo:font-size="12pt" style:font-size-asian="12pt" style:font-size-complex="12pt"/>
    </style:style>
    <style:style style:name="T1092" style:parent-style-name="apple-converted-space" style:family="text">
      <style:text-properties style:font-name="Cambria" style:font-name-complex="Tahoma" fo:color="#000000" fo:font-size="12pt" style:font-size-asian="12pt" style:font-size-complex="12pt"/>
    </style:style>
    <style:style style:name="T1093" style:parent-style-name="DefaultParagraphFont" style:family="text">
      <style:text-properties style:font-name="Cambria" style:font-name-complex="Tahoma" fo:color="#000000" fo:font-size="12pt" style:font-size-asian="12pt" style:font-size-complex="12pt"/>
    </style:style>
    <style:style style:name="T1094" style:parent-style-name="DefaultParagraphFont" style:family="text">
      <style:text-properties style:font-name="Cambria" style:font-name-complex="Tahoma" fo:color="#000000" fo:font-size="12pt" style:font-size-asian="12pt" style:font-size-complex="12pt"/>
    </style:style>
    <style:style style:name="P1095" style:parent-style-name="Standard" style:family="paragraph">
      <style:paragraph-properties fo:margin-bottom="0in" fo:line-height="100%"/>
    </style:style>
    <style:style style:name="T1096" style:parent-style-name="DefaultParagraphFont" style:family="text">
      <style:text-properties style:font-name="Cambria" style:font-name-complex="Tahoma" style:font-weight-complex="bold" fo:color="#000000" fo:font-size="12pt" style:font-size-asian="12pt" style:font-size-complex="12pt"/>
    </style:style>
    <style:style style:name="T1097" style:parent-style-name="DefaultParagraphFont" style:family="text">
      <style:text-properties style:font-name="Cambria" fo:color="#000000" fo:font-size="12pt" style:font-size-asian="12pt" style:font-size-complex="12pt"/>
    </style:style>
    <style:style style:name="T1098" style:parent-style-name="DefaultParagraphFont" style:family="text">
      <style:text-properties style:font-name="Cambria" fo:color="#000000" fo:font-size="12pt" style:font-size-asian="12pt" style:font-size-complex="12pt"/>
    </style:style>
    <style:style style:name="P1099" style:parent-style-name="Standard" style:family="paragraph">
      <style:paragraph-properties fo:margin-bottom="0in" fo:line-height="100%"/>
    </style:style>
    <style:style style:name="T1100" style:parent-style-name="DefaultParagraphFont" style:family="text">
      <style:text-properties style:font-name="Cambria" style:font-name-complex="Tahoma" style:font-weight-complex="bold" fo:color="#000000" fo:font-size="12pt" style:font-size-asian="12pt" style:font-size-complex="12pt"/>
    </style:style>
    <style:style style:name="T1101" style:parent-style-name="apple-converted-space" style:family="text">
      <style:text-properties style:font-name="Tahoma" style:font-name-complex="Tahoma" fo:color="#000000" fo:font-size="8.5pt" style:font-size-asian="8.5pt" style:font-size-complex="8.5pt"/>
    </style:style>
    <style:style style:name="T1102" style:parent-style-name="DefaultParagraphFont" style:family="text">
      <style:text-properties style:font-name="Cambria" style:font-name-complex="Tahoma" fo:color="#000000" fo:font-size="12pt" style:font-size-asian="12pt" style:font-size-complex="12pt"/>
    </style:style>
    <style:style style:name="P1103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1104" style:parent-style-name="Standard" style:family="paragraph">
      <style:paragraph-properties fo:margin-bottom="0in" fo:line-height="100%"/>
    </style:style>
    <style:style style:name="T1105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T1106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107" style:parent-style-name="NormalWeb" style:family="paragraph">
      <style:paragraph-properties fo:background-color="#FFFFFF"/>
    </style:style>
    <style:style style:name="T1108" style:parent-style-name="DefaultParagraphFont" style:family="text">
      <style:text-properties style:font-name="Cambria" fo:color="#000000"/>
    </style:style>
    <style:style style:name="P1109" style:parent-style-name="NormalWeb" style:family="paragraph">
      <style:paragraph-properties fo:background-color="#FFFFFF"/>
    </style:style>
    <style:style style:name="T1110" style:parent-style-name="DefaultParagraphFont" style:family="text">
      <style:text-properties style:font-name="Cambria" style:font-name-complex="Verdana"/>
    </style:style>
    <style:style style:name="T1111" style:parent-style-name="DefaultParagraphFont" style:family="text">
      <style:text-properties style:font-name="Cambria" style:font-name-complex="Verdana" fo:color="#000000"/>
    </style:style>
    <style:style style:name="T1112" style:parent-style-name="DefaultParagraphFont" style:family="text">
      <style:text-properties style:font-name="Cambria" fo:color="#000000"/>
    </style:style>
    <style:style style:name="T1113" style:parent-style-name="DefaultParagraphFont" style:family="text">
      <style:text-properties style:font-name="Cambria" fo:color="#000000"/>
    </style:style>
    <style:style style:name="P1114" style:parent-style-name="Standard" style:family="paragraph">
      <style:paragraph-properties fo:margin-bottom="0in" fo:line-height="100%"/>
    </style:style>
    <style:style style:name="T111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1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117" style:parent-style-name="DefaultParagraphFont" style:family="text">
      <style:text-properties style:font-name="Cambria" fo:color="#000000" fo:font-size="12pt" style:font-size-asian="12pt" style:font-size-complex="12pt"/>
    </style:style>
    <style:style style:name="T1118" style:parent-style-name="DefaultParagraphFont" style:family="text">
      <style:text-properties style:font-name="Cambria" fo:color="#000000" fo:font-size="12pt" style:font-size-asian="12pt" style:font-size-complex="12pt"/>
    </style:style>
    <style:style style:name="P1119" style:parent-style-name="Standard" style:family="paragraph">
      <style:paragraph-properties fo:margin-bottom="0in" fo:line-height="100%"/>
    </style:style>
    <style:style style:name="T112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21" style:parent-style-name="Standard" style:family="paragraph">
      <style:paragraph-properties fo:margin-bottom="0in" fo:line-height="100%"/>
      <style:text-properties style:font-name="Cambria" style:font-name-complex="Verdana" fo:font-size="12pt" style:font-size-asian="12pt" style:font-size-complex="12pt"/>
    </style:style>
    <style:style style:name="P1122" style:parent-style-name="Standard" style:family="paragraph">
      <style:paragraph-properties fo:margin-bottom="0in" fo:line-height="100%"/>
    </style:style>
    <style:style style:name="T1123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124" style:parent-style-name="Standard" style:family="paragraph">
      <style:paragraph-properties fo:margin-bottom="0in" fo:line-height="100%"/>
    </style:style>
    <style:style style:name="T1125" style:parent-style-name="DefaultParagraphFont" style:family="text">
      <style:text-properties style:font-name="Cambria" style:font-name-complex="Verdana-BoldItalic" style:font-weight-complex="bold" style:font-style-complex="italic" fo:font-size="12pt" style:font-size-asian="12pt" style:font-size-complex="12pt"/>
    </style:style>
    <style:style style:name="P1126" style:parent-style-name="Standard" style:family="paragraph">
      <style:paragraph-properties fo:margin-bottom="0in" fo:line-height="100%"/>
    </style:style>
    <style:style style:name="T1127" style:parent-style-name="DefaultParagraphFont" style:family="text">
      <style:text-properties style:font-name="Cambria" style:font-name-complex="Verdana-BoldItalic" style:font-weight-complex="bold" style:font-style-complex="italic" fo:font-size="12pt" style:font-size-asian="12pt" style:font-size-complex="12pt"/>
    </style:style>
    <style:style style:name="P1128" style:parent-style-name="Standard" style:family="paragraph">
      <style:paragraph-properties fo:margin-bottom="0in" fo:line-height="100%"/>
    </style:style>
    <style:style style:name="T1129" style:parent-style-name="DefaultParagraphFont" style:family="text">
      <style:text-properties style:font-name="Cambria" style:font-name-complex="Verdana-BoldItalic" style:font-weight-complex="bold" style:font-style-complex="italic" fo:font-size="12pt" style:font-size-asian="12pt" style:font-size-complex="12pt"/>
    </style:style>
    <style:style style:name="P1130" style:parent-style-name="Standard" style:family="paragraph">
      <style:paragraph-properties fo:margin-bottom="0in" fo:line-height="100%"/>
    </style:style>
    <style:style style:name="T1131" style:parent-style-name="DefaultParagraphFont" style:family="text">
      <style:text-properties style:font-name="Cambria" style:font-name-complex="Verdana-BoldItalic" style:font-weight-complex="bold" style:font-style-complex="italic" fo:font-size="12pt" style:font-size-asian="12pt" style:font-size-complex="12pt"/>
    </style:style>
    <style:style style:name="T1132" style:parent-style-name="DefaultParagraphFont" style:family="text">
      <style:text-properties style:font-name="Cambria" fo:font-size="12pt" style:font-size-asian="12pt" style:font-size-complex="12pt"/>
    </style:style>
    <style:style style:name="T1133" style:parent-style-name="DefaultParagraphFont" style:family="text">
      <style:text-properties style:font-name="Cambria" fo:color="#000000" fo:font-size="12pt" style:font-size-asian="12pt" style:font-size-complex="12pt"/>
    </style:style>
    <style:style style:name="P1134" style:parent-style-name="Standard" style:family="paragraph">
      <style:paragraph-properties fo:margin-bottom="0in" fo:line-height="100%"/>
    </style:style>
    <style:style style:name="T1135" style:parent-style-name="DefaultParagraphFont" style:family="text">
      <style:text-properties style:font-name="Cambria" style:font-name-complex="Verdana-BoldItalic" style:font-weight-complex="bold" style:font-style-complex="italic" fo:font-size="12pt" style:font-size-asian="12pt" style:font-size-complex="12pt"/>
    </style:style>
    <style:style style:name="P113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3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38" style:parent-style-name="Standard" style:family="paragraph">
      <style:paragraph-properties fo:margin-bottom="0in" fo:line-height="100%"/>
    </style:style>
    <style:style style:name="T113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40" style:parent-style-name="Standard" style:family="paragraph">
      <style:paragraph-properties fo:margin-bottom="0in" fo:line-height="100%"/>
      <style:text-properties style:font-name="Cambria" style:font-name-complex="Verdana" fo:color="#0000FF" fo:font-size="14pt" style:font-size-asian="14pt" style:font-size-complex="14pt"/>
    </style:style>
    <style:style style:name="P1141" style:parent-style-name="Standard" style:family="paragraph">
      <style:paragraph-properties fo:margin-bottom="0in" fo:line-height="100%"/>
      <style:text-properties style:font-name="Cambria" style:font-name-complex="Verdana" fo:color="#0000FF" fo:font-size="14pt" style:font-size-asian="14pt" style:font-size-complex="14pt"/>
    </style:style>
    <style:style style:name="P1142" style:parent-style-name="Standard" style:family="paragraph">
      <style:paragraph-properties fo:margin-bottom="0in" fo:line-height="100%"/>
    </style:style>
    <style:style style:name="T1143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144" style:parent-style-name="Standard" style:family="paragraph">
      <style:paragraph-properties fo:margin-bottom="0in" fo:line-height="100%"/>
    </style:style>
    <style:style style:name="T1145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46" style:parent-style-name="Standard" style:family="paragraph">
      <style:paragraph-properties fo:margin-bottom="0in" fo:line-height="100%"/>
    </style:style>
    <style:style style:name="T1147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48" style:parent-style-name="Standard" style:family="paragraph">
      <style:paragraph-properties fo:margin-bottom="0in" fo:line-height="100%"/>
    </style:style>
    <style:style style:name="T1149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T115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51" style:parent-style-name="Standard" style:family="paragraph">
      <style:paragraph-properties fo:margin-bottom="0in" fo:line-height="100%"/>
    </style:style>
    <style:style style:name="T115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53" style:parent-style-name="Standard" style:family="paragraph">
      <style:paragraph-properties fo:margin-bottom="0in" fo:line-height="100%"/>
      <style:text-properties style:font-name="Cambria" style:font-name-complex="Verdana" fo:color="#0000FF" fo:font-size="14pt" style:font-size-asian="14pt" style:font-size-complex="14pt"/>
    </style:style>
    <style:style style:name="P1154" style:parent-style-name="Standard" style:family="paragraph">
      <style:paragraph-properties fo:margin-bottom="0in" fo:line-height="100%"/>
      <style:text-properties style:font-name="Cambria" style:font-name-complex="Verdana" fo:color="#0000FF" fo:font-size="14pt" style:font-size-asian="14pt" style:font-size-complex="14pt"/>
    </style:style>
    <style:style style:name="P1155" style:parent-style-name="Standard" style:family="paragraph">
      <style:paragraph-properties fo:margin-bottom="0in" fo:line-height="100%"/>
    </style:style>
    <style:style style:name="T1156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15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158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159" style:parent-style-name="Standard" style:family="paragraph">
      <style:paragraph-properties fo:margin-bottom="0in" fo:line-height="100%"/>
    </style:style>
    <style:style style:name="T116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161" style:parent-style-name="Standard" style:family="paragraph">
      <style:paragraph-properties fo:margin-bottom="0in" fo:line-height="100%"/>
    </style:style>
    <style:style style:name="T116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63" style:parent-style-name="Standard" style:family="paragraph">
      <style:paragraph-properties fo:margin-bottom="0in" fo:line-height="100%"/>
    </style:style>
    <style:style style:name="T116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65" style:parent-style-name="Standard" style:family="paragraph">
      <style:paragraph-properties fo:margin-bottom="0in" fo:line-height="100%"/>
    </style:style>
    <style:style style:name="T11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67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168" style:parent-style-name="Standard" style:family="paragraph">
      <style:paragraph-properties fo:margin-bottom="0in" fo:line-height="100%"/>
    </style:style>
    <style:style style:name="T1169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17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171" style:parent-style-name="Standard" style:family="paragraph">
      <style:paragraph-properties fo:margin-bottom="0in" fo:line-height="100%"/>
    </style:style>
    <style:style style:name="T117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73" style:parent-style-name="Standard" style:family="paragraph">
      <style:paragraph-properties fo:margin-bottom="0in" fo:line-height="100%"/>
    </style:style>
    <style:style style:name="T117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75" style:parent-style-name="Standard" style:family="paragraph">
      <style:paragraph-properties fo:margin-bottom="0in" fo:line-height="100%"/>
    </style:style>
    <style:style style:name="T117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77" style:parent-style-name="Standard" style:family="paragraph">
      <style:paragraph-properties fo:margin-bottom="0in" fo:line-height="100%"/>
    </style:style>
    <style:style style:name="T117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17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180" style:parent-style-name="Standard" style:family="paragraph">
      <style:paragraph-properties fo:margin-bottom="0in" fo:line-height="100%"/>
      <style:text-properties style:font-name="Cambria" style:font-name-complex="Verdana" fo:color="#0000FF" fo:font-size="14pt" style:font-size-asian="14pt" style:font-size-complex="14pt"/>
    </style:style>
    <style:style style:name="P118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82" style:parent-style-name="Standard" style:family="paragraph">
      <style:paragraph-properties fo:margin-bottom="0in" fo:line-height="100%"/>
    </style:style>
    <style:style style:name="T1183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8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4pt" style:font-size-asian="14pt" style:font-size-complex="14pt"/>
    </style:style>
    <style:style style:name="P118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font-size="14pt" style:font-size-asian="14pt" style:font-size-complex="14pt"/>
    </style:style>
    <style:style style:name="P1186" style:parent-style-name="Standard" style:family="paragraph">
      <style:paragraph-properties fo:margin-bottom="0in" fo:line-height="100%"/>
    </style:style>
    <style:style style:name="T1187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118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1189" style:parent-style-name="Standard" style:family="paragraph">
      <style:paragraph-properties fo:margin-bottom="0in" fo:line-height="100%"/>
    </style:style>
    <style:style style:name="T119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91" style:parent-style-name="Standard" style:family="paragraph">
      <style:paragraph-properties fo:margin-bottom="0in" fo:line-height="100%"/>
    </style:style>
    <style:style style:name="T119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93" style:parent-style-name="Standard" style:family="paragraph">
      <style:paragraph-properties fo:margin-bottom="0in" fo:line-height="100%"/>
    </style:style>
    <style:style style:name="T1194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95" style:parent-style-name="Standard" style:family="paragraph">
      <style:paragraph-properties fo:margin-bottom="0in" fo:line-height="100%"/>
    </style:style>
    <style:style style:name="T1196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97" style:parent-style-name="Standard" style:family="paragraph">
      <style:paragraph-properties fo:margin-bottom="0in" fo:line-height="100%"/>
    </style:style>
    <style:style style:name="T1198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199" style:parent-style-name="Standard" style:family="paragraph">
      <style:paragraph-properties fo:margin-bottom="0in" fo:line-height="100%"/>
    </style:style>
    <style:style style:name="T1200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01" style:parent-style-name="Standard" style:family="paragraph">
      <style:paragraph-properties fo:margin-bottom="0in" fo:line-height="100%"/>
    </style:style>
    <style:style style:name="T120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20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04" style:parent-style-name="Standard" style:family="paragraph">
      <style:paragraph-properties fo:margin-bottom="0in" fo:line-height="100%"/>
    </style:style>
    <style:style style:name="T120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06" style:parent-style-name="Standard" style:family="paragraph">
      <style:paragraph-properties fo:margin-bottom="0in" fo:line-height="100%"/>
    </style:style>
    <style:style style:name="T120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08" style:parent-style-name="Standard" style:family="paragraph">
      <style:paragraph-properties fo:margin-bottom="0in" fo:line-height="100%"/>
    </style:style>
    <style:style style:name="T120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1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11" style:parent-style-name="Standard" style:family="paragraph">
      <style:paragraph-properties fo:margin-bottom="0in" fo:line-height="100%"/>
    </style:style>
    <style:style style:name="T121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13" style:parent-style-name="Standard" style:family="paragraph">
      <style:paragraph-properties fo:margin-bottom="0in" fo:line-height="100%"/>
    </style:style>
    <style:style style:name="T121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15" style:parent-style-name="Standard" style:family="paragraph">
      <style:paragraph-properties fo:margin-bottom="0in" fo:line-height="100%"/>
    </style:style>
    <style:style style:name="T121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1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18" style:parent-style-name="Standard" style:family="paragraph">
      <style:paragraph-properties fo:margin-bottom="0in" fo:line-height="100%"/>
    </style:style>
    <style:style style:name="T121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20" style:parent-style-name="Standard" style:family="paragraph">
      <style:paragraph-properties fo:margin-bottom="0in" fo:line-height="100%"/>
    </style:style>
    <style:style style:name="T122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2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23" style:parent-style-name="Standard" style:family="paragraph">
      <style:paragraph-properties fo:margin-bottom="0in" fo:line-height="100%"/>
    </style:style>
    <style:style style:name="T122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25" style:parent-style-name="Standard" style:family="paragraph">
      <style:paragraph-properties fo:margin-bottom="0in" fo:line-height="100%"/>
    </style:style>
    <style:style style:name="T122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2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28" style:parent-style-name="Standard" style:family="paragraph">
      <style:paragraph-properties fo:margin-bottom="0in" fo:line-height="100%"/>
    </style:style>
    <style:style style:name="T122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30" style:parent-style-name="Standard" style:family="paragraph">
      <style:paragraph-properties fo:margin-bottom="0in" fo:line-height="100%"/>
    </style:style>
    <style:style style:name="T123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32" style:parent-style-name="Standard" style:family="paragraph">
      <style:paragraph-properties fo:margin-bottom="0in" fo:line-height="100%"/>
    </style:style>
    <style:style style:name="T12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34" style:parent-style-name="Standard" style:family="paragraph">
      <style:paragraph-properties fo:margin-bottom="0in" fo:line-height="100%"/>
    </style:style>
    <style:style style:name="T123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3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37" style:parent-style-name="Standard" style:family="paragraph">
      <style:paragraph-properties fo:margin-bottom="0in" fo:line-height="100%"/>
    </style:style>
    <style:style style:name="T123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39" style:parent-style-name="Standard" style:family="paragraph">
      <style:paragraph-properties fo:margin-bottom="0in" fo:line-height="100%"/>
    </style:style>
    <style:style style:name="T124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41" style:parent-style-name="Standard" style:family="paragraph">
      <style:paragraph-properties fo:margin-bottom="0in" fo:line-height="100%"/>
    </style:style>
    <style:style style:name="T124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4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44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1245" style:parent-style-name="Standard" style:family="paragraph">
      <style:paragraph-properties fo:text-align="center" fo:margin-bottom="0in" fo:line-height="150%"/>
    </style:style>
    <style:style style:name="T1246" style:parent-style-name="DefaultParagraphFont" style:family="text">
      <style:text-properties style:font-name="Cambria" style:font-name-complex="Verdana-Italic" fo:font-weight="bold" style:font-weight-asian="bold" fo:font-style="italic" style:font-style-asian="italic" style:font-style-complex="italic" fo:font-size="24pt" style:font-size-asian="24pt" style:font-size-complex="24pt"/>
    </style:style>
    <style:style style:name="P1247" style:parent-style-name="Standard" style:family="paragraph">
      <style:paragraph-properties fo:margin-bottom="0in" fo:line-height="100%"/>
    </style:style>
    <style:style style:name="T1248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249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25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251" style:parent-style-name="Standard" style:family="paragraph">
      <style:paragraph-properties fo:margin-bottom="0in" fo:line-height="100%"/>
    </style:style>
    <style:style style:name="T125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25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54" style:parent-style-name="Standard" style:family="paragraph">
      <style:paragraph-properties fo:margin-bottom="0in" fo:line-height="100%"/>
    </style:style>
    <style:style style:name="T12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256" style:parent-style-name="DefaultParagraphFont" style:family="text">
      <style:text-properties style:font-name="Cambria" style:font-name-complex="Verdana" fo:color="#000000" fo:font-size="8pt" style:font-size-asian="8pt" style:font-size-complex="8pt"/>
    </style:style>
    <style:style style:name="T12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58" style:parent-style-name="Standard" style:family="paragraph">
      <style:paragraph-properties fo:margin-bottom="0in" fo:line-height="100%"/>
    </style:style>
    <style:style style:name="T125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60" style:parent-style-name="Standard" style:family="paragraph">
      <style:paragraph-properties fo:margin-bottom="0in" fo:line-height="100%"/>
    </style:style>
    <style:style style:name="T126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62" style:parent-style-name="Standard" style:family="paragraph">
      <style:paragraph-properties fo:margin-bottom="0in" fo:line-height="100%"/>
    </style:style>
    <style:style style:name="T126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64" style:parent-style-name="Standard" style:family="paragraph">
      <style:paragraph-properties fo:margin-bottom="0in" fo:line-height="100%"/>
    </style:style>
    <style:style style:name="T126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66" style:parent-style-name="Standard" style:family="paragraph">
      <style:paragraph-properties fo:margin-bottom="0in" fo:line-height="150%"/>
    </style:style>
    <style:style style:name="T126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26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26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70" style:parent-style-name="Standard" style:family="paragraph">
      <style:paragraph-properties fo:margin-bottom="0in" fo:line-height="100%"/>
    </style:style>
    <style:style style:name="T127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72" style:parent-style-name="Standard" style:family="paragraph">
      <style:paragraph-properties fo:margin-bottom="0in" fo:line-height="100%"/>
    </style:style>
    <style:style style:name="T127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74" style:parent-style-name="Standard" style:family="paragraph">
      <style:paragraph-properties fo:margin-bottom="0in" fo:line-height="100%"/>
    </style:style>
    <style:style style:name="T127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76" style:parent-style-name="Standard" style:family="paragraph">
      <style:paragraph-properties fo:margin-bottom="0in" fo:line-height="100%"/>
    </style:style>
    <style:style style:name="T127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78" style:parent-style-name="Standard" style:family="paragraph">
      <style:paragraph-properties fo:margin-bottom="0in" fo:line-height="100%"/>
    </style:style>
    <style:style style:name="T127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80" style:parent-style-name="Standard" style:family="paragraph">
      <style:paragraph-properties fo:margin-bottom="0in" fo:line-height="100%"/>
    </style:style>
    <style:style style:name="T128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82" style:parent-style-name="Standard" style:family="paragraph">
      <style:paragraph-properties fo:margin-bottom="0in" fo:line-height="100%"/>
    </style:style>
    <style:style style:name="T12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8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85" style:parent-style-name="Standard" style:family="paragraph">
      <style:paragraph-properties fo:margin-bottom="0in" fo:line-height="100%"/>
    </style:style>
    <style:style style:name="T128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287" style:parent-style-name="Standard" style:family="paragraph">
      <style:paragraph-properties fo:margin-bottom="0in" fo:line-height="100%"/>
    </style:style>
    <style:style style:name="T128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89" style:parent-style-name="Standard" style:family="paragraph">
      <style:paragraph-properties fo:margin-bottom="0in" fo:line-height="100%"/>
    </style:style>
    <style:style style:name="T129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91" style:parent-style-name="Standard" style:family="paragraph">
      <style:paragraph-properties fo:margin-bottom="0in" fo:line-height="100%"/>
    </style:style>
    <style:style style:name="T129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93" style:parent-style-name="Standard" style:family="paragraph">
      <style:paragraph-properties fo:margin-bottom="0in" fo:line-height="100%"/>
    </style:style>
    <style:style style:name="T129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95" style:parent-style-name="Standard" style:family="paragraph">
      <style:paragraph-properties fo:margin-bottom="0in" fo:line-height="100%"/>
    </style:style>
    <style:style style:name="T129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29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298" style:parent-style-name="Standard" style:family="paragraph">
      <style:paragraph-properties fo:margin-bottom="0in" fo:line-height="100%"/>
    </style:style>
    <style:style style:name="T129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0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01" style:parent-style-name="Standard" style:family="paragraph">
      <style:paragraph-properties fo:margin-bottom="0in" fo:line-height="100%"/>
    </style:style>
    <style:style style:name="T130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03" style:parent-style-name="Standard" style:family="paragraph">
      <style:paragraph-properties fo:margin-bottom="0in" fo:line-height="100%"/>
    </style:style>
    <style:style style:name="T130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05" style:parent-style-name="Standard" style:family="paragraph">
      <style:paragraph-properties fo:margin-bottom="0in" fo:line-height="100%"/>
    </style:style>
    <style:style style:name="T130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07" style:parent-style-name="Standard" style:family="paragraph">
      <style:paragraph-properties fo:margin-bottom="0in" fo:line-height="100%"/>
    </style:style>
    <style:style style:name="T130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09" style:parent-style-name="Standard" style:family="paragraph">
      <style:paragraph-properties fo:margin-bottom="0in" fo:line-height="100%"/>
    </style:style>
    <style:style style:name="T131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11" style:parent-style-name="Standard" style:family="paragraph">
      <style:paragraph-properties fo:margin-bottom="0in" fo:line-height="100%"/>
    </style:style>
    <style:style style:name="T131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31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14" style:parent-style-name="Standard" style:family="paragraph">
      <style:paragraph-properties fo:margin-bottom="0in" fo:line-height="100%"/>
    </style:style>
    <style:style style:name="T131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16" style:parent-style-name="Standard" style:family="paragraph">
      <style:paragraph-properties fo:margin-bottom="0in" fo:line-height="100%"/>
    </style:style>
    <style:style style:name="T131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1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19" style:parent-style-name="Standard" style:family="paragraph">
      <style:paragraph-properties fo:margin-bottom="0in" fo:line-height="100%"/>
    </style:style>
    <style:style style:name="T132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21" style:parent-style-name="Standard" style:family="paragraph">
      <style:paragraph-properties fo:margin-bottom="0in" fo:line-height="100%"/>
    </style:style>
    <style:style style:name="T132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23" style:parent-style-name="Standard" style:family="paragraph">
      <style:paragraph-properties fo:margin-bottom="0in" fo:line-height="100%"/>
    </style:style>
    <style:style style:name="T132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32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26" style:parent-style-name="Standard" style:family="paragraph">
      <style:paragraph-properties fo:margin-bottom="0in" fo:line-height="100%"/>
    </style:style>
    <style:style style:name="T132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28" style:parent-style-name="Standard" style:family="paragraph">
      <style:paragraph-properties fo:margin-bottom="0in" fo:line-height="100%"/>
    </style:style>
    <style:style style:name="T132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30" style:parent-style-name="Standard" style:family="paragraph">
      <style:paragraph-properties fo:margin-bottom="0in" fo:line-height="100%"/>
    </style:style>
    <style:style style:name="T133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32" style:parent-style-name="Standard" style:family="paragraph">
      <style:paragraph-properties fo:margin-bottom="0in" fo:line-height="100%"/>
    </style:style>
    <style:style style:name="T13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34" style:parent-style-name="Standard" style:family="paragraph">
      <style:paragraph-properties fo:margin-bottom="0in" fo:line-height="100%"/>
    </style:style>
    <style:style style:name="T133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36" style:parent-style-name="Standard" style:family="paragraph">
      <style:paragraph-properties fo:margin-bottom="0in" fo:line-height="100%"/>
    </style:style>
    <style:style style:name="T133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33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33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40" style:parent-style-name="Standard" style:family="paragraph">
      <style:paragraph-properties fo:margin-bottom="0in" fo:line-height="100%"/>
    </style:style>
    <style:style style:name="T134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342" style:parent-style-name="Standard" style:family="paragraph">
      <style:paragraph-properties fo:margin-bottom="0in" fo:line-height="100%"/>
    </style:style>
    <style:style style:name="T134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44" style:parent-style-name="Standard" style:family="paragraph">
      <style:paragraph-properties fo:margin-bottom="0in" fo:line-height="100%"/>
    </style:style>
    <style:style style:name="T134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46" style:parent-style-name="Standard" style:family="paragraph">
      <style:paragraph-properties fo:margin-bottom="0in" fo:line-height="100%"/>
    </style:style>
    <style:style style:name="T134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48" style:parent-style-name="Standard" style:family="paragraph">
      <style:paragraph-properties fo:margin-bottom="0in" fo:line-height="100%"/>
    </style:style>
    <style:style style:name="T134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50" style:parent-style-name="Standard" style:family="paragraph">
      <style:paragraph-properties fo:margin-bottom="0in" fo:line-height="100%"/>
    </style:style>
    <style:style style:name="T135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52" style:parent-style-name="Standard" style:family="paragraph">
      <style:paragraph-properties fo:margin-bottom="0in" fo:line-height="100%"/>
    </style:style>
    <style:style style:name="T135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54" style:parent-style-name="Standard" style:family="paragraph">
      <style:paragraph-properties fo:margin-bottom="0in" fo:line-height="100%"/>
    </style:style>
    <style:style style:name="T13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35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57" style:parent-style-name="Standard" style:family="paragraph">
      <style:paragraph-properties fo:margin-bottom="0in" fo:line-height="100%"/>
    </style:style>
    <style:style style:name="T135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59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360" style:parent-style-name="Standard" style:family="paragraph">
      <style:paragraph-properties fo:margin-bottom="0in" fo:line-height="100%"/>
    </style:style>
    <style:style style:name="T1361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362" style:parent-style-name="Standard" style:family="paragraph">
      <style:paragraph-properties fo:margin-bottom="0in" fo:line-height="100%"/>
    </style:style>
    <style:style style:name="T136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64" style:parent-style-name="Standard" style:family="paragraph">
      <style:paragraph-properties fo:margin-bottom="0in" fo:line-height="100%"/>
    </style:style>
    <style:style style:name="T136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66" style:parent-style-name="Standard" style:family="paragraph">
      <style:paragraph-properties fo:margin-bottom="0in" fo:line-height="100%"/>
    </style:style>
    <style:style style:name="T136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68" style:parent-style-name="Standard" style:family="paragraph">
      <style:paragraph-properties fo:margin-bottom="0in" fo:line-height="100%"/>
    </style:style>
    <style:style style:name="T136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37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7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372" style:parent-style-name="Standard" style:family="paragraph">
      <style:paragraph-properties fo:margin-bottom="0in" fo:line-height="100%"/>
    </style:style>
    <style:style style:name="T1373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374" style:parent-style-name="Standard" style:family="paragraph">
      <style:paragraph-properties fo:margin-bottom="0in" fo:line-height="100%"/>
    </style:style>
    <style:style style:name="T137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76" style:parent-style-name="Standard" style:family="paragraph">
      <style:paragraph-properties fo:margin-bottom="0in" fo:line-height="100%"/>
    </style:style>
    <style:style style:name="T137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78" style:parent-style-name="Standard" style:family="paragraph">
      <style:paragraph-properties fo:margin-bottom="0in" fo:line-height="100%"/>
    </style:style>
    <style:style style:name="T137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80" style:parent-style-name="Standard" style:family="paragraph">
      <style:paragraph-properties fo:margin-bottom="0in" fo:line-height="100%"/>
    </style:style>
    <style:style style:name="T138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82" style:parent-style-name="Standard" style:family="paragraph">
      <style:paragraph-properties fo:margin-bottom="0in" fo:line-height="100%"/>
    </style:style>
    <style:style style:name="T138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38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85" style:parent-style-name="Standard" style:family="paragraph">
      <style:paragraph-properties fo:margin-bottom="0in" fo:line-height="100%"/>
    </style:style>
    <style:style style:name="T138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87" style:parent-style-name="Standard" style:family="paragraph">
      <style:paragraph-properties fo:margin-bottom="0in" fo:line-height="100%"/>
    </style:style>
    <style:style style:name="T138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89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390" style:parent-style-name="Standard" style:family="paragraph">
      <style:paragraph-properties fo:margin-bottom="0in" fo:line-height="100%"/>
    </style:style>
    <style:style style:name="T1391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392" style:parent-style-name="Standard" style:family="paragraph">
      <style:paragraph-properties fo:margin-bottom="0in" fo:line-height="100%"/>
    </style:style>
    <style:style style:name="T139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94" style:parent-style-name="Standard" style:family="paragraph">
      <style:paragraph-properties fo:margin-bottom="0in" fo:line-height="100%"/>
    </style:style>
    <style:style style:name="T139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39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97" style:parent-style-name="Standard" style:family="paragraph">
      <style:paragraph-properties fo:margin-bottom="0in" fo:line-height="100%"/>
    </style:style>
    <style:style style:name="T139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399" style:parent-style-name="Standard" style:family="paragraph">
      <style:paragraph-properties fo:margin-bottom="0in" fo:line-height="100%"/>
    </style:style>
    <style:style style:name="T140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01" style:parent-style-name="Standard" style:family="paragraph">
      <style:paragraph-properties fo:margin-bottom="0in" fo:line-height="100%"/>
    </style:style>
    <style:style style:name="T140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03" style:parent-style-name="Standard" style:family="paragraph">
      <style:paragraph-properties fo:margin-bottom="0in" fo:line-height="100%"/>
    </style:style>
    <style:style style:name="T140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05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406" style:parent-style-name="Standard" style:family="paragraph">
      <style:paragraph-properties fo:margin-bottom="0in" fo:line-height="100%"/>
    </style:style>
    <style:style style:name="T1407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408" style:parent-style-name="Standard" style:family="paragraph">
      <style:paragraph-properties fo:margin-bottom="0in" fo:line-height="100%"/>
    </style:style>
    <style:style style:name="T140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10" style:parent-style-name="Standard" style:family="paragraph">
      <style:paragraph-properties fo:margin-bottom="0in" fo:line-height="100%"/>
    </style:style>
    <style:style style:name="T141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12" style:parent-style-name="Standard" style:family="paragraph">
      <style:paragraph-properties fo:margin-bottom="0in" fo:line-height="100%"/>
    </style:style>
    <style:style style:name="T141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1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15" style:parent-style-name="Standard" style:family="paragraph">
      <style:paragraph-properties fo:margin-bottom="0in" fo:line-height="100%"/>
    </style:style>
    <style:style style:name="T14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1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18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19" style:parent-style-name="Standard" style:family="paragraph">
      <style:paragraph-properties fo:margin-bottom="0in" fo:line-height="100%"/>
    </style:style>
    <style:style style:name="T1420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2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2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23" style:parent-style-name="Standard" style:family="paragraph">
      <style:paragraph-properties fo:margin-bottom="0in" fo:line-height="100%"/>
    </style:style>
    <style:style style:name="T142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25" style:parent-style-name="Standard" style:family="paragraph">
      <style:paragraph-properties fo:margin-bottom="0in" fo:line-height="100%"/>
    </style:style>
    <style:style style:name="T142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2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28" style:parent-style-name="Standard" style:family="paragraph">
      <style:paragraph-properties fo:margin-bottom="0in" fo:line-height="100%"/>
    </style:style>
    <style:style style:name="T14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30" style:parent-style-name="Standard" style:family="paragraph">
      <style:paragraph-properties fo:margin-bottom="0in" fo:line-height="100%"/>
    </style:style>
    <style:style style:name="T14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3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33" style:parent-style-name="Standard" style:family="paragraph">
      <style:paragraph-properties fo:margin-bottom="0in" fo:line-height="100%"/>
    </style:style>
    <style:style style:name="T143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35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436" style:parent-style-name="Standard" style:family="paragraph">
      <style:paragraph-properties fo:margin-bottom="0in" fo:line-height="100%"/>
    </style:style>
    <style:style style:name="T143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38" style:parent-style-name="Standard" style:family="paragraph">
      <style:paragraph-properties fo:margin-bottom="0in" fo:line-height="100%"/>
    </style:style>
    <style:style style:name="T143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4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41" style:parent-style-name="Standard" style:family="paragraph">
      <style:paragraph-properties fo:margin-bottom="0in" fo:line-height="100%"/>
    </style:style>
    <style:style style:name="T144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43" style:parent-style-name="Standard" style:family="paragraph">
      <style:paragraph-properties fo:margin-bottom="0in" fo:line-height="100%"/>
    </style:style>
    <style:style style:name="T144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45" style:parent-style-name="Standard" style:family="paragraph">
      <style:paragraph-properties fo:margin-bottom="0in" fo:line-height="100%"/>
    </style:style>
    <style:style style:name="T144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47" style:parent-style-name="Standard" style:family="paragraph">
      <style:paragraph-properties fo:margin-bottom="0in" fo:line-height="100%"/>
    </style:style>
    <style:style style:name="T144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49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450" style:parent-style-name="Standard" style:family="paragraph">
      <style:paragraph-properties fo:margin-bottom="0in" fo:line-height="100%"/>
    </style:style>
    <style:style style:name="T145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52" style:parent-style-name="Standard" style:family="paragraph">
      <style:paragraph-properties fo:margin-bottom="0in" fo:line-height="100%"/>
    </style:style>
    <style:style style:name="T145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54" style:parent-style-name="Standard" style:family="paragraph">
      <style:paragraph-properties fo:margin-bottom="0in" fo:line-height="100%"/>
    </style:style>
    <style:style style:name="T14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56" style:parent-style-name="Standard" style:family="paragraph">
      <style:paragraph-properties fo:margin-bottom="0in" fo:line-height="100%"/>
    </style:style>
    <style:style style:name="T14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5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59" style:parent-style-name="Standard" style:family="paragraph">
      <style:paragraph-properties fo:margin-bottom="0in" fo:line-height="100%"/>
    </style:style>
    <style:style style:name="T14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6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6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63" style:parent-style-name="Standard" style:family="paragraph">
      <style:paragraph-properties fo:margin-bottom="0in" fo:line-height="100%"/>
    </style:style>
    <style:style style:name="T1464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65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466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1467" style:parent-style-name="Standard" style:family="paragraph">
      <style:paragraph-properties fo:margin-bottom="0in" fo:line-height="100%"/>
    </style:style>
    <style:style style:name="T146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69" style:parent-style-name="Standard" style:family="paragraph">
      <style:paragraph-properties fo:margin-bottom="0in" fo:line-height="100%"/>
    </style:style>
    <style:style style:name="T147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71" style:parent-style-name="Standard" style:family="paragraph">
      <style:paragraph-properties fo:margin-bottom="0in" fo:line-height="100%"/>
    </style:style>
    <style:style style:name="T147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73" style:parent-style-name="Standard" style:family="paragraph">
      <style:paragraph-properties fo:margin-bottom="0in" fo:line-height="100%"/>
    </style:style>
    <style:style style:name="T147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47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476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77" style:parent-style-name="Standard" style:family="paragraph">
      <style:paragraph-properties fo:margin-bottom="0in" fo:line-height="100%"/>
    </style:style>
    <style:style style:name="T147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79" style:parent-style-name="Standard" style:family="paragraph">
      <style:paragraph-properties fo:margin-bottom="0in" fo:line-height="100%"/>
    </style:style>
    <style:style style:name="T148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81" style:parent-style-name="Standard" style:family="paragraph">
      <style:paragraph-properties fo:margin-bottom="0in" fo:line-height="100%"/>
    </style:style>
    <style:style style:name="T148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83" style:parent-style-name="Standard" style:family="paragraph">
      <style:paragraph-properties fo:margin-bottom="0in" fo:line-height="100%"/>
    </style:style>
    <style:style style:name="T148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85" style:parent-style-name="Standard" style:family="paragraph">
      <style:paragraph-properties fo:margin-bottom="0in" fo:line-height="100%"/>
    </style:style>
    <style:style style:name="T148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87" style:parent-style-name="Standard" style:family="paragraph">
      <style:paragraph-properties fo:margin-bottom="0in" fo:line-height="100%"/>
    </style:style>
    <style:style style:name="T148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48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90" style:parent-style-name="Standard" style:family="paragraph">
      <style:paragraph-properties fo:margin-bottom="0in" fo:line-height="100%"/>
    </style:style>
    <style:style style:name="T149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92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1493" style:parent-style-name="Standard" style:family="paragraph">
      <style:paragraph-properties fo:margin-bottom="0in" fo:line-height="100%"/>
    </style:style>
    <style:style style:name="T149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495" style:parent-style-name="Standard" style:family="paragraph">
      <style:paragraph-properties fo:margin-bottom="0in" fo:line-height="100%"/>
    </style:style>
    <style:style style:name="T149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97" style:parent-style-name="Standard" style:family="paragraph">
      <style:paragraph-properties fo:margin-bottom="0in" fo:line-height="100%"/>
    </style:style>
    <style:style style:name="T149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499" style:parent-style-name="Standard" style:family="paragraph">
      <style:paragraph-properties fo:margin-bottom="0in" fo:line-height="100%"/>
    </style:style>
    <style:style style:name="T150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50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02" style:parent-style-name="Standard" style:family="paragraph">
      <style:paragraph-properties fo:margin-bottom="0in" fo:line-height="100%"/>
    </style:style>
    <style:style style:name="T150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04" style:parent-style-name="Standard" style:family="paragraph">
      <style:paragraph-properties fo:margin-bottom="0in" fo:line-height="100%"/>
    </style:style>
    <style:style style:name="T150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06" style:parent-style-name="Standard" style:family="paragraph">
      <style:paragraph-properties fo:margin-bottom="0in" fo:line-height="100%"/>
    </style:style>
    <style:style style:name="T150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0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09" style:parent-style-name="Standard" style:family="paragraph">
      <style:paragraph-properties fo:margin-bottom="0in" fo:line-height="100%"/>
    </style:style>
    <style:style style:name="T151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11" style:parent-style-name="Standard" style:family="paragraph">
      <style:paragraph-properties fo:margin-bottom="0in" fo:line-height="100%"/>
    </style:style>
    <style:style style:name="T151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13" style:parent-style-name="Standard" style:family="paragraph">
      <style:paragraph-properties fo:margin-bottom="0in" fo:line-height="100%"/>
    </style:style>
    <style:style style:name="T151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15" style:parent-style-name="Standard" style:family="paragraph">
      <style:paragraph-properties fo:margin-bottom="0in" fo:line-height="100%"/>
    </style:style>
    <style:style style:name="T15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5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18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519" style:parent-style-name="Standard" style:family="paragraph">
      <style:paragraph-properties fo:margin-bottom="0in" fo:line-height="100%"/>
    </style:style>
    <style:style style:name="T1520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T1521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T152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23" style:parent-style-name="Standard" style:family="paragraph">
      <style:paragraph-properties fo:margin-bottom="0in" fo:line-height="100%"/>
    </style:style>
    <style:style style:name="T152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25" style:parent-style-name="Standard" style:family="paragraph">
      <style:paragraph-properties fo:margin-bottom="0in" fo:line-height="100%"/>
    </style:style>
    <style:style style:name="T152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27" style:parent-style-name="Standard" style:family="paragraph">
      <style:paragraph-properties fo:margin-bottom="0in" fo:line-height="100%"/>
    </style:style>
    <style:style style:name="T152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29" style:parent-style-name="Standard" style:family="paragraph">
      <style:paragraph-properties fo:margin-bottom="0in" fo:line-height="100%"/>
    </style:style>
    <style:style style:name="T153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5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32" style:parent-style-name="Standard" style:family="paragraph">
      <style:paragraph-properties fo:margin-bottom="0in" fo:line-height="100%"/>
    </style:style>
    <style:style style:name="T15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3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35" style:parent-style-name="Standard" style:family="paragraph">
      <style:paragraph-properties fo:margin-bottom="0in" fo:line-height="100%"/>
    </style:style>
    <style:style style:name="T153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53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38" style:parent-style-name="Standard" style:family="paragraph">
      <style:paragraph-properties fo:margin-bottom="0in" fo:line-height="100%"/>
    </style:style>
    <style:style style:name="T153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40" style:parent-style-name="Standard" style:family="paragraph">
      <style:paragraph-properties fo:margin-bottom="0in" fo:line-height="100%"/>
    </style:style>
    <style:style style:name="T154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42" style:parent-style-name="Standard" style:family="paragraph">
      <style:paragraph-properties fo:margin-bottom="0in" fo:line-height="150%"/>
    </style:style>
    <style:style style:name="T154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54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45" style:parent-style-name="Standard" style:family="paragraph">
      <style:paragraph-properties fo:margin-bottom="0in" fo:line-height="100%"/>
    </style:style>
    <style:style style:name="T154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47" style:parent-style-name="Standard" style:family="paragraph">
      <style:paragraph-properties fo:margin-bottom="0in" fo:line-height="100%"/>
    </style:style>
    <style:style style:name="T154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49" style:parent-style-name="Standard" style:family="paragraph">
      <style:paragraph-properties fo:margin-bottom="0in" fo:line-height="100%"/>
    </style:style>
    <style:style style:name="T155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51" style:parent-style-name="Standard" style:family="paragraph">
      <style:paragraph-properties fo:margin-bottom="0in" fo:line-height="100%"/>
    </style:style>
    <style:style style:name="T155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55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54" style:parent-style-name="Standard" style:family="paragraph">
      <style:paragraph-properties fo:margin-bottom="0in" fo:line-height="100%"/>
    </style:style>
    <style:style style:name="T155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56" style:parent-style-name="Standard" style:family="paragraph">
      <style:paragraph-properties fo:margin-bottom="0in" fo:line-height="100%"/>
    </style:style>
    <style:style style:name="T155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58" style:parent-style-name="Standard" style:family="paragraph">
      <style:paragraph-properties fo:margin-bottom="0in" fo:line-height="100%"/>
    </style:style>
    <style:style style:name="T155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6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61" style:parent-style-name="Standard" style:family="paragraph">
      <style:paragraph-properties fo:margin-bottom="0in" fo:line-height="100%"/>
    </style:style>
    <style:style style:name="T156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63" style:parent-style-name="Standard" style:family="paragraph">
      <style:paragraph-properties fo:margin-bottom="0in" fo:line-height="100%"/>
    </style:style>
    <style:style style:name="T156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65" style:parent-style-name="Standard" style:family="paragraph">
      <style:paragraph-properties fo:margin-bottom="0in" fo:line-height="100%"/>
    </style:style>
    <style:style style:name="T15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67" style:parent-style-name="Standard" style:family="paragraph">
      <style:paragraph-properties fo:margin-bottom="0in" fo:line-height="100%"/>
    </style:style>
    <style:style style:name="T156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569" style:parent-style-name="Standard" style:family="paragraph">
      <style:paragraph-properties fo:margin-bottom="0in" fo:line-height="100%"/>
    </style:style>
    <style:style style:name="T157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57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572" style:parent-style-name="DefaultParagraphFont" style:family="text">
      <style:text-properties style:font-name="Cambria" style:font-name-complex="Verdana" fo:font-size="12pt" style:font-size-asian="12pt" style:font-size-complex="12pt"/>
    </style:style>
    <style:style style:name="P1573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4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5" style:parent-style-name="Standard" style:family="paragraph">
      <style:paragraph-properties fo:margin-bottom="0in" fo:line-height="100%"/>
    </style:style>
    <style:style style:name="T1576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8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579" style:parent-style-name="Standard" style:family="paragraph">
      <style:paragraph-properties fo:margin-bottom="0in" fo:line-height="100%"/>
    </style:style>
    <style:style style:name="T158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81" style:parent-style-name="Standard" style:family="paragraph">
      <style:paragraph-properties fo:margin-bottom="0in" fo:line-height="100%"/>
    </style:style>
    <style:style style:name="T158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83" style:parent-style-name="Standard" style:family="paragraph">
      <style:paragraph-properties fo:margin-bottom="0in" fo:line-height="100%"/>
    </style:style>
    <style:style style:name="T158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85" style:parent-style-name="Standard" style:family="paragraph">
      <style:paragraph-properties fo:margin-bottom="0in" fo:line-height="100%"/>
    </style:style>
    <style:style style:name="T158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58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88" style:parent-style-name="Standard" style:family="paragraph">
      <style:paragraph-properties fo:margin-bottom="0in" fo:line-height="100%"/>
    </style:style>
    <style:style style:name="T158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90" style:parent-style-name="Standard" style:family="paragraph">
      <style:paragraph-properties fo:margin-bottom="0in" fo:line-height="100%"/>
    </style:style>
    <style:style style:name="T159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92" style:parent-style-name="Standard" style:family="paragraph">
      <style:paragraph-properties fo:margin-bottom="0in" fo:line-height="100%"/>
    </style:style>
    <style:style style:name="T159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94" style:parent-style-name="Standard" style:family="paragraph">
      <style:paragraph-properties fo:margin-bottom="0in" fo:line-height="100%"/>
    </style:style>
    <style:style style:name="T159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596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597" style:parent-style-name="Standard" style:family="paragraph">
      <style:paragraph-properties fo:margin-bottom="0in" fo:line-height="100%"/>
    </style:style>
    <style:style style:name="T159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599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00" style:parent-style-name="Standard" style:family="paragraph">
      <style:paragraph-properties fo:margin-bottom="0in" fo:line-height="100%"/>
    </style:style>
    <style:style style:name="T160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02" style:parent-style-name="Standard" style:family="paragraph">
      <style:paragraph-properties fo:margin-bottom="0in" fo:line-height="100%"/>
    </style:style>
    <style:style style:name="T160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04" style:parent-style-name="Standard" style:family="paragraph">
      <style:paragraph-properties fo:margin-bottom="0in" fo:line-height="100%"/>
    </style:style>
    <style:style style:name="T160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06" style:parent-style-name="Standard" style:family="paragraph">
      <style:paragraph-properties fo:margin-bottom="0in" fo:line-height="100%"/>
    </style:style>
    <style:style style:name="T160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08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609" style:parent-style-name="Standard" style:family="paragraph">
      <style:paragraph-properties fo:margin-bottom="0in" fo:line-height="100%"/>
    </style:style>
    <style:style style:name="T161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11" style:parent-style-name="Standard" style:family="paragraph">
      <style:paragraph-properties fo:margin-bottom="0in" fo:line-height="100%"/>
    </style:style>
    <style:style style:name="T161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13" style:parent-style-name="Standard" style:family="paragraph">
      <style:paragraph-properties fo:margin-bottom="0in" fo:line-height="100%"/>
    </style:style>
    <style:style style:name="T161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15" style:parent-style-name="Standard" style:family="paragraph">
      <style:paragraph-properties fo:margin-bottom="0in" fo:line-height="100%"/>
    </style:style>
    <style:style style:name="T161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61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18" style:parent-style-name="Standard" style:family="paragraph">
      <style:paragraph-properties fo:margin-bottom="0in" fo:line-height="100%"/>
    </style:style>
    <style:style style:name="T161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20" style:parent-style-name="Standard" style:family="paragraph">
      <style:paragraph-properties fo:margin-bottom="0in" fo:line-height="100%"/>
    </style:style>
    <style:style style:name="T162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22" style:parent-style-name="Standard" style:family="paragraph">
      <style:paragraph-properties fo:margin-bottom="0in" fo:line-height="100%"/>
    </style:style>
    <style:style style:name="T162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24" style:parent-style-name="Standard" style:family="paragraph">
      <style:paragraph-properties fo:margin-bottom="0in" fo:line-height="100%"/>
    </style:style>
    <style:style style:name="T162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26" style:parent-style-name="Standard" style:family="paragraph">
      <style:paragraph-properties fo:margin-bottom="0in" fo:line-height="100%"/>
    </style:style>
    <style:style style:name="T162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62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2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30" style:parent-style-name="Standard" style:family="paragraph">
      <style:paragraph-properties fo:margin-bottom="0in" fo:line-height="100%"/>
    </style:style>
    <style:style style:name="T163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32" style:parent-style-name="Standard" style:family="paragraph">
      <style:paragraph-properties fo:margin-bottom="0in" fo:line-height="100%"/>
    </style:style>
    <style:style style:name="T16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34" style:parent-style-name="Standard" style:family="paragraph">
      <style:paragraph-properties fo:margin-bottom="0in" fo:line-height="100%"/>
    </style:style>
    <style:style style:name="T163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36" style:parent-style-name="Standard" style:family="paragraph">
      <style:paragraph-properties fo:margin-bottom="0in" fo:line-height="100%"/>
    </style:style>
    <style:style style:name="T163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38" style:parent-style-name="Standard" style:family="paragraph">
      <style:paragraph-properties fo:margin-bottom="0in" fo:line-height="100%"/>
    </style:style>
    <style:style style:name="T163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640" style:parent-style-name="DefaultParagraphFont" style:family="text">
      <style:text-properties style:font-name="Cambria" style:font-name-complex="Verdana-Bold" style:font-weight-complex="bold" fo:color="#000000" style:text-position="super 66.6%" fo:font-size="12pt" style:font-size-asian="12pt" style:font-size-complex="12pt"/>
    </style:style>
    <style:style style:name="T164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42" style:parent-style-name="Standard" style:family="paragraph">
      <style:paragraph-properties fo:margin-bottom="0in" fo:line-height="100%"/>
    </style:style>
    <style:style style:name="T164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44" style:parent-style-name="Standard" style:family="paragraph">
      <style:paragraph-properties fo:margin-bottom="0in" fo:line-height="100%"/>
    </style:style>
    <style:style style:name="T164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64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47" style:parent-style-name="Standard" style:family="paragraph">
      <style:paragraph-properties fo:margin-bottom="0in" fo:line-height="100%"/>
    </style:style>
    <style:style style:name="T164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64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65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51" style:parent-style-name="Standard" style:family="paragraph">
      <style:paragraph-properties fo:margin-bottom="0in" fo:line-height="100%"/>
    </style:style>
    <style:style style:name="T165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53" style:parent-style-name="Standard" style:family="paragraph">
      <style:paragraph-properties fo:margin-bottom="0in" fo:line-height="100%"/>
    </style:style>
    <style:style style:name="T165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55" style:parent-style-name="Standard" style:family="paragraph">
      <style:paragraph-properties fo:margin-bottom="0in" fo:line-height="100%"/>
    </style:style>
    <style:style style:name="T165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57" style:parent-style-name="Standard" style:family="paragraph">
      <style:paragraph-properties fo:margin-bottom="0in" fo:line-height="100%"/>
    </style:style>
    <style:style style:name="T165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59" style:parent-style-name="Standard" style:family="paragraph">
      <style:paragraph-properties fo:margin-bottom="0in" fo:line-height="100%"/>
    </style:style>
    <style:style style:name="T16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6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662" style:parent-style-name="Standard" style:family="paragraph">
      <style:paragraph-properties fo:margin-bottom="0in" fo:line-height="100%"/>
    </style:style>
    <style:style style:name="T1663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664" style:parent-style-name="Standard" style:family="paragraph">
      <style:paragraph-properties fo:margin-bottom="0in" fo:line-height="100%"/>
    </style:style>
    <style:style style:name="T166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6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67" style:parent-style-name="Standard" style:family="paragraph">
      <style:paragraph-properties fo:margin-bottom="0in" fo:line-height="100%"/>
    </style:style>
    <style:style style:name="T166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69" style:parent-style-name="Standard" style:family="paragraph">
      <style:paragraph-properties fo:margin-bottom="0in" fo:line-height="100%"/>
    </style:style>
    <style:style style:name="T167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71" style:parent-style-name="Standard" style:family="paragraph">
      <style:paragraph-properties fo:margin-bottom="0in" fo:line-height="100%"/>
    </style:style>
    <style:style style:name="T167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73" style:parent-style-name="Standard" style:family="paragraph">
      <style:paragraph-properties fo:margin-bottom="0in" fo:line-height="100%"/>
    </style:style>
    <style:style style:name="T167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75" style:parent-style-name="Standard" style:family="paragraph">
      <style:paragraph-properties fo:margin-bottom="0in" fo:line-height="100%"/>
    </style:style>
    <style:style style:name="T167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67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7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79" style:parent-style-name="Standard" style:family="paragraph">
      <style:paragraph-properties fo:margin-bottom="0in" fo:line-height="100%"/>
    </style:style>
    <style:style style:name="T1680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681" style:parent-style-name="Standard" style:family="paragraph">
      <style:paragraph-properties fo:margin-bottom="0in" fo:line-height="100%"/>
    </style:style>
    <style:style style:name="T168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83" style:parent-style-name="Standard" style:family="paragraph">
      <style:paragraph-properties fo:margin-bottom="0in" fo:line-height="100%"/>
    </style:style>
    <style:style style:name="T168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85" style:parent-style-name="Standard" style:family="paragraph">
      <style:paragraph-properties fo:margin-bottom="0in" fo:line-height="100%"/>
    </style:style>
    <style:style style:name="T168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687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88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1689" style:parent-style-name="Standard" style:family="paragraph">
      <style:paragraph-properties fo:text-align="center" fo:margin-bottom="0in" fo:line-height="150%"/>
    </style:style>
    <style:style style:name="T1690" style:parent-style-name="DefaultParagraphFont" style:family="text">
      <style:text-properties style:font-name="Cambria" style:font-name-complex="Verdana-Italic" fo:font-weight="bold" style:font-weight-asian="bold" style:font-style-complex="italic" fo:font-size="24pt" style:font-size-asian="24pt" style:font-size-complex="24pt"/>
    </style:style>
    <style:style style:name="P169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69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693" style:parent-style-name="Standard" style:family="paragraph">
      <style:paragraph-properties fo:margin-bottom="0in" fo:line-height="100%"/>
    </style:style>
    <style:style style:name="T1694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695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69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697" style:parent-style-name="Standard" style:family="paragraph">
      <style:paragraph-properties fo:margin-bottom="0in" fo:line-height="100%"/>
    </style:style>
    <style:style style:name="T169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699" style:parent-style-name="Standard" style:family="paragraph">
      <style:paragraph-properties fo:margin-bottom="0in" fo:line-height="100%"/>
    </style:style>
    <style:style style:name="T170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0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02" style:parent-style-name="Standard" style:family="paragraph">
      <style:paragraph-properties fo:margin-bottom="0in" fo:line-height="100%"/>
    </style:style>
    <style:style style:name="T170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04" style:parent-style-name="Standard" style:family="paragraph">
      <style:paragraph-properties fo:margin-bottom="0in" fo:line-height="100%"/>
    </style:style>
    <style:style style:name="T170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06" style:parent-style-name="Standard" style:family="paragraph">
      <style:paragraph-properties fo:margin-bottom="0in" fo:line-height="100%"/>
    </style:style>
    <style:style style:name="T170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08" style:parent-style-name="Standard" style:family="paragraph">
      <style:paragraph-properties fo:margin-bottom="0in" fo:line-height="100%"/>
    </style:style>
    <style:style style:name="T170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10" style:parent-style-name="Standard" style:family="paragraph">
      <style:paragraph-properties fo:margin-bottom="0in" fo:line-height="100%"/>
    </style:style>
    <style:style style:name="T171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1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1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14" style:parent-style-name="Standard" style:family="paragraph">
      <style:paragraph-properties fo:margin-bottom="0in" fo:line-height="100%"/>
    </style:style>
    <style:style style:name="T171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16" style:parent-style-name="Standard" style:family="paragraph">
      <style:paragraph-properties fo:margin-bottom="0in" fo:line-height="100%"/>
    </style:style>
    <style:style style:name="T17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18" style:parent-style-name="Standard" style:family="paragraph">
      <style:paragraph-properties fo:margin-bottom="0in" fo:line-height="100%"/>
    </style:style>
    <style:style style:name="T17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20" style:parent-style-name="Standard" style:family="paragraph">
      <style:paragraph-properties fo:margin-bottom="0in" fo:line-height="100%"/>
    </style:style>
    <style:style style:name="T172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22" style:parent-style-name="Standard" style:family="paragraph">
      <style:paragraph-properties fo:margin-bottom="0in" fo:line-height="100%"/>
    </style:style>
    <style:style style:name="T17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72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25" style:parent-style-name="Standard" style:family="paragraph">
      <style:paragraph-properties fo:margin-bottom="0in" fo:line-height="100%"/>
    </style:style>
    <style:style style:name="T172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27" style:parent-style-name="Standard" style:family="paragraph">
      <style:paragraph-properties fo:margin-bottom="0in" fo:line-height="100%"/>
    </style:style>
    <style:style style:name="T172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7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30" style:parent-style-name="Standard" style:family="paragraph">
      <style:paragraph-properties fo:margin-bottom="0in" fo:line-height="100%"/>
    </style:style>
    <style:style style:name="T173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32" style:parent-style-name="Standard" style:family="paragraph">
      <style:paragraph-properties fo:margin-bottom="0in" fo:line-height="100%"/>
    </style:style>
    <style:style style:name="T173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3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3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36" style:parent-style-name="Standard" style:family="paragraph">
      <style:paragraph-properties fo:margin-bottom="0in" fo:line-height="100%"/>
    </style:style>
    <style:style style:name="T173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38" style:parent-style-name="Standard" style:family="paragraph">
      <style:paragraph-properties fo:margin-bottom="0in" fo:line-height="100%"/>
    </style:style>
    <style:style style:name="T173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40" style:parent-style-name="Standard" style:family="paragraph">
      <style:paragraph-properties fo:margin-bottom="0in" fo:line-height="100%"/>
    </style:style>
    <style:style style:name="T174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42" style:parent-style-name="Standard" style:family="paragraph">
      <style:paragraph-properties fo:margin-bottom="0in" fo:line-height="100%"/>
    </style:style>
    <style:style style:name="T174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44" style:parent-style-name="Standard" style:family="paragraph">
      <style:paragraph-properties fo:margin-bottom="0in" fo:line-height="100%"/>
    </style:style>
    <style:style style:name="T174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4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47" style:parent-style-name="Standard" style:family="paragraph">
      <style:paragraph-properties fo:margin-bottom="0in" fo:line-height="100%"/>
    </style:style>
    <style:style style:name="T174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49" style:parent-style-name="Standard" style:family="paragraph">
      <style:paragraph-properties fo:margin-bottom="0in" fo:line-height="100%"/>
    </style:style>
    <style:style style:name="T175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5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52" style:parent-style-name="Standard" style:family="paragraph">
      <style:paragraph-properties fo:margin-bottom="0in" fo:line-height="100%"/>
    </style:style>
    <style:style style:name="T175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54" style:parent-style-name="Standard" style:family="paragraph">
      <style:paragraph-properties fo:margin-bottom="0in" fo:line-height="100%"/>
    </style:style>
    <style:style style:name="T175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56" style:parent-style-name="Standard" style:family="paragraph">
      <style:paragraph-properties fo:margin-bottom="0in" fo:line-height="100%"/>
    </style:style>
    <style:style style:name="T175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58" style:parent-style-name="Standard" style:family="paragraph">
      <style:paragraph-properties fo:margin-bottom="0in" fo:line-height="100%"/>
    </style:style>
    <style:style style:name="T175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6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61" style:parent-style-name="Standard" style:family="paragraph">
      <style:paragraph-properties fo:margin-bottom="0in" fo:line-height="100%"/>
    </style:style>
    <style:style style:name="T176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63" style:parent-style-name="Standard" style:family="paragraph">
      <style:paragraph-properties fo:margin-bottom="0in" fo:line-height="100%"/>
    </style:style>
    <style:style style:name="T176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65" style:parent-style-name="Standard" style:family="paragraph">
      <style:paragraph-properties fo:margin-bottom="0in" fo:line-height="100%"/>
    </style:style>
    <style:style style:name="T176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76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76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69" style:parent-style-name="Standard" style:family="paragraph">
      <style:paragraph-properties fo:margin-bottom="0in" fo:line-height="100%"/>
    </style:style>
    <style:style style:name="T177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71" style:parent-style-name="Standard" style:family="paragraph">
      <style:paragraph-properties fo:margin-bottom="0in" fo:line-height="100%"/>
    </style:style>
    <style:style style:name="T177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73" style:parent-style-name="Standard" style:family="paragraph">
      <style:paragraph-properties fo:margin-bottom="0in" fo:line-height="100%"/>
    </style:style>
    <style:style style:name="T177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75" style:parent-style-name="Standard" style:family="paragraph">
      <style:paragraph-properties fo:margin-bottom="0in" fo:line-height="100%"/>
    </style:style>
    <style:style style:name="T177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77" style:parent-style-name="Standard" style:family="paragraph">
      <style:paragraph-properties fo:margin-bottom="0in" fo:line-height="100%"/>
    </style:style>
    <style:style style:name="T177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79" style:parent-style-name="Standard" style:family="paragraph">
      <style:paragraph-properties fo:margin-bottom="0in" fo:line-height="100%"/>
    </style:style>
    <style:style style:name="T178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81" style:parent-style-name="Standard" style:family="paragraph">
      <style:paragraph-properties fo:margin-bottom="0in" fo:line-height="100%"/>
    </style:style>
    <style:style style:name="T178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83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784" style:parent-style-name="Standard" style:family="paragraph">
      <style:paragraph-properties fo:margin-bottom="0in" fo:line-height="100%"/>
    </style:style>
    <style:style style:name="T178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78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787" style:parent-style-name="Standard" style:family="paragraph">
      <style:paragraph-properties fo:margin-bottom="0in" fo:line-height="100%"/>
    </style:style>
    <style:style style:name="T178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89" style:parent-style-name="Standard" style:family="paragraph">
      <style:paragraph-properties fo:margin-bottom="0in" fo:line-height="100%"/>
    </style:style>
    <style:style style:name="T179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91" style:parent-style-name="Standard" style:family="paragraph">
      <style:paragraph-properties fo:margin-bottom="0in" fo:line-height="100%"/>
    </style:style>
    <style:style style:name="T179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93" style:parent-style-name="Standard" style:family="paragraph">
      <style:paragraph-properties fo:margin-bottom="0in" fo:line-height="100%"/>
    </style:style>
    <style:style style:name="T179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95" style:parent-style-name="Standard" style:family="paragraph">
      <style:paragraph-properties fo:margin-bottom="0in" fo:line-height="100%"/>
    </style:style>
    <style:style style:name="T179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97" style:parent-style-name="Standard" style:family="paragraph">
      <style:paragraph-properties fo:margin-bottom="0in" fo:line-height="100%"/>
    </style:style>
    <style:style style:name="T179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799" style:parent-style-name="Standard" style:family="paragraph">
      <style:paragraph-properties fo:margin-bottom="0in" fo:line-height="100%"/>
    </style:style>
    <style:style style:name="T180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80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0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03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04" style:parent-style-name="Standard" style:family="paragraph">
      <style:paragraph-properties fo:margin-bottom="0in" fo:line-height="100%"/>
    </style:style>
    <style:style style:name="T1805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0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0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08" style:parent-style-name="Standard" style:family="paragraph">
      <style:paragraph-properties fo:margin-bottom="0in" fo:line-height="100%"/>
    </style:style>
    <style:style style:name="T1809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10" style:parent-style-name="Standard" style:family="paragraph">
      <style:paragraph-properties fo:margin-bottom="0in" fo:line-height="100%"/>
    </style:style>
    <style:style style:name="T1811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1812" style:parent-style-name="Standard" style:family="paragraph">
      <style:paragraph-properties fo:margin-bottom="0in" fo:line-height="100%"/>
    </style:style>
    <style:style style:name="T181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14" style:parent-style-name="Standard" style:family="paragraph">
      <style:paragraph-properties fo:margin-bottom="0in" fo:line-height="100%"/>
    </style:style>
    <style:style style:name="T181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16" style:parent-style-name="Standard" style:family="paragraph">
      <style:paragraph-properties fo:margin-bottom="0in" fo:line-height="100%"/>
    </style:style>
    <style:style style:name="T18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18" style:parent-style-name="Standard" style:family="paragraph">
      <style:paragraph-properties fo:margin-bottom="0in" fo:line-height="100%"/>
    </style:style>
    <style:style style:name="T18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82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2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822" style:parent-style-name="Standard" style:family="paragraph">
      <style:paragraph-properties fo:margin-bottom="0in" fo:line-height="100%"/>
    </style:style>
    <style:style style:name="T182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24" style:parent-style-name="Standard" style:family="paragraph">
      <style:paragraph-properties fo:margin-bottom="0in" fo:line-height="100%"/>
    </style:style>
    <style:style style:name="T182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26" style:parent-style-name="Standard" style:family="paragraph">
      <style:paragraph-properties fo:margin-bottom="0in" fo:line-height="100%"/>
    </style:style>
    <style:style style:name="T182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28" style:parent-style-name="Standard" style:family="paragraph">
      <style:paragraph-properties fo:margin-bottom="0in" fo:line-height="100%"/>
    </style:style>
    <style:style style:name="T18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30" style:parent-style-name="Standard" style:family="paragraph">
      <style:paragraph-properties fo:margin-bottom="0in" fo:line-height="100%"/>
    </style:style>
    <style:style style:name="T18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32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833" style:parent-style-name="Standard" style:family="paragraph">
      <style:paragraph-properties fo:margin-bottom="0in" fo:line-height="100%"/>
    </style:style>
    <style:style style:name="T183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35" style:parent-style-name="Standard" style:family="paragraph">
      <style:paragraph-properties fo:margin-bottom="0in" fo:line-height="100%"/>
    </style:style>
    <style:style style:name="T183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83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38" style:parent-style-name="Standard" style:family="paragraph">
      <style:paragraph-properties fo:margin-bottom="0in" fo:line-height="100%"/>
    </style:style>
    <style:style style:name="T183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40" style:parent-style-name="Standard" style:family="paragraph">
      <style:paragraph-properties fo:margin-bottom="0in" fo:line-height="100%"/>
    </style:style>
    <style:style style:name="T184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42" style:parent-style-name="Standard" style:family="paragraph">
      <style:paragraph-properties fo:margin-bottom="0in" fo:line-height="100%"/>
    </style:style>
    <style:style style:name="T184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44" style:parent-style-name="Standard" style:family="paragraph">
      <style:paragraph-properties fo:margin-bottom="0in" fo:line-height="100%"/>
    </style:style>
    <style:style style:name="T184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46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1847" style:parent-style-name="Standard" style:family="paragraph">
      <style:paragraph-properties fo:margin-bottom="0in" fo:line-height="100%"/>
    </style:style>
    <style:style style:name="T1848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1849" style:parent-style-name="Standard" style:family="paragraph">
      <style:paragraph-properties fo:margin-bottom="0in" fo:line-height="100%"/>
    </style:style>
    <style:style style:name="T185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51" style:parent-style-name="Standard" style:family="paragraph">
      <style:paragraph-properties fo:margin-bottom="0in" fo:line-height="100%"/>
    </style:style>
    <style:style style:name="T185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85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54" style:parent-style-name="Standard" style:family="paragraph">
      <style:paragraph-properties fo:margin-bottom="0in" fo:line-height="100%"/>
    </style:style>
    <style:style style:name="T18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856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1857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1858" style:parent-style-name="Standard" style:family="paragraph">
      <style:paragraph-properties fo:margin-bottom="0in" fo:line-height="100%"/>
    </style:style>
    <style:style style:name="T185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6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6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862" style:parent-style-name="Standard" style:family="paragraph">
      <style:paragraph-properties fo:margin-bottom="0in" fo:line-height="100%"/>
    </style:style>
    <style:style style:name="T186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64" style:parent-style-name="Standard" style:family="paragraph">
      <style:paragraph-properties fo:margin-bottom="0in" fo:line-height="100%"/>
    </style:style>
    <style:style style:name="T186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66" style:parent-style-name="Standard" style:family="paragraph">
      <style:paragraph-properties fo:margin-bottom="0in" fo:line-height="100%"/>
    </style:style>
    <style:style style:name="T186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68" style:parent-style-name="Standard" style:family="paragraph">
      <style:paragraph-properties fo:margin-bottom="0in" fo:line-height="100%"/>
    </style:style>
    <style:style style:name="T186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87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71" style:parent-style-name="Standard" style:family="paragraph">
      <style:paragraph-properties fo:margin-bottom="0in" fo:line-height="100%"/>
    </style:style>
    <style:style style:name="T187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73" style:parent-style-name="Standard" style:family="paragraph">
      <style:paragraph-properties fo:margin-bottom="0in" fo:line-height="100%"/>
    </style:style>
    <style:style style:name="T187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75" style:parent-style-name="Standard" style:family="paragraph">
      <style:paragraph-properties fo:margin-bottom="0in" fo:line-height="100%"/>
    </style:style>
    <style:style style:name="T187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87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7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79" style:parent-style-name="Standard" style:family="paragraph">
      <style:paragraph-properties fo:margin-bottom="0in" fo:line-height="100%"/>
    </style:style>
    <style:style style:name="T188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81" style:parent-style-name="Standard" style:family="paragraph">
      <style:paragraph-properties fo:margin-bottom="0in" fo:line-height="100%"/>
    </style:style>
    <style:style style:name="T188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83" style:parent-style-name="Standard" style:family="paragraph">
      <style:paragraph-properties fo:margin-bottom="0in" fo:line-height="100%"/>
    </style:style>
    <style:style style:name="T188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85" style:parent-style-name="Standard" style:family="paragraph">
      <style:paragraph-properties fo:margin-bottom="0in" fo:line-height="100%"/>
    </style:style>
    <style:style style:name="T188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87" style:parent-style-name="Standard" style:family="paragraph">
      <style:paragraph-properties fo:margin-bottom="0in" fo:line-height="100%"/>
    </style:style>
    <style:style style:name="T188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89" style:parent-style-name="Standard" style:family="paragraph">
      <style:paragraph-properties fo:margin-bottom="0in" fo:line-height="100%"/>
    </style:style>
    <style:style style:name="T189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89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92" style:parent-style-name="Standard" style:family="paragraph">
      <style:paragraph-properties fo:margin-bottom="0in" fo:line-height="100%"/>
    </style:style>
    <style:style style:name="T189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9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95" style:parent-style-name="Standard" style:family="paragraph">
      <style:paragraph-properties fo:margin-bottom="0in" fo:line-height="100%"/>
    </style:style>
    <style:style style:name="T189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897" style:parent-style-name="Standard" style:family="paragraph">
      <style:paragraph-properties fo:margin-bottom="0in" fo:line-height="100%"/>
    </style:style>
    <style:style style:name="T189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899" style:parent-style-name="Standard" style:family="paragraph">
      <style:paragraph-properties fo:margin-bottom="0in" fo:line-height="100%"/>
    </style:style>
    <style:style style:name="T190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90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02" style:parent-style-name="Standard" style:family="paragraph">
      <style:paragraph-properties fo:margin-bottom="0in" fo:line-height="100%"/>
    </style:style>
    <style:style style:name="T190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04" style:parent-style-name="Standard" style:family="paragraph">
      <style:paragraph-properties fo:margin-bottom="0in" fo:line-height="100%"/>
    </style:style>
    <style:style style:name="T190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06" style:parent-style-name="Standard" style:family="paragraph">
      <style:paragraph-properties fo:margin-bottom="0in" fo:line-height="100%"/>
    </style:style>
    <style:style style:name="T190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90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90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91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191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1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13" style:parent-style-name="Standard" style:family="paragraph">
      <style:paragraph-properties fo:margin-bottom="0in" fo:line-height="100%"/>
    </style:style>
    <style:style style:name="T191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15" style:parent-style-name="Standard" style:family="paragraph">
      <style:paragraph-properties fo:margin-bottom="0in" fo:line-height="100%"/>
    </style:style>
    <style:style style:name="T19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18" style:parent-style-name="Standard" style:family="paragraph">
      <style:paragraph-properties fo:margin-bottom="0in" fo:line-height="100%"/>
    </style:style>
    <style:style style:name="T19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20" style:parent-style-name="Standard" style:family="paragraph">
      <style:paragraph-properties fo:margin-bottom="0in" fo:line-height="100%"/>
    </style:style>
    <style:style style:name="T192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22" style:parent-style-name="Standard" style:family="paragraph">
      <style:paragraph-properties fo:margin-bottom="0in" fo:line-height="100%"/>
    </style:style>
    <style:style style:name="T19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24" style:parent-style-name="Standard" style:family="paragraph">
      <style:paragraph-properties fo:margin-bottom="0in" fo:line-height="100%"/>
    </style:style>
    <style:style style:name="T192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2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2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28" style:parent-style-name="Standard" style:family="paragraph">
      <style:paragraph-properties fo:margin-bottom="0in" fo:line-height="100%"/>
    </style:style>
    <style:style style:name="T192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3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193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1932" style:parent-style-name="Standard" style:family="paragraph">
      <style:paragraph-properties fo:margin-bottom="0in" fo:line-height="100%"/>
    </style:style>
    <style:style style:name="T193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34" style:parent-style-name="Standard" style:family="paragraph">
      <style:paragraph-properties fo:margin-bottom="0in" fo:line-height="100%"/>
    </style:style>
    <style:style style:name="T193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36" style:parent-style-name="Standard" style:family="paragraph">
      <style:paragraph-properties fo:margin-bottom="0in" fo:line-height="100%"/>
    </style:style>
    <style:style style:name="T193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3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39" style:parent-style-name="Standard" style:family="paragraph">
      <style:paragraph-properties fo:margin-bottom="0in" fo:line-height="100%"/>
    </style:style>
    <style:style style:name="T194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41" style:parent-style-name="Standard" style:family="paragraph">
      <style:paragraph-properties fo:margin-bottom="0in" fo:line-height="100%"/>
    </style:style>
    <style:style style:name="T194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43" style:parent-style-name="Standard" style:family="paragraph">
      <style:paragraph-properties fo:margin-bottom="0in" fo:line-height="100%"/>
    </style:style>
    <style:style style:name="T194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4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46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1947" style:parent-style-name="Standard" style:family="paragraph">
      <style:paragraph-properties fo:margin-bottom="0in" fo:line-height="100%"/>
    </style:style>
    <style:style style:name="T194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49" style:parent-style-name="Standard" style:family="paragraph">
      <style:paragraph-properties fo:margin-bottom="0in" fo:line-height="100%"/>
    </style:style>
    <style:style style:name="T195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51" style:parent-style-name="Standard" style:family="paragraph">
      <style:paragraph-properties fo:margin-bottom="0in" fo:line-height="100%"/>
    </style:style>
    <style:style style:name="T195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53" style:parent-style-name="Standard" style:family="paragraph">
      <style:paragraph-properties fo:margin-bottom="0in" fo:line-height="100%"/>
    </style:style>
    <style:style style:name="T195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195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56" style:parent-style-name="Standard" style:family="paragraph">
      <style:paragraph-properties fo:margin-bottom="0in" fo:line-height="100%"/>
    </style:style>
    <style:style style:name="T195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58" style:parent-style-name="Standard" style:family="paragraph">
      <style:paragraph-properties fo:margin-bottom="0in" fo:line-height="100%"/>
    </style:style>
    <style:style style:name="T195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60" style:parent-style-name="Standard" style:family="paragraph">
      <style:paragraph-properties fo:margin-bottom="0in" fo:line-height="100%"/>
    </style:style>
    <style:style style:name="T196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196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63" style:parent-style-name="Standard" style:family="paragraph">
      <style:paragraph-properties fo:margin-bottom="0in" fo:line-height="100%"/>
    </style:style>
    <style:style style:name="T196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65" style:parent-style-name="Standard" style:family="paragraph">
      <style:paragraph-properties fo:margin-bottom="0in" fo:line-height="100%"/>
    </style:style>
    <style:style style:name="T19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67" style:parent-style-name="Standard" style:family="paragraph">
      <style:paragraph-properties fo:margin-bottom="0in" fo:line-height="100%"/>
    </style:style>
    <style:style style:name="T196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6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70" style:parent-style-name="Standard" style:family="paragraph">
      <style:paragraph-properties fo:margin-bottom="0in" fo:line-height="100%"/>
    </style:style>
    <style:style style:name="T197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72" style:parent-style-name="Standard" style:family="paragraph">
      <style:paragraph-properties fo:margin-bottom="0in" fo:line-height="150%"/>
    </style:style>
    <style:style style:name="T197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7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75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1976" style:parent-style-name="Standard" style:family="paragraph">
      <style:paragraph-properties fo:text-align="center" fo:margin-bottom="0in" fo:line-height="150%"/>
    </style:style>
    <style:style style:name="T1977" style:parent-style-name="DefaultParagraphFont" style:family="text">
      <style:text-properties style:font-name="Cambria" style:font-name-complex="Verdana-Italic" fo:font-weight="bold" style:font-weight-asian="bold" style:font-style-complex="italic" fo:font-size="24pt" style:font-size-asian="24pt" style:font-size-complex="24pt"/>
    </style:style>
    <style:style style:name="P1978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79" style:parent-style-name="Standard" style:family="paragraph">
      <style:paragraph-properties fo:margin-bottom="0in" fo:line-height="100%"/>
    </style:style>
    <style:style style:name="T1980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8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8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1983" style:parent-style-name="Standard" style:family="paragraph">
      <style:paragraph-properties fo:margin-bottom="0in" fo:line-height="100%"/>
    </style:style>
    <style:style style:name="T198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1985" style:parent-style-name="Standard" style:family="paragraph">
      <style:paragraph-properties fo:margin-bottom="0in" fo:line-height="100%"/>
    </style:style>
    <style:style style:name="T198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87" style:parent-style-name="DefaultParagraphFont" style:family="text">
      <style:text-properties style:font-name="Cambria" style:font-name-complex="Verdana" fo:color="#000000" fo:font-size="8pt" style:font-size-asian="8pt" style:font-size-complex="8pt"/>
    </style:style>
    <style:style style:name="T198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89" style:parent-style-name="Standard" style:family="paragraph">
      <style:paragraph-properties fo:margin-bottom="0in" fo:line-height="100%"/>
    </style:style>
    <style:style style:name="T199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199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92" style:parent-style-name="Standard" style:family="paragraph">
      <style:paragraph-properties fo:margin-bottom="0in" fo:line-height="100%"/>
    </style:style>
    <style:style style:name="T199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94" style:parent-style-name="Standard" style:family="paragraph">
      <style:paragraph-properties fo:margin-bottom="0in" fo:line-height="100%"/>
    </style:style>
    <style:style style:name="T199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96" style:parent-style-name="Standard" style:family="paragraph">
      <style:paragraph-properties fo:margin-bottom="0in" fo:line-height="100%"/>
    </style:style>
    <style:style style:name="T199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1998" style:parent-style-name="Standard" style:family="paragraph">
      <style:paragraph-properties fo:margin-bottom="0in" fo:line-height="100%"/>
    </style:style>
    <style:style style:name="T199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0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01" style:parent-style-name="Standard" style:family="paragraph">
      <style:paragraph-properties fo:margin-bottom="0in" fo:line-height="100%"/>
    </style:style>
    <style:style style:name="T200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03" style:parent-style-name="Standard" style:family="paragraph">
      <style:paragraph-properties fo:margin-bottom="0in" fo:line-height="100%"/>
    </style:style>
    <style:style style:name="T200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05" style:parent-style-name="Standard" style:family="paragraph">
      <style:paragraph-properties fo:margin-bottom="0in" fo:line-height="100%"/>
    </style:style>
    <style:style style:name="T200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00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08" style:parent-style-name="Standard" style:family="paragraph">
      <style:paragraph-properties fo:margin-bottom="0in" fo:line-height="100%"/>
    </style:style>
    <style:style style:name="T200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10" style:parent-style-name="Standard" style:family="paragraph">
      <style:paragraph-properties fo:margin-bottom="0in" fo:line-height="100%"/>
    </style:style>
    <style:style style:name="T201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12" style:parent-style-name="Standard" style:family="paragraph">
      <style:paragraph-properties fo:margin-bottom="0in" fo:line-height="100%"/>
    </style:style>
    <style:style style:name="T201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14" style:parent-style-name="Standard" style:family="paragraph">
      <style:paragraph-properties fo:margin-bottom="0in" fo:line-height="100%"/>
    </style:style>
    <style:style style:name="T201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16" style:parent-style-name="Standard" style:family="paragraph">
      <style:paragraph-properties fo:margin-bottom="0in" fo:line-height="100%"/>
    </style:style>
    <style:style style:name="T201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01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1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20" style:parent-style-name="Standard" style:family="paragraph">
      <style:paragraph-properties fo:margin-bottom="0in" fo:line-height="100%"/>
    </style:style>
    <style:style style:name="T202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22" style:parent-style-name="Standard" style:family="paragraph">
      <style:paragraph-properties fo:margin-bottom="0in" fo:line-height="100%"/>
    </style:style>
    <style:style style:name="T202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02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25" style:parent-style-name="Standard" style:family="paragraph">
      <style:paragraph-properties fo:margin-bottom="0in" fo:line-height="100%"/>
    </style:style>
    <style:style style:name="T202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27" style:parent-style-name="Standard" style:family="paragraph">
      <style:paragraph-properties fo:margin-bottom="0in" fo:line-height="100%"/>
    </style:style>
    <style:style style:name="T202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29" style:parent-style-name="Standard" style:family="paragraph">
      <style:paragraph-properties fo:margin-bottom="0in" fo:line-height="100%"/>
    </style:style>
    <style:style style:name="T203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3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32" style:parent-style-name="Standard" style:family="paragraph">
      <style:paragraph-properties fo:margin-bottom="0in" fo:line-height="100%"/>
    </style:style>
    <style:style style:name="T203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203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35" style:parent-style-name="Standard" style:family="paragraph">
      <style:paragraph-properties fo:margin-bottom="0in" fo:line-height="100%"/>
    </style:style>
    <style:style style:name="T203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37" style:parent-style-name="Standard" style:family="paragraph">
      <style:paragraph-properties fo:margin-bottom="0in" fo:line-height="100%"/>
    </style:style>
    <style:style style:name="T203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39" style:parent-style-name="Standard" style:family="paragraph">
      <style:paragraph-properties fo:margin-bottom="0in" fo:line-height="100%"/>
    </style:style>
    <style:style style:name="T204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41" style:parent-style-name="Standard" style:family="paragraph">
      <style:paragraph-properties fo:margin-bottom="0in" fo:line-height="100%"/>
    </style:style>
    <style:style style:name="T204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43" style:parent-style-name="Standard" style:family="paragraph">
      <style:paragraph-properties fo:margin-bottom="0in" fo:line-height="100%"/>
    </style:style>
    <style:style style:name="T204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45" style:parent-style-name="Standard" style:family="paragraph">
      <style:paragraph-properties fo:margin-bottom="0in" fo:line-height="100%"/>
    </style:style>
    <style:style style:name="T204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47" style:parent-style-name="Standard" style:family="paragraph">
      <style:paragraph-properties fo:margin-bottom="0in" fo:line-height="100%"/>
    </style:style>
    <style:style style:name="T204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04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5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51" style:parent-style-name="Standard" style:family="paragraph">
      <style:paragraph-properties fo:margin-bottom="0in" fo:line-height="100%"/>
    </style:style>
    <style:style style:name="T205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53" style:parent-style-name="Standard" style:family="paragraph">
      <style:paragraph-properties fo:margin-bottom="0in" fo:line-height="100%"/>
    </style:style>
    <style:style style:name="T205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055" style:parent-style-name="Standard" style:family="paragraph">
      <style:paragraph-properties fo:margin-bottom="0in" fo:line-height="100%"/>
    </style:style>
    <style:style style:name="T205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57" style:parent-style-name="Standard" style:family="paragraph">
      <style:paragraph-properties fo:margin-bottom="0in" fo:line-height="100%"/>
    </style:style>
    <style:style style:name="T205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59" style:parent-style-name="Standard" style:family="paragraph">
      <style:paragraph-properties fo:margin-bottom="0in" fo:line-height="100%"/>
    </style:style>
    <style:style style:name="T20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61" style:parent-style-name="Standard" style:family="paragraph">
      <style:paragraph-properties fo:margin-bottom="0in" fo:line-height="100%"/>
    </style:style>
    <style:style style:name="T206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06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64" style:parent-style-name="Standard" style:family="paragraph">
      <style:paragraph-properties fo:margin-bottom="0in" fo:line-height="100%"/>
    </style:style>
    <style:style style:name="T206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66" style:parent-style-name="Standard" style:family="paragraph">
      <style:paragraph-properties fo:margin-bottom="0in" fo:line-height="100%"/>
    </style:style>
    <style:style style:name="T206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68" style:parent-style-name="Standard" style:family="paragraph">
      <style:paragraph-properties fo:margin-bottom="0in" fo:line-height="100%"/>
    </style:style>
    <style:style style:name="T206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70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071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072" style:parent-style-name="Standard" style:family="paragraph">
      <style:paragraph-properties fo:margin-bottom="0in" fo:line-height="100%"/>
    </style:style>
    <style:style style:name="T2073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74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75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076" style:parent-style-name="Standard" style:family="paragraph">
      <style:paragraph-properties fo:margin-bottom="0in" fo:line-height="100%"/>
    </style:style>
    <style:style style:name="T207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78" style:parent-style-name="Standard" style:family="paragraph">
      <style:paragraph-properties fo:margin-bottom="0in" fo:line-height="100%"/>
    </style:style>
    <style:style style:name="T207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80" style:parent-style-name="Standard" style:family="paragraph">
      <style:paragraph-properties fo:margin-bottom="0in" fo:line-height="100%"/>
    </style:style>
    <style:style style:name="T208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82" style:parent-style-name="Standard" style:family="paragraph">
      <style:paragraph-properties fo:margin-bottom="0in" fo:line-height="100%"/>
    </style:style>
    <style:style style:name="T208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84" style:parent-style-name="Standard" style:family="paragraph">
      <style:paragraph-properties fo:margin-bottom="0in" fo:line-height="100%"/>
    </style:style>
    <style:style style:name="T208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086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087" style:parent-style-name="Standard" style:family="paragraph">
      <style:paragraph-properties fo:margin-bottom="0in" fo:line-height="100%"/>
    </style:style>
    <style:style style:name="T2088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2089" style:parent-style-name="Standard" style:family="paragraph">
      <style:paragraph-properties fo:margin-bottom="0in" fo:line-height="100%"/>
    </style:style>
    <style:style style:name="T209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091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2092" style:parent-style-name="Standard" style:family="paragraph">
      <style:paragraph-properties fo:margin-bottom="0in" fo:line-height="100%"/>
    </style:style>
    <style:style style:name="T2093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T2094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2095" style:parent-style-name="Standard" style:family="paragraph">
      <style:paragraph-properties fo:margin-bottom="0in" fo:line-height="100%"/>
    </style:style>
    <style:style style:name="T2096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T2097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209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099" style:parent-style-name="Standard" style:family="paragraph">
      <style:paragraph-properties fo:margin-bottom="0in" fo:line-height="100%"/>
    </style:style>
    <style:style style:name="T210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01" style:parent-style-name="Standard" style:family="paragraph">
      <style:paragraph-properties fo:margin-bottom="0in" fo:line-height="100%"/>
    </style:style>
    <style:style style:name="T210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03" style:parent-style-name="Standard" style:family="paragraph">
      <style:paragraph-properties fo:margin-bottom="0in" fo:line-height="100%"/>
    </style:style>
    <style:style style:name="T210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05" style:parent-style-name="Standard" style:family="paragraph">
      <style:paragraph-properties fo:margin-bottom="0in" fo:line-height="100%"/>
    </style:style>
    <style:style style:name="T210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07" style:parent-style-name="Standard" style:family="paragraph">
      <style:paragraph-properties fo:margin-bottom="0in" fo:line-height="100%"/>
    </style:style>
    <style:style style:name="T210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10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10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111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112" style:parent-style-name="Standard" style:family="paragraph">
      <style:paragraph-properties fo:margin-bottom="0in" fo:line-height="100%"/>
    </style:style>
    <style:style style:name="T2113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1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211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2116" style:parent-style-name="Standard" style:family="paragraph">
      <style:paragraph-properties fo:margin-bottom="0in" fo:line-height="100%"/>
    </style:style>
    <style:style style:name="T211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18" style:parent-style-name="Standard" style:family="paragraph">
      <style:paragraph-properties fo:margin-bottom="0in" fo:line-height="100%"/>
    </style:style>
    <style:style style:name="T21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20" style:parent-style-name="Standard" style:family="paragraph">
      <style:paragraph-properties fo:margin-bottom="0in" fo:line-height="100%"/>
    </style:style>
    <style:style style:name="T212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22" style:parent-style-name="Standard" style:family="paragraph">
      <style:paragraph-properties fo:margin-bottom="0in" fo:line-height="100%"/>
    </style:style>
    <style:style style:name="T21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24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125" style:parent-style-name="Standard" style:family="paragraph">
      <style:paragraph-properties fo:margin-bottom="0in" fo:line-height="100%"/>
    </style:style>
    <style:style style:name="T212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27" style:parent-style-name="Standard" style:family="paragraph">
      <style:paragraph-properties fo:margin-bottom="0in" fo:line-height="100%"/>
    </style:style>
    <style:style style:name="T212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1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30" style:parent-style-name="Standard" style:family="paragraph">
      <style:paragraph-properties fo:margin-bottom="0in" fo:line-height="100%"/>
    </style:style>
    <style:style style:name="T21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32" style:parent-style-name="Standard" style:family="paragraph">
      <style:paragraph-properties fo:margin-bottom="0in" fo:line-height="100%"/>
    </style:style>
    <style:style style:name="T213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34" style:parent-style-name="Standard" style:family="paragraph">
      <style:paragraph-properties fo:margin-bottom="0in" fo:line-height="100%"/>
    </style:style>
    <style:style style:name="T213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36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137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138" style:parent-style-name="Standard" style:family="paragraph">
      <style:paragraph-properties fo:margin-bottom="0in" fo:line-height="100%"/>
    </style:style>
    <style:style style:name="T2139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4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4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42" style:parent-style-name="Standard" style:family="paragraph">
      <style:paragraph-properties fo:margin-bottom="0in" fo:line-height="100%"/>
    </style:style>
    <style:style style:name="T214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44" style:parent-style-name="Standard" style:family="paragraph">
      <style:paragraph-properties fo:margin-bottom="0in" fo:line-height="100%"/>
    </style:style>
    <style:style style:name="T214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46" style:parent-style-name="Standard" style:family="paragraph">
      <style:paragraph-properties fo:margin-bottom="0in" fo:line-height="100%"/>
    </style:style>
    <style:style style:name="T214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148" style:parent-style-name="Standard" style:family="paragraph">
      <style:paragraph-properties fo:margin-bottom="0in" fo:line-height="150%"/>
    </style:style>
    <style:style style:name="T214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150" style:parent-style-name="DefaultParagraphFont" style:family="text">
      <style:text-properties style:font-name="Cambria" style:font-name-complex="Verdana" fo:color="#0000FF" fo:font-size="12pt" style:font-size-asian="12pt" style:font-size-complex="12pt"/>
    </style:style>
    <style:style style:name="P2151" style:parent-style-name="Standard" style:family="paragraph">
      <style:paragraph-properties fo:margin-bottom="0in" fo:line-height="150%"/>
      <style:text-properties style:font-name="Cambria" style:font-name-complex="Verdana-Italic" fo:font-weight="bold" style:font-weight-asian="bold" style:font-style-complex="italic" fo:font-size="24pt" style:font-size-asian="24pt" style:font-size-complex="24pt"/>
    </style:style>
    <style:style style:name="P2152" style:parent-style-name="Standard" style:family="paragraph">
      <style:paragraph-properties fo:text-align="center" fo:margin-bottom="0in" fo:line-height="150%"/>
    </style:style>
    <style:style style:name="T2153" style:parent-style-name="DefaultParagraphFont" style:family="text">
      <style:text-properties style:font-name="Cambria" style:font-name-complex="Verdana-Italic" fo:font-weight="bold" style:font-weight-asian="bold" style:font-style-complex="italic" fo:font-size="24pt" style:font-size-asian="24pt" style:font-size-complex="24pt"/>
    </style:style>
    <style:style style:name="P2154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55" style:parent-style-name="Standard" style:family="paragraph">
      <style:paragraph-properties fo:margin-bottom="0in" fo:line-height="100%"/>
    </style:style>
    <style:style style:name="T2156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57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15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59" style:parent-style-name="Standard" style:family="paragraph">
      <style:paragraph-properties fo:margin-bottom="0in" fo:line-height="100%"/>
    </style:style>
    <style:style style:name="T216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61" style:parent-style-name="Standard" style:family="paragraph">
      <style:paragraph-properties fo:margin-bottom="0in" fo:line-height="100%"/>
    </style:style>
    <style:style style:name="T216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63" style:parent-style-name="Standard" style:family="paragraph">
      <style:paragraph-properties fo:margin-bottom="0in" fo:line-height="100%"/>
    </style:style>
    <style:style style:name="T216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65" style:parent-style-name="Standard" style:family="paragraph">
      <style:paragraph-properties fo:margin-bottom="0in" fo:line-height="100%"/>
    </style:style>
    <style:style style:name="T216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67" style:parent-style-name="Standard" style:family="paragraph">
      <style:paragraph-properties fo:margin-bottom="0in" fo:line-height="100%"/>
    </style:style>
    <style:style style:name="T216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16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70" style:parent-style-name="Standard" style:family="paragraph">
      <style:paragraph-properties fo:margin-bottom="0in" fo:line-height="100%"/>
    </style:style>
    <style:style style:name="T217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72" style:parent-style-name="Standard" style:family="paragraph">
      <style:paragraph-properties fo:margin-bottom="0in" fo:line-height="100%"/>
    </style:style>
    <style:style style:name="T217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74" style:parent-style-name="Standard" style:family="paragraph">
      <style:paragraph-properties fo:margin-bottom="0in" fo:line-height="100%"/>
    </style:style>
    <style:style style:name="T217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17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77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78" style:parent-style-name="Standard" style:family="paragraph">
      <style:paragraph-properties fo:margin-bottom="0in" fo:line-height="100%"/>
    </style:style>
    <style:style style:name="T2179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80" style:parent-style-name="Standard" style:family="paragraph">
      <style:paragraph-properties fo:margin-bottom="0in" fo:line-height="100%"/>
    </style:style>
    <style:style style:name="T218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82" style:parent-style-name="Standard" style:family="paragraph">
      <style:paragraph-properties fo:margin-bottom="0in" fo:line-height="100%"/>
    </style:style>
    <style:style style:name="T21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84" style:parent-style-name="Standard" style:family="paragraph">
      <style:paragraph-properties fo:margin-bottom="0in" fo:line-height="100%"/>
    </style:style>
    <style:style style:name="T218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86" style:parent-style-name="Standard" style:family="paragraph">
      <style:paragraph-properties fo:margin-bottom="0in" fo:line-height="100%"/>
    </style:style>
    <style:style style:name="T218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88" style:parent-style-name="Standard" style:family="paragraph">
      <style:paragraph-properties fo:margin-bottom="0in" fo:line-height="100%"/>
    </style:style>
    <style:style style:name="T218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90" style:parent-style-name="Standard" style:family="paragraph">
      <style:paragraph-properties fo:margin-bottom="0in" fo:line-height="100%"/>
    </style:style>
    <style:style style:name="T219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92" style:parent-style-name="Standard" style:family="paragraph">
      <style:paragraph-properties fo:margin-bottom="0in" fo:line-height="100%"/>
    </style:style>
    <style:style style:name="T219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19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19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96" style:parent-style-name="Standard" style:family="paragraph">
      <style:paragraph-properties fo:margin-bottom="0in" fo:line-height="100%"/>
    </style:style>
    <style:style style:name="T219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198" style:parent-style-name="Standard" style:family="paragraph">
      <style:paragraph-properties fo:margin-bottom="0in" fo:line-height="100%"/>
    </style:style>
    <style:style style:name="T219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00" style:parent-style-name="Standard" style:family="paragraph">
      <style:paragraph-properties fo:margin-bottom="0in" fo:line-height="100%"/>
    </style:style>
    <style:style style:name="T220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02" style:parent-style-name="Standard" style:family="paragraph">
      <style:paragraph-properties fo:margin-bottom="0in" fo:line-height="100%"/>
    </style:style>
    <style:style style:name="T220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04" style:parent-style-name="Standard" style:family="paragraph">
      <style:paragraph-properties fo:margin-bottom="0in" fo:line-height="100%"/>
    </style:style>
    <style:style style:name="T220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06" style:parent-style-name="Standard" style:family="paragraph">
      <style:paragraph-properties fo:margin-bottom="0in" fo:line-height="100%"/>
    </style:style>
    <style:style style:name="T220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20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20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10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11" style:parent-style-name="Standard" style:family="paragraph">
      <style:paragraph-properties fo:margin-bottom="0in" fo:line-height="100%"/>
    </style:style>
    <style:style style:name="T221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13" style:parent-style-name="Standard" style:family="paragraph">
      <style:paragraph-properties fo:margin-bottom="0in" fo:line-height="100%"/>
    </style:style>
    <style:style style:name="T221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15" style:parent-style-name="Standard" style:family="paragraph">
      <style:paragraph-properties fo:margin-bottom="0in" fo:line-height="100%"/>
    </style:style>
    <style:style style:name="T22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2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18" style:parent-style-name="Standard" style:family="paragraph">
      <style:paragraph-properties fo:margin-bottom="0in" fo:line-height="100%"/>
    </style:style>
    <style:style style:name="T22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20" style:parent-style-name="Standard" style:family="paragraph">
      <style:paragraph-properties fo:margin-bottom="0in" fo:line-height="100%"/>
    </style:style>
    <style:style style:name="T222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22" style:parent-style-name="Standard" style:family="paragraph">
      <style:paragraph-properties fo:margin-bottom="0in" fo:line-height="100%"/>
    </style:style>
    <style:style style:name="T22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24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225" style:parent-style-name="Standard" style:family="paragraph">
      <style:paragraph-properties fo:margin-bottom="0in" fo:line-height="100%"/>
    </style:style>
    <style:style style:name="T222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27" style:parent-style-name="Standard" style:family="paragraph">
      <style:paragraph-properties fo:margin-bottom="0in" fo:line-height="100%"/>
    </style:style>
    <style:style style:name="T222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29" style:parent-style-name="Standard" style:family="paragraph">
      <style:paragraph-properties fo:margin-bottom="0in" fo:line-height="100%"/>
    </style:style>
    <style:style style:name="T223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2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32" style:parent-style-name="Standard" style:family="paragraph">
      <style:paragraph-properties fo:margin-bottom="0in" fo:line-height="100%"/>
    </style:style>
    <style:style style:name="T223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34" style:parent-style-name="Standard" style:family="paragraph">
      <style:paragraph-properties fo:margin-bottom="0in" fo:line-height="100%"/>
    </style:style>
    <style:style style:name="T223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36" style:parent-style-name="Standard" style:family="paragraph">
      <style:paragraph-properties fo:margin-bottom="0in" fo:line-height="100%"/>
    </style:style>
    <style:style style:name="T223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3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39" style:parent-style-name="Standard" style:family="paragraph">
      <style:paragraph-properties fo:margin-bottom="0in" fo:line-height="100%"/>
    </style:style>
    <style:style style:name="T224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41" style:parent-style-name="Standard" style:family="paragraph">
      <style:paragraph-properties fo:margin-bottom="0in" fo:line-height="100%"/>
    </style:style>
    <style:style style:name="T224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43" style:parent-style-name="Standard" style:family="paragraph">
      <style:paragraph-properties fo:margin-bottom="0in" fo:line-height="100%"/>
    </style:style>
    <style:style style:name="T224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45" style:parent-style-name="Standard" style:family="paragraph">
      <style:paragraph-properties fo:margin-bottom="0in" fo:line-height="100%"/>
    </style:style>
    <style:style style:name="T224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47" style:parent-style-name="Standard" style:family="paragraph">
      <style:paragraph-properties fo:margin-bottom="0in" fo:line-height="100%"/>
    </style:style>
    <style:style style:name="T224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49" style:parent-style-name="Standard" style:family="paragraph">
      <style:paragraph-properties fo:margin-bottom="0in" fo:line-height="100%"/>
    </style:style>
    <style:style style:name="T225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51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52" style:parent-style-name="Standard" style:family="paragraph">
      <style:paragraph-properties fo:margin-bottom="0in" fo:line-height="100%"/>
    </style:style>
    <style:style style:name="T225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54" style:parent-style-name="Standard" style:family="paragraph">
      <style:paragraph-properties fo:margin-bottom="0in" fo:line-height="100%"/>
    </style:style>
    <style:style style:name="T225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25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57" style:parent-style-name="Standard" style:family="paragraph">
      <style:paragraph-properties fo:margin-bottom="0in" fo:line-height="100%"/>
    </style:style>
    <style:style style:name="T225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59" style:parent-style-name="Standard" style:family="paragraph">
      <style:paragraph-properties fo:margin-bottom="0in" fo:line-height="100%"/>
    </style:style>
    <style:style style:name="T22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61" style:parent-style-name="Standard" style:family="paragraph">
      <style:paragraph-properties fo:margin-bottom="0in" fo:line-height="100%"/>
    </style:style>
    <style:style style:name="T226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6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64" style:parent-style-name="Standard" style:family="paragraph">
      <style:paragraph-properties fo:margin-bottom="0in" fo:line-height="100%"/>
    </style:style>
    <style:style style:name="T226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66" style:parent-style-name="Standard" style:family="paragraph">
      <style:paragraph-properties fo:margin-bottom="0in" fo:line-height="100%"/>
    </style:style>
    <style:style style:name="T226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68" style:parent-style-name="Standard" style:family="paragraph">
      <style:paragraph-properties fo:margin-bottom="0in" fo:line-height="100%"/>
    </style:style>
    <style:style style:name="T226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70" style:parent-style-name="Standard" style:family="paragraph">
      <style:paragraph-properties fo:margin-bottom="0in" fo:line-height="100%"/>
    </style:style>
    <style:style style:name="T227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27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73" style:parent-style-name="Standard" style:family="paragraph">
      <style:paragraph-properties fo:margin-bottom="0in" fo:line-height="100%"/>
    </style:style>
    <style:style style:name="T227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75" style:parent-style-name="Standard" style:family="paragraph">
      <style:paragraph-properties fo:margin-bottom="0in" fo:line-height="100%"/>
    </style:style>
    <style:style style:name="T227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77" style:parent-style-name="Standard" style:family="paragraph">
      <style:paragraph-properties fo:margin-bottom="0in" fo:line-height="100%"/>
    </style:style>
    <style:style style:name="T227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79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80" style:parent-style-name="Standard" style:family="paragraph">
      <style:paragraph-properties fo:margin-bottom="0in" fo:line-height="100%"/>
    </style:style>
    <style:style style:name="T228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82" style:parent-style-name="Standard" style:family="paragraph">
      <style:paragraph-properties fo:margin-bottom="0in" fo:line-height="100%"/>
    </style:style>
    <style:style style:name="T22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84" style:parent-style-name="Standard" style:family="paragraph">
      <style:paragraph-properties fo:margin-bottom="0in" fo:line-height="100%"/>
    </style:style>
    <style:style style:name="T228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86" style:parent-style-name="Standard" style:family="paragraph">
      <style:paragraph-properties fo:margin-bottom="0in" fo:line-height="100%"/>
    </style:style>
    <style:style style:name="T228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28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89" style:parent-style-name="Standard" style:family="paragraph">
      <style:paragraph-properties fo:margin-bottom="0in" fo:line-height="100%"/>
    </style:style>
    <style:style style:name="T229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91" style:parent-style-name="Standard" style:family="paragraph">
      <style:paragraph-properties fo:margin-bottom="0in" fo:line-height="100%"/>
    </style:style>
    <style:style style:name="T229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29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94" style:parent-style-name="Standard" style:family="paragraph">
      <style:paragraph-properties fo:margin-bottom="0in" fo:line-height="100%"/>
    </style:style>
    <style:style style:name="T229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296" style:parent-style-name="Standard" style:family="paragraph">
      <style:paragraph-properties fo:margin-bottom="0in" fo:line-height="100%"/>
    </style:style>
    <style:style style:name="T229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298" style:parent-style-name="Standard" style:family="paragraph">
      <style:paragraph-properties fo:margin-bottom="0in" fo:line-height="100%"/>
    </style:style>
    <style:style style:name="T229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00" style:parent-style-name="Standard" style:family="paragraph">
      <style:paragraph-properties fo:margin-bottom="0in" fo:line-height="100%"/>
    </style:style>
    <style:style style:name="T230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02" style:parent-style-name="Standard" style:family="paragraph">
      <style:paragraph-properties fo:margin-bottom="0in" fo:line-height="100%"/>
    </style:style>
    <style:style style:name="T230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0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05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06" style:parent-style-name="Standard" style:family="paragraph">
      <style:paragraph-properties fo:margin-bottom="0in" fo:line-height="100%"/>
    </style:style>
    <style:style style:name="T2307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08" style:parent-style-name="Standard" style:family="paragraph">
      <style:paragraph-properties fo:margin-bottom="0in" fo:line-height="100%"/>
    </style:style>
    <style:style style:name="T230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10" style:parent-style-name="Standard" style:family="paragraph">
      <style:paragraph-properties fo:margin-bottom="0in" fo:line-height="100%"/>
    </style:style>
    <style:style style:name="T231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12" style:parent-style-name="Standard" style:family="paragraph">
      <style:paragraph-properties fo:margin-bottom="0in" fo:line-height="100%"/>
    </style:style>
    <style:style style:name="T231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14" style:parent-style-name="Standard" style:family="paragraph">
      <style:paragraph-properties fo:margin-bottom="0in" fo:line-height="100%"/>
    </style:style>
    <style:style style:name="T231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16" style:parent-style-name="Standard" style:family="paragraph">
      <style:paragraph-properties fo:margin-bottom="0in" fo:line-height="100%"/>
    </style:style>
    <style:style style:name="T231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18" style:parent-style-name="Standard" style:family="paragraph">
      <style:paragraph-properties fo:margin-bottom="0in" fo:line-height="100%"/>
    </style:style>
    <style:style style:name="T23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32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2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22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23" style:parent-style-name="Standard" style:family="paragraph">
      <style:paragraph-properties fo:margin-bottom="0in" fo:line-height="100%"/>
    </style:style>
    <style:style style:name="T2324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25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26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27" style:parent-style-name="Standard" style:family="paragraph">
      <style:paragraph-properties fo:margin-bottom="0in" fo:line-height="100%"/>
    </style:style>
    <style:style style:name="T2328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29" style:parent-style-name="Standard" style:family="paragraph">
      <style:paragraph-properties fo:margin-bottom="0in" fo:line-height="100%"/>
    </style:style>
    <style:style style:name="T233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31" style:parent-style-name="Standard" style:family="paragraph">
      <style:paragraph-properties fo:margin-bottom="0in" fo:line-height="100%"/>
    </style:style>
    <style:style style:name="T233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33" style:parent-style-name="Standard" style:family="paragraph">
      <style:paragraph-properties fo:margin-bottom="0in" fo:line-height="100%"/>
    </style:style>
    <style:style style:name="T233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35" style:parent-style-name="Standard" style:family="paragraph">
      <style:paragraph-properties fo:margin-bottom="0in" fo:line-height="100%"/>
    </style:style>
    <style:style style:name="T233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33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38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39" style:parent-style-name="Standard" style:family="paragraph">
      <style:paragraph-properties fo:margin-bottom="0in" fo:line-height="100%"/>
    </style:style>
    <style:style style:name="T234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41" style:parent-style-name="Standard" style:family="paragraph">
      <style:paragraph-properties fo:margin-bottom="0in" fo:line-height="100%"/>
    </style:style>
    <style:style style:name="T234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43" style:parent-style-name="Standard" style:family="paragraph">
      <style:paragraph-properties fo:margin-bottom="0in" fo:line-height="100%"/>
    </style:style>
    <style:style style:name="T234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45" style:parent-style-name="Standard" style:family="paragraph">
      <style:paragraph-properties fo:margin-bottom="0in" fo:line-height="100%"/>
    </style:style>
    <style:style style:name="T234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47" style:parent-style-name="Standard" style:family="paragraph">
      <style:paragraph-properties fo:margin-bottom="0in" fo:line-height="100%"/>
    </style:style>
    <style:style style:name="T234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49" style:parent-style-name="Standard" style:family="paragraph">
      <style:paragraph-properties fo:margin-bottom="0in" fo:line-height="100%"/>
    </style:style>
    <style:style style:name="T235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35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52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53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54" style:parent-style-name="Standard" style:family="paragraph">
      <style:paragraph-properties fo:margin-bottom="0in" fo:line-height="100%"/>
    </style:style>
    <style:style style:name="T235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56" style:parent-style-name="Standard" style:family="paragraph">
      <style:paragraph-properties fo:margin-bottom="0in" fo:line-height="100%"/>
    </style:style>
    <style:style style:name="T23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58" style:parent-style-name="Standard" style:family="paragraph">
      <style:paragraph-properties fo:margin-bottom="0in" fo:line-height="100%"/>
    </style:style>
    <style:style style:name="T235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60" style:parent-style-name="Standard" style:family="paragraph">
      <style:paragraph-properties fo:margin-bottom="0in" fo:line-height="100%"/>
    </style:style>
    <style:style style:name="T236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62" style:parent-style-name="Standard" style:family="paragraph">
      <style:paragraph-properties fo:margin-bottom="0in" fo:line-height="100%"/>
    </style:style>
    <style:style style:name="T236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64" style:parent-style-name="Standard" style:family="paragraph">
      <style:paragraph-properties fo:margin-bottom="0in" fo:line-height="100%"/>
    </style:style>
    <style:style style:name="T236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3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67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368" style:parent-style-name="Standard" style:family="paragraph">
      <style:paragraph-properties fo:margin-bottom="0in" fo:line-height="100%"/>
      <style:text-properties style:font-name="Cambria" style:font-name-complex="Verdana" fo:color="#000000" fo:font-size="14pt" style:font-size-asian="14pt" style:font-size-complex="14pt"/>
    </style:style>
    <style:style style:name="P2369" style:parent-style-name="Standard" style:family="paragraph">
      <style:paragraph-properties fo:margin-bottom="0in" fo:line-height="100%"/>
    </style:style>
    <style:style style:name="T2370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7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7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373" style:parent-style-name="Standard" style:family="paragraph">
      <style:paragraph-properties fo:margin-bottom="0in" fo:line-height="100%"/>
    </style:style>
    <style:style style:name="T237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75" style:parent-style-name="Standard" style:family="paragraph">
      <style:paragraph-properties fo:margin-bottom="0in" fo:line-height="100%"/>
    </style:style>
    <style:style style:name="T2376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2377" style:parent-style-name="Standard" style:family="paragraph">
      <style:paragraph-properties fo:margin-bottom="0in" fo:line-height="100%"/>
    </style:style>
    <style:style style:name="T237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79" style:parent-style-name="Standard" style:family="paragraph">
      <style:paragraph-properties fo:margin-bottom="0in" fo:line-height="150%"/>
    </style:style>
    <style:style style:name="T238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81" style:parent-style-name="Standard" style:family="paragraph">
      <style:paragraph-properties fo:margin-bottom="0in" fo:line-height="100%"/>
    </style:style>
    <style:style style:name="T2382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83" style:parent-style-name="Standard" style:family="paragraph">
      <style:paragraph-properties fo:margin-bottom="0in" fo:line-height="100%"/>
    </style:style>
    <style:style style:name="T238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38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86" style:parent-style-name="Standard" style:family="paragraph">
      <style:paragraph-properties fo:margin-bottom="0in" fo:line-height="100%"/>
    </style:style>
    <style:style style:name="T238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88" style:parent-style-name="Standard" style:family="paragraph">
      <style:paragraph-properties fo:margin-bottom="0in" fo:line-height="100%"/>
    </style:style>
    <style:style style:name="T238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90" style:parent-style-name="Standard" style:family="paragraph">
      <style:paragraph-properties fo:margin-bottom="0in" fo:line-height="100%"/>
    </style:style>
    <style:style style:name="T239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92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393" style:parent-style-name="Standard" style:family="paragraph">
      <style:paragraph-properties fo:margin-bottom="0in" fo:line-height="100%"/>
    </style:style>
    <style:style style:name="T239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395" style:parent-style-name="Standard" style:family="paragraph">
      <style:paragraph-properties fo:margin-bottom="0in" fo:line-height="100%"/>
    </style:style>
    <style:style style:name="T239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97" style:parent-style-name="Standard" style:family="paragraph">
      <style:paragraph-properties fo:margin-bottom="0in" fo:line-height="100%"/>
    </style:style>
    <style:style style:name="T239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399" style:parent-style-name="Standard" style:family="paragraph">
      <style:paragraph-properties fo:margin-bottom="0in" fo:line-height="100%"/>
    </style:style>
    <style:style style:name="T240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0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402" style:parent-style-name="Standard" style:family="paragraph">
      <style:paragraph-properties fo:margin-bottom="0in" fo:line-height="100%"/>
    </style:style>
    <style:style style:name="T240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04" style:parent-style-name="Standard" style:family="paragraph">
      <style:paragraph-properties fo:margin-bottom="0in" fo:line-height="100%"/>
    </style:style>
    <style:style style:name="T2405" style:parent-style-name="DefaultParagraphFont" style:family="text">
      <style:text-properties style:font-name="Cambria" style:font-name-complex="Verdana" fo:color="#000000" fo:font-size="12pt" style:font-size-asian="12pt" style:font-size-complex="12pt" fo:language="es" fo:country="MX"/>
    </style:style>
    <style:style style:name="P2406" style:parent-style-name="Standard" style:family="paragraph">
      <style:paragraph-properties fo:margin-bottom="0in" fo:line-height="100%"/>
    </style:style>
    <style:style style:name="T240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08" style:parent-style-name="Standard" style:family="paragraph">
      <style:paragraph-properties fo:margin-bottom="0in" fo:line-height="100%"/>
    </style:style>
    <style:style style:name="T240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10" style:parent-style-name="Standard" style:family="paragraph">
      <style:paragraph-properties fo:margin-bottom="0in" fo:line-height="100%"/>
    </style:style>
    <style:style style:name="T241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12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413" style:parent-style-name="Standard" style:family="paragraph">
      <style:paragraph-properties fo:margin-bottom="0in" fo:line-height="100%"/>
    </style:style>
    <style:style style:name="T241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15" style:parent-style-name="Standard" style:family="paragraph">
      <style:paragraph-properties fo:margin-bottom="0in" fo:line-height="100%"/>
    </style:style>
    <style:style style:name="T241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17" style:parent-style-name="Standard" style:family="paragraph">
      <style:paragraph-properties fo:margin-bottom="0in" fo:line-height="100%"/>
    </style:style>
    <style:style style:name="T241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19" style:parent-style-name="Standard" style:family="paragraph">
      <style:paragraph-properties fo:margin-bottom="0in" fo:line-height="100%"/>
    </style:style>
    <style:style style:name="T242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21" style:parent-style-name="Standard" style:family="paragraph">
      <style:paragraph-properties fo:margin-bottom="0in" fo:line-height="100%"/>
    </style:style>
    <style:style style:name="T242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24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425" style:parent-style-name="Standard" style:family="paragraph">
      <style:paragraph-properties fo:margin-bottom="0in" fo:line-height="100%"/>
    </style:style>
    <style:style style:name="T242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27" style:parent-style-name="Standard" style:family="paragraph">
      <style:paragraph-properties fo:margin-bottom="0in" fo:line-height="100%"/>
    </style:style>
    <style:style style:name="T242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429" style:parent-style-name="Standard" style:family="paragraph">
      <style:paragraph-properties fo:margin-bottom="0in" fo:line-height="100%"/>
    </style:style>
    <style:style style:name="T243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431" style:parent-style-name="Standard" style:family="paragraph">
      <style:paragraph-properties fo:margin-bottom="0in" fo:line-height="100%"/>
    </style:style>
    <style:style style:name="T243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433" style:parent-style-name="Standard" style:family="paragraph">
      <style:paragraph-properties fo:margin-bottom="0in" fo:line-height="100%"/>
    </style:style>
    <style:style style:name="T243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435" style:parent-style-name="Standard" style:family="paragraph">
      <style:paragraph-properties fo:margin-bottom="0in" fo:line-height="100%"/>
    </style:style>
    <style:style style:name="T243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43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43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39" style:parent-style-name="Standard" style:family="paragraph">
      <style:paragraph-properties fo:margin-bottom="0in" fo:line-height="100%"/>
    </style:style>
    <style:style style:name="T244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41" style:parent-style-name="Standard" style:family="paragraph">
      <style:paragraph-properties fo:margin-bottom="0in" fo:line-height="100%"/>
    </style:style>
    <style:style style:name="T244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43" style:parent-style-name="Standard" style:family="paragraph">
      <style:paragraph-properties fo:margin-bottom="0in" fo:line-height="100%"/>
    </style:style>
    <style:style style:name="T244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45" style:parent-style-name="Standard" style:family="paragraph">
      <style:paragraph-properties fo:margin-bottom="0in" fo:line-height="100%"/>
    </style:style>
    <style:style style:name="T244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4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48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449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450" style:parent-style-name="Standard" style:family="paragraph">
      <style:paragraph-properties fo:margin-bottom="0in" fo:line-height="100%"/>
    </style:style>
    <style:style style:name="T2451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452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453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454" style:parent-style-name="Standard" style:family="paragraph">
      <style:paragraph-properties fo:margin-bottom="0in" fo:line-height="100%"/>
    </style:style>
    <style:style style:name="T245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56" style:parent-style-name="Standard" style:family="paragraph">
      <style:paragraph-properties fo:margin-bottom="0in" fo:line-height="100%"/>
    </style:style>
    <style:style style:name="T24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58" style:parent-style-name="Standard" style:family="paragraph">
      <style:paragraph-properties fo:margin-bottom="0in" fo:line-height="100%"/>
    </style:style>
    <style:style style:name="T245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61" style:parent-style-name="Standard" style:family="paragraph">
      <style:paragraph-properties fo:margin-bottom="0in" fo:line-height="100%"/>
    </style:style>
    <style:style style:name="T246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63" style:parent-style-name="Standard" style:family="paragraph">
      <style:paragraph-properties fo:margin-bottom="0in" fo:line-height="100%"/>
    </style:style>
    <style:style style:name="T246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65" style:parent-style-name="Standard" style:family="paragraph">
      <style:paragraph-properties fo:margin-bottom="0in" fo:line-height="100%"/>
    </style:style>
    <style:style style:name="T246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67" style:parent-style-name="Standard" style:family="paragraph">
      <style:paragraph-properties fo:margin-bottom="0in" fo:line-height="100%"/>
    </style:style>
    <style:style style:name="T246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69" style:parent-style-name="Standard" style:family="paragraph">
      <style:paragraph-properties fo:margin-bottom="0in" fo:line-height="100%"/>
    </style:style>
    <style:style style:name="T247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71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472" style:parent-style-name="Standard" style:family="paragraph">
      <style:paragraph-properties fo:margin-bottom="0in" fo:line-height="100%"/>
    </style:style>
    <style:style style:name="T2473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74" style:parent-style-name="Standard" style:family="paragraph">
      <style:paragraph-properties fo:margin-bottom="0in" fo:line-height="100%"/>
    </style:style>
    <style:style style:name="T247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76" style:parent-style-name="Standard" style:family="paragraph">
      <style:paragraph-properties fo:margin-bottom="0in" fo:line-height="100%"/>
    </style:style>
    <style:style style:name="T247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7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79" style:parent-style-name="Standard" style:family="paragraph">
      <style:paragraph-properties fo:margin-bottom="0in" fo:line-height="100%"/>
    </style:style>
    <style:style style:name="T248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8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82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2483" style:parent-style-name="Standard" style:family="paragraph">
      <style:paragraph-properties fo:margin-bottom="0in" fo:line-height="100%"/>
    </style:style>
    <style:style style:name="T248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85" style:parent-style-name="Standard" style:family="paragraph">
      <style:paragraph-properties fo:margin-bottom="0in" fo:line-height="100%"/>
    </style:style>
    <style:style style:name="T2486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87" style:parent-style-name="Standard" style:family="paragraph">
      <style:paragraph-properties fo:margin-bottom="0in" fo:line-height="100%"/>
    </style:style>
    <style:style style:name="T248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89" style:parent-style-name="Standard" style:family="paragraph">
      <style:paragraph-properties fo:margin-bottom="0in" fo:line-height="100%"/>
    </style:style>
    <style:style style:name="T249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49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92" style:parent-style-name="Standard" style:family="paragraph">
      <style:paragraph-properties fo:margin-bottom="0in" fo:line-height="100%"/>
    </style:style>
    <style:style style:name="T249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94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495" style:parent-style-name="Standard" style:family="paragraph">
      <style:paragraph-properties fo:margin-bottom="0in" fo:line-height="100%"/>
    </style:style>
    <style:style style:name="T249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497" style:parent-style-name="Standard" style:family="paragraph">
      <style:paragraph-properties fo:margin-bottom="0in" fo:line-height="100%"/>
    </style:style>
    <style:style style:name="T2498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499" style:parent-style-name="Standard" style:family="paragraph">
      <style:paragraph-properties fo:margin-bottom="0in" fo:line-height="100%"/>
    </style:style>
    <style:style style:name="T250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01" style:parent-style-name="Standard" style:family="paragraph">
      <style:paragraph-properties fo:margin-bottom="0in" fo:line-height="100%"/>
    </style:style>
    <style:style style:name="T250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50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504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05" style:parent-style-name="Standard" style:family="paragraph">
      <style:paragraph-properties fo:margin-bottom="0in" fo:line-height="100%"/>
    </style:style>
    <style:style style:name="P2506" style:parent-style-name="Standard" style:family="paragraph">
      <style:paragraph-properties fo:margin-bottom="0in" fo:line-height="100%"/>
      <style:text-properties style:font-name="Cambria" style:font-name-complex="Verdana" fo:color="#0000FF" fo:font-size="12pt" style:font-size-asian="12pt" style:font-size-complex="12pt"/>
    </style:style>
    <style:style style:name="P2507" style:parent-style-name="Standard" style:family="paragraph">
      <style:paragraph-properties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508" style:parent-style-name="Standard" style:family="paragraph">
      <style:paragraph-properties fo:text-align="center" fo:margin-bottom="0in" fo:line-height="150%"/>
    </style:style>
    <style:style style:name="T2509" style:parent-style-name="DefaultParagraphFont" style:family="text">
      <style:text-properties style:font-name="Cambria" style:font-name-complex="Verdana-Italic" fo:font-weight="bold" style:font-weight-asian="bold" style:font-style-complex="italic" fo:font-size="24pt" style:font-size-asian="24pt" style:font-size-complex="24pt"/>
    </style:style>
    <style:style style:name="P251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11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12" style:parent-style-name="Standard" style:family="paragraph">
      <style:paragraph-properties fo:margin-bottom="0in" fo:line-height="100%"/>
    </style:style>
    <style:style style:name="T2513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14" style:parent-style-name="Standard" style:family="paragraph">
      <style:paragraph-properties fo:margin-bottom="0in" fo:line-height="150%"/>
      <style:text-properties style:font-name="Cambria" style:font-name-complex="Verdana-Italic" fo:font-weight="bold" style:font-weight-asian="bold" style:font-style-complex="italic" fo:font-size="12pt" style:font-size-asian="12pt" style:font-size-complex="12pt"/>
    </style:style>
    <style:style style:name="P2515" style:parent-style-name="Standard" style:family="paragraph">
      <style:paragraph-properties fo:margin-bottom="0in" fo:line-height="100%"/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2516" style:parent-style-name="Standard" style:family="paragraph">
      <style:paragraph-properties fo:margin-bottom="0in" fo:line-height="100%"/>
    </style:style>
    <style:style style:name="T2517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2518" style:parent-style-name="Standard" style:family="paragraph">
      <style:paragraph-properties fo:margin-bottom="0in" fo:line-height="100%"/>
    </style:style>
    <style:style style:name="T251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520" style:parent-style-name="DefaultParagraphFont" style:family="text">
      <style:text-properties style:font-name="Cambria" style:font-name-complex="Verdana" fo:color="#000000" style:text-position="super 66.6%" fo:font-size="12pt" style:font-size-asian="12pt" style:font-size-complex="12pt"/>
    </style:style>
    <style:style style:name="T252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22" style:parent-style-name="Standard" style:family="paragraph">
      <style:paragraph-properties fo:margin-bottom="0in" fo:line-height="100%"/>
    </style:style>
    <style:style style:name="T252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24" style:parent-style-name="Standard" style:family="paragraph">
      <style:paragraph-properties fo:margin-bottom="0in" fo:line-height="100%"/>
    </style:style>
    <style:style style:name="T2525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26" style:parent-style-name="Standard" style:family="paragraph">
      <style:paragraph-properties fo:margin-bottom="0in" fo:line-height="100%"/>
    </style:style>
    <style:style style:name="T252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28" style:parent-style-name="Standard" style:family="paragraph">
      <style:paragraph-properties fo:margin-bottom="0in" fo:line-height="100%"/>
    </style:style>
    <style:style style:name="T252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30" style:parent-style-name="Standard" style:family="paragraph">
      <style:paragraph-properties fo:margin-bottom="0in" fo:line-height="100%"/>
    </style:style>
    <style:style style:name="T253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532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33" style:parent-style-name="Standard" style:family="paragraph">
      <style:paragraph-properties fo:margin-bottom="0in" fo:line-height="100%"/>
    </style:style>
    <style:style style:name="T2534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35" style:parent-style-name="Standard" style:family="paragraph">
      <style:paragraph-properties fo:margin-bottom="0in" fo:line-height="100%"/>
    </style:style>
    <style:style style:name="T2536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53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38" style:parent-style-name="Standard" style:family="paragraph">
      <style:paragraph-properties fo:margin-bottom="0in" fo:line-height="100%"/>
    </style:style>
    <style:style style:name="T253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40" style:parent-style-name="Standard" style:family="paragraph">
      <style:paragraph-properties fo:margin-bottom="0in" fo:line-height="100%"/>
    </style:style>
    <style:style style:name="T254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42" style:parent-style-name="Standard" style:family="paragraph">
      <style:paragraph-properties fo:margin-bottom="0in" fo:line-height="100%"/>
    </style:style>
    <style:style style:name="T254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44" style:parent-style-name="Standard" style:family="paragraph">
      <style:paragraph-properties fo:margin-bottom="0in" fo:line-height="100%"/>
    </style:style>
    <style:style style:name="T254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46" style:parent-style-name="Standard" style:family="paragraph">
      <style:paragraph-properties fo:margin-bottom="0in" fo:line-height="100%"/>
    </style:style>
    <style:style style:name="T254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48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49" style:parent-style-name="Standard" style:family="paragraph">
      <style:paragraph-properties fo:margin-bottom="0in" fo:line-height="100%"/>
    </style:style>
    <style:style style:name="T2550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T2551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52" style:parent-style-name="Standard" style:family="paragraph">
      <style:paragraph-properties fo:margin-bottom="0in" fo:line-height="100%"/>
    </style:style>
    <style:style style:name="T255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54" style:parent-style-name="Standard" style:family="paragraph">
      <style:paragraph-properties fo:margin-bottom="0in" fo:line-height="100%"/>
    </style:style>
    <style:style style:name="T2555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56" style:parent-style-name="Standard" style:family="paragraph">
      <style:paragraph-properties fo:margin-bottom="0in" fo:line-height="100%"/>
    </style:style>
    <style:style style:name="T255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58" style:parent-style-name="Standard" style:family="paragraph">
      <style:paragraph-properties fo:margin-bottom="0in" fo:line-height="100%"/>
    </style:style>
    <style:style style:name="T255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60" style:parent-style-name="Standard" style:family="paragraph">
      <style:paragraph-properties fo:margin-bottom="0in" fo:line-height="100%"/>
    </style:style>
    <style:style style:name="T256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62" style:parent-style-name="Standard" style:family="paragraph">
      <style:paragraph-properties fo:margin-bottom="0in" fo:line-height="100%"/>
    </style:style>
    <style:style style:name="T256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64" style:parent-style-name="Standard" style:family="paragraph">
      <style:paragraph-properties fo:margin-bottom="0in" fo:line-height="100%"/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65" style:parent-style-name="Standard" style:family="paragraph">
      <style:paragraph-properties fo:margin-bottom="0in" fo:line-height="100%"/>
    </style:style>
    <style:style style:name="T256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67" style:parent-style-name="Standard" style:family="paragraph">
      <style:paragraph-properties fo:margin-bottom="0in" fo:line-height="100%"/>
    </style:style>
    <style:style style:name="T2568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69" style:parent-style-name="Standard" style:family="paragraph">
      <style:paragraph-properties fo:margin-bottom="0in" fo:line-height="100%"/>
    </style:style>
    <style:style style:name="T2570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71" style:parent-style-name="Standard" style:family="paragraph">
      <style:paragraph-properties fo:margin-bottom="0in" fo:line-height="100%"/>
    </style:style>
    <style:style style:name="T2572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7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74" style:parent-style-name="Standard" style:family="paragraph">
      <style:paragraph-properties fo:margin-bottom="0in" fo:line-height="100%"/>
    </style:style>
    <style:style style:name="T257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576" style:parent-style-name="Standard" style:family="paragraph">
      <style:paragraph-properties fo:margin-bottom="0in" fo:line-height="100%"/>
    </style:style>
    <style:style style:name="T257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78" style:parent-style-name="Standard" style:family="paragraph">
      <style:paragraph-properties fo:margin-bottom="0in" fo:line-height="100%"/>
    </style:style>
    <style:style style:name="T2579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80" style:parent-style-name="Standard" style:family="paragraph">
      <style:paragraph-properties fo:margin-bottom="0in" fo:line-height="100%"/>
    </style:style>
    <style:style style:name="T2581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82" style:parent-style-name="Standard" style:family="paragraph">
      <style:paragraph-properties fo:margin-bottom="0in" fo:line-height="100%"/>
    </style:style>
    <style:style style:name="T2583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584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85" style:parent-style-name="Standard" style:family="paragraph">
      <style:paragraph-properties fo:margin-bottom="0in" fo:line-height="100%"/>
      <style:text-properties style:font-name="Cambria" style:font-name-complex="Verdana-Bold" style:font-weight-complex="bold" fo:color="#000000" fo:font-size="12pt" style:font-size-asian="12pt" style:font-size-complex="12pt"/>
    </style:style>
    <style:style style:name="P2586" style:parent-style-name="Standard" style:family="paragraph">
      <style:paragraph-properties fo:margin-bottom="0in" fo:line-height="100%"/>
    </style:style>
    <style:style style:name="P2587" style:parent-style-name="Standard" style:family="paragraph">
      <style:paragraph-properties fo:margin-bottom="0in" fo:line-height="100%"/>
    </style:style>
    <style:style style:name="T2588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89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9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591" style:parent-style-name="Standard" style:family="paragraph">
      <style:paragraph-properties fo:margin-bottom="0in" fo:line-height="100%"/>
    </style:style>
    <style:style style:name="T2592" style:parent-style-name="DefaultParagraphFont" style:family="text">
      <style:text-properties style:font-name="Cambria" style:font-name-complex="Verdana-BoldItalic" fo:font-weight="bold" style:font-weight-asian="bold" style:font-weight-complex="bold" style:font-style-complex="italic" fo:color="#000000" fo:font-size="12pt" style:font-size-asian="12pt" style:font-size-complex="12pt"/>
    </style:style>
    <style:style style:name="P2593" style:parent-style-name="Standard" style:family="paragraph">
      <style:paragraph-properties fo:margin-bottom="0in" fo:line-height="100%"/>
    </style:style>
    <style:style style:name="T2594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595" style:parent-style-name="Standard" style:family="paragraph">
      <style:paragraph-properties fo:margin-bottom="0in" fo:line-height="100%"/>
    </style:style>
    <style:style style:name="T2596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597" style:parent-style-name="Standard" style:family="paragraph">
      <style:paragraph-properties fo:margin-bottom="0in" fo:line-height="100%"/>
    </style:style>
    <style:style style:name="T2598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599" style:parent-style-name="Standard" style:family="paragraph">
      <style:paragraph-properties fo:margin-bottom="0in" fo:line-height="100%"/>
    </style:style>
    <style:style style:name="T2600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01" style:parent-style-name="Standard" style:family="paragraph">
      <style:paragraph-properties fo:margin-bottom="0in" fo:line-height="100%"/>
    </style:style>
    <style:style style:name="T2602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T2603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04" style:parent-style-name="Standard" style:family="paragraph">
      <style:paragraph-properties fo:margin-bottom="0in" fo:line-height="100%"/>
    </style:style>
    <style:style style:name="T2605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06" style:parent-style-name="Standard" style:family="paragraph">
      <style:paragraph-properties fo:margin-bottom="0in" fo:line-height="100%"/>
    </style:style>
    <style:style style:name="T2607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08" style:parent-style-name="Standard" style:family="paragraph">
      <style:paragraph-properties fo:margin-bottom="0in" fo:line-height="100%"/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09" style:parent-style-name="Standard" style:family="paragraph">
      <style:paragraph-properties fo:margin-bottom="0in" fo:line-height="100%"/>
    </style:style>
    <style:style style:name="T2610" style:parent-style-name="DefaultParagraphFont" style:family="text">
      <style:text-properties style:font-name="Cambria" style:font-name-complex="Verdana-BoldItalic" fo:font-weight="bold" style:font-weight-asian="bold" style:font-weight-complex="bold" style:font-style-complex="italic" fo:color="#000000" fo:font-size="12pt" style:font-size-asian="12pt" style:font-size-complex="12pt"/>
    </style:style>
    <style:style style:name="P2611" style:parent-style-name="Standard" style:family="paragraph">
      <style:paragraph-properties fo:margin-bottom="0in" fo:line-height="100%"/>
    </style:style>
    <style:style style:name="T2612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T2613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14" style:parent-style-name="Standard" style:family="paragraph">
      <style:paragraph-properties fo:margin-bottom="0in" fo:line-height="100%"/>
    </style:style>
    <style:style style:name="T2615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T2616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17" style:parent-style-name="Standard" style:family="paragraph">
      <style:paragraph-properties fo:margin-bottom="0in" fo:line-height="100%"/>
    </style:style>
    <style:style style:name="T2618" style:parent-style-name="DefaultParagraphFont" style:family="text">
      <style:text-properties style:font-name="Cambria" style:font-name-complex="Verdana-BoldItalic" style:font-weight-complex="bold" style:font-style-complex="italic" fo:color="#000000" fo:font-size="12pt" style:font-size-asian="12pt" style:font-size-complex="12pt"/>
    </style:style>
    <style:style style:name="P2619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620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621" style:parent-style-name="Standard" style:family="paragraph">
      <style:paragraph-properties fo:margin-bottom="0in" fo:line-height="100%"/>
    </style:style>
    <style:style style:name="T2622" style:parent-style-name="DefaultParagraphFont" style:family="text"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62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2624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4pt" style:font-size-asian="14pt" style:font-size-complex="14pt"/>
    </style:style>
    <style:style style:name="P2625" style:parent-style-name="Standard" style:family="paragraph">
      <style:paragraph-properties fo:margin-bottom="0in" fo:line-height="100%"/>
    </style:style>
    <style:style style:name="T2626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627" style:parent-style-name="Standard" style:family="paragraph">
      <style:paragraph-properties fo:margin-bottom="0in" fo:line-height="100%"/>
    </style:style>
    <style:style style:name="T2628" style:parent-style-name="DefaultParagraphFont" style:family="text">
      <style:text-properties style:font-name="Cambria" fo:color="#000000" fo:font-size="12pt" style:font-size-asian="12pt" style:font-size-complex="12pt"/>
    </style:style>
    <style:style style:name="T2629" style:parent-style-name="DefaultParagraphFont" style:family="text">
      <style:text-properties style:font-name="Cambria" fo:color="#000000" fo:font-size="12pt" style:font-size-asian="12pt" style:font-size-complex="12pt"/>
    </style:style>
    <style:style style:name="T2630" style:parent-style-name="DefaultParagraphFont" style:family="text">
      <style:text-properties style:font-name="Cambria" fo:color="#000000" fo:font-size="12pt" style:font-size-asian="12pt" style:font-size-complex="12pt"/>
    </style:style>
    <style:style style:name="T2631" style:parent-style-name="DefaultParagraphFont" style:family="text">
      <style:text-properties style:font-name="Cambria" fo:color="#000000" fo:font-size="12pt" style:font-size-asian="12pt" style:font-size-complex="12pt"/>
    </style:style>
    <style:style style:name="T2632" style:parent-style-name="DefaultParagraphFont" style:family="text">
      <style:text-properties style:font-name="Cambria" fo:color="#000000" fo:font-size="12pt" style:font-size-asian="12pt" style:font-size-complex="12pt"/>
    </style:style>
    <style:style style:name="T2633" style:parent-style-name="DefaultParagraphFont" style:family="text">
      <style:text-properties style:font-name="Cambria" fo:color="#000000" fo:font-size="12pt" style:font-size-asian="12pt" style:font-size-complex="12pt"/>
    </style:style>
    <style:style style:name="T2634" style:parent-style-name="apple-converted-space" style:family="text">
      <style:text-properties style:font-name="Cambria" fo:color="#000000" fo:font-size="12pt" style:font-size-asian="12pt" style:font-size-complex="12pt"/>
    </style:style>
    <style:style style:name="T2635" style:parent-style-name="DefaultParagraphFont" style:family="text">
      <style:text-properties style:font-name="Cambria" fo:color="#000000" fo:font-size="12pt" style:font-size-asian="12pt" style:font-size-complex="12pt"/>
    </style:style>
    <style:style style:name="P2636" style:parent-style-name="Standard" style:family="paragraph">
      <style:paragraph-properties fo:margin-bottom="0in" fo:line-height="100%"/>
    </style:style>
    <style:style style:name="T2637" style:parent-style-name="DefaultParagraphFont" style:family="text">
      <style:text-properties style:font-name="Cambria" style:font-name-complex="Verdana-Bold" style:font-weight-complex="bold" fo:color="#000000" fo:font-size="12pt" style:font-size-asian="12pt" style:font-size-complex="12pt"/>
    </style:style>
    <style:style style:name="T2638" style:parent-style-name="DefaultParagraphFont" style:family="text">
      <style:text-properties style:font-name="Cambria" fo:color="#000000" fo:font-size="12pt" style:font-size-asian="12pt" style:font-size-complex="12pt"/>
    </style:style>
    <style:style style:name="T2639" style:parent-style-name="DefaultParagraphFont" style:family="text">
      <style:text-properties style:font-name="Cambria" style:font-name-asian="Times New Roman" style:font-name-complex="Times New Roman" fo:color="#000000" fo:font-size="12pt" style:font-size-asian="12pt" style:font-size-complex="12pt"/>
    </style:style>
    <style:style style:name="T2640" style:parent-style-name="DefaultParagraphFont" style:family="text">
      <style:text-properties style:font-name="Cambria" style:font-name-asian="Times New Roman" style:font-name-complex="Times New Roman" fo:color="#000000" fo:font-size="12pt" style:font-size-asian="12pt" style:font-size-complex="12pt"/>
    </style:style>
    <style:style style:name="T2641" style:parent-style-name="DefaultParagraphFont" style:family="text">
      <style:text-properties style:font-name="Verdana" style:font-name-asian="Times New Roman" style:font-name-complex="Times New Roman" fo:color="#000000" fo:font-size="8.5pt" style:font-size-asian="8.5pt" style:font-size-complex="8.5pt"/>
    </style:style>
    <style:style style:name="T2642" style:parent-style-name="DefaultParagraphFont" style:family="text">
      <style:text-properties style:font-name="Verdana" style:font-name-asian="Times New Roman" style:font-name-complex="Times New Roman" fo:color="#000000" fo:font-size="8.5pt" style:font-size-asian="8.5pt"/>
    </style:style>
    <style:style style:name="P2643" style:parent-style-name="Standard" style:family="paragraph">
      <style:paragraph-properties fo:margin-bottom="0in" fo:line-height="100%"/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644" style:parent-style-name="Standard" style:family="paragraph">
      <style:paragraph-properties fo:margin-bottom="0in" fo:line-height="100%"/>
    </style:style>
    <style:style style:name="T2645" style:parent-style-name="DefaultParagraphFont" style:family="text">
      <style:text-properties style:font-name="Cambria" style:font-name-complex="Verdana-Bold" fo:font-weight="bold" style:font-weight-asian="bold" style:font-weight-complex="bold" fo:color="#000000" fo:font-size="12pt" style:font-size-asian="12pt" style:font-size-complex="12pt"/>
    </style:style>
    <style:style style:name="P2646" style:parent-style-name="Standard" style:family="paragraph">
      <style:paragraph-properties fo:margin-bottom="0in" fo:line-height="100%"/>
    </style:style>
    <style:style style:name="T264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48" style:parent-style-name="Standard" style:family="paragraph">
      <style:paragraph-properties fo:margin-bottom="0in" fo:line-height="100%"/>
    </style:style>
    <style:style style:name="T264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50" style:parent-style-name="Standard" style:family="paragraph">
      <style:paragraph-properties fo:margin-bottom="0in" fo:line-height="100%"/>
    </style:style>
    <style:style style:name="T265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652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53" style:parent-style-name="Standard" style:family="paragraph">
      <style:paragraph-properties fo:margin-bottom="0in" fo:line-height="100%"/>
      <style:text-properties style:font-name="Cambria" style:font-name-complex="Verdana" fo:color="#000000" fo:font-size="12pt" style:font-size-asian="12pt" style:font-size-complex="12pt"/>
    </style:style>
    <style:style style:name="P2654" style:parent-style-name="Standard" style:family="paragraph">
      <style:paragraph-properties fo:margin-bottom="0in" fo:line-height="100%"/>
    </style:style>
    <style:style style:name="T2655" style:parent-style-name="DefaultParagraphFont" style:family="text">
      <style:text-properties style:font-name="Cambria" style:font-name-complex="Verdana" fo:font-weight="bold" style:font-weight-asian="bold" fo:color="#000000" fo:font-size="12pt" style:font-size-asian="12pt" style:font-size-complex="12pt"/>
    </style:style>
    <style:style style:name="P2656" style:parent-style-name="Standard" style:family="paragraph">
      <style:paragraph-properties fo:margin-bottom="0in" fo:line-height="100%"/>
    </style:style>
    <style:style style:name="T2657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58" style:parent-style-name="Standard" style:family="paragraph">
      <style:paragraph-properties fo:margin-bottom="0in" fo:line-height="100%"/>
    </style:style>
    <style:style style:name="T2659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660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T2661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62" style:parent-style-name="Standard" style:family="paragraph">
      <style:paragraph-properties fo:margin-bottom="0in" fo:line-height="100%"/>
    </style:style>
    <style:style style:name="T2663" style:parent-style-name="DefaultParagraphFont" style:family="text">
      <style:text-properties style:font-name="Cambria" style:font-name-complex="Verdana" fo:color="#000000" fo:font-size="12pt" style:font-size-asian="12pt" style:font-size-complex="12pt"/>
    </style:style>
    <style:style style:name="P2664" style:parent-style-name="Standard" style:family="paragraph">
      <style:paragraph-properties fo:margin-bottom="0in" fo:line-height="100%"/>
      <style:text-properties style:font-name="Cambria" style:font-name-complex="Verdana-BoldItalic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2665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66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67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68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69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0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1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2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3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4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5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6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7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8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79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0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1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2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3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4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5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6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7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8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89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90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91" style:parent-style-name="Standard" style:family="paragraph">
      <style:paragraph-properties fo:text-align="center" fo:margin-bottom="0in" fo:line-height="150%"/>
      <style:text-properties style:font-name="Cambria" style:font-name-complex="Verdana" fo:color="#0000FF" fo:font-size="12pt" style:font-size-asian="12pt" style:font-size-complex="12pt"/>
    </style:style>
    <style:style style:name="P2692" style:parent-style-name="Standard" style:family="paragraph">
      <style:paragraph-properties fo:margin-bottom="0in" fo:line-height="150%"/>
    </style:style>
    <style:style style:name="P2693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4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5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6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7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8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699" style:parent-style-name="Standard" style:family="paragraph">
      <style:paragraph-properties fo:text-align="center" fo:margin-bottom="0in" fo:line-height="100%"/>
    </style:style>
    <style:style style:name="T2700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01" style:parent-style-name="Standard" style:family="paragraph">
      <style:paragraph-properties fo:text-align="center" fo:margin-bottom="0in" fo:line-height="100%"/>
    </style:style>
    <style:style style:name="T2702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03" style:parent-style-name="Standard" style:family="paragraph">
      <style:paragraph-properties fo:text-align="center" fo:margin-bottom="0in" fo:line-height="100%"/>
    </style:style>
    <style:style style:name="T2704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05" style:parent-style-name="Standard" style:family="paragraph">
      <style:paragraph-properties fo:text-align="center" fo:margin-bottom="0in" fo:line-height="100%"/>
    </style:style>
    <style:style style:name="T2706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07" style:parent-style-name="Standard" style:family="paragraph">
      <style:paragraph-properties fo:text-align="center" fo:margin-bottom="0in" fo:line-height="100%"/>
    </style:style>
    <style:style style:name="T2708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09" style:parent-style-name="Standard" style:family="paragraph">
      <style:paragraph-properties fo:text-align="center" fo:margin-bottom="0in" fo:line-height="100%"/>
    </style:style>
    <style:style style:name="T2710" style:parent-style-name="DefaultParagraphFont" style:family="text"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T2711" style:parent-style-name="DefaultParagraphFont" style:family="text">
      <style:text-properties style:font-name="Cambria" style:font-name-complex="Tahoma" fo:font-size="12pt" style:font-size-asian="12pt" style:font-size-complex="12pt"/>
    </style:style>
    <style:style style:name="P2712" style:parent-style-name="Standard" style:family="paragraph">
      <style:paragraph-properties fo:text-align="center" fo:margin-bottom="0in" fo:line-height="100%"/>
      <style:text-properties style:font-name="Cambria" style:font-name-complex="Verdana-Bold" fo:font-weight="bold" style:font-weight-asian="bold" style:font-weight-complex="bold" fo:font-size="12pt" style:font-size-asian="12pt" style:font-size-complex="12pt"/>
    </style:style>
    <style:style style:name="P2713" style:parent-style-name="Standard" style:family="paragraph">
      <style:paragraph-properties fo:margin-bottom="0in" fo:line-height="15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Picture 1" text:anchor-type="paragraph" svg:x="0in" svg:y="0in" svg:width="6.4996in" svg:height="4.535in" style:rel-width="scale" style:rel-height="scale"><draw:image xlink:href="media/image1.wmf" xlink:type="simple" xlink:show="embed" xlink:actuate="onLoad"/><svg:title/><svg:desc/></draw:frame><text:span text:style-name="T9">The Virginia LGBTQ Community Resource and Referral Guide</text:span></text:p>
          </table:table-cell>
          <table:table-cell table:style-name="TableCell10">
            <text:p text:style-name="NoSpacing"><text:span text:style-name="T11">Spring</text:span></text:p>
            <text:p text:style-name="NoSpacing"><text:span text:style-name="T12">2013</text:span></text:p>
          </table:table-cell>
        </table:table-row>
        <table:table-row table:style-name="TableRow13">
          <table:table-cell table:style-name="TableCell14">
            <text:p text:style-name="NoSpacing"><text:span text:style-name="T15">Welcome to the first edition of the EVEF Anti-Violence Project Lesbian, Gay, Bisexual, Transgender, and Queer<text:s/></text:span><text:span text:style-name="T16">Resource Guide. This guide was created to serve as a resource for people working with LGBTQ Virginians who might not be aware of the extent of community based resources in their areas.</text:span></text:p>
          </table:table-cell>
          <table:table-cell table:style-name="TableCell17">
            <text:p text:style-name="NoSpacing"><text:span text:style-name="T18">Prepared by: The Equality Virginia Education Fund Anti-Violence Project</text:span></text:p>
          </table:table-cell>
        </table:table-row>
      </table:table>
      <text:p text:style-name="Standard"/>
      <text:p text:style-name="P19"/>
      <text:soft-page-break/>
      <text:p text:style-name="P20"><text:span text:style-name="T21">Introduction</text:span></text:p>
      <text:p text:style-name="P22"/>
      <text:p text:style-name="P23"><text:span text:style-name="T24">Welcome to the first edition of the EVEF Anti-Violence Project LGBTQ</text:span></text:p>
      <text:p text:style-name="P25"><text:span text:style-name="T26">Resource Guide. This guide was created to serve as a resource for people</text:span></text:p>
      <text:p text:style-name="P27"><text:span text:style-name="T28">working with LGBTQ Virginians who might not be aware of the extent of</text:span></text:p>
      <text:p text:style-name="P29"><text:span text:style-name="T30">community based resources<text:s/></text:span><text:span text:style-name="T31">in their areas.</text:span></text:p>
      <text:p text:style-name="P32"/>
      <text:p text:style-name="P33"><text:span text:style-name="T34">While we aspire to create a resource guide that will provide appropriate</text:span></text:p>
      <text:p text:style-name="P35"><text:span text:style-name="T36">referrals for LGBTQ survivors of violence, at this time we have simply</text:span></text:p>
      <text:p text:style-name="P37"><text:span text:style-name="T38">compiled a list of organizations and individuals experienced in working with</text:span></text:p>
      <text:p text:style-name="P39"><text:span text:style-name="T40">LGBTQ communities.</text:span><text:span text:style-name="T41"><text:s/>These organizations and individuals may not have</text:span></text:p>
      <text:p text:style-name="P42"><text:span text:style-name="T43">extensive experience working with survivors of violence, but offer a direct</text:span></text:p>
      <text:p text:style-name="P44"><text:span text:style-name="T45">link to other services that LGBTQ individuals might be looking for.</text:span></text:p>
      <text:p text:style-name="P46"/>
      <text:p text:style-name="P47"><text:span text:style-name="T48">In future editions, we will offer a set of criteria for<text:s/></text:span><text:span text:style-name="T49">organizations regarding</text:span></text:p>
      <text:p text:style-name="P50"><text:span text:style-name="T51">their capacity to serve LGBTQ survivors of sexual violence, intimate partner</text:span></text:p>
      <text:p text:style-name="P52"><text:span text:style-name="T53">violence, and hate-based violence in order to be included in the resource</text:span></text:p>
      <text:p text:style-name="P54"><text:span text:style-name="T55">guide. Some of the initial criteria might include inclusive organizational</text:span></text:p>
      <text:p text:style-name="P56"><text:span text:style-name="T57">policies, on-going staff training, collaborative efforts in local communities,</text:span></text:p>
      <text:p text:style-name="P58"><text:span text:style-name="T59">etc. If you or your organization are interested in being included in future</text:span></text:p>
      <text:p text:style-name="P60"><text:span text:style-name="T61">editions of the resource guide, please contact the Anti-Violence Project for</text:span></text:p>
      <text:p text:style-name="P62"><text:span text:style-name="T63">more information.</text:span></text:p>
      <text:p text:style-name="P64"/>
      <text:p text:style-name="P65"><text:span text:style-name="T66">If yo</text:span><text:span text:style-name="T67">u have experienced or are offering support to someone who has</text:span></text:p>
      <text:p text:style-name="P68"><text:span text:style-name="T69">experienced sexual violence or intimate partner violence and are in need of</text:span></text:p>
      <text:p text:style-name="P70"><text:span text:style-name="T71">services, please refer to the Virginia Sexual Assault and Family Violence</text:span></text:p>
      <text:p text:style-name="P72"><text:span text:style-name="T73">Hotline or the Virginia Sexual and Domestic<text:s/></text:span><text:span text:style-name="T74">Violence Action Alliance website</text:span></text:p>
      <text:p text:style-name="P75"><text:span text:style-name="T76">for up to date information on local community sexual violence and intimate</text:span></text:p>
      <text:p text:style-name="P77"><text:span text:style-name="T78">partner violence resources.</text:span></text:p>
      <text:p text:style-name="P79"/>
      <text:p text:style-name="P80"/>
      <text:p text:style-name="P81"><text:span text:style-name="T82">Table of Contents</text:span></text:p>
      <text:soft-page-break/>
      <text:p text:style-name="P83"><text:span text:style-name="T84">Medical, Legal, Community, and Religious/Faith Resources</text:span></text:p>
      <text:p text:style-name="P85"/>
      <text:p text:style-name="P86"><text:span text:style-name="T87">Statewide</text:span><text:span text:style-name="T88"><text:tab/></text:span><text:span text:style-name="T89"><text:tab/></text:span><text:span text:style-name="T90"><text:tab/></text:span><text:span text:style-name="T91"><text:tab/>p. 4</text:span></text:p>
      <text:p text:style-name="P92"><text:span text:style-name="T93">Central Region</text:span><text:span text:style-name="T94"><text:tab/></text:span><text:span text:style-name="T95"><text:tab/></text:span><text:span text:style-name="T96"><text:tab/>p. 5</text:span></text:p>
      <text:p text:style-name="P97"><text:span text:style-name="T98">E</text:span><text:span text:style-name="T99">astern Region<text:s/></text:span><text:span text:style-name="T100"><text:tab/></text:span><text:span text:style-name="T101"><text:tab/></text:span><text:span text:style-name="T102"><text:tab/>p. 9</text:span></text:p>
      <text:p text:style-name="P103"><text:span text:style-name="T104"><text:s text:c="2"/>Southern/Southwest Region</text:span><text:span text:style-name="T105"><text:tab/><text:s text:c="2"/>p. 12</text:span></text:p>
      <text:p text:style-name="P106"><text:span text:style-name="T107"><text:s text:c="51"/>Northwest Region <text:s/></text:span><text:span text:style-name="T108"><text:tab/></text:span><text:span text:style-name="T109"><text:tab/><text:s text:c="10"/>p. 14</text:span></text:p>
      <text:p text:style-name="P110"><text:span text:style-name="T111"><text:s text:c="2"/>Northern Region</text:span><text:span text:style-name="T112"><text:tab/></text:span><text:span text:style-name="T113"><text:tab/></text:span><text:span text:style-name="T114"><text:tab/><text:s text:c="2"/>p. 16</text:span></text:p>
      <text:p text:style-name="P115"/>
      <text:p text:style-name="P116"><text:span text:style-name="T117">While all of these resources are accurate at the time of publication, they are</text:span></text:p>
      <text:p text:style-name="P118"><text:span text:style-name="T119">subject to change at any time. Please note that every attempt has been</text:span></text:p>
      <text:p text:style-name="P120"><text:span text:style-name="T121">made to ensure that the resources listed in this guide are familiar with the</text:span></text:p>
      <text:p text:style-name="P122"><text:span text:style-name="T123">often unique concerns facing LGBTQ individuals. However, due to staff</text:span></text:p>
      <text:p text:style-name="P124"><text:span text:style-name="T125">turnover and other unforeseeable organ</text:span><text:span text:style-name="T126">izational shifts, the ability of each of</text:span></text:p>
      <text:p text:style-name="P127"><text:span text:style-name="T128">these organizations to act as a resource for LGBTQ people might change.</text:span></text:p>
      <text:p text:style-name="P129"><text:span text:style-name="T130">Should you have any questions regarding the efficacy of any of these</text:span></text:p>
      <text:p text:style-name="P131"><text:span text:style-name="T132">resources or wish to report discriminatory or inappropriate actions, pleas</text:span><text:span text:style-name="T133">e</text:span></text:p>
      <text:p text:style-name="P134"><text:span text:style-name="T135">call the Anti-Violence Project at 804.925.8287.</text:span></text:p>
      <text:p text:style-name="P136"/>
      <text:p text:style-name="P137"><text:span text:style-name="T138">A Note on Our Legal Referrals:</text:span></text:p>
      <text:p text:style-name="P139"/>
      <text:p text:style-name="P140"><text:span text:style-name="T141">EV is not a law firm, has no staff attorneys, does not represent clients, and</text:span></text:p>
      <text:p text:style-name="P142"><text:span text:style-name="T143">does not provide legal advice. We simply offer a list of attorneys who are</text:span></text:p>
      <text:p text:style-name="P144"><text:span text:style-name="T145">willing to receive<text:s/></text:span><text:span text:style-name="T146">referrals from individuals who have contacted us. Any</text:span></text:p>
      <text:p text:style-name="P147"><text:span text:style-name="T148">terms for taking a case or providing legal advice, including fees, are to be</text:span></text:p>
      <text:p text:style-name="P149"><text:span text:style-name="T150">worked out between the individual seeking a referral and the attorney to</text:span></text:p>
      <text:p text:style-name="P151"><text:span text:style-name="T152">whom they are referred. The attorneys presented in t</text:span><text:span text:style-name="T153">his guide responded to</text:span></text:p>
      <text:p text:style-name="P154"><text:span text:style-name="T155">queries that they have experience with family violence law and are</text:span></text:p>
      <text:p text:style-name="P156"><text:span text:style-name="T157">interested in working with LGBTQ clients seeking assistance in the criminal</text:span></text:p>
      <text:p text:style-name="P158"><text:span text:style-name="T159">justice system of Virginia.</text:span></text:p>
      <text:p text:style-name="P160"><text:span text:style-name="T161">This project was supported by the Department of Criminal Justi</text:span><text:span text:style-name="T162">ce Services Grant 07-A5313DV07 and 08-</text:span></text:p>
      <text:p text:style-name="P163"><text:span text:style-name="T164">B5313DV08 from funds made available through the Virginia Sexual and Domestic Violence Victim Fund.</text:span></text:p>
      <text:p text:style-name="P165"><text:span text:style-name="T166">The opinions, findings, conclusions, or recommendations expressed are those of the authors and do not</text:span></text:p>
      <text:p text:style-name="P167"><text:span text:style-name="T168">necessarily refl</text:span><text:span text:style-name="T169">ect the views of DCJS.</text:span></text:p>
      <text:p text:style-name="P170"/>
      <text:p text:style-name="P171"/>
      <text:p text:style-name="P172"><text:span text:style-name="T173">Statewide</text:span></text:p>
      <text:p text:style-name="P174"/>
      <text:p text:style-name="P175"/>
      <text:p text:style-name="P176"><text:span text:style-name="T177">Equality Virginia Education Fund Anti-Violence Project</text:span></text:p>
      <text:p text:style-name="P178"><text:span text:style-name="T179">403 N. Robinson St.</text:span></text:p>
      <text:p text:style-name="P180"><text:span text:style-name="T181">Richmond, VA 23220</text:span></text:p>
      <text:p text:style-name="P182"><text:span text:style-name="T183">804.925.8287</text:span></text:p>
      <text:p text:style-name="P184"><text:span text:style-name="T185">Hours of operation: Monday – Friday: 9:00am - 5:00pm</text:span></text:p>
      <text:p text:style-name="P186"><text:span text:style-name="T187">Website: http://www.virginiaavp.org/</text:span></text:p>
      <text:p text:style-name="P188"><text:span text:style-name="T189">Services provided:<text:s/></text:span><text:bookmark-start text:name="OLE_LINK2"/><text:bookmark-start text:name="OLE_LINK1"/><text:span text:style-name="T190">Referral information; Hate violence reporting; Additional</text:span></text:p>
      <text:p text:style-name="P191"><text:span text:style-name="T192">resources available on website</text:span></text:p>
      <text:p text:style-name="P193"><text:bookmark-end text:name="OLE_LINK2"/><text:bookmark-end text:name="OLE_LINK1"/></text:p>
      <text:p text:style-name="P194"><text:span text:style-name="T195">Virginia Pride</text:span></text:p>
      <text:p text:style-name="P196"><text:span text:style-name="T197">PO BOX 17706 Richmond VA 23226</text:span></text:p>
      <text:p text:style-name="P198"><text:span text:style-name="T199">Phone:<text:s/></text:span><text:span text:style-name="T200">804. 592.1093</text:span></text:p>
      <text:p text:style-name="P201"><text:span text:style-name="T202">Website:<text:s/></text:span><text:a xlink:href="http://www.vapride.org/gpv-scholarship-program/" office:target-frame-name="_top" xlink:show="replace"><text:span text:style-name="T203">http://www.vapride.org/gpv-scholarship-program/</text:span></text:a></text:p>
      <text:p text:style-name="P204"><text:span text:style-name="T205">Services: Community program involvement and scholarship opportunities for post high school education expenses in the LGBTQ community</text:span></text:p>
      <text:p text:style-name="P206"/>
      <text:p text:style-name="P207"><text:span text:style-name="T208">Jim Collins Foundation</text:span></text:p>
      <text:p text:style-name="P209"><text:span text:style-name="T210">Website:<text:s/></text:span><text:a xlink:href="http://jimcollinsfoundation.org/faq/" office:target-frame-name="_top" xlink:show="replace"><text:span text:style-name="T211">http://jimcollinsfoundation.org/faq/</text:span></text:a></text:p>
      <text:p text:style-name="P212"><text:span text:style-name="T213">Services: JCF is</text:span><text:span text:style-name="T214"> </text:span><text:span text:style-name="T215">a community-based initiative</text:span><text:span text:style-name="T216"><text:s/></text:span><text:span text:style-name="T217">raising money to fund gender-confirming surgeries for those transgender people who need surgery to live a healthy life, but have no ability to pay for it themse</text:span><text:span text:style-name="T218">lves.</text:span></text:p>
      <text:p text:style-name="P219"/>
      <text:p text:style-name="P220"><text:span text:style-name="T221">TREVOR Project</text:span></text:p>
      <text:p text:style-name="P222"><text:span text:style-name="T223">Phone: 866.488.7386 toll free 24/7</text:span></text:p>
      <text:p text:style-name="P224"><text:span text:style-name="T225">Website:<text:s/></text:span><text:a xlink:href="http://www.thetrevorproject.org/" office:target-frame-name="_top" xlink:show="replace"><text:span text:style-name="T226">http://www.thetrevorproject.org/</text:span></text:a><text:span text:style-name="T227"><text:s text:c="2"/>and <text:s text:c="2"/></text:span><text:a xlink:href="https://www.trevorspace.org/" office:target-frame-name="_top" xlink:show="replace"><text:span text:style-name="T228">https://www.trevorspace.org/</text:span></text:a></text:p>
      <text:p text:style-name="P229"><text:span text:style-name="T230">Chat Service: www.thetrevorproject.org/chat</text:span></text:p>
      <text:p text:style-name="P231"><text:span text:style-name="T232">Services provided: LGBTQ community network, suicide prevention, advocacy program, help line and youth question/answer service res</text:span><text:span text:style-name="T233">ource for gender identity and sexual orientation.</text:span></text:p>
      <text:p text:style-name="P234"/>
      <text:p text:style-name="P235"><text:span text:style-name="T236">Virginia Sexual Assault and Family Violence Hotline</text:span></text:p>
      <text:p text:style-name="P237"><text:span text:style-name="T238">Operated by the Virginia Sexual and Domestic Violence Action Alliance</text:span></text:p>
      <text:p text:style-name="P239"><text:span text:style-name="T240">5008 Monument Ave. Suite A</text:span></text:p>
      <text:p text:style-name="P241"><text:span text:style-name="T242">Richmond, VA 23230</text:span></text:p>
      <text:p text:style-name="P243"><text:span text:style-name="T244">Phone: 800.838.8238 (v/tty)</text:span></text:p>
      <text:p text:style-name="P245"><text:span text:style-name="T246">Hours of<text:s/></text:span><text:span text:style-name="T247">operation: 24 hours a day</text:span></text:p>
      <text:p text:style-name="P248"><text:span text:style-name="T249">Website: www.vsdvalliance.org</text:span></text:p>
      <text:p text:style-name="P250"><text:span text:style-name="T251">Services provided: Referrals to local advocates; Safety planning; Individual</text:span></text:p>
      <text:p text:style-name="P252"><text:span text:style-name="T253">support services; Additional resources available on website</text:span></text:p>
      <text:p text:style-name="P254"/>
      <text:p text:style-name="P255"><text:span text:style-name="T256">Virginia State Bar Lawyer Referral Service</text:span></text:p>
      <text:p text:style-name="P257"><text:span text:style-name="T258">707 E. Main St., Su</text:span><text:span text:style-name="T259">ite 1500</text:span></text:p>
      <text:p text:style-name="P260"><text:span text:style-name="T261">Richmond, VA 23219</text:span></text:p>
      <text:p text:style-name="P262"><text:span text:style-name="T263">Phone: 800.552.7977</text:span></text:p>
      <text:soft-page-break/>
      <text:p text:style-name="P264"><text:span text:style-name="T265">Website: www.vsb.org</text:span></text:p>
      <text:p text:style-name="P266"><text:span text:style-name="T267">Hours of operation: Monday – Friday: 9:00am - 5:00pm. Closed on holidays.</text:span></text:p>
      <text:p text:style-name="P268"><text:span text:style-name="T269">Services provided: Referral to lawyer or agency with experience in your</text:span></text:p>
      <text:p text:style-name="P270"><text:span text:style-name="T271">particular type of case</text:span></text:p>
      <text:p text:style-name="P272"/>
      <text:p text:style-name="P273"><text:span text:style-name="T274">Richmond Area</text:span></text:p>
      <text:p text:style-name="P275"/>
      <text:p text:style-name="P276"><text:span text:style-name="T277">Medical Resources</text:span></text:p>
      <text:p text:style-name="P278"/>
      <text:p text:style-name="P279"/>
      <text:p text:style-name="P280"><text:span text:style-name="T281">Camille Adams, LPC</text:span></text:p>
      <text:p text:style-name="P282"><text:span text:style-name="T283">113 N. Robinson St. Richmond, VA</text:span></text:p>
      <text:p text:style-name="P284"><text:span text:style-name="T285">Phone: 804.334.9169</text:span></text:p>
      <text:p text:style-name="P286"><text:span text:style-name="T287">Email: camilleadamslpc@verizon.net</text:span></text:p>
      <text:p text:style-name="P288"><text:span text:style-name="T289">Website:<text:s/></text:span><text:a xlink:href="http://www.camilleadamslpc.com" office:target-frame-name="_top" xlink:show="replace"><text:span text:style-name="T290">www.camilleadamslpc.com</text:span></text:a></text:p>
      <text:p text:style-name="P291"><text:span text:style-name="T292">Services Provided: LGB friendly addiction<text:s/></text:span><text:span text:style-name="T293">recovery therapy</text:span></text:p>
      <text:p text:style-name="P294"/>
      <text:p text:style-name="P295"><text:span text:style-name="T296">Phyllis A. Berg, PhD</text:span></text:p>
      <text:p text:style-name="P297"><text:span text:style-name="T298">7301 Forest Ave. <text:s/>Suite 201</text:span></text:p>
      <text:p text:style-name="P299"><text:span text:style-name="T300">Richmond, VA 23226</text:span></text:p>
      <text:p text:style-name="P301"><text:span text:style-name="T302">Phone: 804.285.4121</text:span></text:p>
      <text:p text:style-name="P303"><text:span text:style-name="T304">Fax: 804.285.4123</text:span></text:p>
      <text:p text:style-name="P305"><text:span text:style-name="T306">Email: GlenForestAssociates@verizon.net</text:span></text:p>
      <text:p text:style-name="P307"><text:span text:style-name="T308">Services</text:span><text:span text:style-name="T309"><text:s/></text:span><text:span text:style-name="T310">Provided</text:span><text:span text:style-name="T311">:<text:s/></text:span><text:span text:style-name="T312">Individual psychotherapy, counseling</text:span></text:p>
      <text:p text:style-name="P313"/>
      <text:p text:style-name="P314"><text:span text:style-name="T315">Blue Green Dragon Acupuncture and<text:s/></text:span><text:span text:style-name="T316">Chinese Herbs</text:span></text:p>
      <text:p text:style-name="P317"><text:span text:style-name="T318">Ki Ennes, M.Ac., L.Ac.</text:span></text:p>
      <text:p text:style-name="P319"><text:span text:style-name="T320">3122 W. Cary Street</text:span></text:p>
      <text:p text:style-name="P321"><text:span text:style-name="T322">Richmond, Virginia 23221</text:span></text:p>
      <text:p text:style-name="P323"><text:span text:style-name="T324">Phone: 804-274-8002</text:span></text:p>
      <text:p text:style-name="P325"><text:span text:style-name="T326">Hours of Operation: Mondays, Wednesdays, and Fridays: 10:00 AM - 6:00 PM</text:span></text:p>
      <text:p text:style-name="P327"><text:span text:style-name="T328">Email: ki.herbs@gmail.com</text:span></text:p>
      <text:p text:style-name="P329"><text:span text:style-name="T330">Website: www.bluegreendragoninc.com</text:span></text:p>
      <text:p text:style-name="P331"><text:span text:style-name="T332">Services Provided:<text:s/></text:span><text:span text:style-name="T333">Acupuncture and Chinese herbs for transition-related issues and general well-being.</text:span></text:p>
      <text:p text:style-name="P334"/>
      <text:p text:style-name="P335"><text:span text:style-name="T336">Captial Area Health Network</text:span></text:p>
      <text:p text:style-name="P337"><text:span text:style-name="T338">2809 North Avenue Suite 206</text:span></text:p>
      <text:p text:style-name="P339"><text:span text:style-name="T340">Richmond, Virginia 23222</text:span></text:p>
      <text:p text:style-name="P341"><text:span text:style-name="T342">Phone: 804.780.0840 (North Side/Main Phone Line)</text:span></text:p>
      <text:p text:style-name="P343"><text:span text:style-name="T344">Fax: 804.780.0862</text:span></text:p>
      <text:p text:style-name="P345"><text:span text:style-name="T346">Hours of Operation:<text:s/></text:span><text:span text:style-name="T347">Monday-Friday 8:00 AM-5:00 PM</text:span></text:p>
      <text:p text:style-name="P348"><text:span text:style-name="T349">Website: www.cahealthnet.org</text:span></text:p>
      <text:soft-page-break/>
      <text:p text:style-name="P350"><text:span text:style-name="T351">Services Provided: Primary care; dental; support services; psychotherapy and counseling</text:span></text:p>
      <text:p text:style-name="P352"/>
      <text:p text:style-name="P353"><text:span text:style-name="T354">Roger Carlton</text:span></text:p>
      <text:p text:style-name="P355"><text:span text:style-name="T356">Phone: 804.288.1210</text:span></text:p>
      <text:p text:style-name="P357"><text:span text:style-name="T358">5700 W. Grace St. Richmond, Va 23230</text:span></text:p>
      <text:p text:style-name="P359"><text:span text:style-name="T360">Services Provided: Counseling and The</text:span><text:span text:style-name="T361">rapy</text:span></text:p>
      <text:p text:style-name="P362"/>
      <text:p text:style-name="P363"><text:span text:style-name="T364">Dr. Sand Cassell, LCP</text:span></text:p>
      <text:p text:style-name="P365"><text:span text:style-name="T366">2405 W. Main St. Richmond, Va</text:span></text:p>
      <text:p text:style-name="P367"><text:span text:style-name="T368">Phone: 804.355.9293</text:span></text:p>
      <text:p text:style-name="P369"><text:span text:style-name="T370">Services Provided: Counseling and Therapy</text:span></text:p>
      <text:p text:style-name="P371"/>
      <text:p text:style-name="P372"><text:span text:style-name="T373">Chippenham Family Medicine</text:span></text:p>
      <text:p text:style-name="P374"><text:span text:style-name="T375">681 Hioaks Road</text:span></text:p>
      <text:p text:style-name="P376"><text:span text:style-name="T377">Richmond, Virginia 23225</text:span></text:p>
      <text:p text:style-name="P378"><text:span text:style-name="T379">Phone: 804.233.9661</text:span></text:p>
      <text:p text:style-name="P380"><text:span text:style-name="T381">Fax: 804.560.3424</text:span></text:p>
      <text:p text:style-name="P382"><text:span text:style-name="T383">Hours of Operation: Wednesday</text:span><text:span text:style-name="T384"><text:s/>– Thursday – Friday: 8:00 AM – 5:00 PM,</text:span></text:p>
      <text:p text:style-name="P385"><text:span text:style-name="T386">Monday--Tuesday: 8:00 AM – 6:00 PM</text:span></text:p>
      <text:p text:style-name="P387"><text:span text:style-name="T388">Services Provided: Primary care services</text:span></text:p>
      <text:p text:style-name="P389"/>
      <text:p text:style-name="P390"><text:span text:style-name="T391">Crossover Ministry</text:span></text:p>
      <text:p text:style-name="P392"><text:span text:style-name="T393">108 Cowardin Avenue</text:span></text:p>
      <text:p text:style-name="P394"><text:span text:style-name="T395">Richmond, Virginia 23224</text:span></text:p>
      <text:p text:style-name="P396"><text:span text:style-name="T397">Phone: 804.233.5016</text:span></text:p>
      <text:p text:style-name="P398"><text:span text:style-name="T399">Fax: 804.231.5723</text:span></text:p>
      <text:p text:style-name="P400"><text:span text:style-name="T401">Hours of Operation: Monday –<text:s/></text:span><text:span text:style-name="T402">Friday: 8:30 AM - 5:00 PM</text:span></text:p>
      <text:p text:style-name="P403"><text:span text:style-name="T404">Website: www.crossoverministry.org</text:span></text:p>
      <text:p text:style-name="P405"><text:span text:style-name="T406">Services Provided: Primary care; dental care; individual psychotherapy and counseling; HIV care services</text:span></text:p>
      <text:p text:style-name="P407"/>
      <text:p text:style-name="P408"><text:span text:style-name="T409">Cypress Counseling, LLC</text:span></text:p>
      <text:p text:style-name="P410"><text:span text:style-name="T411">Chris Carson, LCSW</text:span></text:p>
      <text:p text:style-name="P412"><text:span text:style-name="T413">420 N. 1st Street</text:span></text:p>
      <text:p text:style-name="P414"><text:span text:style-name="T415">Richmond, Virginia 23219</text:span></text:p>
      <text:p text:style-name="P416"><text:span text:style-name="T417">Pho</text:span><text:span text:style-name="T418">ne: 804.651.3941</text:span></text:p>
      <text:p text:style-name="P419"><text:span text:style-name="T420">Hours of Operation: Monday – Thursday: 12:00 PM – 8:00 PM;</text:span></text:p>
      <text:p text:style-name="P421"><text:span text:style-name="T422">Friday: 8:00 AM – 5:00 PM</text:span></text:p>
      <text:p text:style-name="P423"><text:span text:style-name="T424">Website: www.cypresscounseling.com</text:span></text:p>
      <text:p text:style-name="P425"><text:span text:style-name="T426">Services Provided: Individual and group psychotherapy and counseling</text:span></text:p>
      <text:p text:style-name="P427"/>
      <text:p text:style-name="P428"><text:span text:style-name="T429">Dr. Debbie Daniels-Mohring, LCP</text:span></text:p>
      <text:p text:style-name="P430"><text:span text:style-name="T431">2200 Pump Rd.<text:s/></text:span><text:span text:style-name="T432">Richmond, Va 23233</text:span></text:p>
      <text:p text:style-name="P433"><text:span text:style-name="T434">Phone: 804.740.0681</text:span></text:p>
      <text:p text:style-name="P435"><text:span text:style-name="T436">Services Provided: Counseling and Therapy</text:span></text:p>
      <text:p text:style-name="P437"/>
      <text:soft-page-break/>
      <text:p text:style-name="P438"><text:span text:style-name="T439">Family Counseling Center for Recovery</text:span></text:p>
      <text:p text:style-name="P440"><text:span text:style-name="T441">Contact: Dr. Martin Buxton</text:span></text:p>
      <text:p text:style-name="P442"><text:span text:style-name="T443">905 C. Southlake Blvd. Richmond, Va 23236</text:span></text:p>
      <text:p text:style-name="P444"><text:span text:style-name="T445">Phone: 804.266.9671</text:span></text:p>
      <text:p text:style-name="P446"/>
      <text:p text:style-name="P447"><text:span text:style-name="T448">The Family Institute of Virginia</text:span></text:p>
      <text:p text:style-name="P449"><text:span text:style-name="T450">Michael F. Je</text:span><text:span text:style-name="T451">ffrey, MS, LPC, LMFT</text:span></text:p>
      <text:p text:style-name="P452"><text:span text:style-name="T453">2910 Monument Avenue</text:span></text:p>
      <text:p text:style-name="P454"><text:span text:style-name="T455">Richmond, Virginia 23221</text:span></text:p>
      <text:p text:style-name="P456"><text:span text:style-name="T457">Phone: 804.355.6876</text:span></text:p>
      <text:p text:style-name="P458"><text:span text:style-name="T459">Fax: 804.355.2597</text:span></text:p>
      <text:p text:style-name="P460"><text:span text:style-name="T461">Hours of Operation: Mondays-Fridays 9:00 AM-5:00 PM</text:span></text:p>
      <text:p text:style-name="P462"><text:span text:style-name="T463">Services Provided: Psychological evaluation; individual psychotherapy and counseling; marriage and<text:s/></text:span><text:span text:style-name="T464">family therapy</text:span></text:p>
      <text:p text:style-name="P465"/>
      <text:p text:style-name="P466"><text:span text:style-name="T467">Fan Free Clinic</text:span></text:p>
      <text:p text:style-name="P468"><text:span text:style-name="T469">1010 N. Thompson St.</text:span></text:p>
      <text:p text:style-name="P470"><text:span text:style-name="T471">Richmond, VA 23230</text:span></text:p>
      <text:p text:style-name="P472"><text:span text:style-name="T473">804.358.6343 (main receptionist)</text:span></text:p>
      <text:p text:style-name="P474"><text:span text:style-name="T475">804.358.8538 (for medical appointments call Monday at 9:00am)</text:span></text:p>
      <text:p text:style-name="P476"><text:span text:style-name="T477">Hours of operation: Monday - Friday, varies</text:span></text:p>
      <text:p text:style-name="P478"><text:span text:style-name="T479">Website: www.fanfreeclinic.org</text:span></text:p>
      <text:p text:style-name="P480"><text:span text:style-name="T481">Services provi</text:span><text:span text:style-name="T482">ded: Sexually transmitted infection screening and treatment;</text:span></text:p>
      <text:p text:style-name="P483"><text:span text:style-name="T484">HIV testing; general medical care; counseling services</text:span></text:p>
      <text:p text:style-name="P485"/>
      <text:p text:style-name="P486"><text:span text:style-name="T487">Five Element Acupuncture</text:span></text:p>
      <text:p text:style-name="P488"><text:span text:style-name="T489">Contact: Ann Furniss</text:span></text:p>
      <text:p text:style-name="P490"><text:span text:style-name="T491">2933 West Cary Street Suite 201 Richmond, Virginia 23221</text:span></text:p>
      <text:p text:style-name="P492"><text:span text:style-name="T493">Phone: 804.938.5668</text:span></text:p>
      <text:p text:style-name="P494"><text:span text:style-name="T495">Website:<text:s/></text:span><text:a xlink:href="http://www.qinurse.com/" office:target-frame-name="_top" xlink:show="replace"><text:span text:style-name="T496">http://www.qinurse.com/</text:span></text:a></text:p>
      <text:p text:style-name="P497"><text:span text:style-name="T498">Hours of Operation: Monday- Tuesday- Wednesday: 8:00 AM – 6:00 PM; by appt. only</text:span></text:p>
      <text:p text:style-name="P499"><text:span text:style-name="T500">Services Provided: Acupuncture</text:span></text:p>
      <text:p text:style-name="P501"/>
      <text:p text:style-name="P502"><text:span text:style-name="T503">Glenside Wellness and Counseling</text:span></text:p>
      <text:p text:style-name="P504"><text:span text:style-name="T505">Contact: Margaret J. Norman, LPC</text:span></text:p>
      <text:p text:style-name="P506"><text:span text:style-name="T507">5412 B Glensid</text:span><text:span text:style-name="T508">e Dr. Richmond, Va 23236</text:span></text:p>
      <text:p text:style-name="P509"><text:span text:style-name="T510">Phone: 804.419.0492</text:span></text:p>
      <text:p text:style-name="P511"/>
      <text:p text:style-name="P512"><text:span text:style-name="T513">Lisa Grifin</text:span></text:p>
      <text:p text:style-name="P514"><text:span text:style-name="T515">Email:<text:s/></text:span><text:a xlink:href="mailto:lisa@drlisagriffin.com" office:target-frame-name="_top" xlink:show="replace"><text:span text:style-name="T516">lisa@drlisagriffin.com</text:span></text:a></text:p>
      <text:p text:style-name="P517"><text:span text:style-name="T518">Website:<text:s/></text:span><text:a xlink:href="http://www.drlisagriffin.com" office:target-frame-name="_top" xlink:show="replace"><text:span text:style-name="T519">www.drlisagriffin.com</text:span></text:a></text:p>
      <text:p text:style-name="P520"><text:span text:style-name="T521">Services Provided: Psycholog</text:span><text:span text:style-name="T522">ist and gender<text:s/></text:span><text:span text:style-name="T523">identity specialist works with youth</text:span></text:p>
      <text:p text:style-name="P524"/>
      <text:p text:style-name="P525"><text:span text:style-name="T526">Hospital Hospitality House</text:span></text:p>
      <text:p text:style-name="P527"><text:span text:style-name="T528">Deborah Rodgers</text:span></text:p>
      <text:p text:style-name="P529"><text:span text:style-name="T530">612 East Marshall Street</text:span></text:p>
      <text:soft-page-break/>
      <text:p text:style-name="P531"><text:span text:style-name="T532">Richmond, Virginia 23219</text:span></text:p>
      <text:p text:style-name="P533"><text:span text:style-name="T534">Phone: 804-828-6901 ext- 425</text:span></text:p>
      <text:p text:style-name="P535"><text:span text:style-name="T536">Fax: 804-828-6913</text:span></text:p>
      <text:p text:style-name="P537"><text:span text:style-name="T538">Hours of Operation: 24/7</text:span></text:p>
      <text:p text:style-name="P539"><text:span text:style-name="T540">Email: ddehaas@hhhrichmond.org</text:span></text:p>
      <text:p text:style-name="P541"><text:span text:style-name="T542">Website:<text:s/></text:span><text:span text:style-name="T543">www.hhhrichmond.org</text:span></text:p>
      <text:p text:style-name="P544"><text:span text:style-name="T545">Services Provided: Lodging for families in medical crisis; must have a referral from a participating hospital</text:span></text:p>
      <text:p text:style-name="P546"/>
      <text:p text:style-name="P547"><text:span text:style-name="T548">Dr. Paula Jean</text:span></text:p>
      <text:p text:style-name="P549"><text:span text:style-name="T550">907 Westwood Ave, Richmond, VA 23222</text:span></text:p>
      <text:p text:style-name="P551"><text:span text:style-name="T552">Phone: 804.329.3940</text:span></text:p>
      <text:p text:style-name="P553"><text:span text:style-name="T554">Services Provided: LGBTQ friendly counseling and indi</text:span><text:span text:style-name="T555">vidual therapy</text:span></text:p>
      <text:p text:style-name="P556"/>
      <text:p text:style-name="P557"><text:span text:style-name="T558">Jewish Family Services</text:span></text:p>
      <text:p text:style-name="P559"><text:span text:style-name="T560">6720 Patterson Ave.</text:span></text:p>
      <text:p text:style-name="P561"><text:span text:style-name="T562">Richmond, VA 23226</text:span></text:p>
      <text:p text:style-name="P563"><text:span text:style-name="T564">804.282.5644</text:span></text:p>
      <text:p text:style-name="P565"><text:span text:style-name="T566">Hours of operation: Monday - Friday, varies</text:span></text:p>
      <text:p text:style-name="P567"><text:span text:style-name="T568">Website: www.jfsrichmond.org</text:span></text:p>
      <text:p text:style-name="P569"><text:span text:style-name="T570">Services provided: Subsidized counseling services for individuals or families</text:span></text:p>
      <text:p text:style-name="P571"><text:span text:style-name="T572">Jonathan<text:s/></text:span><text:span text:style-name="T573">Lebolt, PhD, LCSW</text:span></text:p>
      <text:p text:style-name="P574"><text:span text:style-name="T575">14 South Auburn Avenue</text:span></text:p>
      <text:p text:style-name="P576"><text:span text:style-name="T577">Richmond, Virginia 23221</text:span></text:p>
      <text:p text:style-name="P578"><text:span text:style-name="T579">Phone: 804.683.4536</text:span></text:p>
      <text:p text:style-name="P580"><text:span text:style-name="T581">Hours of Operation: Monday – Friday: 11:00 AM – 8:00 PM</text:span></text:p>
      <text:p text:style-name="P582"><text:span text:style-name="T583">Email: doctor-jon@comcast.net</text:span></text:p>
      <text:p text:style-name="P584"><text:span text:style-name="T585">Website: http://Doctor-Jon.home.comcast.net</text:span></text:p>
      <text:p text:style-name="P586"><text:span text:style-name="T587">Services Provided: Individual, couples,<text:s/></text:span><text:span text:style-name="T588">and group psychotherapy</text:span></text:p>
      <text:p text:style-name="P589"/>
      <text:p text:style-name="P590"><text:span text:style-name="T591">Diane Mattingly, LCSW, EMDR</text:span></text:p>
      <text:p text:style-name="P592"><text:span text:style-name="T593">113 N. Robinson St. Richmond, Va</text:span></text:p>
      <text:p text:style-name="P594"><text:span text:style-name="T595">Phone: 804.229.8416</text:span></text:p>
      <text:p text:style-name="P596"><text:span text:style-name="T597">Website: www.dianemattingly.com</text:span></text:p>
      <text:p text:style-name="P598"><text:span text:style-name="T599">Services Provided: Various LGBTQ friendly therapies as well as group therapy and workshops. Specializing in PTSD,<text:s/></text:span><text:span text:style-name="T600">trauma, sexual and domestic violence, childhood trauma therapies.</text:span></text:p>
      <text:p text:style-name="P601"/>
      <text:p text:style-name="P602"><text:span text:style-name="T603">Holli Newman, LPC</text:span></text:p>
      <text:p text:style-name="P604"><text:span text:style-name="T605">4407 Forest Hill Avenue Richmond, Virginia 23225</text:span></text:p>
      <text:p text:style-name="P606"><text:span text:style-name="T607">Phone: 804.231.2273</text:span></text:p>
      <text:p text:style-name="P608"><text:span text:style-name="T609">Fax: 804.232.8222</text:span></text:p>
      <text:p text:style-name="P610"><text:span text:style-name="T611">Hours of Operation: Monday – Friday: 9:00 AM – 5:00 PM</text:span></text:p>
      <text:p text:style-name="P612"><text:span text:style-name="T613">Email: newmanlpc@gmail.com</text:span></text:p>
      <text:p text:style-name="P614"><text:span text:style-name="T615">S</text:span><text:span text:style-name="T616">ervices Provided: Individual psychotherapy &amp; counseling, couples work</text:span></text:p>
      <text:p text:style-name="P617"/>
      <text:soft-page-break/>
      <text:p text:style-name="P618"><text:span text:style-name="T619">Melinda Penn</text:span></text:p>
      <text:p text:style-name="P620"><text:span text:style-name="T621">Email:<text:s/></text:span><text:a xlink:href="mailto:mpenn@mcvh-vcu.edu" office:target-frame-name="_top" xlink:show="replace"><text:span text:style-name="T622">mpenn@mcvh-vcu.edu</text:span></text:a></text:p>
      <text:p text:style-name="P623"><text:span text:style-name="T624">Services Provided: Pediatric endocrinologist serving trans youth/children</text:span></text:p>
      <text:p text:style-name="P625"/>
      <text:p text:style-name="P626"><text:span text:style-name="T627">Melissa Powell, LCSW</text:span></text:p>
      <text:p text:style-name="P628"><text:span text:style-name="T629">5700<text:s/></text:span><text:span text:style-name="T630">Old Richmond Ave. Ste. G30 Richmond, Va 23226</text:span></text:p>
      <text:p text:style-name="P631"><text:span text:style-name="T632">Phone: 804.363.4334</text:span></text:p>
      <text:p text:style-name="P633"><text:span text:style-name="T634">Email</text:span><text:span text:style-name="T635">:<text:s/></text:span><text:a xlink:href="mailto:mpowellLCSW@gmail.com" office:target-frame-name="_top" xlink:show="replace"><text:span text:style-name="T636">mpowellLCSW@gmail.com</text:span></text:a></text:p>
      <text:p text:style-name="P637"><text:span text:style-name="T638">Services Provided: comprehensive therapeutic services</text:span></text:p>
      <text:p text:style-name="P639"/>
      <text:p text:style-name="P640"><text:span text:style-name="T641">Richmond AIDS Consortium</text:span></text:p>
      <text:p text:style-name="P642"><text:span text:style-name="T643">PO Box 980049 Richmond, Virginia 23</text:span><text:span text:style-name="T644">298</text:span></text:p>
      <text:p text:style-name="P645"><text:span text:style-name="T646">Phone: 804.828.6471</text:span></text:p>
      <text:p text:style-name="P647"><text:span text:style-name="T648">Fax: 804.828.0570</text:span></text:p>
      <text:p text:style-name="P649"><text:span text:style-name="T650">Hours of Operation: Monday – Friday: 8:30 AM - 5:00 PM</text:span></text:p>
      <text:p text:style-name="P651"><text:span text:style-name="T652">Accepts Walk-ins</text:span></text:p>
      <text:p text:style-name="P653"><text:span text:style-name="T654">Services Provided: HIV clinical trials, clinical training</text:span></text:p>
      <text:p text:style-name="P655"/>
      <text:p text:style-name="P656"><text:span text:style-name="T657">Richmond Consultation Services</text:span></text:p>
      <text:p text:style-name="P658"><text:span text:style-name="T659">Carrie Hartwell, LPC</text:span></text:p>
      <text:p text:style-name="P660"><text:span text:style-name="T661">5700 West Grace Street Suite<text:s/></text:span><text:span text:style-name="T662">108 Richmond, Virginia 23226</text:span></text:p>
      <text:p text:style-name="P663"><text:span text:style-name="T664">Phone: 804.503.1074</text:span></text:p>
      <text:p text:style-name="P665"><text:span text:style-name="T666">Fax: 804.288.2616</text:span></text:p>
      <text:p text:style-name="P667"><text:span text:style-name="T668">Hours of Operation: Monday – Friday: 9:00 AM – 8:00 PM</text:span></text:p>
      <text:p text:style-name="P669"><text:span text:style-name="T670">Email: hartwell_carrie@yahoo.com</text:span></text:p>
      <text:p text:style-name="P671"><text:span text:style-name="T672">Website: www.richmondconsultation.org</text:span></text:p>
      <text:p text:style-name="P673"><text:span text:style-name="T674">Services Provided: Psychotherapy and counseling</text:span></text:p>
      <text:p text:style-name="P675"/>
      <text:p text:style-name="P676"><text:span text:style-name="T677">Laburnum Diagn</text:span><text:span text:style-name="T678">ostic Imaging Center</text:span></text:p>
      <text:p text:style-name="P679"><text:span text:style-name="T680">4630 South Laburnum Avenue Suite C</text:span></text:p>
      <text:p text:style-name="P681"><text:span text:style-name="T682">Richmond, Virginia 23231</text:span></text:p>
      <text:p text:style-name="P683"><text:span text:style-name="T684">Phone: 804.226.4637</text:span></text:p>
      <text:p text:style-name="P685"><text:span text:style-name="T686">Fax: 804.222.7551</text:span></text:p>
      <text:p text:style-name="P687"><text:span text:style-name="T688">Hours of Operation: Monday – Friday: 7:30 AM – 4:00 PM</text:span></text:p>
      <text:p text:style-name="P689"><text:span text:style-name="T690">Services Provided: mammography, breast ultrasound, DEXA</text:span></text:p>
      <text:p text:style-name="P691"/>
      <text:p text:style-name="P692"><text:span text:style-name="T693">Minority Health<text:s/></text:span><text:span text:style-name="T694">Consortium</text:span></text:p>
      <text:p text:style-name="P695"><text:span text:style-name="T696">Contact: Juan Pierce</text:span></text:p>
      <text:p text:style-name="P697"><text:span text:style-name="T698">Phone: 804.225.0820</text:span></text:p>
      <text:p text:style-name="P699"><text:span text:style-name="T700">Services Provided: Free HIV testing, Walk-ins</text:span></text:p>
      <text:p text:style-name="P701"/>
      <text:p text:style-name="P702"><text:span text:style-name="T703">Martha Ann Spruill, LCSW</text:span></text:p>
      <text:p text:style-name="P704"><text:span text:style-name="T705">3500 Kensington Avenue Suite A3</text:span></text:p>
      <text:p text:style-name="P706"><text:span text:style-name="T707">Richmond, Virginia 23221</text:span></text:p>
      <text:p text:style-name="P708"><text:span text:style-name="T709">Phone: 804.405.0939</text:span></text:p>
      <text:p text:style-name="P710"><text:span text:style-name="T711">Hours of Operation: hours vary</text:span></text:p>
      <text:soft-page-break/>
      <text:p text:style-name="P712"><text:span text:style-name="T713">Email: maspruill@me.com</text:span></text:p>
      <text:p text:style-name="P714"><text:span text:style-name="T715">Website: www.mspruill.com</text:span></text:p>
      <text:p text:style-name="P716"><text:span text:style-name="T717">Services Provided: Individual Psychotherapy and Counseling</text:span></text:p>
      <text:p text:style-name="P718"/>
      <text:p text:style-name="P719"><text:span text:style-name="T720">TIPS Program at Petersburg Health Care Alliance</text:span></text:p>
      <text:p text:style-name="P721"><text:span text:style-name="T722">Early Intervention HIV Clinic</text:span></text:p>
      <text:p text:style-name="P723"><text:span text:style-name="T724">c/o PHCA</text:span></text:p>
      <text:p text:style-name="P725"><text:span text:style-name="T726">541 South Sycamore St. Petersburg, Va 23803</text:span></text:p>
      <text:p text:style-name="P727"><text:span text:style-name="T728">Phone: 804.957.9601 Ext. 237</text:span></text:p>
      <text:p text:style-name="P729"><text:span text:style-name="T730">Fax:<text:s/></text:span><text:span text:style-name="T731">804.861.4300</text:span></text:p>
      <text:p text:style-name="P732"><text:span text:style-name="T733">Hours of Operation: Monday – Friday: 8:30 AM - 5:00 PM</text:span></text:p>
      <text:p text:style-name="P734"><text:span text:style-name="T735">Services Provided: Primary care facility; support services in HIV/AIDS</text:span></text:p>
      <text:p text:style-name="P736"/>
      <text:p text:style-name="P737"><text:span text:style-name="T738">Turning Points Counseling</text:span></text:p>
      <text:p text:style-name="P739"><text:span text:style-name="T740">Contact: Barbara Davis, LPC</text:span></text:p>
      <text:p text:style-name="P741"><text:span text:style-name="T742">14 S. Auburn Ave. Richmond, Va 23221</text:span></text:p>
      <text:p text:style-name="P743"><text:span text:style-name="T744">Phone: 804.798.8285</text:span></text:p>
      <text:p text:style-name="P745"><text:span text:style-name="T746">Email</text:span><text:span text:style-name="T747">:<text:s/></text:span><text:a xlink:href="mailto:barb@turningpointcommunity.com" office:target-frame-name="_top" xlink:show="replace"><text:span text:style-name="T748">barb@turningpointcommunity.com</text:span></text:a></text:p>
      <text:p text:style-name="P749"><text:span text:style-name="T750">Services Provided: Youth and Family Counselor</text:span></text:p>
      <text:p text:style-name="P751"><text:span text:style-name="T752">Contact: <text:s/>Brenda Burgner, LCSW</text:span></text:p>
      <text:p text:style-name="P753"><text:span text:style-name="T754">Email</text:span><text:span text:style-name="T755">:<text:s/></text:span><text:a xlink:href="mailto:Brenda@turningpointcommunity.com" office:target-frame-name="_top" xlink:show="replace"><text:span text:style-name="T756">Brenda@turningpointcom</text:span><text:span text:style-name="T757">munity.com</text:span></text:a></text:p>
      <text:p text:style-name="P758"><text:span text:style-name="T759">Services Provided: Therapy for children and adolescents</text:span></text:p>
      <text:p text:style-name="P760"/>
      <text:p text:style-name="P761"><text:span text:style-name="T762">University of Richmond Counseling Center</text:span></text:p>
      <text:p text:style-name="P763"><text:span text:style-name="T764">Phone: 804.289.8119</text:span></text:p>
      <text:p text:style-name="P765"><text:span text:style-name="T766">Email:<text:s/></text:span><text:a xlink:href="mailto:CAPS@richmond.edu" office:target-frame-name="_top" xlink:show="replace"><text:span text:style-name="T767">CAPS@richmond.edu</text:span></text:a></text:p>
      <text:p text:style-name="P768"><text:span text:style-name="T769">Website: capsrichmond.edu</text:span></text:p>
      <text:p text:style-name="P770"/>
      <text:p text:style-name="P771"><text:span text:style-name="T772">Virginia Commonwealth University</text:span><text:span text:style-name="T773">, Virginia Center on Aging</text:span></text:p>
      <text:p text:style-name="P774"><text:span text:style-name="T775">Contact: Lisa G Furr, Project Coordinator, Central VA Task Force on Domestic Violence in Later Life</text:span><text:span text:style-name="T776"><text:line-break/></text:span><text:span text:style-name="T777">P.O. Box 980229 Richmond, Virginia 23298-0229</text:span><text:span text:style-name="T778"><text:line-break/></text:span><text:span text:style-name="T779">Phone:</text:span><text:span text:style-name="T780"> </text:span><text:a xlink:href="tel:%28804%29%20828-1525" office:target-frame-name="_top" xlink:show="replace"><text:span text:style-name="T781">804.828.1525</text:span></text:a><text:span text:style-name="T782"><text:line-break/></text:span><text:span text:style-name="T783">Fax:</text:span><text:span text:style-name="T784"> </text:span><text:a xlink:href="tel:%28804%29%20828-7905" office:target-frame-name="_top" xlink:show="replace"><text:span text:style-name="T785">804.828.7905</text:span></text:a></text:p>
      <text:p text:style-name="P786"/>
      <text:p text:style-name="P787"><text:span text:style-name="T788">Virginia Diabetes and Endocrinology</text:span></text:p>
      <text:p text:style-name="P789"><text:span text:style-name="T790">Contact: Dr. Burris Endocrinologist</text:span></text:p>
      <text:p text:style-name="P791"><text:span text:style-name="T792">348 Browns Hill Ct. Midlothian, Va and 7650 E. Parham Rd. Richmond, Va</text:span></text:p>
      <text:p text:style-name="P793"><text:span text:style-name="T794">Phone: 804.272.2702</text:span></text:p>
      <text:p text:style-name="P795"><text:span text:style-name="T796">Fax: 804.272.9355 and 804.272.9050</text:span></text:p>
      <text:p text:style-name="P797"><text:span text:style-name="T798">Websit</text:span><text:span text:style-name="T799">e:<text:s/></text:span><text:a xlink:href="http://vadiabetes.com/" office:target-frame-name="_top" xlink:show="replace"><text:span text:style-name="T800">http://vadiabetes.com</text:span></text:a><text:a xlink:href="http://vadiabetes.com/" office:target-frame-name="_top" xlink:show="replace"><text:span text:style-name="T801">/</text:span></text:a></text:p>
      <text:p text:style-name="P802"><text:span text:style-name="T803">Services Provided: Trans friendly variety of diabetes and endocrine services specializing in internal medicine and primary care services.</text:span></text:p>
      <text:p text:style-name="P804"/>
      <text:p text:style-name="P805"><text:span text:style-name="T806">Virginia Le</text:span><text:span text:style-name="T807">ague for Planned Parenthood</text:span></text:p>
      <text:p text:style-name="P808"><text:span text:style-name="T809">201 N. Hamilton Street Richmond, Virginia 23221</text:span></text:p>
      <text:p text:style-name="P810"><text:span text:style-name="T811">Phone: 804.482.6138</text:span></text:p>
      <text:soft-page-break/>
      <text:p text:style-name="P812"><text:span text:style-name="T813">Fax: 804.482.1001</text:span></text:p>
      <text:p text:style-name="P814"><text:span text:style-name="T815">Hours of Operation: Monday –Wednesday: 9:00 AM - 7:30 PM</text:span></text:p>
      <text:p text:style-name="P816"><text:span text:style-name="T817">Thursday: 8:00 AM - 3:00 PM; Friday: 7:00 AM - 2:30 PM</text:span></text:p>
      <text:p text:style-name="P818"><text:span text:style-name="T819">Saturday: 9:00 AM - 12:30 PM</text:span></text:p>
      <text:p text:style-name="P820"><text:span text:style-name="T821">Sunday: 12:00 PM-3:00 PM</text:span></text:p>
      <text:p text:style-name="P822"><text:span text:style-name="T823">Website: www.vlpp.org</text:span></text:p>
      <text:p text:style-name="P824"><text:span text:style-name="T825">Services Provided: Obstetrics/gynecological services</text:span></text:p>
      <text:p text:style-name="P826"/>
      <text:p text:style-name="P827"/>
      <text:p text:style-name="P828"><text:span text:style-name="T829">Faith/Religious Resources</text:span></text:p>
      <text:p text:style-name="P830"/>
      <text:p text:style-name="P831"/>
      <text:p text:style-name="P832"><text:span text:style-name="T833">Metropolitan Community Church of Richmond</text:span></text:p>
      <text:p text:style-name="P834"><text:span text:style-name="T835">2501 Park Ave. Richmond, VA 23220</text:span></text:p>
      <text:p text:style-name="P836"><text:span text:style-name="T837">Phone: 804.353.9477</text:span></text:p>
      <text:p text:style-name="P838"><text:span text:style-name="T839">Hours of operation: varies</text:span></text:p>
      <text:p text:style-name="P840"><text:span text:style-name="T841">Web</text:span><text:span text:style-name="T842">site: www.mccrichmond.org</text:span></text:p>
      <text:p text:style-name="P843"><text:span text:style-name="T844">Services provided: Pastoral counseling; Community referrals; Transgender</text:span></text:p>
      <text:p text:style-name="P845"><text:span text:style-name="T846">support group; HIV/AIDS support group</text:span></text:p>
      <text:p text:style-name="P847"/>
      <text:p text:style-name="P848"><text:span text:style-name="T849">St. Mark’s Episcopal</text:span></text:p>
      <text:p text:style-name="P850"><text:span text:style-name="T851">520 N. Boulevard Richmond, VA 23220</text:span></text:p>
      <text:p text:style-name="P852"><text:span text:style-name="T853">Phone: 804.358.4771</text:span></text:p>
      <text:p text:style-name="P854"><text:span text:style-name="T855">Hours of operation: varies</text:span></text:p>
      <text:p text:style-name="P856"><text:span text:style-name="T857">Website: www.s</text:span><text:span text:style-name="T858">tmarksrichmond.org</text:span></text:p>
      <text:p text:style-name="P859"><text:span text:style-name="T860">Services provided: Pastoral counseling; Community referrals; Information</text:span></text:p>
      <text:p text:style-name="P861"><text:span text:style-name="T862">and educational materials</text:span></text:p>
      <text:p text:style-name="P863"/>
      <text:p text:style-name="P864"><text:span text:style-name="T865">Unitarian Universalist Community Church of Glen Allen</text:span></text:p>
      <text:p text:style-name="P866"><text:span text:style-name="T867">11105 Cauthorne Rd. Glen Allen, VA 23059</text:span></text:p>
      <text:p text:style-name="P868"><text:span text:style-name="T869">804.752.6005</text:span></text:p>
      <text:p text:style-name="P870"><text:span text:style-name="T871">Hours of operation: varies</text:span></text:p>
      <text:p text:style-name="P872"><text:span text:style-name="T873">Website: http://www.uuccglenallen.org</text:span></text:p>
      <text:p text:style-name="P874"><text:span text:style-name="T875">Services provided: Community referrals; Pastoral counseling; Social and</text:span></text:p>
      <text:p text:style-name="P876"><text:span text:style-name="T877">support groups</text:span></text:p>
      <text:p text:style-name="P878"/>
      <text:p text:style-name="P879"><text:span text:style-name="T880">Community Resources</text:span></text:p>
      <text:p text:style-name="P881"/>
      <text:p text:style-name="P882"/>
      <text:p text:style-name="P883"><text:span text:style-name="T884">The Bird Cage-Trans Support Group</text:span></text:p>
      <text:p text:style-name="P885"><text:span text:style-name="T886">MCC Parish House 2503 Park Ave. Richmond, Va</text:span></text:p>
      <text:p text:style-name="P887"><text:span text:style-name="T888">Phone: 804.353.9477</text:span></text:p>
      <text:p text:style-name="P889"/>
      <text:p text:style-name="P890"><text:span text:style-name="T891">Gay<text:s/></text:span><text:span text:style-name="T892">Community Center of Richmond</text:span></text:p>
      <text:soft-page-break/>
      <text:p text:style-name="P893"><text:span text:style-name="T894">1407 Sherwood Ave. Richmond, VA 23220</text:span></text:p>
      <text:p text:style-name="P895"><text:span text:style-name="T896">Phone: 804.353.8890</text:span></text:p>
      <text:p text:style-name="P897"><text:span text:style-name="T898">Hours of operation: varies</text:span></text:p>
      <text:p text:style-name="P899"><text:span text:style-name="T900">Website: www.gayrichmond.com</text:span></text:p>
      <text:p text:style-name="P901"><text:span text:style-name="T902">Services provided: Community referrals; Meeting space</text:span></text:p>
      <text:p text:style-name="P903"/>
      <text:p text:style-name="P904"><text:span text:style-name="T905">GLSEN Richmond (Gay, Lesbian and Straight Education Networ</text:span><text:span text:style-name="T906">k)</text:span></text:p>
      <text:p text:style-name="P907"><text:span text:style-name="T908">P.O. Box 5181 Richmond, VA 23220</text:span></text:p>
      <text:p text:style-name="P909"><text:span text:style-name="T910">Phone: 804.922.2523</text:span></text:p>
      <text:p text:style-name="P911"><text:span text:style-name="T912">Website:<text:s/></text:span><text:a xlink:href="http://chapters.glsen.org/cgi-bin/iowa/richmond/home.html" office:target-frame-name="_top" xlink:show="replace"><text:span text:style-name="T913">http://chapters.glsen.org/cgi-bin/iowa/richmond/home.html</text:span></text:a></text:p>
      <text:p text:style-name="P914"><text:span text:style-name="T915">Services provided: local community and event organizing fo</text:span><text:span text:style-name="T916">r student and legislative action</text:span></text:p>
      <text:p text:style-name="P917"/>
      <text:p text:style-name="P918"><text:span text:style-name="T919">James River Transgender Society (JRTS)</text:span></text:p>
      <text:p text:style-name="P920"><text:span text:style-name="T921">Meets at Fan Free Clinic</text:span></text:p>
      <text:p text:style-name="P922"><text:span text:style-name="T923">1010 North Thompson Street Richmond, Virginia 23230</text:span></text:p>
      <text:p text:style-name="P924"><text:span text:style-name="T925">Phone: 804.358.6343</text:span></text:p>
      <text:p text:style-name="P926"><text:span text:style-name="T927">Hours of Operation: 1st Friday of each month, 7:30 PM — 9:30 PM Accepts Walk-ins</text:span></text:p>
      <text:p text:style-name="P928"><text:span text:style-name="T929">Website: http://www.jrts.org/</text:span></text:p>
      <text:p text:style-name="P930"><text:span text:style-name="T931">Services Provided: Support and social group for MTF trans persons</text:span></text:p>
      <text:p text:style-name="P932"/>
      <text:p text:style-name="P933"><text:span text:style-name="T934">Minority Health Consortium</text:span></text:p>
      <text:p text:style-name="P935"><text:span text:style-name="T936">208 E. Clay St. Ste. B. Richmond, VA 23219</text:span></text:p>
      <text:p text:style-name="P937"><text:span text:style-name="T938">804.225.0820Hours of Operation:</text:span><text:span text:style-name="T939"><text:s/></text:span><text:span text:style-name="T940"><text:line-break/></text:span><text:span text:style-name="T941">Mon-Tues: 10:00 am - 5:00 pm</text:span></text:p>
      <text:p text:style-name="P942"><text:span text:style-name="T943">Wed: 10am-5pm, 6pm-12am</text:span></text:p>
      <text:p text:style-name="P944"><text:span text:style-name="T945">Th</text:span><text:span text:style-name="T946">urs-Fri: 10am-5pm</text:span></text:p>
      <text:p text:style-name="P947"><text:span text:style-name="T948">Services Provided: Free HIV testing, health education classes</text:span></text:p>
      <text:p text:style-name="P949"/>
      <text:p text:style-name="P950"><text:span text:style-name="T951">PFLAG Richmond (Parents, Family and Friends or Lesbians and Gays)</text:span></text:p>
      <text:p text:style-name="P952"><text:span text:style-name="T953">P.O. Box 36392 Richmond, VA 23235</text:span></text:p>
      <text:p text:style-name="P954"><text:span text:style-name="T955">Phone: 804.751.5167</text:span></text:p>
      <text:p text:style-name="P956"><text:span text:style-name="T957">Website:<text:s/></text:span><text:a xlink:href="http://www.pflagofrichmond.org/" office:target-frame-name="_top" xlink:show="replace"><text:span text:style-name="T958">http://www.pflagofrichmond.org/</text:span></text:a></text:p>
      <text:p text:style-name="P959"/>
      <text:p text:style-name="P960"><text:span text:style-name="T961">Richmond Organization for Sexual Minority Youth (ROSMY)</text:span></text:p>
      <text:p text:style-name="P962"><text:span text:style-name="T963">2311 Westwood Ave. Richmond, VA 23230</text:span></text:p>
      <text:p text:style-name="P964"><text:span text:style-name="T965">Phone: 804.644.4800</text:span></text:p>
      <text:p text:style-name="P966"><text:span text:style-name="T967">Hours of operation: varies</text:span></text:p>
      <text:p text:style-name="P968"><text:span text:style-name="T969">Website: www.rosmy.org</text:span></text:p>
      <text:p text:style-name="P970"><text:span text:style-name="T971">Services provided: Community referrals; Support groups<text:s/></text:span><text:span text:style-name="T972">for youth; Antibullying</text:span></text:p>
      <text:p text:style-name="P973"><text:span text:style-name="T974">resources; Safe schools resources</text:span></text:p>
      <text:p text:style-name="P975"/>
      <text:p text:style-name="P976"><text:span text:style-name="T977">Richmond Transformers</text:span></text:p>
      <text:p text:style-name="P978"><text:span text:style-name="T979">1010 North Thompson Street Richmond, Va 23230</text:span></text:p>
      <text:p text:style-name="P980"><text:span text:style-name="T981">Phone: 804.864.8012 (ask for Ted)</text:span></text:p>
      <text:p text:style-name="P982"><text:span text:style-name="T983">Phone: 804.358.6343 (ask for Zakia)</text:span></text:p>
      <text:p text:style-name="P984"><text:span text:style-name="T985">Hours of operation: 7 – 9 pm, 2</text:span><text:span text:style-name="T986">nd<text:s/></text:span><text:span text:style-name="T987">Tuesday of each month</text:span></text:p>
      <text:soft-page-break/>
      <text:p text:style-name="P988"><text:span text:style-name="T989">Email: Ted.Heck@vdh.virginia.gov</text:span></text:p>
      <text:p text:style-name="P990"><text:span text:style-name="T991">Services provided: Support services for FTM Transgender persons</text:span></text:p>
      <text:p text:style-name="P992"/>
      <text:p text:style-name="P993"><text:span text:style-name="T994">VCU Wellness and Resource Center</text:span></text:p>
      <text:p text:style-name="P995"><text:span text:style-name="T996">815 S. Cathedral Place Richmond, VA 23220</text:span><text:span text:style-name="T997"><text:line-break/></text:span><text:span text:style-name="T998">Phone: 804.828.9355</text:span><text:span text:style-name="T999"><text:line-break/></text:span><text:a xlink:href="http://www.thewell.vcu.edu/" office:target-frame-name="_top" xlink:show="replace"><text:span text:style-name="T1000">VCU’s Sexual Assau</text:span><text:span text:style-name="T1001">lt and Domestic Violence Advocate</text:span></text:a><text:span text:style-name="T1002">: 804.828.2085</text:span></text:p>
      <text:p text:style-name="P1003"><text:span text:style-name="T1004">Monday - Thursday, 8 a.m. - 4:30 p.m.</text:span><text:span text:style-name="T1005"><text:line-break/></text:span><text:span text:style-name="T1006">Friday, 10:30 a.m. - 4:30 p.m.</text:span></text:p>
      <text:p text:style-name="P1007"/>
      <text:p text:style-name="P1008"><text:span text:style-name="T1009">Legal Resources</text:span></text:p>
      <text:p text:style-name="P1010"/>
      <text:p text:style-name="P1011"/>
      <text:p text:style-name="P1012"><text:span text:style-name="T1013">Edward Barnes Family Law</text:span></text:p>
      <text:p text:style-name="P1014"><text:span text:style-name="T1015">9401 Courthouse Rd. Chesterfield, VA 23832</text:span></text:p>
      <text:p text:style-name="P1016"><text:span text:style-name="T1017">Phone: 804.796.1000</text:span></text:p>
      <text:p text:style-name="P1018"><text:span text:style-name="T1019">Website:<text:s/></text:span><text:a xlink:href="http://www.barnesfamilylaw.com" office:target-frame-name="_top" xlink:show="replace"><text:span text:style-name="T1020">www.barnesfamilylaw.com</text:span></text:a></text:p>
      <text:p text:style-name="P1021"/>
      <text:p text:style-name="P1022"><text:span text:style-name="T1023">Frederick R. Gerson</text:span></text:p>
      <text:p text:style-name="P1024"><text:span text:style-name="T1025">7012 Three Chopt Rd. Richmond, VA 23226</text:span></text:p>
      <text:p text:style-name="P1026"><text:span text:style-name="T1027">Phone: 804.282.2500</text:span></text:p>
      <text:p text:style-name="P1028"><text:span text:style-name="T1029">Website:<text:s/></text:span><text:a xlink:href="http://www.robinsonandgerson.com" office:target-frame-name="_top" xlink:show="replace"><text:span text:style-name="T1030">www.robinsonandgerson.com</text:span></text:a></text:p>
      <text:p text:style-name="P1031"/>
      <text:p text:style-name="P1032"><text:span text:style-name="T1033">Jennifer M. Newman,</text:span><text:span text:style-name="T1034"><text:s/>P.C.</text:span></text:p>
      <text:p text:style-name="P1035"><text:span text:style-name="T1036">7 East Franklin St. Richmond, VA 23219</text:span></text:p>
      <text:p text:style-name="P1037"><text:span text:style-name="T1038">Phone: 804.421.9975</text:span></text:p>
      <text:p text:style-name="P1039"><text:span text:style-name="T1040">Website:<text:s/></text:span><text:span text:style-name="T1041">www.jennifernewmanlawfirm.com</text:span></text:p>
      <text:p text:style-name="P1042"><text:span text:style-name="T1043">Susanne Shilling</text:span></text:p>
      <text:p text:style-name="P1044"><text:span text:style-name="T1045">2311 E. Broad St. Richmond, VA 23223</text:span></text:p>
      <text:p text:style-name="P1046"><text:span text:style-name="T1047">Phone: 804. 644.3200</text:span><text:span text:style-name="T1048"><text:line-break/></text:span><text:span text:style-name="T1049">Website:<text:s/></text:span><text:a xlink:href="mailto:susanne@SusanneShilling.com" office:target-frame-name="_top" xlink:show="replace"><text:span text:style-name="T1050">susanne@SusanneShilling.com</text:span></text:a></text:p>
      <text:p text:style-name="P1051"><text:span text:style-name="T1052">Services:<text:s/></text:span><text:span text:style-name="T1053"> </text:span><text:span text:style-name="T1054">Specializes in divorce, family law and custody disputes.  She is trained in mediation and collaborative law</text:span></text:p>
      <text:p text:style-name="P1055"/>
      <text:p text:style-name="P1056"/>
      <text:p text:style-name="P1057"><text:span text:style-name="T1058">Central</text:span></text:p>
      <text:p text:style-name="P1059"><text:span text:style-name="T1060">Medical Resources</text:span></text:p>
      <text:p text:style-name="P1061"/>
      <text:p text:style-name="P1062"/>
      <text:p text:style-name="P1063"><text:span text:style-name="T1064">AIDS Services Group</text:span></text:p>
      <text:soft-page-break/>
      <text:p text:style-name="P1065"><text:span text:style-name="T1066">963 2nd St. SE Charlottesville, VA 22902</text:span></text:p>
      <text:p text:style-name="P1067"><text:span text:style-name="T1068">Phone:<text:s/></text:span><text:span text:style-name="T1069">434.979.7714</text:span></text:p>
      <text:p text:style-name="P1070"><text:span text:style-name="T1071">Hours of operation: Monday – Thursday: 10:00am - 4:00pm</text:span></text:p>
      <text:p text:style-name="P1072"><text:span text:style-name="T1073">Friday 10:00am - 1:00pm</text:span></text:p>
      <text:p text:style-name="P1074"><text:span text:style-name="T1075">Website: www.aidsservices.org</text:span></text:p>
      <text:p text:style-name="P1076"><text:span text:style-name="T1077">Services provided: HIV testing; Community referrals; Support groups and</text:span></text:p>
      <text:p text:style-name="P1078"><text:span text:style-name="T1079">services for people living with HIV/AIDS</text:span></text:p>
      <text:p text:style-name="P1080"/>
      <text:p text:style-name="P1081"><text:span text:style-name="T1082">Charlottesville Psy</text:span><text:span text:style-name="T1083">chological Therapists</text:span></text:p>
      <text:p text:style-name="P1084"><text:span text:style-name="T1085">Contact:<text:s/></text:span><text:span text:style-name="T1086">Deborah Cohn, Ph.D.</text:span></text:p>
      <text:p text:style-name="P1087"><text:span text:style-name="T1088">Phone:</text:span><text:span text:style-name="T1089"><text:s/>434.971.4747 (ext. 113)</text:span></text:p>
      <text:p text:style-name="P1090"><text:span text:style-name="T1091">Email:</text:span><text:span text:style-name="T1092"> </text:span><text:span text:style-name="T1093"> </text:span><text:a xlink:href="mailto:dcohn@cpatherapy.com" office:target-frame-name="_top" xlink:show="replace"><text:span text:style-name="T1094">dcohn@cpatherapy.com</text:span></text:a></text:p>
      <text:p text:style-name="P1095"><text:span text:style-name="T1096">Website:</text:span><text:span text:style-name="T1097"><text:s/></text:span><text:a xlink:href="http://www.cpatherapy.com/therapists/cohn.php" office:target-frame-name="_top" xlink:show="replace"><text:span text:style-name="T1098">http://www.cpatherapy.com/therapists/cohn.php</text:span></text:a></text:p>
      <text:p text:style-name="P1099"><text:span text:style-name="T1100">Services: LGB therapy services</text:span><text:span text:style-name="T1101"> </text:span><text:span text:style-name="T1102">working with adults on a variety of issues including depression, loss, and relationship difficulties</text:span></text:p>
      <text:p text:style-name="P1103"/>
      <text:p text:style-name="P1104"><text:span text:style-name="T1105">Northridge<text:s/></text:span><text:span text:style-name="T1106">Internal Medicine</text:span></text:p>
      <text:p text:style-name="P1107"><text:span text:style-name="T1108">Northridge Medical Park 2955 Ivy Road (250 West), Ste 205 Charlottesville, VA 22903</text:span></text:p>
      <text:p text:style-name="P1109"><text:span text:style-name="T1110">Phone</text:span><text:span text:style-name="T1111">:</text:span><text:span text:style-name="T1112"><text:s/></text:span><text:span text:style-name="T1113">434.243.4500</text:span></text:p>
      <text:p text:style-name="P1114"><text:span text:style-name="T1115">Website</text:span><text:span text:style-name="T1116">:<text:s/></text:span><text:a xlink:href="http://uvahealth.com/directions-locations/clinics/northridge-internal-medicine" office:target-frame-name="_top" xlink:show="replace"><text:span text:style-name="T1117">http://uvahealth.com/directio</text:span><text:span text:style-name="T1118">ns-locations/clinics/northridge-internal-medicine</text:span></text:a></text:p>
      <text:p text:style-name="P1119"><text:span text:style-name="T1120">Hours: Monday-Friday 8am-4:30pm</text:span></text:p>
      <text:p text:style-name="P1121"/>
      <text:p text:style-name="P1122"><text:span text:style-name="T1123">River Bend Counseling</text:span></text:p>
      <text:p text:style-name="P1124"><text:span text:style-name="T1125">Contact: Katie Quinlan</text:span></text:p>
      <text:p text:style-name="P1126"><text:span text:style-name="T1127">125 Riverbend Dr. Ste. 2 Charlottesville, Va 22911</text:span></text:p>
      <text:p text:style-name="P1128"><text:span text:style-name="T1129">Phone: 434.961.2555</text:span></text:p>
      <text:p text:style-name="P1130"><text:span text:style-name="T1131">Website:</text:span><text:span text:style-name="T1132"><text:s/></text:span><text:a xlink:href="http://riverbendcounseling.net/" office:target-frame-name="_top" xlink:show="replace"><text:span text:style-name="T1133">http://riverbendcounseling.net/</text:span></text:a></text:p>
      <text:p text:style-name="P1134"><text:span text:style-name="T1135">Services: Therapy and counseling dedicated to emotional wellness</text:span></text:p>
      <text:p text:style-name="P1136"/>
      <text:p text:style-name="P1137"/>
      <text:p text:style-name="P1138"><text:span text:style-name="T1139">Faith/Religious Resources</text:span></text:p>
      <text:p text:style-name="P1140"/>
      <text:p text:style-name="P1141"/>
      <text:p text:style-name="P1142"><text:span text:style-name="T1143">Integrity @ St. George’s Episcopal Church</text:span></text:p>
      <text:p text:style-name="P1144"><text:span text:style-name="T1145">905 Princess Anne St. Fredericksburg, VA 22401</text:span></text:p>
      <text:p text:style-name="P1146"><text:span text:style-name="T1147">Phone: 540.373.4133</text:span></text:p>
      <text:p text:style-name="P1148"><text:span text:style-name="T1149">Website:<text:s/></text:span><text:span text:style-name="T1150">www.stgeorgesepiscopal.net</text:span></text:p>
      <text:p text:style-name="P1151"><text:span text:style-name="T1152">Services provided: Community referrals</text:span></text:p>
      <text:p text:style-name="P1153"/>
      <text:p text:style-name="P1154"/>
      <text:p text:style-name="P1155"><text:span text:style-name="T1156">Legal Resources</text:span></text:p>
      <text:p text:style-name="P1157"/>
      <text:p text:style-name="P1158"/>
      <text:p text:style-name="P1159"><text:span text:style-name="T1160">Patricia M. Brady</text:span></text:p>
      <text:soft-page-break/>
      <text:p text:style-name="P1161"><text:span text:style-name="T1162">103 East Water St. Suite 301 Charlottesville, VA 22902</text:span></text:p>
      <text:p text:style-name="P1163"><text:span text:style-name="T1164">Phone: 434.296.8806</text:span></text:p>
      <text:p text:style-name="P1165"><text:span text:style-name="T1166">Services Provided: law practice specializing in family law</text:span></text:p>
      <text:p text:style-name="P1167"/>
      <text:p text:style-name="P1168"><text:span text:style-name="T1169">Elizabeth P.<text:s/></text:span><text:span text:style-name="T1170">Coughter</text:span></text:p>
      <text:p text:style-name="P1171"><text:span text:style-name="T1172">Contact: Michie, Hamlett, Lowry, Rasmussen &amp; Tweel PLLC</text:span></text:p>
      <text:p text:style-name="P1173"><text:span text:style-name="T1174">500 Court Square Suite 300 Charlottesville, VA 22902</text:span></text:p>
      <text:p text:style-name="P1175"><text:span text:style-name="T1176">Phone: 800.451.1288 (toll free) or 434.951.7200</text:span></text:p>
      <text:p text:style-name="P1177"><text:span text:style-name="T1178">Website:<text:s/></text:span><text:a xlink:href="http://www.mhlrt.com" office:target-frame-name="_top" xlink:show="replace"><text:span text:style-name="T1179">www.mhlrt.com</text:span></text:a></text:p>
      <text:p text:style-name="P1180"/>
      <text:p text:style-name="P1181"/>
      <text:p text:style-name="P1182"><text:span text:style-name="T1183">Community Resources</text:span></text:p>
      <text:p text:style-name="P1184"/>
      <text:p text:style-name="P1185"/>
      <text:p text:style-name="P1186"><text:span text:style-name="T1187">LGBT<text:s/></text:span><text:span text:style-name="T1188">Resource Center at the University of Virginia</text:span></text:p>
      <text:p text:style-name="P1189"><text:span text:style-name="T1190">Newcomb Hall, Room 435</text:span></text:p>
      <text:p text:style-name="P1191"><text:span text:style-name="T1192">P.O. Box 400701 Charlottesville, VA 22904</text:span></text:p>
      <text:p text:style-name="P1193"><text:span text:style-name="T1194">Phone: 434.982.2843</text:span></text:p>
      <text:p text:style-name="P1195"><text:span text:style-name="T1196">Hours of operation: Monday – Friday: 11:00am – 4:00pm</text:span></text:p>
      <text:p text:style-name="P1197"><text:span text:style-name="T1198">Website: http://www.virginia.edu/deanofstudents/lgbt/contact.html</text:span></text:p>
      <text:p text:style-name="P1199"><text:span text:style-name="T1200">Services Provided: Referrals to counseling; Referrals to Women’s Center;</text:span></text:p>
      <text:p text:style-name="P1201"><text:span text:style-name="T1202">Community referrals; Support services</text:span></text:p>
      <text:p text:style-name="P1203"/>
      <text:p text:style-name="P1204"><text:span text:style-name="T1205">PFLAG Blue Ridge</text:span></text:p>
      <text:p text:style-name="P1206"><text:span text:style-name="T1207">Meets at the Jefferson-Madison Regional Library; Facilitator: Karen Barker</text:span></text:p>
      <text:p text:style-name="P1208"><text:span text:style-name="T1209">201 East Market Street Charlottesville, Virginia<text:s/></text:span><text:span text:style-name="T1210">22902</text:span></text:p>
      <text:p text:style-name="P1211"><text:span text:style-name="T1212">Phone: 434-923-9950</text:span></text:p>
      <text:p text:style-name="P1213"><text:span text:style-name="T1214">Hours of Operation: Meeting Time: Monday 6:30 PM – 8:00 PM. Meetings are timed to coincide with nearby meetings of ROSMY Blue Ridge (see listing below). Email or check website to confirm meeting location.</text:span></text:p>
      <text:p text:style-name="P1215"><text:span text:style-name="T1216">Email: karenmeandering@gm</text:span><text:span text:style-name="T1217">ail.com</text:span></text:p>
      <text:p text:style-name="P1218"><text:span text:style-name="T1219">Website: www.pflagblueridge.org</text:span></text:p>
      <text:p text:style-name="P1220"><text:span text:style-name="T1221">Services Provided: Support group for families and friends of LGBTQ individuals, with a special interest in ensuring that Trans* issues are supported and respected.</text:span></text:p>
      <text:p text:style-name="P1222"/>
      <text:p text:style-name="P1223"><text:span text:style-name="T1224">ROSMY Blue Ridge – Youth Support Group</text:span></text:p>
      <text:p text:style-name="P1225"><text:span text:style-name="T1226">Meets at the</text:span><text:span text:style-name="T1227"><text:s/>Jefferson-Madison Regional Library</text:span></text:p>
      <text:p text:style-name="P1228"><text:span text:style-name="T1229">201 East Market Street Charlottesville, Virginia 22902</text:span></text:p>
      <text:p text:style-name="P1230"><text:span text:style-name="T1231">Phone: 434-987-8975</text:span></text:p>
      <text:p text:style-name="P1232"><text:span text:style-name="T1233">Youth Support Line: 888-644-4390</text:span></text:p>
      <text:p text:style-name="P1234"><text:span text:style-name="T1235">Hours of Operation: Meeting Time: Monday 6:30 PM – 8:30 PM. Meetings are timed to coincide with nearby meetings<text:s/></text:span><text:span text:style-name="T1236">of PFLAG Blue Ridge (see listing above).</text:span></text:p>
      <text:p text:style-name="P1237"><text:span text:style-name="T1238">Email: rosmyblueridge@rosmy.org</text:span></text:p>
      <text:p text:style-name="P1239"><text:span text:style-name="T1240">Website: www.rosmy.org</text:span></text:p>
      <text:soft-page-break/>
      <text:p text:style-name="P1241"><text:span text:style-name="T1242">Services Provided: ROSMY offers weekly curriculum based support groups for LGBTQ youth ages 14-20 and information and referrals for youth and families. Training</text:span><text:span text:style-name="T1243">s for school personnel, human service providers, and other youth workers on how to best address the needs of LGBT</text:span></text:p>
      <text:p text:style-name="P1244"/>
      <text:p text:style-name="P1245"><text:span text:style-name="T1246">Eastern</text:span></text:p>
      <text:p text:style-name="P1247"><text:span text:style-name="T1248">Medical Resources</text:span></text:p>
      <text:p text:style-name="P1249"/>
      <text:p text:style-name="P1250"/>
      <text:p text:style-name="P1251"><text:span text:style-name="T1252">ACCESS: AIDS Care Center for Education &amp;</text:span><text:span text:style-name="T1253"><text:s/>Support Services</text:span></text:p>
      <text:p text:style-name="P1254"><text:span text:style-name="T1255">222 West 21</text:span><text:span text:style-name="T1256">st<text:s/></text:span><text:span text:style-name="T1257">St. Ste F-308 Norfolk, VA 23517</text:span></text:p>
      <text:p text:style-name="P1258"><text:span text:style-name="T1259">Phone: 757-640-0929</text:span></text:p>
      <text:p text:style-name="P1260"><text:span text:style-name="T1261">Hours of operation: varies</text:span></text:p>
      <text:p text:style-name="P1262"><text:span text:style-name="T1263">Website: www.accessaids.org</text:span></text:p>
      <text:p text:style-name="P1264"><text:span text:style-name="T1265">Services provided: HIV testing; Community referrals; Support groups and</text:span></text:p>
      <text:p text:style-name="P1266"><text:span text:style-name="T1267">services for people living with HIV/AID;<text:s/></text:span><text:span text:style-name="T1268">Transgender health clinic</text:span></text:p>
      <text:p text:style-name="P1269"/>
      <text:p text:style-name="P1270"><text:span text:style-name="T1271">Balance Health</text:span></text:p>
      <text:p text:style-name="P1272"><text:span text:style-name="T1273">Contact: Maggie Chubb, LCSW</text:span></text:p>
      <text:p text:style-name="P1274"><text:span text:style-name="T1275">930 Redgate Ave. Norfolk, Virginia 23407</text:span></text:p>
      <text:p text:style-name="P1276"><text:span text:style-name="T1277">Phone: 757.626.3733</text:span></text:p>
      <text:p text:style-name="P1278"><text:span text:style-name="T1279">Fax: 757.626.3331</text:span></text:p>
      <text:p text:style-name="P1280"><text:span text:style-name="T1281">Hours of Operation: Monday, Tuesday, Wednesday, and Friday: 10:00 AM - 6:00 PM or 9:00 AM-5 PM (hours vary)</text:span></text:p>
      <text:p text:style-name="P1282"><text:span text:style-name="T1283">Services Provided: Individual psychotherapy and counseling</text:span></text:p>
      <text:p text:style-name="P1284"/>
      <text:p text:style-name="P1285"><text:span text:style-name="T1286">Chesapeake Care, Inc.</text:span></text:p>
      <text:p text:style-name="P1287"><text:span text:style-name="T1288">2145 South Military Highway Chesapeake, Virginia 23320</text:span></text:p>
      <text:p text:style-name="P1289"><text:span text:style-name="T1290">Phone: 757.545.5700</text:span></text:p>
      <text:p text:style-name="P1291"><text:span text:style-name="T1292">Fax: 757.961.0471</text:span></text:p>
      <text:p text:style-name="P1293"><text:span text:style-name="T1294">Hours of Operation: Monday – Saturday (Hours Vary)</text:span></text:p>
      <text:p text:style-name="P1295"><text:span text:style-name="T1296">Email: info@chesapeakecare.or</text:span><text:span text:style-name="T1297">g</text:span></text:p>
      <text:p text:style-name="P1298"><text:span text:style-name="T1299">Services Provided: Primary care; dental care; pharmacy services</text:span></text:p>
      <text:p text:style-name="P1300"/>
      <text:p text:style-name="P1301"><text:span text:style-name="T1302">Community Psychological Resources</text:span></text:p>
      <text:p text:style-name="P1303"><text:span text:style-name="T1304">Contact: Margaret Mcdowell-Lynn</text:span></text:p>
      <text:p text:style-name="P1305"><text:span text:style-name="T1306">229 West Bute St. 2nd Floor Suite 200 Norfolk, Virginia 23510</text:span></text:p>
      <text:p text:style-name="P1307"><text:span text:style-name="T1308">Phone: 757.622.6794</text:span></text:p>
      <text:p text:style-name="P1309"><text:span text:style-name="T1310">Fax: 757.626.1509</text:span></text:p>
      <text:p text:style-name="P1311"><text:span text:style-name="T1312">Hours of Operation:<text:s/></text:span><text:span text:style-name="T1313">Monday – Friday: 8:00 AM - 5:00 PM</text:span></text:p>
      <text:p text:style-name="P1314"><text:span text:style-name="T1315">Email: cprs.hr@coxmail.com</text:span></text:p>
      <text:p text:style-name="P1316"><text:span text:style-name="T1317">Services Provided: Psychological evaluation; individual psychotherapy, family counseling and counseling</text:span></text:p>
      <text:p text:style-name="P1318"/>
      <text:p text:style-name="P1319"><text:span text:style-name="T1320">Eastern Shore Rural Health System, Inc.</text:span></text:p>
      <text:p text:style-name="P1321"><text:span text:style-name="T1322">PO Box 1039 Nassawadox, Virginia 23413</text:span></text:p>
      <text:p text:style-name="P1323"><text:span text:style-name="T1324">Phone:<text:s/></text:span><text:span text:style-name="T1325">757.414.0400</text:span></text:p>
      <text:p text:style-name="P1326"><text:span text:style-name="T1327">Fax: 757.414.0569</text:span></text:p>
      <text:p text:style-name="P1328"><text:span text:style-name="T1329">Hours of Operation: Monday – Friday: 8:30 AM - 5:00 PM</text:span></text:p>
      <text:p text:style-name="P1330"><text:span text:style-name="T1331">Saturday: 8:00 AM - 1:00 PM (only some centers)</text:span></text:p>
      <text:p text:style-name="P1332"><text:span text:style-name="T1333">Email: ddavis@esrch.org</text:span></text:p>
      <text:p text:style-name="P1334"><text:span text:style-name="T1335">Website: www.esrh.org</text:span></text:p>
      <text:p text:style-name="P1336"><text:span text:style-name="T1337">Services Provided: (All services for youth and adults) Primary care; dental</text:span><text:span text:style-name="T1338"><text:s/>care</text:span></text:p>
      <text:p text:style-name="P1339"/>
      <text:p text:style-name="P1340"><text:span text:style-name="T1341">EVAN (Eastern VA AIDS Network) aka TACT</text:span></text:p>
      <text:p text:style-name="P1342"><text:span text:style-name="T1343">909 Glenrock Rd. Norfolk, Virginia 23502</text:span></text:p>
      <text:p text:style-name="P1344"><text:span text:style-name="T1345">Phone: 757.583.1317</text:span></text:p>
      <text:p text:style-name="P1346"><text:span text:style-name="T1347">Hours of operation: Monday – Thursday: 9:00am – 5:00pm;</text:span></text:p>
      <text:p text:style-name="P1348"><text:span text:style-name="T1349">Friday: 9:00am – 4:00pm</text:span></text:p>
      <text:p text:style-name="P1350"><text:span text:style-name="T1351">Last Friday of each month: 9:00-12pm</text:span></text:p>
      <text:p text:style-name="P1352"><text:span text:style-name="T1353">Website: www.evanva.org</text:span></text:p>
      <text:p text:style-name="P1354"><text:span text:style-name="T1355">Service</text:span><text:span text:style-name="T1356">s provided: HIV testing; Community referrals; Support groups and</text:span></text:p>
      <text:p text:style-name="P1357"><text:span text:style-name="T1358">services for people living with HIV/AIDS</text:span></text:p>
      <text:p text:style-name="P1359"/>
      <text:p text:style-name="P1360"><text:span text:style-name="T1361">Norfolk Department of Health</text:span></text:p>
      <text:p text:style-name="P1362"><text:span text:style-name="T1363">830 Southampton Avenue Norfolk, Virginia 23510</text:span></text:p>
      <text:p text:style-name="P1364"><text:span text:style-name="T1365">Phone: 757.683.2756</text:span></text:p>
      <text:p text:style-name="P1366"><text:span text:style-name="T1367">Fax: 757.683.8878</text:span></text:p>
      <text:p text:style-name="P1368"><text:span text:style-name="T1369">Services Provided: family planning<text:s/></text:span><text:span text:style-name="T1370">and immunizations</text:span></text:p>
      <text:p text:style-name="P1371"/>
      <text:p text:style-name="P1372"><text:span text:style-name="T1373">Peninsula Institute for Community Health (PICH)</text:span></text:p>
      <text:p text:style-name="P1374"><text:span text:style-name="T1375">4714 Marshall Avenue Newport News, Virginia 23607</text:span></text:p>
      <text:p text:style-name="P1376"><text:span text:style-name="T1377">Phone: 757.380.8709</text:span></text:p>
      <text:p text:style-name="P1378"><text:span text:style-name="T1379">Fax: 757.952.1345</text:span></text:p>
      <text:p text:style-name="P1380"><text:span text:style-name="T1381">Hours of Operation: Monday – Friday: 8:00 AM – 5:00 PM Tuesday: 8:00 AM – 7:00 PM</text:span></text:p>
      <text:p text:style-name="P1382"><text:span text:style-name="T1383">Email:<text:s/></text:span><text:span text:style-name="T1384">info@pich.org</text:span></text:p>
      <text:p text:style-name="P1385"><text:span text:style-name="T1386">Website: www.pich.org</text:span></text:p>
      <text:p text:style-name="P1387"><text:span text:style-name="T1388">Services Provided: (All services for both youth and adults) Primary care; dental care; obstetrics/gynecological services</text:span></text:p>
      <text:p text:style-name="P1389"/>
      <text:p text:style-name="P1390"><text:span text:style-name="T1391">River Point Rehabilitation and Healthcare Center</text:span></text:p>
      <text:p text:style-name="P1392"><text:span text:style-name="T1393">4142 Bonney Road Virginia Beach, Virginia 23452</text:span></text:p>
      <text:p text:style-name="P1394"><text:span text:style-name="T1395">P</text:span><text:span text:style-name="T1396">hone: 757.340.0620</text:span></text:p>
      <text:p text:style-name="P1397"><text:span text:style-name="T1398">Fax: 757.340.7028</text:span></text:p>
      <text:p text:style-name="P1399"><text:span text:style-name="T1400">Hours of Operation: 24/7</text:span></text:p>
      <text:p text:style-name="P1401"><text:span text:style-name="T1402">Website: http://www.riverpointehc.com/</text:span></text:p>
      <text:p text:style-name="P1403"><text:span text:style-name="T1404">Services Provided: Nursing home</text:span></text:p>
      <text:p text:style-name="P1405"/>
      <text:p text:style-name="P1406"><text:span text:style-name="T1407">Transition Your Life Clinic</text:span></text:p>
      <text:soft-page-break/>
      <text:p text:style-name="P1408"><text:span text:style-name="T1409">Park Place Medical Center 3415 Granby St. Norfolk, Va 23504</text:span></text:p>
      <text:p text:style-name="P1410"><text:span text:style-name="T1411">Phone: 757.640.0929</text:span></text:p>
      <text:p text:style-name="P1412"><text:span text:style-name="T1413">Email:<text:s/></text:span><text:a xlink:href="mailto:info@accessaids.org" office:target-frame-name="_top" xlink:show="replace"><text:span text:style-name="T1414">info@accessaids.org</text:span></text:a></text:p>
      <text:p text:style-name="P1415"><text:span text:style-name="T1416">Services Provided: Free specialized trans health care, hormone therapy, HIV Testing</text:span></text:p>
      <text:p text:style-name="P1417"/>
      <text:p text:style-name="P1418"/>
      <text:p text:style-name="P1419"><text:span text:style-name="T1420">Faith/Religious Resources</text:span></text:p>
      <text:p text:style-name="P1421"/>
      <text:p text:style-name="P1422"/>
      <text:p text:style-name="P1423"><text:span text:style-name="T1424">Great Awakening United Church of Christ</text:span></text:p>
      <text:p text:style-name="P1425"><text:span text:style-name="T1426">6049 Indian River Rd. Virginia Beach, VA<text:s/></text:span><text:span text:style-name="T1427">23464</text:span></text:p>
      <text:p text:style-name="P1428"><text:span text:style-name="T1429">Phone: 757.773.1301</text:span></text:p>
      <text:p text:style-name="P1430"><text:span text:style-name="T1431">Website:<text:s/></text:span><text:a xlink:href="http://www.ourchurch.com/member/g/greatawakening/" office:target-frame-name="_top" xlink:show="replace"><text:span text:style-name="T1432">www.ourchurch.com/member/g/greatawakening/</text:span></text:a></text:p>
      <text:p text:style-name="P1433"><text:span text:style-name="T1434">Services provided: Pastoral counseling; Community referrals</text:span></text:p>
      <text:p text:style-name="P1435"/>
      <text:p text:style-name="P1436"><text:span text:style-name="T1437">New Life Metropolitan Community Church</text:span></text:p>
      <text:p text:style-name="P1438"><text:span text:style-name="T1439">PO Box 8002</text:span><text:span text:style-name="T1440"><text:s/>Norfolk, VA 23503</text:span></text:p>
      <text:p text:style-name="P1441"><text:span text:style-name="T1442">Phone: 757.434.2892</text:span></text:p>
      <text:p text:style-name="P1443"><text:span text:style-name="T1444">Website: www.newlifemcc.net</text:span></text:p>
      <text:p text:style-name="P1445"><text:span text:style-name="T1446">Services provided: Pastoral counseling; Community referrals; Transgender</text:span></text:p>
      <text:p text:style-name="P1447"><text:span text:style-name="T1448">support group</text:span></text:p>
      <text:p text:style-name="P1449"/>
      <text:p text:style-name="P1450"><text:span text:style-name="T1451">Warwick United Church of Christ</text:span></text:p>
      <text:p text:style-name="P1452"><text:span text:style-name="T1453">10 Matoaka Ln. Newport News, VA 23606</text:span></text:p>
      <text:p text:style-name="P1454"><text:span text:style-name="T1455">Phone: 757.599.5164</text:span></text:p>
      <text:p text:style-name="P1456"><text:span text:style-name="T1457">Website: ww</text:span><text:span text:style-name="T1458">w.warwickucc.org</text:span></text:p>
      <text:p text:style-name="P1459"><text:span text:style-name="T1460">Services provided: Pastoral counseling; Community referrals</text:span></text:p>
      <text:p text:style-name="P1461"/>
      <text:p text:style-name="P1462"/>
      <text:p text:style-name="P1463"><text:span text:style-name="T1464">Legal Resources</text:span></text:p>
      <text:p text:style-name="P1465"/>
      <text:p text:style-name="P1466"/>
      <text:p text:style-name="P1467"><text:span text:style-name="T1468">Mary G. Commander</text:span></text:p>
      <text:p text:style-name="P1469"><text:span text:style-name="T1470">5442 Tidewater Dr. Norfolk, VA 23509</text:span></text:p>
      <text:p text:style-name="P1471"><text:span text:style-name="T1472">Phone: 866.723.5546 (toll free) or 757.533.5400</text:span></text:p>
      <text:p text:style-name="P1473"><text:span text:style-name="T1474">Website:<text:s/></text:span><text:a xlink:href="http://www.commanderlaw.com" office:target-frame-name="_top" xlink:show="replace"><text:span text:style-name="T1475">www.commanderlaw.com</text:span></text:a></text:p>
      <text:p text:style-name="P1476"/>
      <text:p text:style-name="P1477"><text:span text:style-name="T1478">Evans-Yosief Law Firm, LLC</text:span></text:p>
      <text:p text:style-name="P1479"><text:span text:style-name="T1480">Barbara Evans-Yosief</text:span></text:p>
      <text:p text:style-name="P1481"><text:span text:style-name="T1482">1517 Hardycash Dr. Hampton, Virginia 23666</text:span></text:p>
      <text:p text:style-name="P1483"><text:span text:style-name="T1484">Phone: 757.827.3588</text:span></text:p>
      <text:p text:style-name="P1485"><text:span text:style-name="T1486">Fax: 757.827.9559</text:span></text:p>
      <text:p text:style-name="P1487"><text:span text:style-name="T1488">Hours of Operation: Monday – Thursday: 8:00 AM- - 5:00 PM (by appointment at other times) Accepts<text:s/></text:span><text:span text:style-name="T1489">Walk-ins</text:span></text:p>
      <text:soft-page-break/>
      <text:p text:style-name="P1490"><text:span text:style-name="T1491">Services Provided: Legal services; provides representation for youth in social security issues, disability services, and personal injuries</text:span></text:p>
      <text:p text:style-name="P1492"/>
      <text:p text:style-name="P1493"><text:span text:style-name="T1494">Michael B. Hamar, P.C.</text:span></text:p>
      <text:p text:style-name="P1495"><text:span text:style-name="T1496">520 West 21st Street Suite J Norfolk, Virginia 23517</text:span></text:p>
      <text:p text:style-name="P1497"><text:span text:style-name="T1498">Phone: 757.622.2008</text:span></text:p>
      <text:p text:style-name="P1499"><text:span text:style-name="T1500">Fax: 757.62</text:span><text:span text:style-name="T1501">2.2088</text:span></text:p>
      <text:p text:style-name="P1502"><text:span text:style-name="T1503">Hours of Operation: Monday – Friday: 9:00 AM – 5:00 PM</text:span></text:p>
      <text:p text:style-name="P1504"><text:span text:style-name="T1505">Email: mike@harmarlaw.com</text:span></text:p>
      <text:p text:style-name="P1506"><text:span text:style-name="T1507">Services Provided: Legal services</text:span></text:p>
      <text:p text:style-name="P1508"/>
      <text:p text:style-name="P1509"><text:span text:style-name="T1510">Lesa J. Henderson</text:span></text:p>
      <text:p text:style-name="P1511"><text:span text:style-name="T1512">999 Waterside Drive Suite 2525 Norfolk, VA 23510</text:span></text:p>
      <text:p text:style-name="P1513"><text:span text:style-name="T1514">Phone: 757.627.2066</text:span></text:p>
      <text:p text:style-name="P1515"><text:span text:style-name="T1516">Services Provided: Attorney and qualified Guar</text:span><text:span text:style-name="T1517">dian Ad Litem</text:span></text:p>
      <text:p text:style-name="P1518"/>
      <text:p text:style-name="P1519"><text:span text:style-name="T1520">Ray Hogge &amp;</text:span><text:span text:style-name="T1521"><text:s/>Associates, P.L.C</text:span><text:span text:style-name="T1522">.</text:span></text:p>
      <text:p text:style-name="P1523"><text:span text:style-name="T1524">Contact: Susan E. Donner</text:span></text:p>
      <text:p text:style-name="P1525"><text:span text:style-name="T1526">999 Waterside Drive Suite 1313 Norfolk, VA 23510</text:span></text:p>
      <text:p text:style-name="P1527"><text:span text:style-name="T1528">Phone: 757.539.7272</text:span></text:p>
      <text:p text:style-name="P1529"><text:span text:style-name="T1530">Website:<text:s/></text:span><text:a xlink:href="http://www.susandonnerlawyer.com" office:target-frame-name="_top" xlink:show="replace"><text:span text:style-name="T1531">www.susandonnerlawyer.com</text:span></text:a></text:p>
      <text:p text:style-name="P1532"><text:span text:style-name="T1533">Services Provided: specializing in family law</text:span></text:p>
      <text:p text:style-name="P1534"/>
      <text:p text:style-name="P1535"><text:span text:style-name="T1536">K. Page Ki</text:span><text:span text:style-name="T1537">stler, P.C.</text:span></text:p>
      <text:p text:style-name="P1538"><text:span text:style-name="T1539">180 Laskin Rd. Suite 104 Virginia Beach, VA 23451</text:span></text:p>
      <text:p text:style-name="P1540"><text:span text:style-name="T1541">Phone: 757.271.3279</text:span></text:p>
      <text:p text:style-name="P1542"><text:span text:style-name="T1543">Website:<text:s/></text:span><text:a xlink:href="http://www.kpagekistler.com" office:target-frame-name="_top" xlink:show="replace"><text:span text:style-name="T1544">www.kpagekistler.com</text:span></text:a></text:p>
      <text:p text:style-name="P1545"><text:span text:style-name="T1546">Bartley F. Tuthill</text:span></text:p>
      <text:p text:style-name="P1547"><text:span text:style-name="T1548">464 Dinwiddie Street Portsmouth, Virginia 23704</text:span></text:p>
      <text:p text:style-name="P1549"><text:span text:style-name="T1550">Phone: 757.393.6544</text:span></text:p>
      <text:p text:style-name="P1551"><text:span text:style-name="T1552">Fax:<text:s/></text:span><text:span text:style-name="T1553">757.393.1916</text:span></text:p>
      <text:p text:style-name="P1554"><text:span text:style-name="T1555">Hours of Operation: Monday – Friday: 9:00 AM – 5:00 PM</text:span></text:p>
      <text:p text:style-name="P1556"><text:span text:style-name="T1557">Email: barttuthill@hotmail.com</text:span></text:p>
      <text:p text:style-name="P1558"><text:span text:style-name="T1559">Services Provided: Legal services</text:span></text:p>
      <text:p text:style-name="P1560"/>
      <text:p text:style-name="P1561"><text:span text:style-name="T1562">Brandon H. Zeigler</text:span></text:p>
      <text:p text:style-name="P1563"><text:span text:style-name="T1564">Wolcott, Rivers, Gates</text:span></text:p>
      <text:p text:style-name="P1565"><text:span text:style-name="T1566">One Columbus Center Suite 1100 Virginia Beach, VA 23462</text:span></text:p>
      <text:p text:style-name="P1567"><text:span text:style-name="T1568">Phone: 757.497.6633</text:span></text:p>
      <text:p text:style-name="P1569"><text:span text:style-name="T1570">Website:<text:s/></text:span><text:a xlink:href="http://www.wolcottriversgate.com" office:target-frame-name="_top" xlink:show="replace"><text:span text:style-name="T1571">www.wolcottriversgate.com</text:span></text:a><text:span text:style-name="T1572">/Attorneys/Brandon-H-Zeigler.shtml</text:span></text:p>
      <text:p text:style-name="P1573"/>
      <text:p text:style-name="P1574"/>
      <text:p text:style-name="P1575"><text:span text:style-name="T1576">Community Resources</text:span></text:p>
      <text:p text:style-name="P1577"/>
      <text:p text:style-name="P1578"/>
      <text:soft-page-break/>
      <text:p text:style-name="P1579"><text:span text:style-name="T1580">Gender Expression Movement</text:span></text:p>
      <text:p text:style-name="P1581"><text:span text:style-name="T1582">Meets at the LGBT Center of Hampton Roads</text:span></text:p>
      <text:p text:style-name="P1583"><text:span text:style-name="T1584">247 W. 25th Street Norfolk, Virginia 23517</text:span></text:p>
      <text:p text:style-name="P1585"><text:span text:style-name="T1586">P</text:span><text:span text:style-name="T1587">hone: 757.200.9198</text:span></text:p>
      <text:p text:style-name="P1588"><text:span text:style-name="T1589">Hours of Operation: Meeting Time: 1st Saturday of each month at 7:00 PM</text:span></text:p>
      <text:p text:style-name="P1590"><text:span text:style-name="T1591">Email: LGBTCenter@accessaids.org</text:span></text:p>
      <text:p text:style-name="P1592"><text:span text:style-name="T1593">Website: http://www.accessaids.org</text:span></text:p>
      <text:p text:style-name="P1594"><text:span text:style-name="T1595">Services Provided: Transgender support group; transgender education services</text:span></text:p>
      <text:p text:style-name="P1596"/>
      <text:p text:style-name="P1597"><text:span text:style-name="T1598">Hampton Roads<text:s/></text:span><text:span text:style-name="T1599">OUTreach Center (HROC)</text:span></text:p>
      <text:p text:style-name="P1600"><text:span text:style-name="T1601">P.O. Box 6182 Norfolk, VA 23508</text:span></text:p>
      <text:p text:style-name="P1602"><text:span text:style-name="T1603">Phone: 757.262.7922</text:span></text:p>
      <text:p text:style-name="P1604"><text:span text:style-name="T1605">Email: hrlgbtcc@aol.com</text:span></text:p>
      <text:p text:style-name="P1606"><text:span text:style-name="T1607">Services provided: Community referrals; Social networking</text:span></text:p>
      <text:p text:style-name="P1608"/>
      <text:p text:style-name="P1609"><text:span text:style-name="T1610">LGBT Center of Hampton Roads</text:span></text:p>
      <text:p text:style-name="P1611"><text:span text:style-name="T1612">247 W. 25th Street Norfolk, Virginia 23517</text:span></text:p>
      <text:p text:style-name="P1613"><text:span text:style-name="T1614">Phone: 757.200.9198</text:span></text:p>
      <text:p text:style-name="P1615"><text:span text:style-name="T1616">Fax:<text:s/></text:span><text:span text:style-name="T1617">757.622.8932</text:span></text:p>
      <text:p text:style-name="P1618"><text:span text:style-name="T1619">Hours of Operation: Monday – Friday: 8:30 AM – 5:00 PM, call for additional hours.</text:span></text:p>
      <text:p text:style-name="P1620"><text:span text:style-name="T1621">Accepts Walk-ins</text:span></text:p>
      <text:p text:style-name="P1622"><text:span text:style-name="T1623">Email: LGBTCenter@accessaids.org</text:span></text:p>
      <text:p text:style-name="P1624"><text:span text:style-name="T1625">Website: http://www.accessaids.org</text:span></text:p>
      <text:p text:style-name="P1626"><text:span text:style-name="T1627">Services Provided: Support services, individual counseling, rapid HIV testi</text:span><text:span text:style-name="T1628">ng</text:span></text:p>
      <text:p text:style-name="P1629"/>
      <text:p text:style-name="P1630"><text:span text:style-name="T1631">Non Transitioning Spouse/Partner Support</text:span></text:p>
      <text:p text:style-name="P1632"><text:span text:style-name="T1633">Meets at the LGBT Center of Hampton Roads</text:span></text:p>
      <text:p text:style-name="P1634"><text:span text:style-name="T1635">247 W. 25th Street Norfolk, Virginia 23517</text:span></text:p>
      <text:p text:style-name="P1636"><text:span text:style-name="T1637">Phone: 757.200.9198</text:span></text:p>
      <text:p text:style-name="P1638"><text:span text:style-name="T1639">Hours of Operation: 4</text:span><text:span text:style-name="T1640">th</text:span><text:span text:style-name="T1641"><text:s/>Wednesday of each month at 6:30 PM</text:span></text:p>
      <text:p text:style-name="P1642"><text:span text:style-name="T1643">Email: LGBTCenter@accessaids.org</text:span></text:p>
      <text:p text:style-name="P1644"><text:span text:style-name="T1645">Website: http:</text:span><text:span text:style-name="T1646">//www.accessaids.org</text:span></text:p>
      <text:p text:style-name="P1647"><text:span text:style-name="T1648">Services Provided: Support group for the non-transitioning spouses, partners and significant others of transgender people and their specific needs. Open only to non -transitioning spouses / partners / significant others of trans person</text:span><text:span text:style-name="T1649">s; prescreening required.</text:span></text:p>
      <text:p text:style-name="P1650"/>
      <text:p text:style-name="P1651"><text:span text:style-name="T1652">ODU Out</text:span></text:p>
      <text:p text:style-name="P1653"><text:span text:style-name="T1654">2122 Webb Center Suite 2107 Norfolk, VA 23529</text:span></text:p>
      <text:p text:style-name="P1655"><text:span text:style-name="T1656">Phone: 757.683.4328</text:span></text:p>
      <text:p text:style-name="P1657"><text:span text:style-name="T1658">Website: www.oduout.com</text:span></text:p>
      <text:p text:style-name="P1659"><text:span text:style-name="T1660">Services provided: Community referrals; Partnership with ODU Women’s Center</text:span></text:p>
      <text:p text:style-name="P1661"/>
      <text:p text:style-name="P1662"><text:span text:style-name="T1663">Trans Masculine Group</text:span></text:p>
      <text:p text:style-name="P1664"><text:span text:style-name="T1665">Meets at the LGBT Center of<text:s/></text:span><text:span text:style-name="T1666">Hampton Roads</text:span></text:p>
      <text:p text:style-name="P1667"><text:span text:style-name="T1668">247 W. 25th Street Norfolk, Virginia 23517</text:span></text:p>
      <text:soft-page-break/>
      <text:p text:style-name="P1669"><text:span text:style-name="T1670">Hours of Operation: Meeting Time: 3rd Saturday of each month at 10 AM</text:span></text:p>
      <text:p text:style-name="P1671"><text:span text:style-name="T1672">Email: LGBTCenter@accessaids.org</text:span></text:p>
      <text:p text:style-name="P1673"><text:span text:style-name="T1674">Website: http://www.accessaids.org</text:span></text:p>
      <text:p text:style-name="P1675"><text:span text:style-name="T1676">Services Provided: Support group for trans masculine identifi</text:span><text:span text:style-name="T1677">ed people and their specific needs</text:span></text:p>
      <text:p text:style-name="P1678"/>
      <text:p text:style-name="P1679"><text:span text:style-name="T1680">TS Ladies Talk</text:span></text:p>
      <text:p text:style-name="P1681"><text:span text:style-name="T1682">9229 Granby St. Norfolk, Va</text:span></text:p>
      <text:p text:style-name="P1683"><text:span text:style-name="T1684">Contact: Vega: 757.575.7690 or Mocha: 757.235.4874</text:span></text:p>
      <text:p text:style-name="P1685"><text:span text:style-name="T1686">Services Provided: MTF Support Group</text:span></text:p>
      <text:p text:style-name="P1687"/>
      <text:p text:style-name="P1688"/>
      <text:p text:style-name="P1689"><text:span text:style-name="T1690">Southern and Southwest</text:span></text:p>
      <text:p text:style-name="P1691"/>
      <text:p text:style-name="P1692"/>
      <text:p text:style-name="P1693"><text:span text:style-name="T1694">Medical Resources</text:span></text:p>
      <text:p text:style-name="P1695"/>
      <text:p text:style-name="P1696"/>
      <text:p text:style-name="P1697"><text:span text:style-name="T1698">Comprehensive Counseling Services</text:span></text:p>
      <text:p text:style-name="P1699"><text:span text:style-name="T1700">Marcus<text:s/></text:span><text:span text:style-name="T1701">Goff Jones</text:span></text:p>
      <text:p text:style-name="P1702"><text:span text:style-name="T1703">1115 First Street, SW Roanoke, Va 24016</text:span></text:p>
      <text:p text:style-name="P1704"><text:span text:style-name="T1705">Phone: 540.343.0004</text:span></text:p>
      <text:p text:style-name="P1706"><text:span text:style-name="T1707">Fax: 540.343.1576</text:span></text:p>
      <text:p text:style-name="P1708"><text:span text:style-name="T1709">Hours of Operation: Monday – Friday: 9:00 AM - 8:00 PM</text:span></text:p>
      <text:p text:style-name="P1710"><text:span text:style-name="T1711">Services Provided: Support services; individual/group psychotherapy and counseling; psychotherapy for youth;<text:s/></text:span><text:span text:style-name="T1712">family therapy; psychosexual therapy; anger management; they also see children</text:span></text:p>
      <text:p text:style-name="P1713"/>
      <text:p text:style-name="P1714"><text:span text:style-name="T1715">Drop-In Center of the Council of Community Services, MPower Roanoke</text:span></text:p>
      <text:p text:style-name="P1716"><text:span text:style-name="T1717">Council of Community Services</text:span></text:p>
      <text:p text:style-name="P1718"><text:span text:style-name="T1719">356 Campbell Ave Roanoke, VA 24016</text:span></text:p>
      <text:p text:style-name="P1720"><text:span text:style-name="T1721">Phone: 540.982.2437</text:span></text:p>
      <text:p text:style-name="P1722"><text:span text:style-name="T1723">Hours of operation: Mon</text:span><text:span text:style-name="T1724">day – Friday: 9:00am – 5:00pm;</text:span></text:p>
      <text:p text:style-name="P1725"><text:span text:style-name="T1726">Thursday: 9:00am – 6:00pm</text:span></text:p>
      <text:p text:style-name="P1727"><text:span text:style-name="T1728">Website:<text:s/></text:span><text:a xlink:href="http://www.councilofcommunityservices.com/programs/drop-in-center/" office:target-frame-name="_top" xlink:show="replace"><text:span text:style-name="T1729">www.councilofcommunityservices.com/programs/drop-in-center/</text:span></text:a></text:p>
      <text:p text:style-name="P1730"><text:span text:style-name="T1731">Email: dropncenter@aol.com</text:span></text:p>
      <text:p text:style-name="P1732"><text:span text:style-name="T1733">Services Provided:<text:s/></text:span><text:span text:style-name="T1734">HIV prevention counseling and testing; support groups for transgender, bisexual, and HIV positive individuals; resources and referral</text:span></text:p>
      <text:p text:style-name="P1735"/>
      <text:p text:style-name="P1736"><text:span text:style-name="T1737">Gentiva Health Services</text:span></text:p>
      <text:p text:style-name="P1738"><text:span text:style-name="T1739">1928 Thompson Drive Lynchburg, Virginia 24501</text:span></text:p>
      <text:p text:style-name="P1740"><text:span text:style-name="T1741">Phone: 434.846.5219</text:span></text:p>
      <text:p text:style-name="P1742"><text:span text:style-name="T1743">Fax: 434.528.4963</text:span></text:p>
      <text:soft-page-break/>
      <text:p text:style-name="P1744"><text:span text:style-name="T1745">Hours of Oper</text:span><text:span text:style-name="T1746">ation: Monday – Friday: 8:00 AM – 5:30 PM (RN always on-call)</text:span></text:p>
      <text:p text:style-name="P1747"><text:span text:style-name="T1748">Email: www.gentiva.com</text:span></text:p>
      <text:p text:style-name="P1749"><text:span text:style-name="T1750">Services Provided: Home health; skilled nursing and therapies</text:span></text:p>
      <text:p text:style-name="P1751"/>
      <text:p text:style-name="P1752"><text:span text:style-name="T1753">Infectious Disease Center</text:span></text:p>
      <text:p text:style-name="P1754"><text:span text:style-name="T1755">Peggy Caprise</text:span></text:p>
      <text:p text:style-name="P1756"><text:span text:style-name="T1757">2215 Landover Place Lynchburg, Virginia 24501</text:span></text:p>
      <text:p text:style-name="P1758"><text:span text:style-name="T1759">Phone: 434.947.3945<text:s/></text:span><text:span text:style-name="T1760">Ext. 2270</text:span></text:p>
      <text:p text:style-name="P1761"><text:span text:style-name="T1762">Fax: 434.544.2345</text:span></text:p>
      <text:p text:style-name="P1763"><text:span text:style-name="T1764">Hours of Operation: Monday – Friday: 8:30 AM - 5:00 PM</text:span></text:p>
      <text:p text:style-name="P1765"><text:span text:style-name="T1766">Services Provided: Primary care; dental care; psychiatric services; psychological evaluation; support services; psychotherapy and counseling; obstetrics/gynecological servic</text:span><text:span text:style-name="T1767">es</text:span></text:p>
      <text:p text:style-name="P1768"/>
      <text:p text:style-name="P1769"><text:span text:style-name="T1770">Andrew Matzner, LCSW</text:span></text:p>
      <text:p text:style-name="P1771"><text:span text:style-name="T1772">1402 Grandin Road Roanoke, Virginia 24015</text:span></text:p>
      <text:p text:style-name="P1773"><text:span text:style-name="T1774">Phone: 540.819.0429</text:span></text:p>
      <text:p text:style-name="P1775"><text:span text:style-name="T1776">Hours of operation: varies</text:span></text:p>
      <text:p text:style-name="P1777"><text:span text:style-name="T1778">Website: www.andymatzner.com</text:span></text:p>
      <text:p text:style-name="P1779"><text:span text:style-name="T1780">Services provided: Counseling; Life coaching; Resources for transgender</text:span></text:p>
      <text:p text:style-name="P1781"><text:span text:style-name="T1782">individuals</text:span></text:p>
      <text:p text:style-name="P1783"/>
      <text:p text:style-name="P1784"><text:span text:style-name="T1785">Mental Health Association of</text:span><text:span text:style-name="T1786"><text:s/>the New River Valley</text:span></text:p>
      <text:p text:style-name="P1787"><text:span text:style-name="T1788">303 Church Street Blacksburg, Virginia 24060</text:span></text:p>
      <text:p text:style-name="P1789"><text:span text:style-name="T1790">Phone: 800.559.2800 (toll free)</text:span></text:p>
      <text:p text:style-name="P1791"><text:span text:style-name="T1792">540.951.4990</text:span></text:p>
      <text:p text:style-name="P1793"><text:span text:style-name="T1794">Hours of operation: Monday – Thursday: 9:00am – 5:00pm;</text:span></text:p>
      <text:p text:style-name="P1795"><text:span text:style-name="T1796">Friday: 9:00am – 1:00pm</text:span></text:p>
      <text:p text:style-name="P1797"><text:span text:style-name="T1798">Website: www.mhanrv.org</text:span></text:p>
      <text:p text:style-name="P1799"><text:span text:style-name="T1800">Services provided: Counseling; Community</text:span><text:span text:style-name="T1801"><text:s/>referrals</text:span></text:p>
      <text:p text:style-name="P1802"/>
      <text:p text:style-name="P1803"/>
      <text:p text:style-name="P1804"><text:span text:style-name="T1805">Faith/Religious Resources</text:span></text:p>
      <text:p text:style-name="P1806"/>
      <text:p text:style-name="P1807"/>
      <text:p text:style-name="P1808"><text:span text:style-name="T1809">Metropolitan Community Church of the Blue Ridge</text:span></text:p>
      <text:p text:style-name="P1810"><text:span text:style-name="T1811">806 Jamison Ave. SE Roanoke, VA 24013</text:span></text:p>
      <text:p text:style-name="P1812"><text:span text:style-name="T1813">Phone: 540.344.4444</text:span></text:p>
      <text:p text:style-name="P1814"><text:span text:style-name="T1815">Website: www.mccblueridge.com</text:span></text:p>
      <text:p text:style-name="P1816"><text:span text:style-name="T1817">Services provided: Pastoral counseling; Community referrals; Information</text:span></text:p>
      <text:p text:style-name="P1818"><text:span text:style-name="T1819">and<text:s/></text:span><text:span text:style-name="T1820">educational materials</text:span></text:p>
      <text:p text:style-name="P1821"/>
      <text:p text:style-name="P1822"><text:span text:style-name="T1823">First Unitarian Church of Lynchburg</text:span></text:p>
      <text:p text:style-name="P1824"><text:span text:style-name="T1825">818 Court St. Lynchburg VA 24504</text:span></text:p>
      <text:p text:style-name="P1826"><text:span text:style-name="T1827">Phone: 434.528.0744</text:span></text:p>
      <text:p text:style-name="P1828"><text:span text:style-name="T1829">Website: www.uulynchburg.org</text:span></text:p>
      <text:soft-page-break/>
      <text:p text:style-name="P1830"><text:span text:style-name="T1831">Services provided: Pastoral counseling; Community referrals</text:span></text:p>
      <text:p text:style-name="P1832"/>
      <text:p text:style-name="P1833"><text:span text:style-name="T1834">Glade United Church of Christ</text:span></text:p>
      <text:p text:style-name="P1835"><text:span text:style-name="T1836">1600 Glade Rd<text:s/></text:span><text:span text:style-name="T1837">Blacksburg, VA 24060</text:span></text:p>
      <text:p text:style-name="P1838"><text:span text:style-name="T1839">Phone: 540.552.3394</text:span></text:p>
      <text:p text:style-name="P1840"><text:span text:style-name="T1841">Website: www.gladeucc.org</text:span></text:p>
      <text:p text:style-name="P1842"><text:span text:style-name="T1843">Services provided: Pastoral counseling; Community referrals; Information</text:span></text:p>
      <text:p text:style-name="P1844"><text:span text:style-name="T1845">and educational materials</text:span></text:p>
      <text:p text:style-name="P1846"/>
      <text:p text:style-name="P1847"><text:span text:style-name="T1848">Unitarian Universalist Church of Roanoke</text:span></text:p>
      <text:p text:style-name="P1849"><text:span text:style-name="T1850">2015 Grandin Road Roanoke, VA 24015</text:span></text:p>
      <text:p text:style-name="P1851"><text:span text:style-name="T1852">Phone: 540.3</text:span><text:span text:style-name="T1853">42.8888</text:span></text:p>
      <text:p text:style-name="P1854"><text:span text:style-name="T1855">Website: http://www.uuroanoke.org/menu/</text:span></text:p>
      <text:p text:style-name="P1856"/>
      <text:p text:style-name="P1857"/>
      <text:p text:style-name="P1858"><text:span text:style-name="T1859">Community Resources</text:span></text:p>
      <text:p text:style-name="P1860"/>
      <text:p text:style-name="P1861"/>
      <text:p text:style-name="P1862"><text:span text:style-name="T1863">Ladies of the Blue Ridge Transgender Alliance (LBR)</text:span></text:p>
      <text:p text:style-name="P1864"><text:span text:style-name="T1865">Contact: Dolly Davis</text:span></text:p>
      <text:p text:style-name="P1866"><text:span text:style-name="T1867">Roanoke, Virginia</text:span></text:p>
      <text:p text:style-name="P1868"><text:span text:style-name="T1869">Hours of Operation: Time and Location: (varies, email for location and to confirm time and<text:s/></text:span><text:span text:style-name="T1870">day) 2nd Saturday of each month, 5:00 PM — 9:00 PM</text:span></text:p>
      <text:p text:style-name="P1871"><text:span text:style-name="T1872">Email: dolly_tg_shy@yahoo.com</text:span></text:p>
      <text:p text:style-name="P1873"><text:span text:style-name="T1874">Website: https://www.facebook.com/groups/LBRTA</text:span></text:p>
      <text:p text:style-name="P1875"><text:span text:style-name="T1876">Services Provided: Support and social networking for full spectrum of MTF transgender persons, connections and referrals to Drop</text:span><text:span text:style-name="T1877">-In Center, Roanoke Pride, and local gender counselors</text:span></text:p>
      <text:p text:style-name="P1878"/>
      <text:p text:style-name="P1879"><text:span text:style-name="T1880">Southwest Virginia Transgender Support</text:span></text:p>
      <text:p text:style-name="P1881"><text:span text:style-name="T1882">Contact: Erica</text:span></text:p>
      <text:p text:style-name="P1883"><text:span text:style-name="T1884">Roanoke, Virginia</text:span></text:p>
      <text:p text:style-name="P1885"><text:span text:style-name="T1886">Hours of Operation: E-mail for more information</text:span></text:p>
      <text:p text:style-name="P1887"><text:span text:style-name="T1888">Email: elbrke01@yahoo.com</text:span></text:p>
      <text:p text:style-name="P1889"><text:span text:style-name="T1890">Website:<text:s/></text:span><text:span text:style-name="T1891">http://groups.yahoo.com/group/SW_Virginia_Transgender_Support/</text:span></text:p>
      <text:p text:style-name="P1892"><text:span text:style-name="T1893">Services Provided: Support group for transsexual women, in all stages of transition</text:span></text:p>
      <text:p text:style-name="P1894"/>
      <text:p text:style-name="P1895"><text:span text:style-name="T1896">Roanoke TRANSformation</text:span></text:p>
      <text:p text:style-name="P1897"><text:span text:style-name="T1898">Meets at the Drop-In Center of the Council of Community Services</text:span></text:p>
      <text:p text:style-name="P1899"><text:span text:style-name="T1900">356 Campbell Ave, SW</text:span><text:span text:style-name="T1901"><text:s/>Roanoke, Virginia 24016</text:span></text:p>
      <text:p text:style-name="P1902"><text:span text:style-name="T1903">Phone: 540.982.2437</text:span></text:p>
      <text:p text:style-name="P1904"><text:span text:style-name="T1905">Hours of Operation: 6:00 PM – 7:30 PM on 3rd Tuesday of each month</text:span></text:p>
      <text:p text:style-name="P1906"><text:span text:style-name="T1907">Services Provided: Support group for persons who no longer identify as the sex they were assigned at birth and have taken steps toward, or are c</text:span><text:span text:style-name="T1908">onsidering, transition. Significant<text:s/></text:span><text:soft-page-break/><text:span text:style-name="T1909">and supportive others should contact the Drop-In Center for more information about services available</text:span><text:span text:style-name="T1910">.<text:s/></text:span><text:span text:style-name="T1911">Support group for significant/supportive others</text:span></text:p>
      <text:p text:style-name="P1912"/>
      <text:p text:style-name="P1913"><text:span text:style-name="T1914">Women’s Center at Virginia Tech</text:span></text:p>
      <text:p text:style-name="P1915"><text:span text:style-name="T1916">206 Washington Street (0270) Blacksb</text:span><text:span text:style-name="T1917">urg, VA 24061</text:span></text:p>
      <text:p text:style-name="P1918"><text:span text:style-name="T1919">Phone: 540.231.7806</text:span></text:p>
      <text:p text:style-name="P1920"><text:span text:style-name="T1921">Website: www.womenscenter.vt.edu</text:span></text:p>
      <text:p text:style-name="P1922"><text:span text:style-name="T1923">Services provided: Counseling; Crisis intervention and advocacy, Support</text:span></text:p>
      <text:p text:style-name="P1924"><text:span text:style-name="T1925">Groups, Community referrals</text:span></text:p>
      <text:p text:style-name="P1926"/>
      <text:p text:style-name="P1927"/>
      <text:p text:style-name="P1928"><text:span text:style-name="T1929">Legal Resources</text:span></text:p>
      <text:p text:style-name="P1930"/>
      <text:p text:style-name="P1931"/>
      <text:p text:style-name="P1932"><text:span text:style-name="T1933">Rachel H. MacKnight</text:span></text:p>
      <text:p text:style-name="P1934"><text:span text:style-name="T1935">Legal Aid Society of Roanoke Valley</text:span></text:p>
      <text:p text:style-name="P1936"><text:span text:style-name="T1937">132 Campbell</text:span><text:span text:style-name="T1938"><text:s/>Ave. SW #200 Roanoke, VA 24011</text:span></text:p>
      <text:p text:style-name="P1939"><text:span text:style-name="T1940">Phone: 540.344.2088</text:span></text:p>
      <text:p text:style-name="P1941"><text:span text:style-name="T1942">To apply for services, call 540.344.2080</text:span></text:p>
      <text:p text:style-name="P1943"><text:span text:style-name="T1944">Website:<text:s/></text:span><text:a xlink:href="http://www.lasrv.org" office:target-frame-name="_top" xlink:show="replace"><text:span text:style-name="T1945">www.lasrv.org</text:span></text:a></text:p>
      <text:p text:style-name="P1946"/>
      <text:p text:style-name="P1947"><text:span text:style-name="T1948">Andrew Matzner, LCSW</text:span></text:p>
      <text:p text:style-name="P1949"><text:span text:style-name="T1950">1402 Grandin Road Roanoke, Virginia 20415</text:span></text:p>
      <text:p text:style-name="P1951"><text:span text:style-name="T1952">Phone: 540.819.0429</text:span></text:p>
      <text:p text:style-name="P1953"><text:span text:style-name="T1954">Hours of Operatio</text:span><text:span text:style-name="T1955">n: Fridays, Day and Evening Hours</text:span></text:p>
      <text:p text:style-name="P1956"><text:span text:style-name="T1957">Email: amatzner@hollins.edu</text:span></text:p>
      <text:p text:style-name="P1958"><text:span text:style-name="T1959">Website: www.AndyMatzner.com</text:span></text:p>
      <text:p text:style-name="P1960"><text:span text:style-name="T1961">Services Provided: Individual, couples, and family counseling and coaching; counseling available via Skype</text:span></text:p>
      <text:p text:style-name="P1962"/>
      <text:p text:style-name="P1963"><text:span text:style-name="T1964">Vicki Wiese, Esq.</text:span></text:p>
      <text:p text:style-name="P1965"><text:span text:style-name="T1966">Wiese Law Firm, P.L.C.</text:span></text:p>
      <text:p text:style-name="P1967"><text:span text:style-name="T1968">1502 Franklin Rd</text:span><text:span text:style-name="T1969">. SW Suite 203 Roanoke, VA 24016</text:span></text:p>
      <text:p text:style-name="P1970"><text:span text:style-name="T1971">Phone: 540.206.3770</text:span></text:p>
      <text:p text:style-name="P1972"><text:span text:style-name="T1973">Website:<text:s/></text:span><text:a xlink:href="http://www.wieselawfirm.com" office:target-frame-name="_top" xlink:show="replace"><text:span text:style-name="T1974">www.wieselawfirm.com</text:span></text:a></text:p>
      <text:p text:style-name="P1975"/>
      <text:p text:style-name="P1976"><text:span text:style-name="T1977">Northwest</text:span></text:p>
      <text:p text:style-name="P1978"/>
      <text:p text:style-name="P1979"><text:span text:style-name="T1980">Medical Resources</text:span></text:p>
      <text:p text:style-name="P1981"/>
      <text:p text:style-name="P1982"/>
      <text:p text:style-name="P1983"><text:span text:style-name="T1984">AIDS Response Effort</text:span></text:p>
      <text:soft-page-break/>
      <text:p text:style-name="P1985"><text:span text:style-name="T1986">333 West Cork Street, 7</text:span><text:span text:style-name="T1987">th<text:s/></text:span><text:span text:style-name="T1988">Floor, Suite 740 Winchester, VA 22601</text:span></text:p>
      <text:p text:style-name="P1989"><text:span text:style-name="T1990">Phone:<text:s/></text:span><text:span text:style-name="T1991">540.536.5291</text:span></text:p>
      <text:p text:style-name="P1992"><text:span text:style-name="T1993">Hours of operation: Monday – Friday: 8:00am – 5:00pm</text:span></text:p>
      <text:p text:style-name="P1994"><text:span text:style-name="T1995">Website: www.aidsresponseeffort.org</text:span></text:p>
      <text:p text:style-name="P1996"><text:span text:style-name="T1997">Services provided: HIV testing; Community referrals; Support services for</text:span></text:p>
      <text:p text:style-name="P1998"><text:span text:style-name="T1999">HIV+ individuals</text:span></text:p>
      <text:p text:style-name="P2000"/>
      <text:p text:style-name="P2001"><text:span text:style-name="T2002">Augusta Behavioral Health</text:span></text:p>
      <text:p text:style-name="P2003"><text:span text:style-name="T2004">Lauren Tancyus, LCSW, DCSW</text:span></text:p>
      <text:p text:style-name="P2005"><text:span text:style-name="T2006">79 N. Med</text:span><text:span text:style-name="T2007">ical Park Drive Fishersville, Virginia 22920</text:span></text:p>
      <text:p text:style-name="P2008"><text:span text:style-name="T2009">Phone: 540.941.2525</text:span></text:p>
      <text:p text:style-name="P2010"><text:span text:style-name="T2011">Fax: 540.941.2555</text:span></text:p>
      <text:p text:style-name="P2012"><text:span text:style-name="T2013">Hours of Operation: Monday – Friday, 8:30 AM – 5:00 PM, by appointment only</text:span></text:p>
      <text:p text:style-name="P2014"><text:span text:style-name="T2015">Email: mtancyus@augustahealth.com</text:span></text:p>
      <text:p text:style-name="P2016"><text:span text:style-name="T2017">Services Provided: individual and group psychotherapy and couns</text:span><text:span text:style-name="T2018">eling; can make local referrals for hormone therapy. Fees adjustable on sliding scale basis for those who qualify, and Medicaid, Medicare and all insurances accepted</text:span></text:p>
      <text:p text:style-name="P2019"/>
      <text:p text:style-name="P2020"><text:span text:style-name="T2021">Augusta Health Speech Therapy Department</text:span></text:p>
      <text:p text:style-name="P2022"><text:span text:style-name="T2023">78 Medical Center Drive Fishersville, Virginia 2</text:span><text:span text:style-name="T2024">2801</text:span></text:p>
      <text:p text:style-name="P2025"><text:span text:style-name="T2026">Phone: 540.932.4033</text:span></text:p>
      <text:p text:style-name="P2027"><text:span text:style-name="T2028">Hours of Operation: Monday – Friday, 8:30 AM – 5:00 PM, by appointment</text:span></text:p>
      <text:p text:style-name="P2029"><text:span text:style-name="T2030">Services Provided: Communication and voice therapy for the transgender population. Spanish language service available.</text:span></text:p>
      <text:p text:style-name="P2031"/>
      <text:p text:style-name="P2032"><text:span text:style-name="T2033">Pro Bono Counseling Program at the<text:s/></text:span><text:span text:style-name="T2034">Mental Health Association of the New River Valley</text:span></text:p>
      <text:p text:style-name="P2035"><text:span text:style-name="T2036">303 Church Street Blacksburg, Virginia 24060</text:span></text:p>
      <text:p text:style-name="P2037"><text:span text:style-name="T2038">Phone: 540.951.4990</text:span></text:p>
      <text:p text:style-name="P2039"><text:span text:style-name="T2040">Fax: 540.951.5015</text:span></text:p>
      <text:p text:style-name="P2041"><text:span text:style-name="T2042">Hours of Operation: Monday – Thursday: 9:00 AM – 5:00 PM</text:span></text:p>
      <text:p text:style-name="P2043"><text:span text:style-name="T2044">Friday: 9:00 AM – 1:00 PM</text:span></text:p>
      <text:p text:style-name="P2045"><text:span text:style-name="T2046">Website: www.mhanrv.org</text:span></text:p>
      <text:p text:style-name="P2047"><text:span text:style-name="T2048">Services Provide</text:span><text:span text:style-name="T2049">d: Psychiatric services; psychotherapy and counseling; limited services because of waitlist</text:span></text:p>
      <text:p text:style-name="P2050"/>
      <text:p text:style-name="P2051"><text:span text:style-name="T2052">Valley AIDS Network</text:span></text:p>
      <text:p text:style-name="P2053"><text:span text:style-name="T2054">James Madison University</text:span></text:p>
      <text:p text:style-name="P2055"><text:span text:style-name="T2056">601 University Boulevard, #322-324 Harrisonburg, Virginia 22801</text:span></text:p>
      <text:p text:style-name="P2057"><text:span text:style-name="T2058">Phone: 540.568.8838</text:span></text:p>
      <text:p text:style-name="P2059"><text:span text:style-name="T2060">Hotline: 800.648.5302</text:span></text:p>
      <text:p text:style-name="P2061"><text:span text:style-name="T2062">Hours of ope</text:span><text:span text:style-name="T2063">ration: Monday – Friday: 8:00am – 5:00pm</text:span></text:p>
      <text:p text:style-name="P2064"><text:span text:style-name="T2065">Website: www.valleyaidsnetwork.org</text:span></text:p>
      <text:p text:style-name="P2066"><text:span text:style-name="T2067">Services provided: HIV/AIDS support services (must be HIV+ to be eligible</text:span></text:p>
      <text:p text:style-name="P2068"><text:span text:style-name="T2069">for support services)</text:span></text:p>
      <text:p text:style-name="P2070"/>
      <text:p text:style-name="P2071"/>
      <text:p text:style-name="P2072"><text:span text:style-name="T2073">Faith/Religious Resources</text:span></text:p>
      <text:p text:style-name="P2074"/>
      <text:p text:style-name="P2075"/>
      <text:p text:style-name="P2076"><text:span text:style-name="T2077">Unitarian Universalist Church of the Shenandoah Valley</text:span></text:p>
      <text:p text:style-name="P2078"><text:span text:style-name="T2079">6380 Valley Pike Stephens City, VA 22655</text:span></text:p>
      <text:p text:style-name="P2080"><text:span text:style-name="T2081">Phone: 540.869.6965</text:span></text:p>
      <text:p text:style-name="P2082"><text:span text:style-name="T2083">Website: www.uushenandoah.org</text:span></text:p>
      <text:p text:style-name="P2084"><text:span text:style-name="T2085">Services provided: Community referrals; Social and support groups</text:span></text:p>
      <text:p text:style-name="P2086"/>
      <text:p text:style-name="P2087"><text:span text:style-name="T2088">Unitarian Universalist Fellowship of Waynesboro</text:span></text:p>
      <text:p text:style-name="P2089"><text:span text:style-name="T2090">565 Pine Ave<text:s/></text:span><text:span text:style-name="T2091">Waynesboro, VA 22980</text:span></text:p>
      <text:p text:style-name="P2092"><text:span text:style-name="T2093">Phone:<text:s/></text:span><text:span text:style-name="T2094">540.942.5507</text:span></text:p>
      <text:p text:style-name="P2095"><text:span text:style-name="T2096">Website:<text:s/></text:span><text:a xlink:href="http://www.uufw.org/" office:target-frame-name="_top" xlink:show="replace"><text:span text:style-name="T2097">http://www.uufw.org/</text:span></text:a></text:p>
      <text:p text:style-name="P2098"/>
      <text:p text:style-name="P2099"><text:span text:style-name="T2100">Unitarian Universalist Fellowship of Harrisonburg</text:span></text:p>
      <text:p text:style-name="P2101"><text:span text:style-name="T2102">4101 Rawley Pike Harrisonburg, VA 22801</text:span></text:p>
      <text:p text:style-name="P2103"><text:span text:style-name="T2104">Phone: 540.867.0073</text:span></text:p>
      <text:p text:style-name="P2105"><text:span text:style-name="T2106">Website: www.huuweb.org</text:span></text:p>
      <text:p text:style-name="P2107"><text:span text:style-name="T2108">Services provided: Community referrals;<text:s/></text:span><text:span text:style-name="T2109">Social and support groups</text:span></text:p>
      <text:p text:style-name="P2110"/>
      <text:p text:style-name="P2111"/>
      <text:p text:style-name="P2112"><text:span text:style-name="T2113">Community Resources</text:span></text:p>
      <text:p text:style-name="P2114"/>
      <text:p text:style-name="P2115"/>
      <text:p text:style-name="P2116"><text:span text:style-name="T2117">Shenandoah Valley Gay and Lesbian Association</text:span></text:p>
      <text:p text:style-name="P2118"><text:span text:style-name="T2119">P.O. Box 1023 Harrisonburg, VA 22803</text:span></text:p>
      <text:p text:style-name="P2120"><text:span text:style-name="T2121">Website: www.svgla.org</text:span></text:p>
      <text:p text:style-name="P2122"><text:span text:style-name="T2123">Services provided: Social networking; Community referrals</text:span></text:p>
      <text:p text:style-name="P2124"/>
      <text:p text:style-name="P2125"><text:span text:style-name="T2126">Winchester PFLAG</text:span></text:p>
      <text:p text:style-name="P2127"><text:span text:style-name="T2128">P.O. Box 3741<text:s/></text:span><text:span text:style-name="T2129">Winchester, VA 22604</text:span></text:p>
      <text:p text:style-name="P2130"><text:span text:style-name="T2131">Phone: 540.686.1677</text:span></text:p>
      <text:p text:style-name="P2132"><text:span text:style-name="T2133">Website: www.pflagwinchester.org</text:span></text:p>
      <text:p text:style-name="P2134"><text:span text:style-name="T2135">Services provided: Social networking; Community referrals</text:span></text:p>
      <text:p text:style-name="P2136"/>
      <text:p text:style-name="P2137"/>
      <text:p text:style-name="P2138"><text:span text:style-name="T2139">Legal Resources</text:span></text:p>
      <text:p text:style-name="P2140"/>
      <text:p text:style-name="P2141"/>
      <text:p text:style-name="P2142"><text:span text:style-name="T2143">Linda L. Royster</text:span></text:p>
      <text:p text:style-name="P2144"><text:span text:style-name="T2145">P.O. Box 293 Bridgewater, VA 22812</text:span></text:p>
      <text:p text:style-name="P2146"><text:span text:style-name="T2147">Phone: 540.828.3750</text:span></text:p>
      <text:p text:style-name="P2148"><text:span text:style-name="T2149">Email:<text:s/></text:span><text:a xlink:href="mailto:llroyster@earthlink.net" office:target-frame-name="_top" xlink:show="replace"><text:span text:style-name="T2150">llroyster@earthlink.net</text:span></text:a></text:p>
      <text:p text:style-name="P2151"/>
      <text:p text:style-name="P2152"><text:span text:style-name="T2153">Northern</text:span></text:p>
      <text:p text:style-name="P2154"/>
      <text:p text:style-name="P2155"><text:span text:style-name="T2156">Medical Resources</text:span></text:p>
      <text:p text:style-name="P2157"/>
      <text:p text:style-name="P2158"/>
      <text:p text:style-name="P2159"><text:span text:style-name="T2160">Arlington County Public Health Department</text:span></text:p>
      <text:p text:style-name="P2161"><text:span text:style-name="T2162">800 South Walter Reed Drive Arlington, Virginia 22204</text:span></text:p>
      <text:p text:style-name="P2163"><text:span text:style-name="T2164">Phone: 703.228.5629</text:span></text:p>
      <text:p text:style-name="P2165"><text:span text:style-name="T2166">Fax: 703.228.5247</text:span></text:p>
      <text:p text:style-name="P2167"><text:span text:style-name="T2168">Hours of Operation:<text:s/></text:span><text:span text:style-name="T2169">Monday, Wednesday: 8:00 AM – 6:30 PM</text:span></text:p>
      <text:p text:style-name="P2170"><text:span text:style-name="T2171">Tuesday, Thursday: 8:00 AM – 6:00 PM, Friday 8:00AM-5:00 PM</text:span></text:p>
      <text:p text:style-name="P2172"><text:span text:style-name="T2173">Accepts Walk-ins, STD Clinic is by appointment only</text:span></text:p>
      <text:p text:style-name="P2174"><text:span text:style-name="T2175">Services Provided: STD screening/treatment; anonymous and confidential HIV testing; confidential rapid HIV</text:span><text:span text:style-name="T2176"><text:s/>testing</text:span></text:p>
      <text:p text:style-name="P2177"/>
      <text:p text:style-name="P2178"><text:span text:style-name="T2179">Eleanor Criswell, Ph.D.</text:span></text:p>
      <text:p text:style-name="P2180"><text:span text:style-name="T2181">500 Montgomery Street Suite 400 Alexandria, Virginia 22314</text:span></text:p>
      <text:p text:style-name="P2182"><text:span text:style-name="T2183">Phone: 703.748.4900</text:span></text:p>
      <text:p text:style-name="P2184"><text:span text:style-name="T2185">Fax: 703.356.8342</text:span></text:p>
      <text:p text:style-name="P2186"><text:span text:style-name="T2187">Hours of Operation: By appointment</text:span></text:p>
      <text:p text:style-name="P2188"><text:span text:style-name="T2189">Email: www.drcriswell.com</text:span></text:p>
      <text:p text:style-name="P2190"><text:span text:style-name="T2191">Website: info@drcriswell.com</text:span></text:p>
      <text:p text:style-name="P2192"><text:span text:style-name="T2193">Services Provided: Psychological<text:s/></text:span><text:span text:style-name="T2194">evaluation; individual psychotherapy and counseling</text:span></text:p>
      <text:p text:style-name="P2195"/>
      <text:p text:style-name="P2196"><text:span text:style-name="T2197">Inova Juniper Program</text:span></text:p>
      <text:p text:style-name="P2198"><text:span text:style-name="T2199">8001 Forbes Place Suite 200 Springfield, Virginia 22151</text:span></text:p>
      <text:p text:style-name="P2200"><text:span text:style-name="T2201">Phone: 703.321.2600</text:span></text:p>
      <text:p text:style-name="P2202"><text:span text:style-name="T2203">Hours of operation: Monday – Friday: 8:00am – 7:00pm</text:span></text:p>
      <text:p text:style-name="P2204"><text:span text:style-name="T2205">Website: www.inova.org/juniper</text:span></text:p>
      <text:p text:style-name="P2206"><text:span text:style-name="T2207">Services provided: La</text:span><text:span text:style-name="T2208">tino MSM programs HIV testing referrals and support services; Primary Care referrals;</text:span><text:span text:style-name="T2209"><text:s/>dental care; psychiatric services; psychological evaluation; psychotherapy and counseling; HIV care services</text:span></text:p>
      <text:p text:style-name="P2210"/>
      <text:p text:style-name="P2211"><text:span text:style-name="T2212">K.I. Services</text:span></text:p>
      <text:p text:style-name="P2213"><text:span text:style-name="T2214">25 S. Quaker Lane Alexandria, Virginia 22314</text:span></text:p>
      <text:p text:style-name="P2215"><text:span text:style-name="T2216">P</text:span><text:span text:style-name="T2217">hone: 703.823.4401</text:span></text:p>
      <text:p text:style-name="P2218"><text:span text:style-name="T2219">Hours of operation: Monday – Friday: 8:30am – 5:30pm</text:span></text:p>
      <text:p text:style-name="P2220"><text:span text:style-name="T2221">Website: www.kiservices.org</text:span></text:p>
      <text:p text:style-name="P2222"><text:span text:style-name="T2223">Services provided: HIV testing and support services; Counseling</text:span></text:p>
      <text:p text:style-name="P2224"/>
      <text:p text:style-name="P2225"><text:span text:style-name="T2226">Northern Virginia AIDS Ministry</text:span></text:p>
      <text:soft-page-break/>
      <text:p text:style-name="P2227"><text:span text:style-name="T2228">111 Park Place 2nd Floor Falls Church, VA 22046</text:span></text:p>
      <text:p text:style-name="P2229"><text:span text:style-name="T2230">Phone: 703.</text:span><text:span text:style-name="T2231">533.5505</text:span></text:p>
      <text:p text:style-name="P2232"><text:span text:style-name="T2233">Hours of operation: Monday – Friday: 8:30am – 4:30pm</text:span></text:p>
      <text:p text:style-name="P2234"><text:span text:style-name="T2235">Website: www.novam.org</text:span></text:p>
      <text:p text:style-name="P2236"><text:span text:style-name="T2237">Services provided: HIV testing and support services; Community referrals</text:span></text:p>
      <text:p text:style-name="P2238"/>
      <text:p text:style-name="P2239"><text:span text:style-name="T2240">Prince William Health District</text:span></text:p>
      <text:p text:style-name="P2241"><text:span text:style-name="T2242">4001 Prince William Parkway Suite 101 Woodbridge, Virginia 22193</text:span></text:p>
      <text:p text:style-name="P2243"><text:span text:style-name="T2244">Phone: 703.792.7300</text:span></text:p>
      <text:p text:style-name="P2245"><text:span text:style-name="T2246">Fax: 703.792.7311</text:span></text:p>
      <text:p text:style-name="P2247"><text:span text:style-name="T2248">Hours of Operation: Monday – Friday: 8:00 AM – 4:30 PM</text:span></text:p>
      <text:p text:style-name="P2249"><text:span text:style-name="T2250">Services Provided: (All services for both youth and adults) ADAP services; HIV support groups; STD clinic; adult immunizations</text:span></text:p>
      <text:p text:style-name="P2251"/>
      <text:p text:style-name="P2252"><text:span text:style-name="T2253">Diane Puckett</text:span></text:p>
      <text:p text:style-name="P2254"><text:span text:style-name="T2255">3706 Chain Bridge Rd.</text:span><text:span text:style-name="T2256"><text:s/>Fairfax, Virginia 22031</text:span></text:p>
      <text:p text:style-name="P2257"><text:span text:style-name="T2258">Phone: 703.405.2582</text:span></text:p>
      <text:p text:style-name="P2259"><text:span text:style-name="T2260">Hours of operation: Tuesday – Thursday: 9:00am – 7:00pm</text:span></text:p>
      <text:p text:style-name="P2261"><text:span text:style-name="T2262">Services provided: Counseling</text:span></text:p>
      <text:p text:style-name="P2263"/>
      <text:p text:style-name="P2264"><text:span text:style-name="T2265">Rainbow Tuesdays Clinic</text:span></text:p>
      <text:p text:style-name="P2266"><text:span text:style-name="T2267">Alexandria Health Department</text:span></text:p>
      <text:p text:style-name="P2268"><text:span text:style-name="T2269">4480 King Street Alexandria, Virginia 22302</text:span></text:p>
      <text:p text:style-name="P2270"><text:span text:style-name="T2271">Phone: 703.838.4400, ext<text:s/></text:span><text:span text:style-name="T2272">252 or 305</text:span></text:p>
      <text:p text:style-name="P2273"><text:span text:style-name="T2274">Fax: 703.838.4038</text:span></text:p>
      <text:p text:style-name="P2275"><text:span text:style-name="T2276">Hours of Operation: 2nd and 4th Tuesday of every month 5:00 - 6:30 PM</text:span></text:p>
      <text:p text:style-name="P2277"><text:span text:style-name="T2278">Services Provided: HIV and STD testing; hepatitis A &amp; B immunizations</text:span></text:p>
      <text:p text:style-name="P2279"/>
      <text:p text:style-name="P2280"><text:span text:style-name="T2281">Raise Me Well, LCC</text:span></text:p>
      <text:p text:style-name="P2282"><text:span text:style-name="T2283">Contact: Anne Edwards, Psy. D.</text:span></text:p>
      <text:p text:style-name="P2284"><text:span text:style-name="T2285">Springfield, VA and Fairfax, Va</text:span></text:p>
      <text:p text:style-name="P2286"><text:span text:style-name="T2287">Webs</text:span><text:span text:style-name="T2288">ite: raisemewell.com</text:span></text:p>
      <text:p text:style-name="P2289"><text:span text:style-name="T2290">Email: dr.aledwards@raisemewell.com</text:span></text:p>
      <text:p text:style-name="P2291"><text:span text:style-name="T2292">Services Provided: psychologist specializing in LGBTQ community concerns</text:span></text:p>
      <text:p text:style-name="P2293"/>
      <text:p text:style-name="P2294"><text:span text:style-name="T2295">Ellen R. Warren, LCSW</text:span></text:p>
      <text:p text:style-name="P2296"><text:span text:style-name="T2297">1500 King Street, Suite 302 Alexandria, Virginia 22314</text:span></text:p>
      <text:p text:style-name="P2298"><text:span text:style-name="T2299">Phone: 703.683.0710</text:span></text:p>
      <text:p text:style-name="P2300"><text:span text:style-name="T2301">Hours of operation: varies</text:span></text:p>
      <text:p text:style-name="P2302"><text:span text:style-name="T2303">Services provided: Counseling</text:span></text:p>
      <text:p text:style-name="P2304"/>
      <text:p text:style-name="P2305"/>
      <text:p text:style-name="P2306"><text:span text:style-name="T2307">Whitman Walker Clinic (Northern Virginia)</text:span></text:p>
      <text:p text:style-name="P2308"><text:span text:style-name="T2309">5232 Lee Highway Arlington, VA 22207</text:span></text:p>
      <text:p text:style-name="P2310"><text:span text:style-name="T2311">Phone: 703.237.4900</text:span></text:p>
      <text:p text:style-name="P2312"><text:span text:style-name="T2313">Hours of operation: Monday, Tuesday, Friday: 8:00am – 5:00pm</text:span></text:p>
      <text:soft-page-break/>
      <text:p text:style-name="P2314"><text:span text:style-name="T2315">Wednesday, Thursday: 8:00am – 8:00pm</text:span></text:p>
      <text:p text:style-name="P2316"><text:span text:style-name="T2317">Website: www.wwc.org</text:span></text:p>
      <text:p text:style-name="P2318"><text:span text:style-name="T2319">Servic</text:span><text:span text:style-name="T2320">es provided: HIV testing and support services; Community referrals</text:span></text:p>
      <text:p text:style-name="P2321"/>
      <text:p text:style-name="P2322"/>
      <text:p text:style-name="P2323"><text:span text:style-name="T2324">Faith/Religious Resources</text:span></text:p>
      <text:p text:style-name="P2325"/>
      <text:p text:style-name="P2326"/>
      <text:p text:style-name="P2327"><text:span text:style-name="T2328">Bull Run Unitarian Universalist Church</text:span></text:p>
      <text:p text:style-name="P2329"><text:span text:style-name="T2330">9350 Main St. Manassas, VA 20110</text:span></text:p>
      <text:p text:style-name="P2331"><text:span text:style-name="T2332">Phone: 703.361.6269</text:span></text:p>
      <text:p text:style-name="P2333"><text:span text:style-name="T2334">Website: www.bruu.org</text:span></text:p>
      <text:p text:style-name="P2335"><text:span text:style-name="T2336">Services provided: Pastoral counseling;<text:s/></text:span><text:span text:style-name="T2337">Community referrals</text:span></text:p>
      <text:p text:style-name="P2338"/>
      <text:p text:style-name="P2339"><text:span text:style-name="T2340">Metropolitan Community Church of Northern Virginia</text:span></text:p>
      <text:p text:style-name="P2341"><text:span text:style-name="T2342">10383 Democracy Ln. Fairfax, VA 22030</text:span></text:p>
      <text:p text:style-name="P2343"><text:span text:style-name="T2344">Phone: 703.691.0930</text:span></text:p>
      <text:p text:style-name="P2345"><text:span text:style-name="T2346">Website: www.mccnova.com</text:span></text:p>
      <text:p text:style-name="P2347"><text:span text:style-name="T2348">Services provided: Pastoral counseling; Community referrals; Information</text:span></text:p>
      <text:p text:style-name="P2349"><text:span text:style-name="T2350">and educational materials<text:s/></text:span><text:span text:style-name="T2351">available</text:span></text:p>
      <text:p text:style-name="P2352"/>
      <text:p text:style-name="P2353"/>
      <text:p text:style-name="P2354"><text:span text:style-name="T2355">Unitarian Universalist Church of Arlington</text:span></text:p>
      <text:p text:style-name="P2356"><text:span text:style-name="T2357">4444 Arlington Boulevard Arlington, VA 22204</text:span></text:p>
      <text:p text:style-name="P2358"><text:span text:style-name="T2359">Phone: 703.892.2565</text:span></text:p>
      <text:p text:style-name="P2360"><text:span text:style-name="T2361">Website: www.uucava.org</text:span></text:p>
      <text:p text:style-name="P2362"><text:span text:style-name="T2363">Services provided: Community referrals; Variety of support and social</text:span></text:p>
      <text:p text:style-name="P2364"><text:span text:style-name="T2365">groups; Information and educational materi</text:span><text:span text:style-name="T2366">als available</text:span></text:p>
      <text:p text:style-name="P2367"/>
      <text:p text:style-name="P2368"/>
      <text:p text:style-name="P2369"><text:span text:style-name="T2370">Community Resources</text:span></text:p>
      <text:p text:style-name="P2371"/>
      <text:p text:style-name="P2372"/>
      <text:p text:style-name="P2373"><text:span text:style-name="T2374">Alexandria Gay and Lesbian Community Association</text:span></text:p>
      <text:p text:style-name="P2375"><text:span text:style-name="T2376">P.O. Box 320262 Alexandria, VA 22320</text:span></text:p>
      <text:p text:style-name="P2377"><text:span text:style-name="T2378">Website: www.aglca.org</text:span></text:p>
      <text:p text:style-name="P2379"><text:span text:style-name="T2380">Services provided: Community referrals; Social networking</text:span></text:p>
      <text:p text:style-name="P2381"><text:span text:style-name="T2382">Arlington Gay and Lesbian Alliance</text:span></text:p>
      <text:p text:style-name="P2383"><text:span text:style-name="T2384">P.O. Box 100324<text:s/></text:span><text:span text:style-name="T2385">Arlington, VA 22210</text:span></text:p>
      <text:p text:style-name="P2386"><text:span text:style-name="T2387">Phone: 703.527.3837</text:span></text:p>
      <text:p text:style-name="P2388"><text:span text:style-name="T2389">Website: www.agla.org</text:span></text:p>
      <text:p text:style-name="P2390"><text:span text:style-name="T2391">Services provided: Community referrals; Social networking</text:span></text:p>
      <text:p text:style-name="P2392"/>
      <text:p text:style-name="P2393"><text:span text:style-name="T2394">Equality Fairfax</text:span></text:p>
      <text:soft-page-break/>
      <text:p text:style-name="P2395"><text:span text:style-name="T2396">P.O. Box 1223 Vienna, VA 22183</text:span></text:p>
      <text:p text:style-name="P2397"><text:span text:style-name="T2398">Phone: 703.255.1552</text:span></text:p>
      <text:p text:style-name="P2399"><text:span text:style-name="T2400">Services provided: Community referrals</text:span></text:p>
      <text:p text:style-name="P2401"/>
      <text:p text:style-name="P2402"><text:span text:style-name="T2403">Equality Prince William</text:span></text:p>
      <text:p text:style-name="P2404"><text:span text:style-name="T2405">P.O. Box 6983 Woodbrige, VA 22195</text:span></text:p>
      <text:p text:style-name="P2406"><text:span text:style-name="T2407">Phone: 703.791.3479</text:span></text:p>
      <text:p text:style-name="P2408"><text:span text:style-name="T2409">Website: www.equalityprincewilliam.org</text:span></text:p>
      <text:p text:style-name="P2410"><text:span text:style-name="T2411">Services provided: Community referrals</text:span></text:p>
      <text:p text:style-name="P2412"/>
      <text:p text:style-name="P2413"><text:span text:style-name="T2414">Equality Loudon</text:span></text:p>
      <text:p text:style-name="P2415"><text:span text:style-name="T2416">P.O. Box 251 Leesburg, VA 20178</text:span></text:p>
      <text:p text:style-name="P2417"><text:span text:style-name="T2418">Phone: 703.431.0882</text:span></text:p>
      <text:p text:style-name="P2419"><text:span text:style-name="T2420">Website: www.equalityloudoun.org</text:span></text:p>
      <text:p text:style-name="P2421"><text:span text:style-name="T2422">Services provided: Com</text:span><text:span text:style-name="T2423">munity referrals</text:span></text:p>
      <text:p text:style-name="P2424"/>
      <text:p text:style-name="P2425"><text:span text:style-name="T2426">Metro Area Gender Identity Connection (MAGIC)</text:span></text:p>
      <text:p text:style-name="P2427"><text:span text:style-name="T2428">Meets at Falls Church Presbyterian Church</text:span></text:p>
      <text:p text:style-name="P2429"><text:span text:style-name="T2430">225 Broad Street Falls Church, Virginia 22041</text:span></text:p>
      <text:p text:style-name="P2431"><text:span text:style-name="T2432">Hours of Operation: 3rd Friday of each month 8:00 PM – 10:00 PM</text:span></text:p>
      <text:p text:style-name="P2433"><text:span text:style-name="T2434">Website: www.magicdc.org</text:span></text:p>
      <text:p text:style-name="P2435"><text:span text:style-name="T2436">Services Provid</text:span><text:span text:style-name="T2437">ed: Peer support group for transsexual, gender queer, and other gender identity questioning people living in the greater Washington DC metropolitan area</text:span></text:p>
      <text:p text:style-name="P2438"/>
      <text:p text:style-name="P2439"><text:span text:style-name="T2440">Transgender Education Association</text:span></text:p>
      <text:p text:style-name="P2441"><text:span text:style-name="T2442">P.O. Box 16036 Arlington, VA 22215</text:span></text:p>
      <text:p text:style-name="P2443"><text:span text:style-name="T2444">Website: www.tgea.net</text:span></text:p>
      <text:p text:style-name="P2445"><text:span text:style-name="T2446">Services<text:s/></text:span><text:span text:style-name="T2447">provided: Transgender peer support group for the DC TG/TS/TV/CD communities; Education and programming about Transgender-related topics available for the public</text:span></text:p>
      <text:p text:style-name="P2448"/>
      <text:p text:style-name="P2449"/>
      <text:p text:style-name="P2450"><text:span text:style-name="T2451">Legal Resources</text:span></text:p>
      <text:p text:style-name="P2452"/>
      <text:p text:style-name="P2453"/>
      <text:p text:style-name="P2454"><text:span text:style-name="T2455">Arlington Gay and Lesbian Liaison Team</text:span></text:p>
      <text:p text:style-name="P2456"><text:span text:style-name="T2457">Arlington Police Department</text:span></text:p>
      <text:p text:style-name="P2458"><text:span text:style-name="T2459">1425 N.<text:s/></text:span><text:span text:style-name="T2460">Courthouse Rd.</text:span></text:p>
      <text:p text:style-name="P2461"><text:span text:style-name="T2462">Arlington, VA 22201</text:span></text:p>
      <text:p text:style-name="P2463"><text:span text:style-name="T2464">Phone: 703.228.4389</text:span></text:p>
      <text:p text:style-name="P2465"><text:span text:style-name="T2466">Website: www.arlingtonva.us/Departments/Police/gllt.aspx</text:span></text:p>
      <text:p text:style-name="P2467"><text:span text:style-name="T2468">Services provided: Law enforcement services by an GLBT sensitive team of</text:span></text:p>
      <text:p text:style-name="P2469"><text:span text:style-name="T2470">Officers</text:span></text:p>
      <text:p text:style-name="P2471"/>
      <text:p text:style-name="P2472"><text:span text:style-name="T2473">Laurie E. Forbes</text:span></text:p>
      <text:p text:style-name="P2474"><text:span text:style-name="T2475">10805 Main St. Suite 200 Fairfax, VA 22030</text:span></text:p>
      <text:soft-page-break/>
      <text:p text:style-name="P2476"><text:span text:style-name="T2477">P</text:span><text:span text:style-name="T2478">hone: 703.352.2600</text:span></text:p>
      <text:p text:style-name="P2479"><text:span text:style-name="T2480">Website:<text:s/></text:span><text:a xlink:href="http://www.laurieforbeslaw.com" office:target-frame-name="_top" xlink:show="replace"><text:span text:style-name="T2481">www.laurieforbeslaw.com</text:span></text:a></text:p>
      <text:p text:style-name="P2482"/>
      <text:p text:style-name="P2483"><text:span text:style-name="T2484">Lawrence S. Jacobs</text:span></text:p>
      <text:p text:style-name="P2485"><text:span text:style-name="T2486">Lawrence S. Jacobs &amp; Associates, P.C.</text:span></text:p>
      <text:p text:style-name="P2487"><text:span text:style-name="T2488">8300 Greensboro Dr. Suite 800 McLean, VA 22102</text:span></text:p>
      <text:p text:style-name="P2489"><text:span text:style-name="T2490">Website:<text:s/></text:span><text:a xlink:href="http://www.partnerplanning.com/larry-jacobs.html" office:target-frame-name="_top" xlink:show="replace"><text:span text:style-name="T2491">www.partnerplanning.com/larry-jacobs.html</text:span></text:a></text:p>
      <text:p text:style-name="P2492"><text:span text:style-name="T2493">Phone: 240.778.233</text:span></text:p>
      <text:p text:style-name="P2494"/>
      <text:p text:style-name="P2495"><text:span text:style-name="T2496">Margo B. Owen</text:span></text:p>
      <text:p text:style-name="P2497"><text:span text:style-name="T2498">600 Cameron St. Alexandria, VA 22314</text:span></text:p>
      <text:p text:style-name="P2499"><text:span text:style-name="T2500">Phone: 703.340.1622</text:span></text:p>
      <text:p text:style-name="P2501"><text:span text:style-name="T2502">Website:<text:s/></text:span><text:a xlink:href="http://www.margobowenlaw.com" office:target-frame-name="_top" xlink:show="replace"><text:span text:style-name="T2503">www.</text:span><text:span text:style-name="T2504">margobowenlaw.com</text:span></text:a></text:p>
      <text:p text:style-name="P2505"/>
      <text:p text:style-name="P2506"/>
      <text:p text:style-name="P2507"/>
      <text:p text:style-name="P2508"><text:span text:style-name="T2509">Washington D.C. /Maryland</text:span></text:p>
      <text:p text:style-name="P2510"/>
      <text:p text:style-name="P2511"/>
      <text:p text:style-name="P2512"><text:span text:style-name="T2513">Medical Resources</text:span></text:p>
      <text:p text:style-name="P2514"/>
      <text:p text:style-name="P2515"/>
      <text:p text:style-name="P2516"><text:span text:style-name="T2517">Mautner Project: The National Lesbian Health Organization</text:span></text:p>
      <text:p text:style-name="P2518"><text:span text:style-name="T2519">1300 19</text:span><text:span text:style-name="T2520">th</text:span><text:span text:style-name="T2521"><text:s/>St. NW Suite. 700</text:span></text:p>
      <text:p text:style-name="P2522"><text:span text:style-name="T2523">Washington, DC 20036</text:span></text:p>
      <text:p text:style-name="P2524"><text:span text:style-name="T2525">Phone: 202.332.5536</text:span></text:p>
      <text:p text:style-name="P2526"><text:span text:style-name="T2527">Hotline: 866.628.8637</text:span></text:p>
      <text:p text:style-name="P2528"><text:span text:style-name="T2529">Website: mautnerproject.org</text:span></text:p>
      <text:p text:style-name="P2530"><text:span text:style-name="T2531">Services Provided: Direct services for lesbians with cancer</text:span></text:p>
      <text:p text:style-name="P2532"/>
      <text:p text:style-name="P2533"><text:span text:style-name="T2534">Michael Hendricks, PhD, ABPP</text:span></text:p>
      <text:p text:style-name="P2535"><text:span text:style-name="T2536">5225 Wisconsin Avenue, NW Suite 513 Washington, D.C. 20</text:span><text:span text:style-name="T2537">015</text:span></text:p>
      <text:p text:style-name="P2538"><text:span text:style-name="T2539">Phone: 202-364-1575</text:span></text:p>
      <text:p text:style-name="P2540"><text:span text:style-name="T2541">Fax: 202-364-0561</text:span></text:p>
      <text:p text:style-name="P2542"><text:span text:style-name="T2543">Hours of Operation: Monday – Friday (Hours vary)</text:span></text:p>
      <text:p text:style-name="P2544"><text:span text:style-name="T2545">Website: www.wpcdc.com</text:span></text:p>
      <text:p text:style-name="P2546"><text:span text:style-name="T2547">Services Provided: (All services for youth and adults) Psychological evaluation; individual psychotherapy and counseling</text:span></text:p>
      <text:p text:style-name="P2548"/>
      <text:p text:style-name="P2549"><text:span text:style-name="T2550">Joseph A. Izzo, MA,<text:s/></text:span><text:span text:style-name="T2551">LICSW</text:span></text:p>
      <text:p text:style-name="P2552"><text:span text:style-name="T2553">4102 10th Street, NE Washington, D.C. 20017</text:span></text:p>
      <text:p text:style-name="P2554"><text:span text:style-name="T2555">Phone: 202-425-0496</text:span></text:p>
      <text:p text:style-name="P2556"><text:span text:style-name="T2557">Fax: 202.939.7655</text:span></text:p>
      <text:soft-page-break/>
      <text:p text:style-name="P2558"><text:span text:style-name="T2559">Hours of Operation: 11 AM-9 PM, Primarily Weekends</text:span></text:p>
      <text:p text:style-name="P2560"><text:span text:style-name="T2561">Email: jizzo@wwc.org</text:span></text:p>
      <text:p text:style-name="P2562"><text:span text:style-name="T2563">Services Provided: Psychological evaluation; family and individual psychotherapy and counseling</text:span></text:p>
      <text:p text:style-name="P2564"/>
      <text:p text:style-name="P2565"><text:span text:style-name="T2566">Transgender Health Empowerment</text:span></text:p>
      <text:p text:style-name="P2567"><text:span text:style-name="T2568">1414 N Capitol Street NW</text:span></text:p>
      <text:p text:style-name="P2569"><text:span text:style-name="T2570">Washington, DC 20002</text:span></text:p>
      <text:p text:style-name="P2571"><text:span text:style-name="T2572">Phone: 202.636.1646</text:span></text:p>
      <text:p text:style-name="P2573"/>
      <text:p text:style-name="P2574"><text:span text:style-name="T2575">Amilie Zurn, LCSW / LCSW-C</text:span></text:p>
      <text:p text:style-name="P2576"><text:span text:style-name="T2577">612 Gist Avenue Silver Springs, Maryland 20910</text:span></text:p>
      <text:p text:style-name="P2578"><text:span text:style-name="T2579">Phone: 301.641.3401</text:span></text:p>
      <text:p text:style-name="P2580"><text:span text:style-name="T2581">Hours of Operation: Everyday but Tuesday and Saturday</text:span></text:p>
      <text:p text:style-name="P2582"><text:span text:style-name="T2583">Services<text:s/></text:span><text:span text:style-name="T2584">Provided: Individual/couples psychotherapy and counseling</text:span></text:p>
      <text:p text:style-name="P2585"/>
      <text:p text:style-name="P2586"/>
      <text:p text:style-name="P2587"><text:span text:style-name="T2588">Community Resources</text:span></text:p>
      <text:p text:style-name="P2589"/>
      <text:p text:style-name="P2590"/>
      <text:p text:style-name="P2591"><text:span text:style-name="T2592">D.C Area Trans Masculine Society (DCATS)</text:span></text:p>
      <text:p text:style-name="P2593"><text:span text:style-name="T2594">Thomas Meets at Whitman Walker Clinic</text:span></text:p>
      <text:p text:style-name="P2595"><text:span text:style-name="T2596">1701 14th Street NW Washington,, D.C. 20009</text:span></text:p>
      <text:p text:style-name="P2597"><text:span text:style-name="T2598">Phone: 202.939.7698</text:span></text:p>
      <text:p text:style-name="P2599"><text:span text:style-name="T2600">Fax: 202.745.6162</text:span></text:p>
      <text:p text:style-name="P2601"><text:span text:style-name="T2602">Hours of Oper</text:span><text:span text:style-name="T2603">ation: 2nd Sunday of each month, 5 PM —7 PM</text:span></text:p>
      <text:p text:style-name="P2604"><text:span text:style-name="T2605">Website: http://www.dcatsinfo.org/</text:span></text:p>
      <text:p text:style-name="P2606"><text:span text:style-name="T2607">Services Provided: A peer facilitated social and support group in the D.C. area for anyone on the FTM spectrum</text:span></text:p>
      <text:p text:style-name="P2608"/>
      <text:p text:style-name="P2609"><text:span text:style-name="T2610">MAGIC DC (Metro Area Gender Identity Connection)</text:span></text:p>
      <text:p text:style-name="P2611"><text:span text:style-name="T2612">225 E. Broad St.</text:span><text:span text:style-name="T2613"><text:s text:c="2"/>Falls Church, Va</text:span></text:p>
      <text:p text:style-name="P2614"><text:span text:style-name="T2615">Website:<text:s/></text:span><text:a xlink:href="http://www.magicdc.org" office:target-frame-name="_top" xlink:show="replace"><text:span text:style-name="T2616">www.magicdc.org</text:span></text:a></text:p>
      <text:p text:style-name="P2617"><text:span text:style-name="T2618">Services Provided: Peer facilitated support group for trans, queer and gender identity questioning people.</text:span></text:p>
      <text:p text:style-name="P2619"/>
      <text:p text:style-name="P2620"/>
      <text:p text:style-name="P2621"><text:span text:style-name="T2622">Legal Resources</text:span></text:p>
      <text:p text:style-name="P2623"/>
      <text:p text:style-name="P2624"/>
      <text:p text:style-name="P2625"><text:span text:style-name="T2626">GAYLAW</text:span></text:p>
      <text:p text:style-name="P2627"><text:span text:style-name="T2628">P.O. Box 34072 Washington, DC 20043</text:span><text:span text:style-name="T2629"><text:line-break/></text:span><text:span text:style-name="T2630">V</text:span><text:span text:style-name="T2631">oicemail: 202. 842.7723</text:span><text:span text:style-name="T2632"><text:line-break/></text:span><text:span text:style-name="T2633">E-mail:</text:span><text:span text:style-name="T2634"> </text:span><text:a xlink:href="mailto:gaylaw@gaylaw.org" office:target-frame-name="_top" xlink:show="replace"><text:span text:style-name="T2635">gaylaw@gaylaw.org</text:span></text:a></text:p>
      <text:soft-page-break/>
      <text:p text:style-name="P2636"><text:span text:style-name="T2637">Services:<text:s/></text:span><text:span text:style-name="T2638">advance the interests of the GLBT community within the legal community in coalition with other local and national groups;<text:s/></text:span><text:span text:style-name="T2639">operating an attorney referral<text:s/></text:span><text:span text:style-name="T2640">service that matches individuals with lawyers who are sensitive to and knowledgeable about the legal issues affecting GLBT people</text:span><text:span text:style-name="T2641">.</text:span><text:span text:style-name="T2642"> </text:span></text:p>
      <text:p text:style-name="P2643"/>
      <text:p text:style-name="P2644"><text:span text:style-name="T2645">Hilary M. Neiman, L.L.C.</text:span></text:p>
      <text:p text:style-name="P2646"><text:span text:style-name="T2647">30 Courthouse Square Suite 201 Rockville, MD 20850</text:span></text:p>
      <text:p text:style-name="P2648"><text:span text:style-name="T2649">Phone: 301.340.7228</text:span></text:p>
      <text:p text:style-name="P2650"><text:span text:style-name="T2651">Services Provided: Legal Se</text:span><text:span text:style-name="T2652">rvices</text:span></text:p>
      <text:p text:style-name="P2653"/>
      <text:p text:style-name="P2654"><text:span text:style-name="T2655">TGEA (Transgender Education Association)</text:span></text:p>
      <text:p text:style-name="P2656"><text:span text:style-name="T2657">Website: www.tgea.net</text:span></text:p>
      <text:p text:style-name="P2658"><text:span text:style-name="T2659">Email:<text:s/></text:span><text:a xlink:href="mailto:TGEA@yahoo.co" office:target-frame-name="_top" xlink:show="replace"><text:span text:style-name="T2660">TGEA@yahoo.co</text:span></text:a><text:span text:style-name="T2661">.</text:span></text:p>
      <text:p text:style-name="P2662"><text:span text:style-name="T2663">Services Provided: TG/TS/TV/CD support groups</text:span></text:p>
      <text:p text:style-name="P2664"/>
      <text:p text:style-name="P2665"/>
      <text:p text:style-name="P2666"/>
      <text:p text:style-name="P2667"/>
      <text:p text:style-name="P2668"/>
      <text:p text:style-name="P2669"/>
      <text:p text:style-name="P2670"/>
      <text:p text:style-name="P2671"/>
      <text:p text:style-name="P2672"/>
      <text:p text:style-name="P2673"/>
      <text:p text:style-name="P2674"/>
      <text:p text:style-name="P2675"/>
      <text:p text:style-name="P2676"/>
      <text:p text:style-name="P2677"/>
      <text:p text:style-name="P2678"/>
      <text:p text:style-name="P2679"/>
      <text:p text:style-name="P2680"/>
      <text:p text:style-name="P2681"/>
      <text:p text:style-name="P2682"/>
      <text:p text:style-name="P2683"/>
      <text:p text:style-name="P2684"/>
      <text:p text:style-name="P2685"/>
      <text:p text:style-name="P2686"/>
      <text:p text:style-name="P2687"/>
      <text:p text:style-name="P2688"/>
      <text:p text:style-name="P2689"/>
      <text:p text:style-name="P2690"/>
      <text:p text:style-name="P2691"/>
      <text:p text:style-name="P2692"><draw:frame draw:style-name="a1" draw:name="Picture 2" text:anchor-type="as-char" svg:x="0in" svg:y="0in" svg:width="6.5in" svg:height="4.5346in" style:rel-width="scale" style:rel-height="scale"><draw:image xlink:href="media/image1.wmf" xlink:type="simple" xlink:show="embed" xlink:actuate="onLoad"/><svg:title/><svg:desc/></draw:frame></text:p>
      <text:p text:style-name="P2693"/>
      <text:p text:style-name="P2694"/>
      <text:p text:style-name="P2695"/>
      <text:p text:style-name="P2696"/>
      <text:p text:style-name="P2697"/>
      <text:p text:style-name="P2698"/>
      <text:p text:style-name="P2699"><text:span text:style-name="T2700">Equality Virginia Education Fund</text:span></text:p>
      <text:p text:style-name="P2701"><text:span text:style-name="T2702">Anti-Violence Project</text:span></text:p>
      <text:p text:style-name="P2703"><text:span text:style-name="T2704">P.O. Box 7445</text:span></text:p>
      <text:p text:style-name="P2705"><text:span text:style-name="T2706">Richmond, VA 23221</text:span></text:p>
      <text:p text:style-name="P2707"><text:span text:style-name="T2708">Phone: 804.925.8287</text:span></text:p>
      <text:p text:style-name="P2709"><text:span text:style-name="T2710">Email:<text:s/></text:span><text:a xlink:href="mailto:info@virginiaavp.org" office:target-frame-name="_top" xlink:show="replace"><text:span text:style-name="T2711">info@virginiaavp.org</text:span></text:a></text:p>
      <text:p text:style-name="P2712"/>
      <text:p text:style-name="P2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Verdana-Italic" svg:font-family="Verdana-Italic" style:font-family-generic="roman" style:font-pitch="variable"/>
    <style:font-face style:name="Verdana-Bold" svg:font-family="Verdana-Bold" style:font-family-generic="system" style:font-pitch="variable"/>
    <style:font-face style:name="Verdana" svg:font-family="Verdana" style:font-family-generic="swiss" style:font-pitch="variable" svg:panose-1="2 11 6 4 3 5 4 4 2 4"/>
    <style:font-face style:name="Verdana-BoldItalic" svg:font-family="Verdana-BoldItalic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style:font-name-complex="F" fo:hyphenate="false"/>
    </style:style>
    <style:style style:name="NormalWeb" style:display-name="Normal (Web)" style:family="paragraph" style:parent-style-name="Standard">
      <style:paragraph-properties fo:margin-top="0.0194in" fo:margin-bottom="0.01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Char" style:display-name="No Spacing Char" style:family="text" style:parent-style-name="DefaultParagraphFont">
      <style:text-properties style:font-name-complex="F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cg" style:display-name="fcg" style:family="text" style:parent-style-name="DefaultParagraphFont"/>
    <style:style style:name="apple-converted-space" style:display-name="apple-converted-space" style:family="text" style:parent-style-name="DefaultParagraphFont"/>
    <style:style style:name="mls" style:display-name="mls" style:family="text" style:parent-style-name="DefaultParagraphFont"/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WW_CharLFO1LVL1" style:family="text">
      <style:text-properties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fo:font-size="10pt" style:font-size-asian="10pt"/>
    </style:style>
    <style:style style:name="WW_CharLFO2LVL5" style:family="text">
      <style:text-properties fo:font-size="10pt" style:font-size-asian="10pt"/>
    </style:style>
    <style:style style:name="WW_CharLFO2LVL6" style:family="text">
      <style:text-properties fo:font-size="10pt" style:font-size-asian="10pt"/>
    </style:style>
    <style:style style:name="WW_CharLFO2LVL7" style:family="text">
      <style:text-properties fo:font-size="10pt" style:font-size-asian="10pt"/>
    </style:style>
    <style:style style:name="WW_CharLFO2LVL8" style:family="text">
      <style:text-properties fo:font-size="10pt" style:font-size-asian="10pt"/>
    </style:style>
    <style:style style:name="WW_CharLFO2LVL9" style:family="text">
      <style:text-properties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7" style:parent-style-name="Footer" style:family="paragraph">
      <style:paragraph-properties fo:text-align="end"/>
    </style:style>
    <style:style style:name="T8" style:parent-style-name="DefaultParagraphFont" style:family="text">
      <style:text-properties style:font-name="Cambria"/>
    </style:style>
  </office:automatic-styles>
  <office:master-styles>
    <style:master-page style:name="MP0" style:page-layout-name="PL0">
      <style:footer>
        <text:p text:style-name="P7">Microsoft<text:s/><text:span text:style-name="T8">www.virginiaavp.org</text:span></text:p>
        <text:p text:style-name="Footer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he Virginia LGBTQ Community Resource and Referral Guide</dc:title>
    <dc:subject>Prepared by: The Equality Virginia Education Fund Anti-Violence Project</dc:subject>
    <meta:initial-creator>Maria</meta:initial-creator>
    <dc:creator>Sherrie Goggans</dc:creator>
    <meta:creation-date>2014-08-01T18:17:00Z</meta:creation-date>
    <dc:date>2014-08-01T18:17:00Z</dc:date>
    <meta:template xlink:href="Normal" xlink:type="simple"/>
    <meta:editing-cycles>2</meta:editing-cycles>
    <meta:editing-duration>PT0S</meta:editing-duration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4" meta:paragraph-count="94" meta:word-count="7069" meta:character-count="47272" meta:row-count="335" meta:non-whitespace-character-count="40297"/>
  </office:meta>
</office:document-meta>
</file>